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73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1.9126in"/>
    </style:style>
    <style:style style:name="co5" style:family="table-column">
      <style:table-column-properties fo:break-before="auto" style:column-width="1.6028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1.4957in"/>
    </style:style>
    <style:style style:name="co8" style:family="table-column">
      <style:table-column-properties fo:break-before="auto" style:column-width="1.7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style:font-name="Liberation Sans"/>
    </style:style>
    <style:style style:name="ce39" style:family="table-cell" style:parent-style-name="Default">
      <style:table-cell-properties fo:border-bottom="0.99pt groove #000000" fo:background-color="transparent" fo:wrap-option="wrap" fo:border-left="none" fo:border-right="0.99pt groove #000000" fo:border-top="0.99pt groove #000000"/>
      <style:text-properties style:font-name="Liberation Sans"/>
    </style:style>
    <style:style style:name="ce40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99pt solid #000000" fo:background-color="#fcd4d1" fo:wrap-option="wrap" fo:border-left="none" fo:border-right="0.99pt solid #000000" fo:border-top="0.99pt solid #000000"/>
      <style:text-properties style:font-name="Liberation Sans"/>
    </style:style>
    <style:style style:name="ce42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style:font-name="Liberation Sans"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fo:background-color="#fcd4d1" fo:wrap-option="wrap" fo:border-left="none" fo:border-right="0.99pt groove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ackground-color="#fcd4d1" fo:wrap-option="wrap" fo:border-left="none" fo:border-right="0.99pt groove #000000" fo:border-top="none"/>
      <style:text-properties style:font-name="Liberation Sans"/>
    </style:style>
    <style:style style:name="ce45" style:family="table-cell" style:parent-style-name="Default">
      <style:table-cell-properties fo:border-bottom="0.99pt groove #000000" fo:background-color="#fcd4d1" fo:wrap-option="wrap" fo:border-left="none" fo:border-right="0.99pt groove #000000" fo:border-top="0.99pt groove #000000"/>
      <style:text-properties style:font-name="Liberation Sans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Normal_20_2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Normal_20_2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 style:data-style-name="N99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style:font-name="Liberation Sans"/>
    </style:style>
    <style:style style:name="ce21" style:family="table-cell" style:parent-style-name="Default">
      <style:table-cell-properties fo:border-bottom="0.99pt groove #000000" fo:background-color="transparent" fo:wrap-option="wrap" fo:border-left="none" fo:border-right="0.99pt groove #000000" fo:border-top="0.99pt groove #000000"/>
      <style:text-properties style:font-name="Liberation Sans"/>
    </style:style>
    <style:style style:name="ce22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solid #000000" fo:background-color="#fcd4d1" fo:wrap-option="wrap" fo:border-left="none" fo:border-right="0.99pt solid #000000" fo:border-top="0.99pt solid #000000"/>
      <style:text-properties style:font-name="Liberation Sans"/>
    </style:style>
    <style:style style:name="ce24" style:family="table-cell" style:parent-style-name="Default">
      <style:table-cell-properties fo:border-bottom="0.06pt solid #000000" fo:background-color="transparent" fo:wrap-option="wrap" fo:border-left="none" fo:border-right="0.99pt groove #000000" fo:border-top="0.06pt solid #000000"/>
      <style:text-properties style:font-name="Liberation Sans"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fcd4d1" fo:wrap-option="wrap" fo:border-left="none" fo:border-right="0.99pt groove #000000" fo:border-top="0.06pt solid #000000"/>
      <style:text-properties style:font-name="Liberation Sans"/>
    </style:style>
    <style:style style:name="ce26" style:family="table-cell" style:parent-style-name="Default">
      <style:table-cell-properties fo:border-bottom="none" fo:background-color="#fcd4d1" fo:wrap-option="wrap" fo:border-left="none" fo:border-right="0.99pt groove #000000" fo:border-top="none"/>
      <style:text-properties style:font-name="Liberation Sans"/>
    </style:style>
    <style:style style:name="ce27" style:family="table-cell" style:parent-style-name="Default">
      <style:table-cell-properties fo:border-bottom="0.99pt groove #000000" fo:background-color="#fcd4d1" fo:wrap-option="wrap" fo:border-left="none" fo:border-right="0.99pt groove #000000" fo:border-top="0.99pt groove #000000"/>
      <style:text-properties style:font-name="Liberation Sans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Normal_20_2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Normal_20_2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 style:data-style-name="N99"/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1" table:default-cell-style-name="Default"/>
        <table:table-row table:style-name="ro1">
          <table:table-cell table:style-name="ce19" office:value-type="string" calcext:value-type="string">
            <text:p>Sector</text:p>
          </table:table-cell>
          <table:table-cell table:style-name="ce19" office:value-type="string" calcext:value-type="string">
            <text:p>Subsector</text:p>
          </table:table-cell>
          <table:table-cell table:style-name="ce19" office:value-type="string" calcext:value-type="string">
            <text:p>Tech_Code_Pandas</text:p>
          </table:table-cell>
          <table:table-cell table:style-name="ce19" office:value-type="string" calcext:value-type="string">
            <text:p>Tech Description</text:p>
          </table:table-cell>
          <table:table-cell table:style-name="ce19" office:value-type="string" calcext:value-type="string">
            <text:p>tech</text:p>
          </table:table-cell>
          <table:table-cell table:style-name="ce19" office:value-type="string" calcext:value-type="string">
            <text:p>vintage</text:p>
          </table:table-cell>
          <table:table-cell table:style-name="ce32" office:value-type="string" calcext:value-type="string">
            <text:p>Tech From Markal</text:p>
          </table:table-cell>
          <table:table-cell table:style-name="ce35" office:value-type="string" calcext:value-type="string">
            <text:p>New England</text:p>
          </table:table-cell>
          <table:table-cell table:style-name="ce35" office:value-type="string" calcext:value-type="string">
            <text:p>Middle Atlantic</text:p>
          </table:table-cell>
          <table:table-cell table:style-name="ce35" office:value-type="string" calcext:value-type="string">
            <text:p>East North Central</text:p>
          </table:table-cell>
          <table:table-cell table:style-name="ce35" office:value-type="string" calcext:value-type="string">
            <text:p>West North Central</text:p>
          </table:table-cell>
          <table:table-cell table:style-name="ce35" office:value-type="string" calcext:value-type="string">
            <text:p>South Atlantic</text:p>
          </table:table-cell>
          <table:table-cell table:style-name="ce35" office:value-type="string" calcext:value-type="string">
            <text:p>East South Central</text:p>
          </table:table-cell>
          <table:table-cell table:style-name="ce35" office:value-type="string" calcext:value-type="string">
            <text:p>West South Central</text:p>
          </table:table-cell>
          <table:table-cell table:style-name="ce35" office:value-type="string" calcext:value-type="string">
            <text:p>Mountain</text:p>
          </table:table-cell>
          <table:table-cell table:style-name="ce35" office:value-type="string" calcext:value-type="string">
            <text:p>Pacific</text:p>
          </table:table-cell>
          <table:table-cell office:value-type="string" calcext:value-type="string">
            <text:p>Not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COMMERCIAL DISTILLATE BOILER</text:p>
          </table:table-cell>
          <table:table-cell office:value-type="string" calcext:value-type="string">
            <text:p>C_SH_B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BOILER.RESID</text:p>
          </table:table-cell>
          <table:table-cell table:formula="of:=[$rawData.H2]" office:value-type="float" office:value="145.817146494018" calcext:value-type="float">
            <text:p>145.817146494018</text:p>
          </table:table-cell>
          <table:table-cell table:formula="of:=[$rawData.I2]" office:value-type="float" office:value="263.212725091039" calcext:value-type="float">
            <text:p>263.212725091039</text:p>
          </table:table-cell>
          <table:table-cell table:formula="of:=[$rawData.J2]" office:value-type="float" office:value="1.24472774885829" calcext:value-type="float">
            <text:p>1.24472774885829</text:p>
          </table:table-cell>
          <table:table-cell table:formula="of:=[$rawData.K2]" office:value-type="float" office:value="5.38231968760734" calcext:value-type="float">
            <text:p>5.38231968760734</text:p>
          </table:table-cell>
          <table:table-cell table:formula="of:=[$rawData.L2]" office:value-type="float" office:value="55.0141510647526" calcext:value-type="float">
            <text:p>55.0141510647526</text:p>
          </table:table-cell>
          <table:table-cell table:formula="of:=[$rawData.M2]" office:value-type="float" office:value="0" calcext:value-type="float">
            <text:p>0</text:p>
          </table:table-cell>
          <table:table-cell table:formula="of:=[$rawData.N2]" office:value-type="float" office:value="0.45" calcext:value-type="float">
            <text:p>0.45</text:p>
          </table:table-cell>
          <table:table-cell table:formula="of:=[$rawData.O2]" office:value-type="float" office:value="1" calcext:value-type="float">
            <text:p>1</text:p>
          </table:table-cell>
          <table:table-cell table:formula="of:=[$rawData.P2]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STANDARD COMMERCIAL DISTILLATE BOILER</text:p>
          </table:table-cell>
          <table:table-cell office:value-type="string" calcext:value-type="string">
            <text:p>C_SH_B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table:formula="of:=[$rawData.H3]" office:value-type="float" office:value="145.817146494018" calcext:value-type="float">
            <text:p>145.817146494018</text:p>
          </table:table-cell>
          <table:table-cell table:formula="of:=[$rawData.I3]" office:value-type="float" office:value="263.212725091039" calcext:value-type="float">
            <text:p>263.212725091039</text:p>
          </table:table-cell>
          <table:table-cell table:formula="of:=[$rawData.J3]" office:value-type="float" office:value="1.24472774885829" calcext:value-type="float">
            <text:p>1.24472774885829</text:p>
          </table:table-cell>
          <table:table-cell table:formula="of:=[$rawData.K3]" office:value-type="float" office:value="5.38231968760734" calcext:value-type="float">
            <text:p>5.38231968760734</text:p>
          </table:table-cell>
          <table:table-cell table:formula="of:=[$rawData.L3]" office:value-type="float" office:value="55.0141510647526" calcext:value-type="float">
            <text:p>55.0141510647526</text:p>
          </table:table-cell>
          <table:table-cell table:formula="of:=[$rawData.M3]" office:value-type="float" office:value="0" calcext:value-type="float">
            <text:p>0</text:p>
          </table:table-cell>
          <table:table-cell table:formula="of:=[$rawData.N3]" office:value-type="float" office:value="0.45" calcext:value-type="float">
            <text:p>0.45</text:p>
          </table:table-cell>
          <table:table-cell table:formula="of:=[$rawData.O3]" office:value-type="float" office:value="1" calcext:value-type="float">
            <text:p>1</text:p>
          </table:table-cell>
          <table:table-cell table:formula="of:=[$rawData.P3]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HIGH EFFICIENCY COMMERCIAL DISTILLATE BOILER</text:p>
          </table:table-cell>
          <table:table-cell office:value-type="string" calcext:value-type="string">
            <text:p>C_SH_B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table:formula="of:=[$rawData.H4]" office:value-type="float" office:value="145.817146494018" calcext:value-type="float">
            <text:p>145.817146494018</text:p>
          </table:table-cell>
          <table:table-cell table:formula="of:=[$rawData.I4]" office:value-type="float" office:value="263.212725091039" calcext:value-type="float">
            <text:p>263.212725091039</text:p>
          </table:table-cell>
          <table:table-cell table:formula="of:=[$rawData.J4]" office:value-type="float" office:value="1.24472774885829" calcext:value-type="float">
            <text:p>1.24472774885829</text:p>
          </table:table-cell>
          <table:table-cell table:formula="of:=[$rawData.K4]" office:value-type="float" office:value="5.38231968760734" calcext:value-type="float">
            <text:p>5.38231968760734</text:p>
          </table:table-cell>
          <table:table-cell table:formula="of:=[$rawData.L4]" office:value-type="float" office:value="55.0141510647526" calcext:value-type="float">
            <text:p>55.0141510647526</text:p>
          </table:table-cell>
          <table:table-cell table:formula="of:=[$rawData.M4]" office:value-type="float" office:value="0" calcext:value-type="float">
            <text:p>0</text:p>
          </table:table-cell>
          <table:table-cell table:formula="of:=[$rawData.N4]" office:value-type="float" office:value="0.45" calcext:value-type="float">
            <text:p>0.45</text:p>
          </table:table-cell>
          <table:table-cell table:formula="of:=[$rawData.O4]" office:value-type="float" office:value="1" calcext:value-type="float">
            <text:p>1</text:p>
          </table:table-cell>
          <table:table-cell table:formula="of:=[$rawData.P4]" office:value-type="float" office:value="1" calcext:value-type="float">
            <text:p>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COMMERCIAL GAS BOILER</text:p>
          </table:table-cell>
          <table:table-cell office:value-type="string" calcext:value-type="string">
            <text:p>C_SH_B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BOILER.RESID</text:p>
          </table:table-cell>
          <table:table-cell table:formula="of:=[$rawData.H5]" office:value-type="float" office:value="103.967330768787" calcext:value-type="float">
            <text:p>103.967330768787</text:p>
          </table:table-cell>
          <table:table-cell table:formula="of:=[$rawData.I5]" office:value-type="float" office:value="392.456047813548" calcext:value-type="float">
            <text:p>392.456047813548</text:p>
          </table:table-cell>
          <table:table-cell table:formula="of:=[$rawData.J5]" office:value-type="float" office:value="505.657886926588" calcext:value-type="float">
            <text:p>505.657886926588</text:p>
          </table:table-cell>
          <table:table-cell table:formula="of:=[$rawData.K5]" office:value-type="float" office:value="211.435499800296" calcext:value-type="float">
            <text:p>211.435499800296</text:p>
          </table:table-cell>
          <table:table-cell table:formula="of:=[$rawData.L5]" office:value-type="float" office:value="212.575592468324" calcext:value-type="float">
            <text:p>212.575592468324</text:p>
          </table:table-cell>
          <table:table-cell table:formula="of:=[$rawData.M5]" office:value-type="float" office:value="70.5066498548942" calcext:value-type="float">
            <text:p>70.5066498548942</text:p>
          </table:table-cell>
          <table:table-cell table:formula="of:=[$rawData.N5]" office:value-type="float" office:value="96.7915773935054" calcext:value-type="float">
            <text:p>96.7915773935054</text:p>
          </table:table-cell>
          <table:table-cell table:formula="of:=[$rawData.O5]" office:value-type="float" office:value="113.104531429647" calcext:value-type="float">
            <text:p>113.104531429647</text:p>
          </table:table-cell>
          <table:table-cell table:formula="of:=[$rawData.P5]"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STANDARD COMMERCIAL GAS BOILER</text:p>
          </table:table-cell>
          <table:table-cell office:value-type="string" calcext:value-type="string">
            <text:p>C_SH_B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table:formula="of:=[$rawData.H6]" office:value-type="float" office:value="103.967330768787" calcext:value-type="float">
            <text:p>103.967330768787</text:p>
          </table:table-cell>
          <table:table-cell table:formula="of:=[$rawData.I6]" office:value-type="float" office:value="392.456047813548" calcext:value-type="float">
            <text:p>392.456047813548</text:p>
          </table:table-cell>
          <table:table-cell table:formula="of:=[$rawData.J6]" office:value-type="float" office:value="505.657886926588" calcext:value-type="float">
            <text:p>505.657886926588</text:p>
          </table:table-cell>
          <table:table-cell table:formula="of:=[$rawData.K6]" office:value-type="float" office:value="211.435499800296" calcext:value-type="float">
            <text:p>211.435499800296</text:p>
          </table:table-cell>
          <table:table-cell table:formula="of:=[$rawData.L6]" office:value-type="float" office:value="212.575592468324" calcext:value-type="float">
            <text:p>212.575592468324</text:p>
          </table:table-cell>
          <table:table-cell table:formula="of:=[$rawData.M6]" office:value-type="float" office:value="70.5066498548942" calcext:value-type="float">
            <text:p>70.5066498548942</text:p>
          </table:table-cell>
          <table:table-cell table:formula="of:=[$rawData.N6]" office:value-type="float" office:value="96.7915773935054" calcext:value-type="float">
            <text:p>96.7915773935054</text:p>
          </table:table-cell>
          <table:table-cell table:formula="of:=[$rawData.O6]" office:value-type="float" office:value="113.104531429647" calcext:value-type="float">
            <text:p>113.104531429647</text:p>
          </table:table-cell>
          <table:table-cell table:formula="of:=[$rawData.P6]"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HIGH EFFICIENCY COMMERCIAL GAS BOILER</text:p>
          </table:table-cell>
          <table:table-cell office:value-type="string" calcext:value-type="string">
            <text:p>C_SH_B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table:formula="of:=[$rawData.H7]" office:value-type="float" office:value="103.967330768787" calcext:value-type="float">
            <text:p>103.967330768787</text:p>
          </table:table-cell>
          <table:table-cell table:formula="of:=[$rawData.I7]" office:value-type="float" office:value="392.456047813548" calcext:value-type="float">
            <text:p>392.456047813548</text:p>
          </table:table-cell>
          <table:table-cell table:formula="of:=[$rawData.J7]" office:value-type="float" office:value="505.657886926588" calcext:value-type="float">
            <text:p>505.657886926588</text:p>
          </table:table-cell>
          <table:table-cell table:formula="of:=[$rawData.K7]" office:value-type="float" office:value="211.435499800296" calcext:value-type="float">
            <text:p>211.435499800296</text:p>
          </table:table-cell>
          <table:table-cell table:formula="of:=[$rawData.L7]" office:value-type="float" office:value="212.575592468324" calcext:value-type="float">
            <text:p>212.575592468324</text:p>
          </table:table-cell>
          <table:table-cell table:formula="of:=[$rawData.M7]" office:value-type="float" office:value="70.5066498548942" calcext:value-type="float">
            <text:p>70.5066498548942</text:p>
          </table:table-cell>
          <table:table-cell table:formula="of:=[$rawData.N7]" office:value-type="float" office:value="96.7915773935054" calcext:value-type="float">
            <text:p>96.7915773935054</text:p>
          </table:table-cell>
          <table:table-cell table:formula="of:=[$rawData.O7]" office:value-type="float" office:value="113.104531429647" calcext:value-type="float">
            <text:p>113.104531429647</text:p>
          </table:table-cell>
          <table:table-cell table:formula="of:=[$rawData.P7]" office:value-type="float" office:value="135.381732072721" calcext:value-type="float">
            <text:p>135.38173207272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COMMERCIAL GAS FURNACE</text:p>
          </table:table-cell>
          <table:table-cell office:value-type="string" calcext:value-type="string">
            <text:p>C_SH_F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FURNACE.RESID</text:p>
          </table:table-cell>
          <table:table-cell table:formula="of:=[$rawData.H8]" office:value-type="float" office:value="111.321340147262" calcext:value-type="float">
            <text:p>111.321340147262</text:p>
          </table:table-cell>
          <table:table-cell table:formula="of:=[$rawData.I8]" office:value-type="float" office:value="381.49165065105" calcext:value-type="float">
            <text:p>381.49165065105</text:p>
          </table:table-cell>
          <table:table-cell table:formula="of:=[$rawData.J8]" office:value-type="float" office:value="703.397747300305" calcext:value-type="float">
            <text:p>703.397747300305</text:p>
          </table:table-cell>
          <table:table-cell table:formula="of:=[$rawData.K8]" office:value-type="float" office:value="406.398233873697" calcext:value-type="float">
            <text:p>406.398233873697</text:p>
          </table:table-cell>
          <table:table-cell table:formula="of:=[$rawData.L8]" office:value-type="float" office:value="388.890054998901" calcext:value-type="float">
            <text:p>388.890054998901</text:p>
          </table:table-cell>
          <table:table-cell table:formula="of:=[$rawData.M8]" office:value-type="float" office:value="178.493216647915" calcext:value-type="float">
            <text:p>178.493216647915</text:p>
          </table:table-cell>
          <table:table-cell table:formula="of:=[$rawData.N8]" office:value-type="float" office:value="292.629782895303" calcext:value-type="float">
            <text:p>292.629782895303</text:p>
          </table:table-cell>
          <table:table-cell table:formula="of:=[$rawData.O8]" office:value-type="float" office:value="248.297112027615" calcext:value-type="float">
            <text:p>248.297112027615</text:p>
          </table:table-cell>
          <table:table-cell table:formula="of:=[$rawData.P8]"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STANDARD COMMERCIAL GAS FURNACE</text:p>
          </table:table-cell>
          <table:table-cell office:value-type="string" calcext:value-type="string">
            <text:p>C_SH_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table:formula="of:=[$rawData.H9]" office:value-type="float" office:value="111.321340147262" calcext:value-type="float">
            <text:p>111.321340147262</text:p>
          </table:table-cell>
          <table:table-cell table:formula="of:=[$rawData.I9]" office:value-type="float" office:value="381.49165065105" calcext:value-type="float">
            <text:p>381.49165065105</text:p>
          </table:table-cell>
          <table:table-cell table:formula="of:=[$rawData.J9]" office:value-type="float" office:value="703.397747300305" calcext:value-type="float">
            <text:p>703.397747300305</text:p>
          </table:table-cell>
          <table:table-cell table:formula="of:=[$rawData.K9]" office:value-type="float" office:value="406.398233873697" calcext:value-type="float">
            <text:p>406.398233873697</text:p>
          </table:table-cell>
          <table:table-cell table:formula="of:=[$rawData.L9]" office:value-type="float" office:value="388.890054998901" calcext:value-type="float">
            <text:p>388.890054998901</text:p>
          </table:table-cell>
          <table:table-cell table:formula="of:=[$rawData.M9]" office:value-type="float" office:value="178.493216647915" calcext:value-type="float">
            <text:p>178.493216647915</text:p>
          </table:table-cell>
          <table:table-cell table:formula="of:=[$rawData.N9]" office:value-type="float" office:value="292.629782895303" calcext:value-type="float">
            <text:p>292.629782895303</text:p>
          </table:table-cell>
          <table:table-cell table:formula="of:=[$rawData.O9]" office:value-type="float" office:value="248.297112027615" calcext:value-type="float">
            <text:p>248.297112027615</text:p>
          </table:table-cell>
          <table:table-cell table:formula="of:=[$rawData.P9]"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HIGH EFFICIENCY COMMERCIAL GAS FURNACE</text:p>
          </table:table-cell>
          <table:table-cell office:value-type="string" calcext:value-type="string">
            <text:p>C_SH_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table:formula="of:=[$rawData.H10]" office:value-type="float" office:value="111.321340147262" calcext:value-type="float">
            <text:p>111.321340147262</text:p>
          </table:table-cell>
          <table:table-cell table:formula="of:=[$rawData.I10]" office:value-type="float" office:value="381.49165065105" calcext:value-type="float">
            <text:p>381.49165065105</text:p>
          </table:table-cell>
          <table:table-cell table:formula="of:=[$rawData.J10]" office:value-type="float" office:value="703.397747300305" calcext:value-type="float">
            <text:p>703.397747300305</text:p>
          </table:table-cell>
          <table:table-cell table:formula="of:=[$rawData.K10]" office:value-type="float" office:value="406.398233873697" calcext:value-type="float">
            <text:p>406.398233873697</text:p>
          </table:table-cell>
          <table:table-cell table:formula="of:=[$rawData.L10]" office:value-type="float" office:value="388.890054998901" calcext:value-type="float">
            <text:p>388.890054998901</text:p>
          </table:table-cell>
          <table:table-cell table:formula="of:=[$rawData.M10]" office:value-type="float" office:value="178.493216647915" calcext:value-type="float">
            <text:p>178.493216647915</text:p>
          </table:table-cell>
          <table:table-cell table:formula="of:=[$rawData.N10]" office:value-type="float" office:value="292.629782895303" calcext:value-type="float">
            <text:p>292.629782895303</text:p>
          </table:table-cell>
          <table:table-cell table:formula="of:=[$rawData.O10]" office:value-type="float" office:value="248.297112027615" calcext:value-type="float">
            <text:p>248.297112027615</text:p>
          </table:table-cell>
          <table:table-cell table:formula="of:=[$rawData.P10]"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COMMERCIAL DISTILLATE FURNACE</text:p>
          </table:table-cell>
          <table:table-cell office:value-type="string" calcext:value-type="string">
            <text:p>C_SH_F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FURNACE.RESID</text:p>
          </table:table-cell>
          <table:table-cell table:formula="of:=[$rawData.H11]" office:value-type="float" office:value="18.6922334367046" calcext:value-type="float">
            <text:p>18.6922334367046</text:p>
          </table:table-cell>
          <table:table-cell table:formula="of:=[$rawData.I11]" office:value-type="float" office:value="6.77357424847832" calcext:value-type="float">
            <text:p>6.77357424847832</text:p>
          </table:table-cell>
          <table:table-cell table:formula="of:=[$rawData.J11]" office:value-type="float" office:value="14.1674855014892" calcext:value-type="float">
            <text:p>14.1674855014892</text:p>
          </table:table-cell>
          <table:table-cell table:formula="of:=[$rawData.K11]" office:value-type="float" office:value="0" calcext:value-type="float">
            <text:p>0</text:p>
          </table:table-cell>
          <table:table-cell table:formula="of:=[$rawData.L11]" office:value-type="float" office:value="2.40320177689424" calcext:value-type="float">
            <text:p>2.40320177689424</text:p>
          </table:table-cell>
          <table:table-cell table:formula="of:=[$rawData.M11]" office:value-type="float" office:value="1.32968566795003" calcext:value-type="float">
            <text:p>1.32968566795003</text:p>
          </table:table-cell>
          <table:table-cell table:formula="of:=[$rawData.N11]" office:value-type="float" office:value="0.43" calcext:value-type="float">
            <text:p>0.43</text:p>
          </table:table-cell>
          <table:table-cell table:formula="of:=[$rawData.O11]" office:value-type="float" office:value="1.5" calcext:value-type="float">
            <text:p>1.5</text:p>
          </table:table-cell>
          <table:table-cell table:formula="of:=[$rawData.P11]"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STANDARD COMMERCIAL DISTILLATE FURNACE</text:p>
          </table:table-cell>
          <table:table-cell office:value-type="string" calcext:value-type="string">
            <text:p>C_SH_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table:formula="of:=[$rawData.H12]" office:value-type="float" office:value="18.6922334367046" calcext:value-type="float">
            <text:p>18.6922334367046</text:p>
          </table:table-cell>
          <table:table-cell table:formula="of:=[$rawData.I12]" office:value-type="float" office:value="6.77357424847832" calcext:value-type="float">
            <text:p>6.77357424847832</text:p>
          </table:table-cell>
          <table:table-cell table:formula="of:=[$rawData.J12]" office:value-type="float" office:value="14.1674855014892" calcext:value-type="float">
            <text:p>14.1674855014892</text:p>
          </table:table-cell>
          <table:table-cell table:formula="of:=[$rawData.K12]" office:value-type="float" office:value="0" calcext:value-type="float">
            <text:p>0</text:p>
          </table:table-cell>
          <table:table-cell table:formula="of:=[$rawData.L12]" office:value-type="float" office:value="2.40320177689424" calcext:value-type="float">
            <text:p>2.40320177689424</text:p>
          </table:table-cell>
          <table:table-cell table:formula="of:=[$rawData.M12]" office:value-type="float" office:value="1.32968566795003" calcext:value-type="float">
            <text:p>1.32968566795003</text:p>
          </table:table-cell>
          <table:table-cell table:formula="of:=[$rawData.N12]" office:value-type="float" office:value="0.43" calcext:value-type="float">
            <text:p>0.43</text:p>
          </table:table-cell>
          <table:table-cell table:formula="of:=[$rawData.O12]" office:value-type="float" office:value="1.5" calcext:value-type="float">
            <text:p>1.5</text:p>
          </table:table-cell>
          <table:table-cell table:formula="of:=[$rawData.P12]"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HIGH EFFICIENCY COMMERCIAL DISTILLATE FURNACE</text:p>
          </table:table-cell>
          <table:table-cell office:value-type="string" calcext:value-type="string">
            <text:p>C_SH_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table:formula="of:=[$rawData.H13]" office:value-type="float" office:value="18.6922334367046" calcext:value-type="float">
            <text:p>18.6922334367046</text:p>
          </table:table-cell>
          <table:table-cell table:formula="of:=[$rawData.I13]" office:value-type="float" office:value="6.77357424847832" calcext:value-type="float">
            <text:p>6.77357424847832</text:p>
          </table:table-cell>
          <table:table-cell table:formula="of:=[$rawData.J13]" office:value-type="float" office:value="14.1674855014892" calcext:value-type="float">
            <text:p>14.1674855014892</text:p>
          </table:table-cell>
          <table:table-cell table:formula="of:=[$rawData.K13]" office:value-type="float" office:value="0" calcext:value-type="float">
            <text:p>0</text:p>
          </table:table-cell>
          <table:table-cell table:formula="of:=[$rawData.L13]" office:value-type="float" office:value="2.40320177689424" calcext:value-type="float">
            <text:p>2.40320177689424</text:p>
          </table:table-cell>
          <table:table-cell table:formula="of:=[$rawData.M13]" office:value-type="float" office:value="1.32968566795003" calcext:value-type="float">
            <text:p>1.32968566795003</text:p>
          </table:table-cell>
          <table:table-cell table:formula="of:=[$rawData.N13]" office:value-type="float" office:value="0.43" calcext:value-type="float">
            <text:p>0.43</text:p>
          </table:table-cell>
          <table:table-cell table:formula="of:=[$rawData.O13]" office:value-type="float" office:value="1.5" calcext:value-type="float">
            <text:p>1.5</text:p>
          </table:table-cell>
          <table:table-cell table:formula="of:=[$rawData.P13]" office:value-type="float" office:value="4.08" calcext:value-type="float">
            <text:p>4.0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COMMERCIAL ELECTRIC BOILER</text:p>
          </table:table-cell>
          <table:table-cell office:value-type="string" calcext:value-type="string">
            <text:p>C_SH_B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BOILER.RESID</text:p>
          </table:table-cell>
          <table:table-cell table:formula="of:=[$rawData.H14]" office:value-type="float" office:value="7.27488740878551" calcext:value-type="float">
            <text:p>7.27488740878551</text:p>
          </table:table-cell>
          <table:table-cell table:formula="of:=[$rawData.I14]" office:value-type="float" office:value="22.6149927599611" calcext:value-type="float">
            <text:p>22.6149927599611</text:p>
          </table:table-cell>
          <table:table-cell table:formula="of:=[$rawData.J14]" office:value-type="float" office:value="37.5976837001451" calcext:value-type="float">
            <text:p>37.5976837001451</text:p>
          </table:table-cell>
          <table:table-cell table:formula="of:=[$rawData.K14]" office:value-type="float" office:value="9.34639868925719" calcext:value-type="float">
            <text:p>9.34639868925719</text:p>
          </table:table-cell>
          <table:table-cell table:formula="of:=[$rawData.L14]" office:value-type="float" office:value="34.4263142027462" calcext:value-type="float">
            <text:p>34.4263142027462</text:p>
          </table:table-cell>
          <table:table-cell table:formula="of:=[$rawData.M14]" office:value-type="float" office:value="19.6879865187431" calcext:value-type="float">
            <text:p>19.6879865187431</text:p>
          </table:table-cell>
          <table:table-cell table:formula="of:=[$rawData.N14]" office:value-type="float" office:value="14.1393231009426" calcext:value-type="float">
            <text:p>14.1393231009426</text:p>
          </table:table-cell>
          <table:table-cell table:formula="of:=[$rawData.O14]" office:value-type="float" office:value="4.72628632836807" calcext:value-type="float">
            <text:p>4.72628632836807</text:p>
          </table:table-cell>
          <table:table-cell table:formula="of:=[$rawData.P14]" office:value-type="float" office:value="21.6370107842133" calcext:value-type="float">
            <text:p>21.6370107842133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STANDARD COMMERCIAL ELECTRIC BOILER</text:p>
          </table:table-cell>
          <table:table-cell office:value-type="string" calcext:value-type="string">
            <text:p>C_SH_B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BOILER.RESID</text:p>
          </table:table-cell>
          <table:table-cell table:formula="of:=[$rawData.H15]" office:value-type="float" office:value="7.27488740878551" calcext:value-type="float">
            <text:p>7.27488740878551</text:p>
          </table:table-cell>
          <table:table-cell table:formula="of:=[$rawData.I15]" office:value-type="float" office:value="22.6149927599611" calcext:value-type="float">
            <text:p>22.6149927599611</text:p>
          </table:table-cell>
          <table:table-cell table:formula="of:=[$rawData.J15]" office:value-type="float" office:value="37.5976837001451" calcext:value-type="float">
            <text:p>37.5976837001451</text:p>
          </table:table-cell>
          <table:table-cell table:formula="of:=[$rawData.K15]" office:value-type="float" office:value="9.34639868925719" calcext:value-type="float">
            <text:p>9.34639868925719</text:p>
          </table:table-cell>
          <table:table-cell table:formula="of:=[$rawData.L15]" office:value-type="float" office:value="34.4263142027462" calcext:value-type="float">
            <text:p>34.4263142027462</text:p>
          </table:table-cell>
          <table:table-cell table:formula="of:=[$rawData.M15]" office:value-type="float" office:value="19.6879865187431" calcext:value-type="float">
            <text:p>19.6879865187431</text:p>
          </table:table-cell>
          <table:table-cell table:formula="of:=[$rawData.N15]" office:value-type="float" office:value="14.1393231009426" calcext:value-type="float">
            <text:p>14.1393231009426</text:p>
          </table:table-cell>
          <table:table-cell table:formula="of:=[$rawData.O15]" office:value-type="float" office:value="4.72628632836807" calcext:value-type="float">
            <text:p>4.72628632836807</text:p>
          </table:table-cell>
          <table:table-cell table:formula="of:=[$rawData.P15]" office:value-type="float" office:value="21.6370107842133" calcext:value-type="float">
            <text:p>21.637010784213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COMMERCIAL GROUND SOURCE HEAT PUMP - HEATING</text:p>
          </table:table-cell>
          <table:table-cell office:value-type="string" calcext:value-type="string">
            <text:p>C_G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GHP.RESID</text:p>
          </table:table-cell>
          <table:table-cell table:formula="of:=MAX([$rawData.H16]; [$rawData.H35])" office:value-type="float" office:value="12.2946915159069" calcext:value-type="float">
            <text:p>12.2946915159069</text:p>
          </table:table-cell>
          <table:table-cell table:formula="of:=MAX([$rawData.I16]; [$rawData.I35])" office:value-type="float" office:value="15.8685826357253" calcext:value-type="float">
            <text:p>15.8685826357253</text:p>
          </table:table-cell>
          <table:table-cell table:formula="of:=MAX([$rawData.J16]; [$rawData.J35])" office:value-type="float" office:value="8.56013974913184" calcext:value-type="float">
            <text:p>8.56013974913184</text:p>
          </table:table-cell>
          <table:table-cell table:formula="of:=MAX([$rawData.K16]; [$rawData.K35])" office:value-type="float" office:value="10.7440587342071" calcext:value-type="float">
            <text:p>10.7440587342071</text:p>
          </table:table-cell>
          <table:table-cell table:formula="of:=MAX([$rawData.L16]; [$rawData.L35])" office:value-type="float" office:value="205.929982513211" calcext:value-type="float">
            <text:p>205.929982513211</text:p>
          </table:table-cell>
          <table:table-cell table:formula="of:=MAX([$rawData.M16]; [$rawData.M35])" office:value-type="float" office:value="35.4584550494662" calcext:value-type="float">
            <text:p>35.4584550494662</text:p>
          </table:table-cell>
          <table:table-cell table:formula="of:=MAX([$rawData.N16]; [$rawData.N35])" office:value-type="float" office:value="58.1996078362836" calcext:value-type="float">
            <text:p>58.1996078362836</text:p>
          </table:table-cell>
          <table:table-cell table:formula="of:=MAX([$rawData.O16]; [$rawData.O35])" office:value-type="float" office:value="17.1089177551173" calcext:value-type="float">
            <text:p>17.1089177551173</text:p>
          </table:table-cell>
          <table:table-cell table:formula="of:=MAX([$rawData.P16]; [$rawData.P35])" office:value-type="float" office:value="29.4288111986096" calcext:value-type="float">
            <text:p>29.4288111986096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STANDARD COMMERCIAL GROUND SOURCE HEAT PUMP - HEATING</text:p>
          </table:table-cell>
          <table:table-cell office:value-type="string" calcext:value-type="string">
            <text:p>C_G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table:formula="of:=MAX([$rawData.H17]; [$rawData.H36])" office:value-type="float" office:value="12.2946915159069" calcext:value-type="float">
            <text:p>12.2946915159069</text:p>
          </table:table-cell>
          <table:table-cell table:formula="of:=MAX([$rawData.I17]; [$rawData.I36])" office:value-type="float" office:value="15.8685826357253" calcext:value-type="float">
            <text:p>15.8685826357253</text:p>
          </table:table-cell>
          <table:table-cell table:formula="of:=MAX([$rawData.J17]; [$rawData.J36])" office:value-type="float" office:value="8.56013974913184" calcext:value-type="float">
            <text:p>8.56013974913184</text:p>
          </table:table-cell>
          <table:table-cell table:formula="of:=MAX([$rawData.K17]; [$rawData.K36])" office:value-type="float" office:value="10.7440587342071" calcext:value-type="float">
            <text:p>10.7440587342071</text:p>
          </table:table-cell>
          <table:table-cell table:formula="of:=MAX([$rawData.L17]; [$rawData.L36])" office:value-type="float" office:value="205.929982513211" calcext:value-type="float">
            <text:p>205.929982513211</text:p>
          </table:table-cell>
          <table:table-cell table:formula="of:=MAX([$rawData.M17]; [$rawData.M36])" office:value-type="float" office:value="35.4584550494662" calcext:value-type="float">
            <text:p>35.4584550494662</text:p>
          </table:table-cell>
          <table:table-cell table:formula="of:=MAX([$rawData.N17]; [$rawData.N36])" office:value-type="float" office:value="58.1996078362836" calcext:value-type="float">
            <text:p>58.1996078362836</text:p>
          </table:table-cell>
          <table:table-cell table:formula="of:=MAX([$rawData.O17]; [$rawData.O36])" office:value-type="float" office:value="17.1089177551173" calcext:value-type="float">
            <text:p>17.1089177551173</text:p>
          </table:table-cell>
          <table:table-cell table:formula="of:=MAX([$rawData.P17]; [$rawData.P36])" office:value-type="float" office:value="29.4288111986096" calcext:value-type="float">
            <text:p>29.4288111986096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HIGH EFFICIENCY COMMERCIAL GROUND SOURCE HEAT PUMP - HEATING</text:p>
          </table:table-cell>
          <table:table-cell office:value-type="string" calcext:value-type="string">
            <text:p>C_G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table:formula="of:=MAX([$rawData.H18]; [$rawData.H37])" office:value-type="float" office:value="12.2946915159069" calcext:value-type="float">
            <text:p>12.2946915159069</text:p>
          </table:table-cell>
          <table:table-cell table:formula="of:=MAX([$rawData.I18]; [$rawData.I37])" office:value-type="float" office:value="15.8685826357253" calcext:value-type="float">
            <text:p>15.8685826357253</text:p>
          </table:table-cell>
          <table:table-cell table:formula="of:=MAX([$rawData.J18]; [$rawData.J37])" office:value-type="float" office:value="8.56013974913184" calcext:value-type="float">
            <text:p>8.56013974913184</text:p>
          </table:table-cell>
          <table:table-cell table:formula="of:=MAX([$rawData.K18]; [$rawData.K37])" office:value-type="float" office:value="10.7440587342071" calcext:value-type="float">
            <text:p>10.7440587342071</text:p>
          </table:table-cell>
          <table:table-cell table:formula="of:=MAX([$rawData.L18]; [$rawData.L37])" office:value-type="float" office:value="205.929982513211" calcext:value-type="float">
            <text:p>205.929982513211</text:p>
          </table:table-cell>
          <table:table-cell table:formula="of:=MAX([$rawData.M18]; [$rawData.M37])" office:value-type="float" office:value="35.4584550494662" calcext:value-type="float">
            <text:p>35.4584550494662</text:p>
          </table:table-cell>
          <table:table-cell table:formula="of:=MAX([$rawData.N18]; [$rawData.N37])" office:value-type="float" office:value="58.1996078362836" calcext:value-type="float">
            <text:p>58.1996078362836</text:p>
          </table:table-cell>
          <table:table-cell table:formula="of:=MAX([$rawData.O18]; [$rawData.O37])" office:value-type="float" office:value="17.1089177551173" calcext:value-type="float">
            <text:p>17.1089177551173</text:p>
          </table:table-cell>
          <table:table-cell table:formula="of:=MAX([$rawData.P18]; [$rawData.P37])" office:value-type="float" office:value="29.4288111986096" calcext:value-type="float">
            <text:p>29.428811198609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ELO.RESID</text:p>
          </table:table-cell>
          <table:table-cell table:formula="of:=[$rawData.H19]" office:value-type="float" office:value="27.04298837128" calcext:value-type="float">
            <text:p>27.04298837128</text:p>
          </table:table-cell>
          <table:table-cell table:formula="of:=[$rawData.I19]" office:value-type="float" office:value="61.6673417399282" calcext:value-type="float">
            <text:p>61.6673417399282</text:p>
          </table:table-cell>
          <table:table-cell table:formula="of:=[$rawData.J19]" office:value-type="float" office:value="38.3533722011318" calcext:value-type="float">
            <text:p>38.3533722011318</text:p>
          </table:table-cell>
          <table:table-cell table:formula="of:=[$rawData.K19]" office:value-type="float" office:value="40.2789057344769" calcext:value-type="float">
            <text:p>40.2789057344769</text:p>
          </table:table-cell>
          <table:table-cell table:formula="of:=[$rawData.L19]" office:value-type="float" office:value="46.8932459302248" calcext:value-type="float">
            <text:p>46.8932459302248</text:p>
          </table:table-cell>
          <table:table-cell table:formula="of:=[$rawData.M19]" office:value-type="float" office:value="15.9731770293055" calcext:value-type="float">
            <text:p>15.9731770293055</text:p>
          </table:table-cell>
          <table:table-cell table:formula="of:=[$rawData.N19]" office:value-type="float" office:value="29.2802987545279" calcext:value-type="float">
            <text:p>29.2802987545279</text:p>
          </table:table-cell>
          <table:table-cell table:formula="of:=[$rawData.O19]" office:value-type="float" office:value="18.9039272348266" calcext:value-type="float">
            <text:p>18.9039272348266</text:p>
          </table:table-cell>
          <table:table-cell table:formula="of:=[$rawData.P19]" office:value-type="float" office:value="28.9223130033602" calcext:value-type="float">
            <text:p>28.922313003360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ELO.RESID</text:p>
          </table:table-cell>
          <table:table-cell table:formula="of:=[$rawData.H20]" office:value-type="float" office:value="27.04298837128" calcext:value-type="float">
            <text:p>27.04298837128</text:p>
          </table:table-cell>
          <table:table-cell table:formula="of:=[$rawData.I20]" office:value-type="float" office:value="61.6673417399282" calcext:value-type="float">
            <text:p>61.6673417399282</text:p>
          </table:table-cell>
          <table:table-cell table:formula="of:=[$rawData.J20]" office:value-type="float" office:value="38.3533722011318" calcext:value-type="float">
            <text:p>38.3533722011318</text:p>
          </table:table-cell>
          <table:table-cell table:formula="of:=[$rawData.K20]" office:value-type="float" office:value="40.2789057344769" calcext:value-type="float">
            <text:p>40.2789057344769</text:p>
          </table:table-cell>
          <table:table-cell table:formula="of:=[$rawData.L20]" office:value-type="float" office:value="46.8932459302248" calcext:value-type="float">
            <text:p>46.8932459302248</text:p>
          </table:table-cell>
          <table:table-cell table:formula="of:=[$rawData.M20]" office:value-type="float" office:value="15.9731770293055" calcext:value-type="float">
            <text:p>15.9731770293055</text:p>
          </table:table-cell>
          <table:table-cell table:formula="of:=[$rawData.N20]" office:value-type="float" office:value="29.2802987545279" calcext:value-type="float">
            <text:p>29.2802987545279</text:p>
          </table:table-cell>
          <table:table-cell table:formula="of:=[$rawData.O20]" office:value-type="float" office:value="18.9039272348266" calcext:value-type="float">
            <text:p>18.9039272348266</text:p>
          </table:table-cell>
          <table:table-cell table:formula="of:=[$rawData.P20]" office:value-type="float" office:value="28.9223130033602" calcext:value-type="float">
            <text:p>28.922313003360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CENTRIFUGAL CHILLER</text:p>
          </table:table-cell>
          <table:table-cell table:style-name="ce30" office:value-type="string" calcext:value-type="string">
            <text:p>C_SC_CCC_ELC_R</text:p>
          </table:table-cell>
          <table:table-cell table:style-name="ce31" office:value-type="float" office:value="2012" calcext:value-type="float">
            <text:p>2012</text:p>
          </table:table-cell>
          <table:table-cell office:value-type="string" calcext:value-type="string">
            <text:p>CSC.ELC.CCC.RESID</text:p>
          </table:table-cell>
          <table:table-cell table:formula="of:=[$rawData.H21]" office:value-type="float" office:value="10.9170275543914" calcext:value-type="float">
            <text:p>10.9170275543914</text:p>
          </table:table-cell>
          <table:table-cell table:formula="of:=[$rawData.I21]" office:value-type="float" office:value="51.4949037100639" calcext:value-type="float">
            <text:p>51.4949037100639</text:p>
          </table:table-cell>
          <table:table-cell table:formula="of:=[$rawData.J21]" office:value-type="float" office:value="64.5249030581528" calcext:value-type="float">
            <text:p>64.5249030581528</text:p>
          </table:table-cell>
          <table:table-cell table:formula="of:=[$rawData.K21]" office:value-type="float" office:value="24.2602635309289" calcext:value-type="float">
            <text:p>24.2602635309289</text:p>
          </table:table-cell>
          <table:table-cell table:formula="of:=[$rawData.L21]" office:value-type="float" office:value="194.706271113787" calcext:value-type="float">
            <text:p>194.706271113787</text:p>
          </table:table-cell>
          <table:table-cell table:formula="of:=[$rawData.M21]" office:value-type="float" office:value="28.6382935781125" calcext:value-type="float">
            <text:p>28.6382935781125</text:p>
          </table:table-cell>
          <table:table-cell table:formula="of:=[$rawData.N21]" office:value-type="float" office:value="110.668071503318" calcext:value-type="float">
            <text:p>110.668071503318</text:p>
          </table:table-cell>
          <table:table-cell table:formula="of:=[$rawData.O21]" office:value-type="float" office:value="30.1541127572965" calcext:value-type="float">
            <text:p>30.1541127572965</text:p>
          </table:table-cell>
          <table:table-cell table:formula="of:=[$rawData.P21]"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HIGH EFFICIENCY CENTRIFUGAL CHILLER</text:p>
          </table:table-cell>
          <table:table-cell table:style-name="ce30" office:value-type="string" calcext:value-type="string">
            <text:p>C_SC_CCCHE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table:formula="of:=[$rawData.H22]" office:value-type="float" office:value="10.9170275543914" calcext:value-type="float">
            <text:p>10.9170275543914</text:p>
          </table:table-cell>
          <table:table-cell table:formula="of:=[$rawData.I22]" office:value-type="float" office:value="51.4949037100639" calcext:value-type="float">
            <text:p>51.4949037100639</text:p>
          </table:table-cell>
          <table:table-cell table:formula="of:=[$rawData.J22]" office:value-type="float" office:value="64.5249030581528" calcext:value-type="float">
            <text:p>64.5249030581528</text:p>
          </table:table-cell>
          <table:table-cell table:formula="of:=[$rawData.K22]" office:value-type="float" office:value="24.2602635309289" calcext:value-type="float">
            <text:p>24.2602635309289</text:p>
          </table:table-cell>
          <table:table-cell table:formula="of:=[$rawData.L22]" office:value-type="float" office:value="194.706271113787" calcext:value-type="float">
            <text:p>194.706271113787</text:p>
          </table:table-cell>
          <table:table-cell table:formula="of:=[$rawData.M22]" office:value-type="float" office:value="28.6382935781125" calcext:value-type="float">
            <text:p>28.6382935781125</text:p>
          </table:table-cell>
          <table:table-cell table:formula="of:=[$rawData.N22]" office:value-type="float" office:value="110.668071503318" calcext:value-type="float">
            <text:p>110.668071503318</text:p>
          </table:table-cell>
          <table:table-cell table:formula="of:=[$rawData.O22]" office:value-type="float" office:value="30.1541127572965" calcext:value-type="float">
            <text:p>30.1541127572965</text:p>
          </table:table-cell>
          <table:table-cell table:formula="of:=[$rawData.P22]"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STANDARD CENTRIFUGAL CHILLER</text:p>
          </table:table-cell>
          <table:table-cell table:style-name="ce30" office:value-type="string" calcext:value-type="string">
            <text:p>C_SC_CCCST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table:formula="of:=[$rawData.H23]" office:value-type="float" office:value="10.9170275543914" calcext:value-type="float">
            <text:p>10.9170275543914</text:p>
          </table:table-cell>
          <table:table-cell table:formula="of:=[$rawData.I23]" office:value-type="float" office:value="51.4949037100639" calcext:value-type="float">
            <text:p>51.4949037100639</text:p>
          </table:table-cell>
          <table:table-cell table:formula="of:=[$rawData.J23]" office:value-type="float" office:value="64.5249030581528" calcext:value-type="float">
            <text:p>64.5249030581528</text:p>
          </table:table-cell>
          <table:table-cell table:formula="of:=[$rawData.K23]" office:value-type="float" office:value="24.2602635309289" calcext:value-type="float">
            <text:p>24.2602635309289</text:p>
          </table:table-cell>
          <table:table-cell table:formula="of:=[$rawData.L23]" office:value-type="float" office:value="194.706271113787" calcext:value-type="float">
            <text:p>194.706271113787</text:p>
          </table:table-cell>
          <table:table-cell table:formula="of:=[$rawData.M23]" office:value-type="float" office:value="28.6382935781125" calcext:value-type="float">
            <text:p>28.6382935781125</text:p>
          </table:table-cell>
          <table:table-cell table:formula="of:=[$rawData.N23]" office:value-type="float" office:value="110.668071503318" calcext:value-type="float">
            <text:p>110.668071503318</text:p>
          </table:table-cell>
          <table:table-cell table:formula="of:=[$rawData.O23]" office:value-type="float" office:value="30.1541127572965" calcext:value-type="float">
            <text:p>30.1541127572965</text:p>
          </table:table-cell>
          <table:table-cell table:formula="of:=[$rawData.P23]" office:value-type="float" office:value="26.9818758697781" calcext:value-type="float">
            <text:p>26.981875869778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A.RESID</text:p>
          </table:table-cell>
          <table:table-cell table:formula="of:=[$rawData.H24]" office:value-type="float" office:value="4.13997281782617" calcext:value-type="float">
            <text:p>4.13997281782617</text:p>
          </table:table-cell>
          <table:table-cell table:formula="of:=[$rawData.I24]" office:value-type="float" office:value="13.5070782634879" calcext:value-type="float">
            <text:p>13.5070782634879</text:p>
          </table:table-cell>
          <table:table-cell table:formula="of:=[$rawData.J24]" office:value-type="float" office:value="17.4857329689872" calcext:value-type="float">
            <text:p>17.4857329689872</text:p>
          </table:table-cell>
          <table:table-cell table:formula="of:=[$rawData.K24]" office:value-type="float" office:value="0.604707736731916" calcext:value-type="float">
            <text:p>0.604707736731916</text:p>
          </table:table-cell>
          <table:table-cell table:formula="of:=[$rawData.L24]" office:value-type="float" office:value="13.3085803638408" calcext:value-type="float">
            <text:p>13.3085803638408</text:p>
          </table:table-cell>
          <table:table-cell table:formula="of:=[$rawData.M24]" office:value-type="float" office:value="7.26732036044109" calcext:value-type="float">
            <text:p>7.26732036044109</text:p>
          </table:table-cell>
          <table:table-cell table:formula="of:=[$rawData.N24]" office:value-type="float" office:value="3.1470061313196" calcext:value-type="float">
            <text:p>3.1470061313196</text:p>
          </table:table-cell>
          <table:table-cell table:formula="of:=[$rawData.O24]" office:value-type="float" office:value="7.64120867538888" calcext:value-type="float">
            <text:p>7.64120867538888</text:p>
          </table:table-cell>
          <table:table-cell table:formula="of:=[$rawData.P24]" office:value-type="float" office:value="1.80623750338592" calcext:value-type="float">
            <text:p>1.80623750338592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A.RESID</text:p>
          </table:table-cell>
          <table:table-cell table:formula="of:=[$rawData.H25]" office:value-type="float" office:value="4.13997281782617" calcext:value-type="float">
            <text:p>4.13997281782617</text:p>
          </table:table-cell>
          <table:table-cell table:formula="of:=[$rawData.I25]" office:value-type="float" office:value="13.5070782634879" calcext:value-type="float">
            <text:p>13.5070782634879</text:p>
          </table:table-cell>
          <table:table-cell table:formula="of:=[$rawData.J25]" office:value-type="float" office:value="17.4857329689872" calcext:value-type="float">
            <text:p>17.4857329689872</text:p>
          </table:table-cell>
          <table:table-cell table:formula="of:=[$rawData.K25]" office:value-type="float" office:value="0.604707736731916" calcext:value-type="float">
            <text:p>0.604707736731916</text:p>
          </table:table-cell>
          <table:table-cell table:formula="of:=[$rawData.L25]" office:value-type="float" office:value="13.3085803638408" calcext:value-type="float">
            <text:p>13.3085803638408</text:p>
          </table:table-cell>
          <table:table-cell table:formula="of:=[$rawData.M25]" office:value-type="float" office:value="7.26732036044109" calcext:value-type="float">
            <text:p>7.26732036044109</text:p>
          </table:table-cell>
          <table:table-cell table:formula="of:=[$rawData.N25]" office:value-type="float" office:value="3.1470061313196" calcext:value-type="float">
            <text:p>3.1470061313196</text:p>
          </table:table-cell>
          <table:table-cell table:formula="of:=[$rawData.O25]" office:value-type="float" office:value="7.64120867538888" calcext:value-type="float">
            <text:p>7.64120867538888</text:p>
          </table:table-cell>
          <table:table-cell table:formula="of:=[$rawData.P25]" office:value-type="float" office:value="1.80623750338592" calcext:value-type="float">
            <text:p>1.8062375033859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RECIPROCATING CHILLER</text:p>
          </table:table-cell>
          <table:table-cell office:value-type="string" calcext:value-type="string">
            <text:p>C_SC_CR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RC.RESID</text:p>
          </table:table-cell>
          <table:table-cell table:formula="of:=[$rawData.H26]" office:value-type="float" office:value="38.7058249655696" calcext:value-type="float">
            <text:p>38.7058249655696</text:p>
          </table:table-cell>
          <table:table-cell table:formula="of:=[$rawData.I26]" office:value-type="float" office:value="182.57284042659" calcext:value-type="float">
            <text:p>182.57284042659</text:p>
          </table:table-cell>
          <table:table-cell table:formula="of:=[$rawData.J26]" office:value-type="float" office:value="228.770110842542" calcext:value-type="float">
            <text:p>228.770110842542</text:p>
          </table:table-cell>
          <table:table-cell table:formula="of:=[$rawData.K26]" office:value-type="float" office:value="86.0136616096569" calcext:value-type="float">
            <text:p>86.0136616096569</text:p>
          </table:table-cell>
          <table:table-cell table:formula="of:=[$rawData.L26]" office:value-type="float" office:value="690.322233948882" calcext:value-type="float">
            <text:p>690.322233948882</text:p>
          </table:table-cell>
          <table:table-cell table:formula="of:=[$rawData.M26]" office:value-type="float" office:value="101.535768140581" calcext:value-type="float">
            <text:p>101.535768140581</text:p>
          </table:table-cell>
          <table:table-cell table:formula="of:=[$rawData.N26]" office:value-type="float" office:value="392.368617148128" calcext:value-type="float">
            <text:p>392.368617148128</text:p>
          </table:table-cell>
          <table:table-cell table:formula="of:=[$rawData.O26]" office:value-type="float" office:value="106.910036139506" calcext:value-type="float">
            <text:p>106.910036139506</text:p>
          </table:table-cell>
          <table:table-cell table:formula="of:=[$rawData.P26]"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STANDARD RECIPROCATING CHILLER</text:p>
          </table:table-cell>
          <table:table-cell office:value-type="string" calcext:value-type="string">
            <text:p>C_SC_CR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table:formula="of:=[$rawData.H27]" office:value-type="float" office:value="38.7058249655696" calcext:value-type="float">
            <text:p>38.7058249655696</text:p>
          </table:table-cell>
          <table:table-cell table:formula="of:=[$rawData.I27]" office:value-type="float" office:value="182.57284042659" calcext:value-type="float">
            <text:p>182.57284042659</text:p>
          </table:table-cell>
          <table:table-cell table:formula="of:=[$rawData.J27]" office:value-type="float" office:value="228.770110842542" calcext:value-type="float">
            <text:p>228.770110842542</text:p>
          </table:table-cell>
          <table:table-cell table:formula="of:=[$rawData.K27]" office:value-type="float" office:value="86.0136616096569" calcext:value-type="float">
            <text:p>86.0136616096569</text:p>
          </table:table-cell>
          <table:table-cell table:formula="of:=[$rawData.L27]" office:value-type="float" office:value="690.322233948882" calcext:value-type="float">
            <text:p>690.322233948882</text:p>
          </table:table-cell>
          <table:table-cell table:formula="of:=[$rawData.M27]" office:value-type="float" office:value="101.535768140581" calcext:value-type="float">
            <text:p>101.535768140581</text:p>
          </table:table-cell>
          <table:table-cell table:formula="of:=[$rawData.N27]" office:value-type="float" office:value="392.368617148128" calcext:value-type="float">
            <text:p>392.368617148128</text:p>
          </table:table-cell>
          <table:table-cell table:formula="of:=[$rawData.O27]" office:value-type="float" office:value="106.910036139506" calcext:value-type="float">
            <text:p>106.910036139506</text:p>
          </table:table-cell>
          <table:table-cell table:formula="of:=[$rawData.P27]"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HIGH EFFICIENCY RECIPROCATING CHILLER</text:p>
          </table:table-cell>
          <table:table-cell office:value-type="string" calcext:value-type="string">
            <text:p>C_SC_CR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table:formula="of:=[$rawData.H28]" office:value-type="float" office:value="38.7058249655696" calcext:value-type="float">
            <text:p>38.7058249655696</text:p>
          </table:table-cell>
          <table:table-cell table:formula="of:=[$rawData.I28]" office:value-type="float" office:value="182.57284042659" calcext:value-type="float">
            <text:p>182.57284042659</text:p>
          </table:table-cell>
          <table:table-cell table:formula="of:=[$rawData.J28]" office:value-type="float" office:value="228.770110842542" calcext:value-type="float">
            <text:p>228.770110842542</text:p>
          </table:table-cell>
          <table:table-cell table:formula="of:=[$rawData.K28]" office:value-type="float" office:value="86.0136616096569" calcext:value-type="float">
            <text:p>86.0136616096569</text:p>
          </table:table-cell>
          <table:table-cell table:formula="of:=[$rawData.L28]" office:value-type="float" office:value="690.322233948882" calcext:value-type="float">
            <text:p>690.322233948882</text:p>
          </table:table-cell>
          <table:table-cell table:formula="of:=[$rawData.M28]" office:value-type="float" office:value="101.535768140581" calcext:value-type="float">
            <text:p>101.535768140581</text:p>
          </table:table-cell>
          <table:table-cell table:formula="of:=[$rawData.N28]" office:value-type="float" office:value="392.368617148128" calcext:value-type="float">
            <text:p>392.368617148128</text:p>
          </table:table-cell>
          <table:table-cell table:formula="of:=[$rawData.O28]" office:value-type="float" office:value="106.910036139506" calcext:value-type="float">
            <text:p>106.910036139506</text:p>
          </table:table-cell>
          <table:table-cell table:formula="of:=[$rawData.P28]" office:value-type="float" office:value="95.6630144473952" calcext:value-type="float">
            <text:p>95.6630144473952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CROLL CHILLER</text:p>
          </table:table-cell>
          <table:table-cell office:value-type="string" calcext:value-type="string">
            <text:p>C_SC_CS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C.RESID</text:p>
          </table:table-cell>
          <table:table-cell table:formula="of:=[$rawData.H29]" office:value-type="float" office:value="0" calcext:value-type="float">
            <text:p>0</text:p>
          </table:table-cell>
          <table:table-cell table:formula="of:=[$rawData.I29]" office:value-type="float" office:value="0" calcext:value-type="float">
            <text:p>0</text:p>
          </table:table-cell>
          <table:table-cell table:formula="of:=[$rawData.J29]" office:value-type="float" office:value="0" calcext:value-type="float">
            <text:p>0</text:p>
          </table:table-cell>
          <table:table-cell table:formula="of:=[$rawData.K29]" office:value-type="float" office:value="0" calcext:value-type="float">
            <text:p>0</text:p>
          </table:table-cell>
          <table:table-cell table:formula="of:=[$rawData.L29]" office:value-type="float" office:value="0" calcext:value-type="float">
            <text:p>0</text:p>
          </table:table-cell>
          <table:table-cell table:formula="of:=[$rawData.M29]" office:value-type="float" office:value="0" calcext:value-type="float">
            <text:p>0</text:p>
          </table:table-cell>
          <table:table-cell table:formula="of:=[$rawData.N29]" office:value-type="float" office:value="0" calcext:value-type="float">
            <text:p>0</text:p>
          </table:table-cell>
          <table:table-cell table:formula="of:=[$rawData.O29]" office:value-type="float" office:value="0" calcext:value-type="float">
            <text:p>0</text:p>
          </table:table-cell>
          <table:table-cell table:formula="of:=[$rawData.P29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TANDARD SCROLL CHILLER</text:p>
          </table:table-cell>
          <table:table-cell office:value-type="string" calcext:value-type="string">
            <text:p>C_SC_CS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formula="of:=[$rawData.H30]" office:value-type="float" office:value="0" calcext:value-type="float">
            <text:p>0</text:p>
          </table:table-cell>
          <table:table-cell table:formula="of:=[$rawData.I30]" office:value-type="float" office:value="0" calcext:value-type="float">
            <text:p>0</text:p>
          </table:table-cell>
          <table:table-cell table:formula="of:=[$rawData.J30]" office:value-type="float" office:value="0" calcext:value-type="float">
            <text:p>0</text:p>
          </table:table-cell>
          <table:table-cell table:formula="of:=[$rawData.K30]" office:value-type="float" office:value="0" calcext:value-type="float">
            <text:p>0</text:p>
          </table:table-cell>
          <table:table-cell table:formula="of:=[$rawData.L30]" office:value-type="float" office:value="0" calcext:value-type="float">
            <text:p>0</text:p>
          </table:table-cell>
          <table:table-cell table:formula="of:=[$rawData.M30]" office:value-type="float" office:value="0" calcext:value-type="float">
            <text:p>0</text:p>
          </table:table-cell>
          <table:table-cell table:formula="of:=[$rawData.N30]" office:value-type="float" office:value="0" calcext:value-type="float">
            <text:p>0</text:p>
          </table:table-cell>
          <table:table-cell table:formula="of:=[$rawData.O30]" office:value-type="float" office:value="0" calcext:value-type="float">
            <text:p>0</text:p>
          </table:table-cell>
          <table:table-cell table:formula="of:=[$rawData.P30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HIGH EFFICIENCY SCROLL CHILLER</text:p>
          </table:table-cell>
          <table:table-cell office:value-type="string" calcext:value-type="string">
            <text:p>C_SC_CS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formula="of:=[$rawData.H31]" office:value-type="float" office:value="0" calcext:value-type="float">
            <text:p>0</text:p>
          </table:table-cell>
          <table:table-cell table:formula="of:=[$rawData.I31]" office:value-type="float" office:value="0" calcext:value-type="float">
            <text:p>0</text:p>
          </table:table-cell>
          <table:table-cell table:formula="of:=[$rawData.J31]" office:value-type="float" office:value="0" calcext:value-type="float">
            <text:p>0</text:p>
          </table:table-cell>
          <table:table-cell table:formula="of:=[$rawData.K31]" office:value-type="float" office:value="0" calcext:value-type="float">
            <text:p>0</text:p>
          </table:table-cell>
          <table:table-cell table:formula="of:=[$rawData.L31]" office:value-type="float" office:value="0" calcext:value-type="float">
            <text:p>0</text:p>
          </table:table-cell>
          <table:table-cell table:formula="of:=[$rawData.M31]" office:value-type="float" office:value="0" calcext:value-type="float">
            <text:p>0</text:p>
          </table:table-cell>
          <table:table-cell table:formula="of:=[$rawData.N31]" office:value-type="float" office:value="0" calcext:value-type="float">
            <text:p>0</text:p>
          </table:table-cell>
          <table:table-cell table:formula="of:=[$rawData.O31]" office:value-type="float" office:value="0" calcext:value-type="float">
            <text:p>0</text:p>
          </table:table-cell>
          <table:table-cell table:formula="of:=[$rawData.P31]" office:value-type="float" office:value="0" calcext:value-type="float">
            <text:p>0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CREW CHILLER</text:p>
          </table:table-cell>
          <table:table-cell office:value-type="string" calcext:value-type="string">
            <text:p>C_SC_CSW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W.RESID</text:p>
          </table:table-cell>
          <table:table-cell table:formula="of:=[$rawData.H32]" office:value-type="float" office:value="0" calcext:value-type="float">
            <text:p>0</text:p>
          </table:table-cell>
          <table:table-cell table:formula="of:=[$rawData.I32]" office:value-type="float" office:value="0" calcext:value-type="float">
            <text:p>0</text:p>
          </table:table-cell>
          <table:table-cell table:formula="of:=[$rawData.J32]" office:value-type="float" office:value="0" calcext:value-type="float">
            <text:p>0</text:p>
          </table:table-cell>
          <table:table-cell table:formula="of:=[$rawData.K32]" office:value-type="float" office:value="0" calcext:value-type="float">
            <text:p>0</text:p>
          </table:table-cell>
          <table:table-cell table:formula="of:=[$rawData.L32]" office:value-type="float" office:value="0" calcext:value-type="float">
            <text:p>0</text:p>
          </table:table-cell>
          <table:table-cell table:formula="of:=[$rawData.M32]" office:value-type="float" office:value="0" calcext:value-type="float">
            <text:p>0</text:p>
          </table:table-cell>
          <table:table-cell table:formula="of:=[$rawData.N32]" office:value-type="float" office:value="0" calcext:value-type="float">
            <text:p>0</text:p>
          </table:table-cell>
          <table:table-cell table:formula="of:=[$rawData.O32]" office:value-type="float" office:value="0" calcext:value-type="float">
            <text:p>0</text:p>
          </table:table-cell>
          <table:table-cell table:formula="of:=[$rawData.P32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TANDARD SCREW CHILLER</text:p>
          </table:table-cell>
          <table:table-cell office:value-type="string" calcext:value-type="string">
            <text:p>C_SC_CSW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formula="of:=[$rawData.H33]" office:value-type="float" office:value="0" calcext:value-type="float">
            <text:p>0</text:p>
          </table:table-cell>
          <table:table-cell table:formula="of:=[$rawData.I33]" office:value-type="float" office:value="0" calcext:value-type="float">
            <text:p>0</text:p>
          </table:table-cell>
          <table:table-cell table:formula="of:=[$rawData.J33]" office:value-type="float" office:value="0" calcext:value-type="float">
            <text:p>0</text:p>
          </table:table-cell>
          <table:table-cell table:formula="of:=[$rawData.K33]" office:value-type="float" office:value="0" calcext:value-type="float">
            <text:p>0</text:p>
          </table:table-cell>
          <table:table-cell table:formula="of:=[$rawData.L33]" office:value-type="float" office:value="0" calcext:value-type="float">
            <text:p>0</text:p>
          </table:table-cell>
          <table:table-cell table:formula="of:=[$rawData.M33]" office:value-type="float" office:value="0" calcext:value-type="float">
            <text:p>0</text:p>
          </table:table-cell>
          <table:table-cell table:formula="of:=[$rawData.N33]" office:value-type="float" office:value="0" calcext:value-type="float">
            <text:p>0</text:p>
          </table:table-cell>
          <table:table-cell table:formula="of:=[$rawData.O33]" office:value-type="float" office:value="0" calcext:value-type="float">
            <text:p>0</text:p>
          </table:table-cell>
          <table:table-cell table:formula="of:=[$rawData.P33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HIGH EFFICIENCY SCREW CHILLER</text:p>
          </table:table-cell>
          <table:table-cell office:value-type="string" calcext:value-type="string">
            <text:p>C_SC_CSW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formula="of:=[$rawData.H34]" office:value-type="float" office:value="0" calcext:value-type="float">
            <text:p>0</text:p>
          </table:table-cell>
          <table:table-cell table:formula="of:=[$rawData.I34]" office:value-type="float" office:value="0" calcext:value-type="float">
            <text:p>0</text:p>
          </table:table-cell>
          <table:table-cell table:formula="of:=[$rawData.J34]" office:value-type="float" office:value="0" calcext:value-type="float">
            <text:p>0</text:p>
          </table:table-cell>
          <table:table-cell table:formula="of:=[$rawData.K34]" office:value-type="float" office:value="0" calcext:value-type="float">
            <text:p>0</text:p>
          </table:table-cell>
          <table:table-cell table:formula="of:=[$rawData.L34]" office:value-type="float" office:value="0" calcext:value-type="float">
            <text:p>0</text:p>
          </table:table-cell>
          <table:table-cell table:formula="of:=[$rawData.M34]" office:value-type="float" office:value="0" calcext:value-type="float">
            <text:p>0</text:p>
          </table:table-cell>
          <table:table-cell table:formula="of:=[$rawData.N34]" office:value-type="float" office:value="0" calcext:value-type="float">
            <text:p>0</text:p>
          </table:table-cell>
          <table:table-cell table:formula="of:=[$rawData.O34]" office:value-type="float" office:value="0" calcext:value-type="float">
            <text:p>0</text:p>
          </table:table-cell>
          <table:table-cell table:formula="of:=[$rawData.P34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ROOFTOP AIR CONDITIONER</text:p>
          </table:table-cell>
          <table:table-cell office:value-type="string" calcext:value-type="string">
            <text:p>C_SC_RA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RAC.RESID</text:p>
          </table:table-cell>
          <table:table-cell table:formula="of:=[$rawData.H38]" office:value-type="float" office:value="91.1651097512661" calcext:value-type="float">
            <text:p>91.1651097512661</text:p>
          </table:table-cell>
          <table:table-cell table:formula="of:=[$rawData.I38]" office:value-type="float" office:value="475.17427618056" calcext:value-type="float">
            <text:p>475.17427618056</text:p>
          </table:table-cell>
          <table:table-cell table:formula="of:=[$rawData.J38]" office:value-type="float" office:value="458.084593481532" calcext:value-type="float">
            <text:p>458.084593481532</text:p>
          </table:table-cell>
          <table:table-cell table:formula="of:=[$rawData.K38]" office:value-type="float" office:value="278.925517079941" calcext:value-type="float">
            <text:p>278.925517079941</text:p>
          </table:table-cell>
          <table:table-cell table:formula="of:=[$rawData.L38]" office:value-type="float" office:value="1524.01492199499" calcext:value-type="float">
            <text:p>1524.01492199499</text:p>
          </table:table-cell>
          <table:table-cell table:formula="of:=[$rawData.M38]" office:value-type="float" office:value="428.46475409893" calcext:value-type="float">
            <text:p>428.46475409893</text:p>
          </table:table-cell>
          <table:table-cell table:formula="of:=[$rawData.N38]" office:value-type="float" office:value="1248.22385355619" calcext:value-type="float">
            <text:p>1248.22385355619</text:p>
          </table:table-cell>
          <table:table-cell table:formula="of:=[$rawData.O38]" office:value-type="float" office:value="276.373510858954" calcext:value-type="float">
            <text:p>276.373510858954</text:p>
          </table:table-cell>
          <table:table-cell table:formula="of:=[$rawData.P38]"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STANDARD ROOFTOP AIR CONDITIONER</text:p>
          </table:table-cell>
          <table:table-cell office:value-type="string" calcext:value-type="string">
            <text:p>C_SC_R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table:formula="of:=[$rawData.H39]" office:value-type="float" office:value="91.1651097512661" calcext:value-type="float">
            <text:p>91.1651097512661</text:p>
          </table:table-cell>
          <table:table-cell table:formula="of:=[$rawData.I39]" office:value-type="float" office:value="475.17427618056" calcext:value-type="float">
            <text:p>475.17427618056</text:p>
          </table:table-cell>
          <table:table-cell table:formula="of:=[$rawData.J39]" office:value-type="float" office:value="458.084593481532" calcext:value-type="float">
            <text:p>458.084593481532</text:p>
          </table:table-cell>
          <table:table-cell table:formula="of:=[$rawData.K39]" office:value-type="float" office:value="278.925517079941" calcext:value-type="float">
            <text:p>278.925517079941</text:p>
          </table:table-cell>
          <table:table-cell table:formula="of:=[$rawData.L39]" office:value-type="float" office:value="1524.01492199499" calcext:value-type="float">
            <text:p>1524.01492199499</text:p>
          </table:table-cell>
          <table:table-cell table:formula="of:=[$rawData.M39]" office:value-type="float" office:value="428.46475409893" calcext:value-type="float">
            <text:p>428.46475409893</text:p>
          </table:table-cell>
          <table:table-cell table:formula="of:=[$rawData.N39]" office:value-type="float" office:value="1248.22385355619" calcext:value-type="float">
            <text:p>1248.22385355619</text:p>
          </table:table-cell>
          <table:table-cell table:formula="of:=[$rawData.O39]" office:value-type="float" office:value="276.373510858954" calcext:value-type="float">
            <text:p>276.373510858954</text:p>
          </table:table-cell>
          <table:table-cell table:formula="of:=[$rawData.P39]"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HIGH EFFICIENCY ROOFTOP AIR CONDITIONER</text:p>
          </table:table-cell>
          <table:table-cell office:value-type="string" calcext:value-type="string">
            <text:p>C_SC_R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table:formula="of:=[$rawData.H40]" office:value-type="float" office:value="91.1651097512661" calcext:value-type="float">
            <text:p>91.1651097512661</text:p>
          </table:table-cell>
          <table:table-cell table:formula="of:=[$rawData.I40]" office:value-type="float" office:value="475.17427618056" calcext:value-type="float">
            <text:p>475.17427618056</text:p>
          </table:table-cell>
          <table:table-cell table:formula="of:=[$rawData.J40]" office:value-type="float" office:value="458.084593481532" calcext:value-type="float">
            <text:p>458.084593481532</text:p>
          </table:table-cell>
          <table:table-cell table:formula="of:=[$rawData.K40]" office:value-type="float" office:value="278.925517079941" calcext:value-type="float">
            <text:p>278.925517079941</text:p>
          </table:table-cell>
          <table:table-cell table:formula="of:=[$rawData.L40]" office:value-type="float" office:value="1524.01492199499" calcext:value-type="float">
            <text:p>1524.01492199499</text:p>
          </table:table-cell>
          <table:table-cell table:formula="of:=[$rawData.M40]" office:value-type="float" office:value="428.46475409893" calcext:value-type="float">
            <text:p>428.46475409893</text:p>
          </table:table-cell>
          <table:table-cell table:formula="of:=[$rawData.N40]" office:value-type="float" office:value="1248.22385355619" calcext:value-type="float">
            <text:p>1248.22385355619</text:p>
          </table:table-cell>
          <table:table-cell table:formula="of:=[$rawData.O40]" office:value-type="float" office:value="276.373510858954" calcext:value-type="float">
            <text:p>276.373510858954</text:p>
          </table:table-cell>
          <table:table-cell table:formula="of:=[$rawData.P40]" office:value-type="float" office:value="410.705484125148" calcext:value-type="float">
            <text:p>410.705484125148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COMMERCIAL GAS-FIRED ENGINE-DRIVEN ROOFTOP AIR CONDITIONER</text:p>
          </table:table-cell>
          <table:table-cell office:value-type="string" calcext:value-type="string">
            <text:p>C_SC_RAC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RAC.RESID</text:p>
          </table:table-cell>
          <table:table-cell table:formula="of:=[$rawData.H41]" office:value-type="float" office:value="1.58216208637782" calcext:value-type="float">
            <text:p>1.58216208637782</text:p>
          </table:table-cell>
          <table:table-cell table:formula="of:=[$rawData.I41]" office:value-type="float" office:value="5.46521719733766" calcext:value-type="float">
            <text:p>5.46521719733766</text:p>
          </table:table-cell>
          <table:table-cell table:formula="of:=[$rawData.J41]" office:value-type="float" office:value="8.66700151535891" calcext:value-type="float">
            <text:p>8.66700151535891</text:p>
          </table:table-cell>
          <table:table-cell table:formula="of:=[$rawData.K41]" office:value-type="float" office:value="0" calcext:value-type="float">
            <text:p>0</text:p>
          </table:table-cell>
          <table:table-cell table:formula="of:=[$rawData.L41]" office:value-type="float" office:value="1.5201203766213" calcext:value-type="float">
            <text:p>1.5201203766213</text:p>
          </table:table-cell>
          <table:table-cell table:formula="of:=[$rawData.M41]" office:value-type="float" office:value="0" calcext:value-type="float">
            <text:p>0</text:p>
          </table:table-cell>
          <table:table-cell table:formula="of:=[$rawData.N41]" office:value-type="float" office:value="0.15735030656598" calcext:value-type="float">
            <text:p>0.15735030656598</text:p>
          </table:table-cell>
          <table:table-cell table:formula="of:=[$rawData.O41]" office:value-type="float" office:value="2.48297744958684" calcext:value-type="float">
            <text:p>2.48297744958684</text:p>
          </table:table-cell>
          <table:table-cell table:formula="of:=[$rawData.P41]" office:value-type="float" office:value="1.6821003155574" calcext:value-type="float">
            <text:p>1.68210031555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STANDARD GAS-FIRED ENGINE-DRIVEN ROOFTOP AIR CONDITIONER</text:p>
          </table:table-cell>
          <table:table-cell office:value-type="string" calcext:value-type="string">
            <text:p>C_SC_RAC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RAC.RESID</text:p>
          </table:table-cell>
          <table:table-cell table:formula="of:=[$rawData.H42]" office:value-type="float" office:value="1.58216208637782" calcext:value-type="float">
            <text:p>1.58216208637782</text:p>
          </table:table-cell>
          <table:table-cell table:formula="of:=[$rawData.I42]" office:value-type="float" office:value="5.46521719733766" calcext:value-type="float">
            <text:p>5.46521719733766</text:p>
          </table:table-cell>
          <table:table-cell table:formula="of:=[$rawData.J42]" office:value-type="float" office:value="8.66700151535891" calcext:value-type="float">
            <text:p>8.66700151535891</text:p>
          </table:table-cell>
          <table:table-cell table:formula="of:=[$rawData.K42]" office:value-type="float" office:value="0" calcext:value-type="float">
            <text:p>0</text:p>
          </table:table-cell>
          <table:table-cell table:formula="of:=[$rawData.L42]" office:value-type="float" office:value="1.5201203766213" calcext:value-type="float">
            <text:p>1.5201203766213</text:p>
          </table:table-cell>
          <table:table-cell table:formula="of:=[$rawData.M42]" office:value-type="float" office:value="0" calcext:value-type="float">
            <text:p>0</text:p>
          </table:table-cell>
          <table:table-cell table:formula="of:=[$rawData.N42]" office:value-type="float" office:value="0.15735030656598" calcext:value-type="float">
            <text:p>0.15735030656598</text:p>
          </table:table-cell>
          <table:table-cell table:formula="of:=[$rawData.O42]" office:value-type="float" office:value="2.48297744958684" calcext:value-type="float">
            <text:p>2.48297744958684</text:p>
          </table:table-cell>
          <table:table-cell table:formula="of:=[$rawData.P42]" office:value-type="float" office:value="1.6821003155574" calcext:value-type="float">
            <text:p>1.68210031555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E.RESID</text:p>
          </table:table-cell>
          <table:table-cell table:formula="of:=[$rawData.H43]" office:value-type="float" office:value="0" calcext:value-type="float">
            <text:p>0</text:p>
          </table:table-cell>
          <table:table-cell table:formula="of:=[$rawData.I43]" office:value-type="float" office:value="0" calcext:value-type="float">
            <text:p>0</text:p>
          </table:table-cell>
          <table:table-cell table:formula="of:=[$rawData.J43]" office:value-type="float" office:value="0" calcext:value-type="float">
            <text:p>0</text:p>
          </table:table-cell>
          <table:table-cell table:formula="of:=[$rawData.K43]" office:value-type="float" office:value="0" calcext:value-type="float">
            <text:p>0</text:p>
          </table:table-cell>
          <table:table-cell table:formula="of:=[$rawData.L43]" office:value-type="float" office:value="0" calcext:value-type="float">
            <text:p>0</text:p>
          </table:table-cell>
          <table:table-cell table:formula="of:=[$rawData.M43]" office:value-type="float" office:value="0" calcext:value-type="float">
            <text:p>0</text:p>
          </table:table-cell>
          <table:table-cell table:formula="of:=[$rawData.N43]" office:value-type="float" office:value="0" calcext:value-type="float">
            <text:p>0</text:p>
          </table:table-cell>
          <table:table-cell table:formula="of:=[$rawData.O43]" office:value-type="float" office:value="0" calcext:value-type="float">
            <text:p>0</text:p>
          </table:table-cell>
          <table:table-cell table:formula="of:=[$rawData.P43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E.RESID</text:p>
          </table:table-cell>
          <table:table-cell table:formula="of:=[$rawData.H44]" office:value-type="float" office:value="0" calcext:value-type="float">
            <text:p>0</text:p>
          </table:table-cell>
          <table:table-cell table:formula="of:=[$rawData.I44]" office:value-type="float" office:value="0" calcext:value-type="float">
            <text:p>0</text:p>
          </table:table-cell>
          <table:table-cell table:formula="of:=[$rawData.J44]" office:value-type="float" office:value="0" calcext:value-type="float">
            <text:p>0</text:p>
          </table:table-cell>
          <table:table-cell table:formula="of:=[$rawData.K44]" office:value-type="float" office:value="0" calcext:value-type="float">
            <text:p>0</text:p>
          </table:table-cell>
          <table:table-cell table:formula="of:=[$rawData.L44]" office:value-type="float" office:value="0" calcext:value-type="float">
            <text:p>0</text:p>
          </table:table-cell>
          <table:table-cell table:formula="of:=[$rawData.M44]" office:value-type="float" office:value="0" calcext:value-type="float">
            <text:p>0</text:p>
          </table:table-cell>
          <table:table-cell table:formula="of:=[$rawData.N44]" office:value-type="float" office:value="0" calcext:value-type="float">
            <text:p>0</text:p>
          </table:table-cell>
          <table:table-cell table:formula="of:=[$rawData.O44]" office:value-type="float" office:value="0" calcext:value-type="float">
            <text:p>0</text:p>
          </table:table-cell>
          <table:table-cell table:formula="of:=[$rawData.P44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</text:span>COMMERCIAL OIL WATER HEATER</text:p>
          </table:table-cell>
          <table:table-cell office:value-type="string" calcext:value-type="string">
            <text:p>C_WH_DWH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DSL.DWH.RESID</text:p>
          </table:table-cell>
          <table:table-cell table:formula="of:=[$rawData.H45]" office:value-type="float" office:value="8.98101348161703" calcext:value-type="float">
            <text:p>8.98101348161703</text:p>
          </table:table-cell>
          <table:table-cell table:formula="of:=[$rawData.I45]" office:value-type="float" office:value="8.20635954224694" calcext:value-type="float">
            <text:p>8.20635954224694</text:p>
          </table:table-cell>
          <table:table-cell table:formula="of:=[$rawData.J45]" office:value-type="float" office:value="0.869411747363674" calcext:value-type="float">
            <text:p>0.869411747363674</text:p>
          </table:table-cell>
          <table:table-cell table:formula="of:=[$rawData.K45]" office:value-type="float" office:value="1.49179571535236" calcext:value-type="float">
            <text:p>1.49179571535236</text:p>
          </table:table-cell>
          <table:table-cell table:formula="of:=[$rawData.L45]" office:value-type="float" office:value="1.75859790089909" calcext:value-type="float">
            <text:p>1.75859790089909</text:p>
          </table:table-cell>
          <table:table-cell table:formula="of:=[$rawData.M45]" office:value-type="float" office:value="0.122309032376851" calcext:value-type="float">
            <text:p>0.122309032376851</text:p>
          </table:table-cell>
          <table:table-cell table:formula="of:=[$rawData.N45]" office:value-type="float" office:value="0.0323080561229842" calcext:value-type="float">
            <text:p>0.032308056122984</text:p>
          </table:table-cell>
          <table:table-cell table:formula="of:=[$rawData.O45]" office:value-type="float" office:value="0.187340278238386" calcext:value-type="float">
            <text:p>0.187340278238386</text:p>
          </table:table-cell>
          <table:table-cell table:formula="of:=[$rawData.P45]"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STANDARD </text:span>COMMERCIAL OIL WATER HEATER</text:p>
          </table:table-cell>
          <table:table-cell office:value-type="string" calcext:value-type="string">
            <text:p>C_WH_DWH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table:formula="of:=[$rawData.H46]" office:value-type="float" office:value="8.98101348161703" calcext:value-type="float">
            <text:p>8.98101348161703</text:p>
          </table:table-cell>
          <table:table-cell table:formula="of:=[$rawData.I46]" office:value-type="float" office:value="8.20635954224694" calcext:value-type="float">
            <text:p>8.20635954224694</text:p>
          </table:table-cell>
          <table:table-cell table:formula="of:=[$rawData.J46]" office:value-type="float" office:value="0.869411747363674" calcext:value-type="float">
            <text:p>0.869411747363674</text:p>
          </table:table-cell>
          <table:table-cell table:formula="of:=[$rawData.K46]" office:value-type="float" office:value="1.49179571535236" calcext:value-type="float">
            <text:p>1.49179571535236</text:p>
          </table:table-cell>
          <table:table-cell table:formula="of:=[$rawData.L46]" office:value-type="float" office:value="1.75859790089909" calcext:value-type="float">
            <text:p>1.75859790089909</text:p>
          </table:table-cell>
          <table:table-cell table:formula="of:=[$rawData.M46]" office:value-type="float" office:value="0.122309032376851" calcext:value-type="float">
            <text:p>0.122309032376851</text:p>
          </table:table-cell>
          <table:table-cell table:formula="of:=[$rawData.N46]" office:value-type="float" office:value="0.0323080561229842" calcext:value-type="float">
            <text:p>0.032308056122984</text:p>
          </table:table-cell>
          <table:table-cell table:formula="of:=[$rawData.O46]" office:value-type="float" office:value="0.187340278238386" calcext:value-type="float">
            <text:p>0.187340278238386</text:p>
          </table:table-cell>
          <table:table-cell table:formula="of:=[$rawData.P46]"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HIGH EFFICIENCY </text:span>COMMERCIAL OIL WATER HEATER</text:p>
          </table:table-cell>
          <table:table-cell office:value-type="string" calcext:value-type="string">
            <text:p>C_WH_DWH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table:formula="of:=[$rawData.H47]" office:value-type="float" office:value="8.98101348161703" calcext:value-type="float">
            <text:p>8.98101348161703</text:p>
          </table:table-cell>
          <table:table-cell table:formula="of:=[$rawData.I47]" office:value-type="float" office:value="8.20635954224694" calcext:value-type="float">
            <text:p>8.20635954224694</text:p>
          </table:table-cell>
          <table:table-cell table:formula="of:=[$rawData.J47]" office:value-type="float" office:value="0.869411747363674" calcext:value-type="float">
            <text:p>0.869411747363674</text:p>
          </table:table-cell>
          <table:table-cell table:formula="of:=[$rawData.K47]" office:value-type="float" office:value="1.49179571535236" calcext:value-type="float">
            <text:p>1.49179571535236</text:p>
          </table:table-cell>
          <table:table-cell table:formula="of:=[$rawData.L47]" office:value-type="float" office:value="1.75859790089909" calcext:value-type="float">
            <text:p>1.75859790089909</text:p>
          </table:table-cell>
          <table:table-cell table:formula="of:=[$rawData.M47]" office:value-type="float" office:value="0.122309032376851" calcext:value-type="float">
            <text:p>0.122309032376851</text:p>
          </table:table-cell>
          <table:table-cell table:formula="of:=[$rawData.N47]" office:value-type="float" office:value="0.0323080561229842" calcext:value-type="float">
            <text:p>0.032308056122984</text:p>
          </table:table-cell>
          <table:table-cell table:formula="of:=[$rawData.O47]" office:value-type="float" office:value="0.187340278238386" calcext:value-type="float">
            <text:p>0.187340278238386</text:p>
          </table:table-cell>
          <table:table-cell table:formula="of:=[$rawData.P47]" office:value-type="float" office:value="0.654565533014365" calcext:value-type="float">
            <text:p>0.65456553301436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</text:span>COMMERCIAL HEAT PUMP STORAGE WATER HEATER</text:p>
          </table:table-cell>
          <table:table-cell office:value-type="string" calcext:value-type="string">
            <text:p>C_WH_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HEATPUMP.RESID</text:p>
          </table:table-cell>
          <table:table-cell table:formula="of:=[$rawData.H48]" office:value-type="float" office:value="0.0887675081713884" calcext:value-type="float">
            <text:p>0.088767508171388</text:p>
          </table:table-cell>
          <table:table-cell table:formula="of:=[$rawData.I48]" office:value-type="float" office:value="1.39780665789999" calcext:value-type="float">
            <text:p>1.39780665789999</text:p>
          </table:table-cell>
          <table:table-cell table:formula="of:=[$rawData.J48]" office:value-type="float" office:value="0.453635346574524" calcext:value-type="float">
            <text:p>0.453635346574524</text:p>
          </table:table-cell>
          <table:table-cell table:formula="of:=[$rawData.K48]" office:value-type="float" office:value="1.14100620835479" calcext:value-type="float">
            <text:p>1.14100620835479</text:p>
          </table:table-cell>
          <table:table-cell table:formula="of:=[$rawData.L48]" office:value-type="float" office:value="2.48478126602438" calcext:value-type="float">
            <text:p>2.48478126602438</text:p>
          </table:table-cell>
          <table:table-cell table:formula="of:=[$rawData.M48]" office:value-type="float" office:value="0.403464215836858" calcext:value-type="float">
            <text:p>0.403464215836858</text:p>
          </table:table-cell>
          <table:table-cell table:formula="of:=[$rawData.N48]" office:value-type="float" office:value="0.773018783794625" calcext:value-type="float">
            <text:p>0.773018783794625</text:p>
          </table:table-cell>
          <table:table-cell table:formula="of:=[$rawData.O48]" office:value-type="float" office:value="0.180354299155978" calcext:value-type="float">
            <text:p>0.180354299155978</text:p>
          </table:table-cell>
          <table:table-cell table:formula="of:=[$rawData.P48]" office:value-type="float" office:value="1.76558736849721" calcext:value-type="float">
            <text:p>1.76558736849721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STANDARD </text:span>COMMERCIAL HEAT PUMP STORAGE WATER HEATER</text:p>
          </table:table-cell>
          <table:table-cell office:value-type="string" calcext:value-type="string">
            <text:p>C_WH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HEATPUMP.RESID</text:p>
          </table:table-cell>
          <table:table-cell table:formula="of:=[$rawData.H49]" office:value-type="float" office:value="0.0887675081713884" calcext:value-type="float">
            <text:p>0.088767508171388</text:p>
          </table:table-cell>
          <table:table-cell table:formula="of:=[$rawData.I49]" office:value-type="float" office:value="1.39780665789999" calcext:value-type="float">
            <text:p>1.39780665789999</text:p>
          </table:table-cell>
          <table:table-cell table:formula="of:=[$rawData.J49]" office:value-type="float" office:value="0.453635346574524" calcext:value-type="float">
            <text:p>0.453635346574524</text:p>
          </table:table-cell>
          <table:table-cell table:formula="of:=[$rawData.K49]" office:value-type="float" office:value="1.14100620835479" calcext:value-type="float">
            <text:p>1.14100620835479</text:p>
          </table:table-cell>
          <table:table-cell table:formula="of:=[$rawData.L49]" office:value-type="float" office:value="2.48478126602438" calcext:value-type="float">
            <text:p>2.48478126602438</text:p>
          </table:table-cell>
          <table:table-cell table:formula="of:=[$rawData.M49]" office:value-type="float" office:value="0.403464215836858" calcext:value-type="float">
            <text:p>0.403464215836858</text:p>
          </table:table-cell>
          <table:table-cell table:formula="of:=[$rawData.N49]" office:value-type="float" office:value="0.773018783794625" calcext:value-type="float">
            <text:p>0.773018783794625</text:p>
          </table:table-cell>
          <table:table-cell table:formula="of:=[$rawData.O49]" office:value-type="float" office:value="0.180354299155978" calcext:value-type="float">
            <text:p>0.180354299155978</text:p>
          </table:table-cell>
          <table:table-cell table:formula="of:=[$rawData.P49]" office:value-type="float" office:value="1.76558736849721" calcext:value-type="float">
            <text:p>1.76558736849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COMMERCIAL </text:span>GAS STORAGE WATER HEATER</text:p>
          </table:table-cell>
          <table:table-cell office:value-type="string" calcext:value-type="string">
            <text:p>C_WH_NWH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NGA.NWH.RESID</text:p>
          </table:table-cell>
          <table:table-cell table:formula="of:=[$rawData.H50]" office:value-type="float" office:value="43.472448789098" calcext:value-type="float">
            <text:p>43.472448789098</text:p>
          </table:table-cell>
          <table:table-cell table:formula="of:=[$rawData.I50]" office:value-type="float" office:value="161.918915570955" calcext:value-type="float">
            <text:p>161.918915570955</text:p>
          </table:table-cell>
          <table:table-cell table:formula="of:=[$rawData.J50]" office:value-type="float" office:value="205.085688765414" calcext:value-type="float">
            <text:p>205.085688765414</text:p>
          </table:table-cell>
          <table:table-cell table:formula="of:=[$rawData.K50]" office:value-type="float" office:value="77.6433131442361" calcext:value-type="float">
            <text:p>77.6433131442361</text:p>
          </table:table-cell>
          <table:table-cell table:formula="of:=[$rawData.L50]" office:value-type="float" office:value="173.149284141548" calcext:value-type="float">
            <text:p>173.149284141548</text:p>
          </table:table-cell>
          <table:table-cell table:formula="of:=[$rawData.M50]" office:value-type="float" office:value="52.521477565202" calcext:value-type="float">
            <text:p>52.521477565202</text:p>
          </table:table-cell>
          <table:table-cell table:formula="of:=[$rawData.N50]" office:value-type="float" office:value="131.961541994479" calcext:value-type="float">
            <text:p>131.961541994479</text:p>
          </table:table-cell>
          <table:table-cell table:formula="of:=[$rawData.O50]" office:value-type="float" office:value="74.6891619042808" calcext:value-type="float">
            <text:p>74.6891619042808</text:p>
          </table:table-cell>
          <table:table-cell table:formula="of:=[$rawData.P50]"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STANDARD COMMERCIAL </text:span>GAS STORAGE WATER HEATER</text:p>
          </table:table-cell>
          <table:table-cell office:value-type="string" calcext:value-type="string">
            <text:p>C_WH_NWH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table:formula="of:=[$rawData.H51]" office:value-type="float" office:value="43.472448789098" calcext:value-type="float">
            <text:p>43.472448789098</text:p>
          </table:table-cell>
          <table:table-cell table:formula="of:=[$rawData.I51]" office:value-type="float" office:value="161.918915570955" calcext:value-type="float">
            <text:p>161.918915570955</text:p>
          </table:table-cell>
          <table:table-cell table:formula="of:=[$rawData.J51]" office:value-type="float" office:value="205.085688765414" calcext:value-type="float">
            <text:p>205.085688765414</text:p>
          </table:table-cell>
          <table:table-cell table:formula="of:=[$rawData.K51]" office:value-type="float" office:value="77.6433131442361" calcext:value-type="float">
            <text:p>77.6433131442361</text:p>
          </table:table-cell>
          <table:table-cell table:formula="of:=[$rawData.L51]" office:value-type="float" office:value="173.149284141548" calcext:value-type="float">
            <text:p>173.149284141548</text:p>
          </table:table-cell>
          <table:table-cell table:formula="of:=[$rawData.M51]" office:value-type="float" office:value="52.521477565202" calcext:value-type="float">
            <text:p>52.521477565202</text:p>
          </table:table-cell>
          <table:table-cell table:formula="of:=[$rawData.N51]" office:value-type="float" office:value="131.961541994479" calcext:value-type="float">
            <text:p>131.961541994479</text:p>
          </table:table-cell>
          <table:table-cell table:formula="of:=[$rawData.O51]" office:value-type="float" office:value="74.6891619042808" calcext:value-type="float">
            <text:p>74.6891619042808</text:p>
          </table:table-cell>
          <table:table-cell table:formula="of:=[$rawData.P51]"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HIGH EFFICIENCY COMMERCIAL </text:span>GAS STORAGE WATER HEATER</text:p>
          </table:table-cell>
          <table:table-cell office:value-type="string" calcext:value-type="string">
            <text:p>C_WH_NWH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table:formula="of:=[$rawData.H52]" office:value-type="float" office:value="43.472448789098" calcext:value-type="float">
            <text:p>43.472448789098</text:p>
          </table:table-cell>
          <table:table-cell table:formula="of:=[$rawData.I52]" office:value-type="float" office:value="161.918915570955" calcext:value-type="float">
            <text:p>161.918915570955</text:p>
          </table:table-cell>
          <table:table-cell table:formula="of:=[$rawData.J52]" office:value-type="float" office:value="205.085688765414" calcext:value-type="float">
            <text:p>205.085688765414</text:p>
          </table:table-cell>
          <table:table-cell table:formula="of:=[$rawData.K52]" office:value-type="float" office:value="77.6433131442361" calcext:value-type="float">
            <text:p>77.6433131442361</text:p>
          </table:table-cell>
          <table:table-cell table:formula="of:=[$rawData.L52]" office:value-type="float" office:value="173.149284141548" calcext:value-type="float">
            <text:p>173.149284141548</text:p>
          </table:table-cell>
          <table:table-cell table:formula="of:=[$rawData.M52]" office:value-type="float" office:value="52.521477565202" calcext:value-type="float">
            <text:p>52.521477565202</text:p>
          </table:table-cell>
          <table:table-cell table:formula="of:=[$rawData.N52]" office:value-type="float" office:value="131.961541994479" calcext:value-type="float">
            <text:p>131.961541994479</text:p>
          </table:table-cell>
          <table:table-cell table:formula="of:=[$rawData.O52]" office:value-type="float" office:value="74.6891619042808" calcext:value-type="float">
            <text:p>74.6891619042808</text:p>
          </table:table-cell>
          <table:table-cell table:formula="of:=[$rawData.P52]" office:value-type="float" office:value="165.970851808159" calcext:value-type="float">
            <text:p>165.970851808159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COMMERCIAL SOLAR WATER HEATER WITH ELECTRIC BACKUP</text:p>
          </table:table-cell>
          <table:table-cell office:value-type="string" calcext:value-type="string">
            <text:p>C_WH_SOL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SOLAR.RESID</text:p>
          </table:table-cell>
          <table:table-cell table:formula="of:=[$rawData.H53]" office:value-type="float" office:value="0.123602682097445" calcext:value-type="float">
            <text:p>0.123602682097445</text:p>
          </table:table-cell>
          <table:table-cell table:formula="of:=[$rawData.I53]" office:value-type="float" office:value="0" calcext:value-type="float">
            <text:p>0</text:p>
          </table:table-cell>
          <table:table-cell table:formula="of:=[$rawData.J53]" office:value-type="float" office:value="0.262113918451282" calcext:value-type="float">
            <text:p>0.262113918451282</text:p>
          </table:table-cell>
          <table:table-cell table:formula="of:=[$rawData.K53]" office:value-type="float" office:value="0" calcext:value-type="float">
            <text:p>0</text:p>
          </table:table-cell>
          <table:table-cell table:formula="of:=[$rawData.L53]" office:value-type="float" office:value="0" calcext:value-type="float">
            <text:p>0</text:p>
          </table:table-cell>
          <table:table-cell table:formula="of:=[$rawData.M53]" office:value-type="float" office:value="0" calcext:value-type="float">
            <text:p>0</text:p>
          </table:table-cell>
          <table:table-cell table:formula="of:=[$rawData.N53]" office:value-type="float" office:value="0" calcext:value-type="float">
            <text:p>0</text:p>
          </table:table-cell>
          <table:table-cell table:formula="of:=[$rawData.O53]" office:value-type="float" office:value="0" calcext:value-type="float">
            <text:p>0</text:p>
          </table:table-cell>
          <table:table-cell table:formula="of:=[$rawData.P53]" office:value-type="float" office:value="0" calcext:value-type="float">
            <text:p>0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STANDARD COMMERCIAL SOLAR WATER HEATER WITH ELECTRIC BACKUP</text:p>
          </table:table-cell>
          <table:table-cell office:value-type="string" calcext:value-type="string">
            <text:p>C_WH_SOL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SOLAR.RESID</text:p>
          </table:table-cell>
          <table:table-cell table:formula="of:=[$rawData.H54]" office:value-type="float" office:value="0.123602682097445" calcext:value-type="float">
            <text:p>0.123602682097445</text:p>
          </table:table-cell>
          <table:table-cell table:formula="of:=[$rawData.I54]" office:value-type="float" office:value="0" calcext:value-type="float">
            <text:p>0</text:p>
          </table:table-cell>
          <table:table-cell table:formula="of:=[$rawData.J54]" office:value-type="float" office:value="0.262113918451282" calcext:value-type="float">
            <text:p>0.262113918451282</text:p>
          </table:table-cell>
          <table:table-cell table:formula="of:=[$rawData.K54]" office:value-type="float" office:value="0" calcext:value-type="float">
            <text:p>0</text:p>
          </table:table-cell>
          <table:table-cell table:formula="of:=[$rawData.L54]" office:value-type="float" office:value="0" calcext:value-type="float">
            <text:p>0</text:p>
          </table:table-cell>
          <table:table-cell table:formula="of:=[$rawData.M54]" office:value-type="float" office:value="0" calcext:value-type="float">
            <text:p>0</text:p>
          </table:table-cell>
          <table:table-cell table:formula="of:=[$rawData.N54]" office:value-type="float" office:value="0" calcext:value-type="float">
            <text:p>0</text:p>
          </table:table-cell>
          <table:table-cell table:formula="of:=[$rawData.O54]" office:value-type="float" office:value="0" calcext:value-type="float">
            <text:p>0</text:p>
          </table:table-cell>
          <table:table-cell table:formula="of:=[$rawData.P54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COMMERCIAL ELECTRIC RESISTANCE STORAGE WATER HEATER</text:p>
          </table:table-cell>
          <table:table-cell office:value-type="string" calcext:value-type="string">
            <text:p>C_WH_EWH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EWH.RESID</text:p>
          </table:table-cell>
          <table:table-cell table:formula="of:=[$rawData.H55]" office:value-type="float" office:value="3.5563431826876" calcext:value-type="float">
            <text:p>3.5563431826876</text:p>
          </table:table-cell>
          <table:table-cell table:formula="of:=[$rawData.I55]" office:value-type="float" office:value="5.0341965027878" calcext:value-type="float">
            <text:p>5.0341965027878</text:p>
          </table:table-cell>
          <table:table-cell table:formula="of:=[$rawData.J55]" office:value-type="float" office:value="8.6128030040822" calcext:value-type="float">
            <text:p>8.6128030040822</text:p>
          </table:table-cell>
          <table:table-cell table:formula="of:=[$rawData.K55]" office:value-type="float" office:value="5.32355839744534" calcext:value-type="float">
            <text:p>5.32355839744534</text:p>
          </table:table-cell>
          <table:table-cell table:formula="of:=[$rawData.L55]" office:value-type="float" office:value="57.9477268190078" calcext:value-type="float">
            <text:p>57.9477268190078</text:p>
          </table:table-cell>
          <table:table-cell table:formula="of:=[$rawData.M55]" office:value-type="float" office:value="10.5133441789316" calcext:value-type="float">
            <text:p>10.5133441789316</text:p>
          </table:table-cell>
          <table:table-cell table:formula="of:=[$rawData.N55]" office:value-type="float" office:value="15.4027260844701" calcext:value-type="float">
            <text:p>15.4027260844701</text:p>
          </table:table-cell>
          <table:table-cell table:formula="of:=[$rawData.O55]" office:value-type="float" office:value="5.07254640732709" calcext:value-type="float">
            <text:p>5.07254640732709</text:p>
          </table:table-cell>
          <table:table-cell table:formula="of:=[$rawData.P55]" office:value-type="float" office:value="12.3215923602889" calcext:value-type="float">
            <text:p>12.3215923602889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STANDARD COMMERCIAL ELECTRIC RESISTANCE STORAGE WATER HEATER</text:p>
          </table:table-cell>
          <table:table-cell office:value-type="string" calcext:value-type="string">
            <text:p>C_WH_EWH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EWH.RESID</text:p>
          </table:table-cell>
          <table:table-cell table:formula="of:=[$rawData.H56]" office:value-type="float" office:value="3.5563431826876" calcext:value-type="float">
            <text:p>3.5563431826876</text:p>
          </table:table-cell>
          <table:table-cell table:formula="of:=[$rawData.I56]" office:value-type="float" office:value="5.0341965027878" calcext:value-type="float">
            <text:p>5.0341965027878</text:p>
          </table:table-cell>
          <table:table-cell table:formula="of:=[$rawData.J56]" office:value-type="float" office:value="8.6128030040822" calcext:value-type="float">
            <text:p>8.6128030040822</text:p>
          </table:table-cell>
          <table:table-cell table:formula="of:=[$rawData.K56]" office:value-type="float" office:value="5.32355839744534" calcext:value-type="float">
            <text:p>5.32355839744534</text:p>
          </table:table-cell>
          <table:table-cell table:formula="of:=[$rawData.L56]" office:value-type="float" office:value="57.9477268190078" calcext:value-type="float">
            <text:p>57.9477268190078</text:p>
          </table:table-cell>
          <table:table-cell table:formula="of:=[$rawData.M56]" office:value-type="float" office:value="10.5133441789316" calcext:value-type="float">
            <text:p>10.5133441789316</text:p>
          </table:table-cell>
          <table:table-cell table:formula="of:=[$rawData.N56]" office:value-type="float" office:value="15.4027260844701" calcext:value-type="float">
            <text:p>15.4027260844701</text:p>
          </table:table-cell>
          <table:table-cell table:formula="of:=[$rawData.O56]" office:value-type="float" office:value="5.07254640732709" calcext:value-type="float">
            <text:p>5.07254640732709</text:p>
          </table:table-cell>
          <table:table-cell table:formula="of:=[$rawData.P56]" office:value-type="float" office:value="12.3215923602889" calcext:value-type="float">
            <text:p>12.321592360288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COMMERCIAL GAS-FIRED BOOSTER WATER HEATER</text:p>
          </table:table-cell>
          <table:table-cell table:style-name="Default" office:value-type="string" calcext:value-type="string">
            <text:p>C_WH_BST_NGA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57]" office:value-type="float" office:value="0" calcext:value-type="float">
            <text:p>0</text:p>
          </table:table-cell>
          <table:table-cell table:formula="of:=[$rawData.I57]" office:value-type="float" office:value="0" calcext:value-type="float">
            <text:p>0</text:p>
          </table:table-cell>
          <table:table-cell table:formula="of:=[$rawData.J57]" office:value-type="float" office:value="0" calcext:value-type="float">
            <text:p>0</text:p>
          </table:table-cell>
          <table:table-cell table:formula="of:=[$rawData.K57]" office:value-type="float" office:value="0" calcext:value-type="float">
            <text:p>0</text:p>
          </table:table-cell>
          <table:table-cell table:formula="of:=[$rawData.L57]" office:value-type="float" office:value="0" calcext:value-type="float">
            <text:p>0</text:p>
          </table:table-cell>
          <table:table-cell table:formula="of:=[$rawData.M57]" office:value-type="float" office:value="0" calcext:value-type="float">
            <text:p>0</text:p>
          </table:table-cell>
          <table:table-cell table:formula="of:=[$rawData.N57]" office:value-type="float" office:value="0" calcext:value-type="float">
            <text:p>0</text:p>
          </table:table-cell>
          <table:table-cell table:formula="of:=[$rawData.O57]" office:value-type="float" office:value="0" calcext:value-type="float">
            <text:p>0</text:p>
          </table:table-cell>
          <table:table-cell table:formula="of:=[$rawData.P57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STANDARD COMMERCIAL GAS-FIRED BOOSTER WATER HEATER</text:p>
          </table:table-cell>
          <table:table-cell table:style-name="Default" office:value-type="string" calcext:value-type="string">
            <text:p>C_WH_BSTST_NGA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rawData.H58]" office:value-type="float" office:value="0" calcext:value-type="float">
            <text:p>0</text:p>
          </table:table-cell>
          <table:table-cell table:formula="of:=[$rawData.I58]" office:value-type="float" office:value="0" calcext:value-type="float">
            <text:p>0</text:p>
          </table:table-cell>
          <table:table-cell table:formula="of:=[$rawData.J58]" office:value-type="float" office:value="0" calcext:value-type="float">
            <text:p>0</text:p>
          </table:table-cell>
          <table:table-cell table:formula="of:=[$rawData.K58]" office:value-type="float" office:value="0" calcext:value-type="float">
            <text:p>0</text:p>
          </table:table-cell>
          <table:table-cell table:formula="of:=[$rawData.L58]" office:value-type="float" office:value="0" calcext:value-type="float">
            <text:p>0</text:p>
          </table:table-cell>
          <table:table-cell table:formula="of:=[$rawData.M58]" office:value-type="float" office:value="0" calcext:value-type="float">
            <text:p>0</text:p>
          </table:table-cell>
          <table:table-cell table:formula="of:=[$rawData.N58]" office:value-type="float" office:value="0" calcext:value-type="float">
            <text:p>0</text:p>
          </table:table-cell>
          <table:table-cell table:formula="of:=[$rawData.O58]" office:value-type="float" office:value="0" calcext:value-type="float">
            <text:p>0</text:p>
          </table:table-cell>
          <table:table-cell table:formula="of:=[$rawData.P58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HIGH EFFICIENCY COMMERCIAL GAS-FIRED BOOSTER WATER HEATER</text:p>
          </table:table-cell>
          <table:table-cell table:style-name="Default" office:value-type="string" calcext:value-type="string">
            <text:p>C_WH_BSTHE_NGA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rawData.H59]" office:value-type="float" office:value="0" calcext:value-type="float">
            <text:p>0</text:p>
          </table:table-cell>
          <table:table-cell table:formula="of:=[$rawData.I59]" office:value-type="float" office:value="0" calcext:value-type="float">
            <text:p>0</text:p>
          </table:table-cell>
          <table:table-cell table:formula="of:=[$rawData.J59]" office:value-type="float" office:value="0" calcext:value-type="float">
            <text:p>0</text:p>
          </table:table-cell>
          <table:table-cell table:formula="of:=[$rawData.K59]" office:value-type="float" office:value="0" calcext:value-type="float">
            <text:p>0</text:p>
          </table:table-cell>
          <table:table-cell table:formula="of:=[$rawData.L59]" office:value-type="float" office:value="0" calcext:value-type="float">
            <text:p>0</text:p>
          </table:table-cell>
          <table:table-cell table:formula="of:=[$rawData.M59]" office:value-type="float" office:value="0" calcext:value-type="float">
            <text:p>0</text:p>
          </table:table-cell>
          <table:table-cell table:formula="of:=[$rawData.N59]" office:value-type="float" office:value="0" calcext:value-type="float">
            <text:p>0</text:p>
          </table:table-cell>
          <table:table-cell table:formula="of:=[$rawData.O59]" office:value-type="float" office:value="0" calcext:value-type="float">
            <text:p>0</text:p>
          </table:table-cell>
          <table:table-cell table:formula="of:=[$rawData.P59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COMMERCIAL GAS-FIRED INSTANTANEOUS WATER HEATER</text:p>
          </table:table-cell>
          <table:table-cell table:style-name="Default" office:value-type="string" calcext:value-type="string">
            <text:p>C_WH_INST_NGA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60]" office:value-type="float" office:value="0" calcext:value-type="float">
            <text:p>0</text:p>
          </table:table-cell>
          <table:table-cell table:formula="of:=[$rawData.I60]" office:value-type="float" office:value="0" calcext:value-type="float">
            <text:p>0</text:p>
          </table:table-cell>
          <table:table-cell table:formula="of:=[$rawData.J60]" office:value-type="float" office:value="0" calcext:value-type="float">
            <text:p>0</text:p>
          </table:table-cell>
          <table:table-cell table:formula="of:=[$rawData.K60]" office:value-type="float" office:value="0" calcext:value-type="float">
            <text:p>0</text:p>
          </table:table-cell>
          <table:table-cell table:formula="of:=[$rawData.L60]" office:value-type="float" office:value="0" calcext:value-type="float">
            <text:p>0</text:p>
          </table:table-cell>
          <table:table-cell table:formula="of:=[$rawData.M60]" office:value-type="float" office:value="0" calcext:value-type="float">
            <text:p>0</text:p>
          </table:table-cell>
          <table:table-cell table:formula="of:=[$rawData.N60]" office:value-type="float" office:value="0" calcext:value-type="float">
            <text:p>0</text:p>
          </table:table-cell>
          <table:table-cell table:formula="of:=[$rawData.O60]" office:value-type="float" office:value="0" calcext:value-type="float">
            <text:p>0</text:p>
          </table:table-cell>
          <table:table-cell table:formula="of:=[$rawData.P60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STANDARD COMMERCIAL GAS-FIRED INSTANTANEOUS WATER HEATER</text:p>
          </table:table-cell>
          <table:table-cell table:style-name="Default" office:value-type="string" calcext:value-type="string">
            <text:p>C_WH_INSTST_NGA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rawData.H61]" office:value-type="float" office:value="0" calcext:value-type="float">
            <text:p>0</text:p>
          </table:table-cell>
          <table:table-cell table:formula="of:=[$rawData.I61]" office:value-type="float" office:value="0" calcext:value-type="float">
            <text:p>0</text:p>
          </table:table-cell>
          <table:table-cell table:formula="of:=[$rawData.J61]" office:value-type="float" office:value="0" calcext:value-type="float">
            <text:p>0</text:p>
          </table:table-cell>
          <table:table-cell table:formula="of:=[$rawData.K61]" office:value-type="float" office:value="0" calcext:value-type="float">
            <text:p>0</text:p>
          </table:table-cell>
          <table:table-cell table:formula="of:=[$rawData.L61]" office:value-type="float" office:value="0" calcext:value-type="float">
            <text:p>0</text:p>
          </table:table-cell>
          <table:table-cell table:formula="of:=[$rawData.M61]" office:value-type="float" office:value="0" calcext:value-type="float">
            <text:p>0</text:p>
          </table:table-cell>
          <table:table-cell table:formula="of:=[$rawData.N61]" office:value-type="float" office:value="0" calcext:value-type="float">
            <text:p>0</text:p>
          </table:table-cell>
          <table:table-cell table:formula="of:=[$rawData.O61]" office:value-type="float" office:value="0" calcext:value-type="float">
            <text:p>0</text:p>
          </table:table-cell>
          <table:table-cell table:formula="of:=[$rawData.P61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HIGH EFFICIENCY COMMERCIAL GAS-FIRED INSTANTANEOUS WATER HEATER</text:p>
          </table:table-cell>
          <table:table-cell table:style-name="Default" office:value-type="string" calcext:value-type="string">
            <text:p>C_WH_INSTHE_NGA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rawData.H62]" office:value-type="float" office:value="0" calcext:value-type="float">
            <text:p>0</text:p>
          </table:table-cell>
          <table:table-cell table:formula="of:=[$rawData.I62]" office:value-type="float" office:value="0" calcext:value-type="float">
            <text:p>0</text:p>
          </table:table-cell>
          <table:table-cell table:formula="of:=[$rawData.J62]" office:value-type="float" office:value="0" calcext:value-type="float">
            <text:p>0</text:p>
          </table:table-cell>
          <table:table-cell table:formula="of:=[$rawData.K62]" office:value-type="float" office:value="0" calcext:value-type="float">
            <text:p>0</text:p>
          </table:table-cell>
          <table:table-cell table:formula="of:=[$rawData.L62]" office:value-type="float" office:value="0" calcext:value-type="float">
            <text:p>0</text:p>
          </table:table-cell>
          <table:table-cell table:formula="of:=[$rawData.M62]" office:value-type="float" office:value="0" calcext:value-type="float">
            <text:p>0</text:p>
          </table:table-cell>
          <table:table-cell table:formula="of:=[$rawData.N62]" office:value-type="float" office:value="0" calcext:value-type="float">
            <text:p>0</text:p>
          </table:table-cell>
          <table:table-cell table:formula="of:=[$rawData.O62]" office:value-type="float" office:value="0" calcext:value-type="float">
            <text:p>0</text:p>
          </table:table-cell>
          <table:table-cell table:formula="of:=[$rawData.P62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COMMERCIAL ELECTRIC BOOSTER WATER HEATERS</text:p>
          </table:table-cell>
          <table:table-cell table:style-name="Default" office:value-type="string" calcext:value-type="string">
            <text:p>C_WH_BST_ELC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63]" office:value-type="float" office:value="0" calcext:value-type="float">
            <text:p>0</text:p>
          </table:table-cell>
          <table:table-cell table:formula="of:=[$rawData.I63]" office:value-type="float" office:value="0" calcext:value-type="float">
            <text:p>0</text:p>
          </table:table-cell>
          <table:table-cell table:formula="of:=[$rawData.J63]" office:value-type="float" office:value="0" calcext:value-type="float">
            <text:p>0</text:p>
          </table:table-cell>
          <table:table-cell table:formula="of:=[$rawData.K63]" office:value-type="float" office:value="0" calcext:value-type="float">
            <text:p>0</text:p>
          </table:table-cell>
          <table:table-cell table:formula="of:=[$rawData.L63]" office:value-type="float" office:value="0" calcext:value-type="float">
            <text:p>0</text:p>
          </table:table-cell>
          <table:table-cell table:formula="of:=[$rawData.M63]" office:value-type="float" office:value="0" calcext:value-type="float">
            <text:p>0</text:p>
          </table:table-cell>
          <table:table-cell table:formula="of:=[$rawData.N63]" office:value-type="float" office:value="0" calcext:value-type="float">
            <text:p>0</text:p>
          </table:table-cell>
          <table:table-cell table:formula="of:=[$rawData.O63]" office:value-type="float" office:value="0" calcext:value-type="float">
            <text:p>0</text:p>
          </table:table-cell>
          <table:table-cell table:formula="of:=[$rawData.P63]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STANDARD COMMERCIAL ELECTRIC BOOSTER WATER HEATERS</text:p>
          </table:table-cell>
          <table:table-cell table:style-name="Default" office:value-type="string" calcext:value-type="string">
            <text:p>C_WH_BSTST_ELC_R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$rawData.H64]" office:value-type="float" office:value="0" calcext:value-type="float">
            <text:p>0</text:p>
          </table:table-cell>
          <table:table-cell table:formula="of:=[$rawData.I64]" office:value-type="float" office:value="0" calcext:value-type="float">
            <text:p>0</text:p>
          </table:table-cell>
          <table:table-cell table:formula="of:=[$rawData.J64]" office:value-type="float" office:value="0" calcext:value-type="float">
            <text:p>0</text:p>
          </table:table-cell>
          <table:table-cell table:formula="of:=[$rawData.K64]" office:value-type="float" office:value="0" calcext:value-type="float">
            <text:p>0</text:p>
          </table:table-cell>
          <table:table-cell table:formula="of:=[$rawData.L64]" office:value-type="float" office:value="0" calcext:value-type="float">
            <text:p>0</text:p>
          </table:table-cell>
          <table:table-cell table:formula="of:=[$rawData.M64]" office:value-type="float" office:value="0" calcext:value-type="float">
            <text:p>0</text:p>
          </table:table-cell>
          <table:table-cell table:formula="of:=[$rawData.N64]" office:value-type="float" office:value="0" calcext:value-type="float">
            <text:p>0</text:p>
          </table:table-cell>
          <table:table-cell table:formula="of:=[$rawData.O64]" office:value-type="float" office:value="0" calcext:value-type="float">
            <text:p>0</text:p>
          </table:table-cell>
          <table:table-cell table:formula="of:=[$rawData.P64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BVM.RESID</text:p>
          </table:table-cell>
          <table:table-cell table:formula="of:=[$rawData.H65]" office:value-type="float" office:value="10.196421295077" calcext:value-type="float">
            <text:p>10.196421295077</text:p>
          </table:table-cell>
          <table:table-cell table:formula="of:=[$rawData.I65]" office:value-type="float" office:value="26.6216187787785" calcext:value-type="float">
            <text:p>26.6216187787785</text:p>
          </table:table-cell>
          <table:table-cell table:formula="of:=[$rawData.J65]" office:value-type="float" office:value="30.2005579130339" calcext:value-type="float">
            <text:p>30.2005579130339</text:p>
          </table:table-cell>
          <table:table-cell table:formula="of:=[$rawData.K65]" office:value-type="float" office:value="14.642838391675" calcext:value-type="float">
            <text:p>14.642838391675</text:p>
          </table:table-cell>
          <table:table-cell table:formula="of:=[$rawData.L65]" office:value-type="float" office:value="42.6178175980428" calcext:value-type="float">
            <text:p>42.6178175980428</text:p>
          </table:table-cell>
          <table:table-cell table:formula="of:=[$rawData.M65]" office:value-type="float" office:value="11.6232566320451" calcext:value-type="float">
            <text:p>11.6232566320451</text:p>
          </table:table-cell>
          <table:table-cell table:formula="of:=[$rawData.N65]" office:value-type="float" office:value="27.0055844342417" calcext:value-type="float">
            <text:p>27.0055844342417</text:p>
          </table:table-cell>
          <table:table-cell table:formula="of:=[$rawData.O65]" office:value-type="float" office:value="11.8057588263084" calcext:value-type="float">
            <text:p>11.8057588263084</text:p>
          </table:table-cell>
          <table:table-cell table:formula="of:=[$rawData.P65]" office:value-type="float" office:value="31.7103487928488" calcext:value-type="float">
            <text:p>31.710348792848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BVM.RESID</text:p>
          </table:table-cell>
          <table:table-cell table:formula="of:=[$rawData.H66]" office:value-type="float" office:value="10.196421295077" calcext:value-type="float">
            <text:p>10.196421295077</text:p>
          </table:table-cell>
          <table:table-cell table:formula="of:=[$rawData.I66]" office:value-type="float" office:value="26.6216187787785" calcext:value-type="float">
            <text:p>26.6216187787785</text:p>
          </table:table-cell>
          <table:table-cell table:formula="of:=[$rawData.J66]" office:value-type="float" office:value="30.2005579130339" calcext:value-type="float">
            <text:p>30.2005579130339</text:p>
          </table:table-cell>
          <table:table-cell table:formula="of:=[$rawData.K66]" office:value-type="float" office:value="14.642838391675" calcext:value-type="float">
            <text:p>14.642838391675</text:p>
          </table:table-cell>
          <table:table-cell table:formula="of:=[$rawData.L66]" office:value-type="float" office:value="42.6178175980428" calcext:value-type="float">
            <text:p>42.6178175980428</text:p>
          </table:table-cell>
          <table:table-cell table:formula="of:=[$rawData.M66]" office:value-type="float" office:value="11.6232566320451" calcext:value-type="float">
            <text:p>11.6232566320451</text:p>
          </table:table-cell>
          <table:table-cell table:formula="of:=[$rawData.N66]" office:value-type="float" office:value="27.0055844342417" calcext:value-type="float">
            <text:p>27.0055844342417</text:p>
          </table:table-cell>
          <table:table-cell table:formula="of:=[$rawData.O66]" office:value-type="float" office:value="11.8057588263084" calcext:value-type="float">
            <text:p>11.8057588263084</text:p>
          </table:table-cell>
          <table:table-cell table:formula="of:=[$rawData.P66]"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STANDARD COMMERCIAL BEVERAGE MERCHANDISERS</text:p>
          </table:table-cell>
          <table:table-cell office:value-type="string" calcext:value-type="string">
            <text:p>C_RF_B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table:formula="of:=[$rawData.H67]" office:value-type="float" office:value="10.196421295077" calcext:value-type="float">
            <text:p>10.196421295077</text:p>
          </table:table-cell>
          <table:table-cell table:formula="of:=[$rawData.I67]" office:value-type="float" office:value="26.6216187787785" calcext:value-type="float">
            <text:p>26.6216187787785</text:p>
          </table:table-cell>
          <table:table-cell table:formula="of:=[$rawData.J67]" office:value-type="float" office:value="30.2005579130339" calcext:value-type="float">
            <text:p>30.2005579130339</text:p>
          </table:table-cell>
          <table:table-cell table:formula="of:=[$rawData.K67]" office:value-type="float" office:value="14.642838391675" calcext:value-type="float">
            <text:p>14.642838391675</text:p>
          </table:table-cell>
          <table:table-cell table:formula="of:=[$rawData.L67]" office:value-type="float" office:value="42.6178175980428" calcext:value-type="float">
            <text:p>42.6178175980428</text:p>
          </table:table-cell>
          <table:table-cell table:formula="of:=[$rawData.M67]" office:value-type="float" office:value="11.6232566320451" calcext:value-type="float">
            <text:p>11.6232566320451</text:p>
          </table:table-cell>
          <table:table-cell table:formula="of:=[$rawData.N67]" office:value-type="float" office:value="27.0055844342417" calcext:value-type="float">
            <text:p>27.0055844342417</text:p>
          </table:table-cell>
          <table:table-cell table:formula="of:=[$rawData.O67]" office:value-type="float" office:value="11.8057588263084" calcext:value-type="float">
            <text:p>11.8057588263084</text:p>
          </table:table-cell>
          <table:table-cell table:formula="of:=[$rawData.P67]"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HIGH EFFICIENCY COMMERCIAL BEVERAGE MERCHANDISERS</text:p>
          </table:table-cell>
          <table:table-cell office:value-type="string" calcext:value-type="string">
            <text:p>C_RF_B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table:formula="of:=[$rawData.H68]" office:value-type="float" office:value="10.196421295077" calcext:value-type="float">
            <text:p>10.196421295077</text:p>
          </table:table-cell>
          <table:table-cell table:formula="of:=[$rawData.I68]" office:value-type="float" office:value="26.6216187787785" calcext:value-type="float">
            <text:p>26.6216187787785</text:p>
          </table:table-cell>
          <table:table-cell table:formula="of:=[$rawData.J68]" office:value-type="float" office:value="30.2005579130339" calcext:value-type="float">
            <text:p>30.2005579130339</text:p>
          </table:table-cell>
          <table:table-cell table:formula="of:=[$rawData.K68]" office:value-type="float" office:value="14.642838391675" calcext:value-type="float">
            <text:p>14.642838391675</text:p>
          </table:table-cell>
          <table:table-cell table:formula="of:=[$rawData.L68]" office:value-type="float" office:value="42.6178175980428" calcext:value-type="float">
            <text:p>42.6178175980428</text:p>
          </table:table-cell>
          <table:table-cell table:formula="of:=[$rawData.M68]" office:value-type="float" office:value="11.6232566320451" calcext:value-type="float">
            <text:p>11.6232566320451</text:p>
          </table:table-cell>
          <table:table-cell table:formula="of:=[$rawData.N68]" office:value-type="float" office:value="27.0055844342417" calcext:value-type="float">
            <text:p>27.0055844342417</text:p>
          </table:table-cell>
          <table:table-cell table:formula="of:=[$rawData.O68]" office:value-type="float" office:value="11.8057588263084" calcext:value-type="float">
            <text:p>11.8057588263084</text:p>
          </table:table-cell>
          <table:table-cell table:formula="of:=[$rawData.P68]" office:value-type="float" office:value="31.7103487928488" calcext:value-type="float">
            <text:p>31.710348792848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CEN.RESID</text:p>
          </table:table-cell>
          <table:table-cell table:formula="of:=[$rawData.H69]" office:value-type="float" office:value="5.93257327280696" calcext:value-type="float">
            <text:p>5.93257327280696</text:p>
          </table:table-cell>
          <table:table-cell table:formula="of:=[$rawData.I69]" office:value-type="float" office:value="15.4892289633119" calcext:value-type="float">
            <text:p>15.4892289633119</text:p>
          </table:table-cell>
          <table:table-cell table:formula="of:=[$rawData.J69]" office:value-type="float" office:value="17.5715594240136" calcext:value-type="float">
            <text:p>17.5715594240136</text:p>
          </table:table-cell>
          <table:table-cell table:formula="of:=[$rawData.K69]" office:value-type="float" office:value="8.51962754053962" calcext:value-type="float">
            <text:p>8.51962754053962</text:p>
          </table:table-cell>
          <table:table-cell table:formula="of:=[$rawData.L69]" office:value-type="float" office:value="24.7962808038917" calcext:value-type="float">
            <text:p>24.7962808038917</text:p>
          </table:table-cell>
          <table:table-cell table:formula="of:=[$rawData.M69]" office:value-type="float" office:value="6.76274740349729" calcext:value-type="float">
            <text:p>6.76274740349729</text:p>
          </table:table-cell>
          <table:table-cell table:formula="of:=[$rawData.N69]" office:value-type="float" office:value="15.7126313041289" calcext:value-type="float">
            <text:p>15.7126313041289</text:p>
          </table:table-cell>
          <table:table-cell table:formula="of:=[$rawData.O69]" office:value-type="float" office:value="6.86893246672513" calcext:value-type="float">
            <text:p>6.86893246672513</text:p>
          </table:table-cell>
          <table:table-cell table:formula="of:=[$rawData.P69]"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CEN.RESID</text:p>
          </table:table-cell>
          <table:table-cell table:formula="of:=[$rawData.H70]" office:value-type="float" office:value="5.93257327280696" calcext:value-type="float">
            <text:p>5.93257327280696</text:p>
          </table:table-cell>
          <table:table-cell table:formula="of:=[$rawData.I70]" office:value-type="float" office:value="15.4892289633119" calcext:value-type="float">
            <text:p>15.4892289633119</text:p>
          </table:table-cell>
          <table:table-cell table:formula="of:=[$rawData.J70]" office:value-type="float" office:value="17.5715594240136" calcext:value-type="float">
            <text:p>17.5715594240136</text:p>
          </table:table-cell>
          <table:table-cell table:formula="of:=[$rawData.K70]" office:value-type="float" office:value="8.51962754053962" calcext:value-type="float">
            <text:p>8.51962754053962</text:p>
          </table:table-cell>
          <table:table-cell table:formula="of:=[$rawData.L70]" office:value-type="float" office:value="24.7962808038917" calcext:value-type="float">
            <text:p>24.7962808038917</text:p>
          </table:table-cell>
          <table:table-cell table:formula="of:=[$rawData.M70]" office:value-type="float" office:value="6.76274740349729" calcext:value-type="float">
            <text:p>6.76274740349729</text:p>
          </table:table-cell>
          <table:table-cell table:formula="of:=[$rawData.N70]" office:value-type="float" office:value="15.7126313041289" calcext:value-type="float">
            <text:p>15.7126313041289</text:p>
          </table:table-cell>
          <table:table-cell table:formula="of:=[$rawData.O70]" office:value-type="float" office:value="6.86893246672513" calcext:value-type="float">
            <text:p>6.86893246672513</text:p>
          </table:table-cell>
          <table:table-cell table:formula="of:=[$rawData.P70]"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TANDARD SUPERMARKET DISPLAY CASES</text:p>
          </table:table-cell>
          <table:table-cell office:value-type="string" calcext:value-type="string">
            <text:p>C_RF_CEN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table:formula="of:=[$rawData.H71]" office:value-type="float" office:value="5.93257327280696" calcext:value-type="float">
            <text:p>5.93257327280696</text:p>
          </table:table-cell>
          <table:table-cell table:formula="of:=[$rawData.I71]" office:value-type="float" office:value="15.4892289633119" calcext:value-type="float">
            <text:p>15.4892289633119</text:p>
          </table:table-cell>
          <table:table-cell table:formula="of:=[$rawData.J71]" office:value-type="float" office:value="17.5715594240136" calcext:value-type="float">
            <text:p>17.5715594240136</text:p>
          </table:table-cell>
          <table:table-cell table:formula="of:=[$rawData.K71]" office:value-type="float" office:value="8.51962754053962" calcext:value-type="float">
            <text:p>8.51962754053962</text:p>
          </table:table-cell>
          <table:table-cell table:formula="of:=[$rawData.L71]" office:value-type="float" office:value="24.7962808038917" calcext:value-type="float">
            <text:p>24.7962808038917</text:p>
          </table:table-cell>
          <table:table-cell table:formula="of:=[$rawData.M71]" office:value-type="float" office:value="6.76274740349729" calcext:value-type="float">
            <text:p>6.76274740349729</text:p>
          </table:table-cell>
          <table:table-cell table:formula="of:=[$rawData.N71]" office:value-type="float" office:value="15.7126313041289" calcext:value-type="float">
            <text:p>15.7126313041289</text:p>
          </table:table-cell>
          <table:table-cell table:formula="of:=[$rawData.O71]" office:value-type="float" office:value="6.86893246672513" calcext:value-type="float">
            <text:p>6.86893246672513</text:p>
          </table:table-cell>
          <table:table-cell table:formula="of:=[$rawData.P71]"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HIGH EFFICIENCY SUPERMARKET DISPLAY CASES</text:p>
          </table:table-cell>
          <table:table-cell office:value-type="string" calcext:value-type="string">
            <text:p>C_RF_CEN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table:formula="of:=[$rawData.H72]" office:value-type="float" office:value="5.93257327280696" calcext:value-type="float">
            <text:p>5.93257327280696</text:p>
          </table:table-cell>
          <table:table-cell table:formula="of:=[$rawData.I72]" office:value-type="float" office:value="15.4892289633119" calcext:value-type="float">
            <text:p>15.4892289633119</text:p>
          </table:table-cell>
          <table:table-cell table:formula="of:=[$rawData.J72]" office:value-type="float" office:value="17.5715594240136" calcext:value-type="float">
            <text:p>17.5715594240136</text:p>
          </table:table-cell>
          <table:table-cell table:formula="of:=[$rawData.K72]" office:value-type="float" office:value="8.51962754053962" calcext:value-type="float">
            <text:p>8.51962754053962</text:p>
          </table:table-cell>
          <table:table-cell table:formula="of:=[$rawData.L72]" office:value-type="float" office:value="24.7962808038917" calcext:value-type="float">
            <text:p>24.7962808038917</text:p>
          </table:table-cell>
          <table:table-cell table:formula="of:=[$rawData.M72]" office:value-type="float" office:value="6.76274740349729" calcext:value-type="float">
            <text:p>6.76274740349729</text:p>
          </table:table-cell>
          <table:table-cell table:formula="of:=[$rawData.N72]" office:value-type="float" office:value="15.7126313041289" calcext:value-type="float">
            <text:p>15.7126313041289</text:p>
          </table:table-cell>
          <table:table-cell table:formula="of:=[$rawData.O72]" office:value-type="float" office:value="6.86893246672513" calcext:value-type="float">
            <text:p>6.86893246672513</text:p>
          </table:table-cell>
          <table:table-cell table:formula="of:=[$rawData.P72]"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ICM.RESID</text:p>
          </table:table-cell>
          <table:table-cell table:formula="of:=[$rawData.H73]" office:value-type="float" office:value="4.67347147656652" calcext:value-type="float">
            <text:p>4.67347147656652</text:p>
          </table:table-cell>
          <table:table-cell table:formula="of:=[$rawData.I73]" office:value-type="float" office:value="12.2018669513703" calcext:value-type="float">
            <text:p>12.2018669513703</text:p>
          </table:table-cell>
          <table:table-cell table:formula="of:=[$rawData.J73]" office:value-type="float" office:value="13.8422532669481" calcext:value-type="float">
            <text:p>13.8422532669481</text:p>
          </table:table-cell>
          <table:table-cell table:formula="of:=[$rawData.K73]" office:value-type="float" office:value="6.71146136267502" calcext:value-type="float">
            <text:p>6.71146136267502</text:p>
          </table:table-cell>
          <table:table-cell table:formula="of:=[$rawData.L73]" office:value-type="float" office:value="19.5336333380155" calcext:value-type="float">
            <text:p>19.5336333380155</text:p>
          </table:table-cell>
          <table:table-cell table:formula="of:=[$rawData.M73]" office:value-type="float" office:value="5.32745330569089" calcext:value-type="float">
            <text:p>5.32745330569089</text:p>
          </table:table-cell>
          <table:table-cell table:formula="of:=[$rawData.N73]" office:value-type="float" office:value="12.3778554170151" calcext:value-type="float">
            <text:p>12.3778554170151</text:p>
          </table:table-cell>
          <table:table-cell table:formula="of:=[$rawData.O73]" office:value-type="float" office:value="5.41110214429982" calcext:value-type="float">
            <text:p>5.41110214429982</text:p>
          </table:table-cell>
          <table:table-cell table:formula="of:=[$rawData.P73]" office:value-type="float" office:value="14.5342572954401" calcext:value-type="float">
            <text:p>14.534257295440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ICM.RESID</text:p>
          </table:table-cell>
          <table:table-cell table:formula="of:=[$rawData.H74]" office:value-type="float" office:value="4.67347147656652" calcext:value-type="float">
            <text:p>4.67347147656652</text:p>
          </table:table-cell>
          <table:table-cell table:formula="of:=[$rawData.I74]" office:value-type="float" office:value="12.2018669513703" calcext:value-type="float">
            <text:p>12.2018669513703</text:p>
          </table:table-cell>
          <table:table-cell table:formula="of:=[$rawData.J74]" office:value-type="float" office:value="13.8422532669481" calcext:value-type="float">
            <text:p>13.8422532669481</text:p>
          </table:table-cell>
          <table:table-cell table:formula="of:=[$rawData.K74]" office:value-type="float" office:value="6.71146136267502" calcext:value-type="float">
            <text:p>6.71146136267502</text:p>
          </table:table-cell>
          <table:table-cell table:formula="of:=[$rawData.L74]" office:value-type="float" office:value="19.5336333380155" calcext:value-type="float">
            <text:p>19.5336333380155</text:p>
          </table:table-cell>
          <table:table-cell table:formula="of:=[$rawData.M74]" office:value-type="float" office:value="5.32745330569089" calcext:value-type="float">
            <text:p>5.32745330569089</text:p>
          </table:table-cell>
          <table:table-cell table:formula="of:=[$rawData.N74]" office:value-type="float" office:value="12.3778554170151" calcext:value-type="float">
            <text:p>12.3778554170151</text:p>
          </table:table-cell>
          <table:table-cell table:formula="of:=[$rawData.O74]" office:value-type="float" office:value="5.41110214429982" calcext:value-type="float">
            <text:p>5.41110214429982</text:p>
          </table:table-cell>
          <table:table-cell table:formula="of:=[$rawData.P74]"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STANDARD COMMERCIAL ICE-MACHINES</text:p>
          </table:table-cell>
          <table:table-cell office:value-type="string" calcext:value-type="string">
            <text:p>C_RF_IC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table:formula="of:=[$rawData.H75]" office:value-type="float" office:value="4.67347147656652" calcext:value-type="float">
            <text:p>4.67347147656652</text:p>
          </table:table-cell>
          <table:table-cell table:formula="of:=[$rawData.I75]" office:value-type="float" office:value="12.2018669513703" calcext:value-type="float">
            <text:p>12.2018669513703</text:p>
          </table:table-cell>
          <table:table-cell table:formula="of:=[$rawData.J75]" office:value-type="float" office:value="13.8422532669481" calcext:value-type="float">
            <text:p>13.8422532669481</text:p>
          </table:table-cell>
          <table:table-cell table:formula="of:=[$rawData.K75]" office:value-type="float" office:value="6.71146136267502" calcext:value-type="float">
            <text:p>6.71146136267502</text:p>
          </table:table-cell>
          <table:table-cell table:formula="of:=[$rawData.L75]" office:value-type="float" office:value="19.5336333380155" calcext:value-type="float">
            <text:p>19.5336333380155</text:p>
          </table:table-cell>
          <table:table-cell table:formula="of:=[$rawData.M75]" office:value-type="float" office:value="5.32745330569089" calcext:value-type="float">
            <text:p>5.32745330569089</text:p>
          </table:table-cell>
          <table:table-cell table:formula="of:=[$rawData.N75]" office:value-type="float" office:value="12.3778554170151" calcext:value-type="float">
            <text:p>12.3778554170151</text:p>
          </table:table-cell>
          <table:table-cell table:formula="of:=[$rawData.O75]" office:value-type="float" office:value="5.41110214429982" calcext:value-type="float">
            <text:p>5.41110214429982</text:p>
          </table:table-cell>
          <table:table-cell table:formula="of:=[$rawData.P75]"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HIGH EFFICIENCY COMMERCIAL ICE-MACHINES</text:p>
          </table:table-cell>
          <table:table-cell office:value-type="string" calcext:value-type="string">
            <text:p>C_RF_IC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table:formula="of:=[$rawData.H76]" office:value-type="float" office:value="4.67347147656652" calcext:value-type="float">
            <text:p>4.67347147656652</text:p>
          </table:table-cell>
          <table:table-cell table:formula="of:=[$rawData.I76]" office:value-type="float" office:value="12.2018669513703" calcext:value-type="float">
            <text:p>12.2018669513703</text:p>
          </table:table-cell>
          <table:table-cell table:formula="of:=[$rawData.J76]" office:value-type="float" office:value="13.8422532669481" calcext:value-type="float">
            <text:p>13.8422532669481</text:p>
          </table:table-cell>
          <table:table-cell table:formula="of:=[$rawData.K76]" office:value-type="float" office:value="6.71146136267502" calcext:value-type="float">
            <text:p>6.71146136267502</text:p>
          </table:table-cell>
          <table:table-cell table:formula="of:=[$rawData.L76]" office:value-type="float" office:value="19.5336333380155" calcext:value-type="float">
            <text:p>19.5336333380155</text:p>
          </table:table-cell>
          <table:table-cell table:formula="of:=[$rawData.M76]" office:value-type="float" office:value="5.32745330569089" calcext:value-type="float">
            <text:p>5.32745330569089</text:p>
          </table:table-cell>
          <table:table-cell table:formula="of:=[$rawData.N76]" office:value-type="float" office:value="12.3778554170151" calcext:value-type="float">
            <text:p>12.3778554170151</text:p>
          </table:table-cell>
          <table:table-cell table:formula="of:=[$rawData.O76]" office:value-type="float" office:value="5.41110214429982" calcext:value-type="float">
            <text:p>5.41110214429982</text:p>
          </table:table-cell>
          <table:table-cell table:formula="of:=[$rawData.P76]"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F.RESID</text:p>
          </table:table-cell>
          <table:table-cell table:formula="of:=[$rawData.H77]" office:value-type="float" office:value="26.7147212191207" calcext:value-type="float">
            <text:p>26.7147212191207</text:p>
          </table:table-cell>
          <table:table-cell table:formula="of:=[$rawData.I77]" office:value-type="float" office:value="69.7488955679136" calcext:value-type="float">
            <text:p>69.7488955679136</text:p>
          </table:table-cell>
          <table:table-cell table:formula="of:=[$rawData.J77]" office:value-type="float" office:value="79.1257502961498" calcext:value-type="float">
            <text:p>79.1257502961498</text:p>
          </table:table-cell>
          <table:table-cell table:formula="of:=[$rawData.K77]" office:value-type="float" office:value="38.3643764973798" calcext:value-type="float">
            <text:p>38.3643764973798</text:p>
          </table:table-cell>
          <table:table-cell table:formula="of:=[$rawData.L77]" office:value-type="float" office:value="111.659089316832" calcext:value-type="float">
            <text:p>111.659089316832</text:p>
          </table:table-cell>
          <table:table-cell table:formula="of:=[$rawData.M77]" office:value-type="float" office:value="30.4530434352785" calcext:value-type="float">
            <text:p>30.4530434352785</text:p>
          </table:table-cell>
          <table:table-cell table:formula="of:=[$rawData.N77]" office:value-type="float" office:value="70.7548892539892" calcext:value-type="float">
            <text:p>70.7548892539892</text:p>
          </table:table-cell>
          <table:table-cell table:formula="of:=[$rawData.O77]" office:value-type="float" office:value="30.9312009280429" calcext:value-type="float">
            <text:p>30.9312009280429</text:p>
          </table:table-cell>
          <table:table-cell table:formula="of:=[$rawData.P77]"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F.RESID</text:p>
          </table:table-cell>
          <table:table-cell table:formula="of:=[$rawData.H78]" office:value-type="float" office:value="26.7147212191207" calcext:value-type="float">
            <text:p>26.7147212191207</text:p>
          </table:table-cell>
          <table:table-cell table:formula="of:=[$rawData.I78]" office:value-type="float" office:value="69.7488955679136" calcext:value-type="float">
            <text:p>69.7488955679136</text:p>
          </table:table-cell>
          <table:table-cell table:formula="of:=[$rawData.J78]" office:value-type="float" office:value="79.1257502961498" calcext:value-type="float">
            <text:p>79.1257502961498</text:p>
          </table:table-cell>
          <table:table-cell table:formula="of:=[$rawData.K78]" office:value-type="float" office:value="38.3643764973798" calcext:value-type="float">
            <text:p>38.3643764973798</text:p>
          </table:table-cell>
          <table:table-cell table:formula="of:=[$rawData.L78]" office:value-type="float" office:value="111.659089316832" calcext:value-type="float">
            <text:p>111.659089316832</text:p>
          </table:table-cell>
          <table:table-cell table:formula="of:=[$rawData.M78]" office:value-type="float" office:value="30.4530434352785" calcext:value-type="float">
            <text:p>30.4530434352785</text:p>
          </table:table-cell>
          <table:table-cell table:formula="of:=[$rawData.N78]" office:value-type="float" office:value="70.7548892539892" calcext:value-type="float">
            <text:p>70.7548892539892</text:p>
          </table:table-cell>
          <table:table-cell table:formula="of:=[$rawData.O78]" office:value-type="float" office:value="30.9312009280429" calcext:value-type="float">
            <text:p>30.9312009280429</text:p>
          </table:table-cell>
          <table:table-cell table:formula="of:=[$rawData.P78]"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STANDARD COMMERCIAL REACH-IN FREEZERS</text:p>
          </table:table-cell>
          <table:table-cell office:value-type="string" calcext:value-type="string">
            <text:p>C_RF_R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table:formula="of:=[$rawData.H79]" office:value-type="float" office:value="26.7147212191207" calcext:value-type="float">
            <text:p>26.7147212191207</text:p>
          </table:table-cell>
          <table:table-cell table:formula="of:=[$rawData.I79]" office:value-type="float" office:value="69.7488955679136" calcext:value-type="float">
            <text:p>69.7488955679136</text:p>
          </table:table-cell>
          <table:table-cell table:formula="of:=[$rawData.J79]" office:value-type="float" office:value="79.1257502961498" calcext:value-type="float">
            <text:p>79.1257502961498</text:p>
          </table:table-cell>
          <table:table-cell table:formula="of:=[$rawData.K79]" office:value-type="float" office:value="38.3643764973798" calcext:value-type="float">
            <text:p>38.3643764973798</text:p>
          </table:table-cell>
          <table:table-cell table:formula="of:=[$rawData.L79]" office:value-type="float" office:value="111.659089316832" calcext:value-type="float">
            <text:p>111.659089316832</text:p>
          </table:table-cell>
          <table:table-cell table:formula="of:=[$rawData.M79]" office:value-type="float" office:value="30.4530434352785" calcext:value-type="float">
            <text:p>30.4530434352785</text:p>
          </table:table-cell>
          <table:table-cell table:formula="of:=[$rawData.N79]" office:value-type="float" office:value="70.7548892539892" calcext:value-type="float">
            <text:p>70.7548892539892</text:p>
          </table:table-cell>
          <table:table-cell table:formula="of:=[$rawData.O79]" office:value-type="float" office:value="30.9312009280429" calcext:value-type="float">
            <text:p>30.9312009280429</text:p>
          </table:table-cell>
          <table:table-cell table:formula="of:=[$rawData.P79]"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HIGH EFFICIENCY COMMERCIAL REACH-IN FREEZERS</text:p>
          </table:table-cell>
          <table:table-cell office:value-type="string" calcext:value-type="string">
            <text:p>C_RF_R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table:formula="of:=[$rawData.H80]" office:value-type="float" office:value="26.7147212191207" calcext:value-type="float">
            <text:p>26.7147212191207</text:p>
          </table:table-cell>
          <table:table-cell table:formula="of:=[$rawData.I80]" office:value-type="float" office:value="69.7488955679136" calcext:value-type="float">
            <text:p>69.7488955679136</text:p>
          </table:table-cell>
          <table:table-cell table:formula="of:=[$rawData.J80]" office:value-type="float" office:value="79.1257502961498" calcext:value-type="float">
            <text:p>79.1257502961498</text:p>
          </table:table-cell>
          <table:table-cell table:formula="of:=[$rawData.K80]" office:value-type="float" office:value="38.3643764973798" calcext:value-type="float">
            <text:p>38.3643764973798</text:p>
          </table:table-cell>
          <table:table-cell table:formula="of:=[$rawData.L80]" office:value-type="float" office:value="111.659089316832" calcext:value-type="float">
            <text:p>111.659089316832</text:p>
          </table:table-cell>
          <table:table-cell table:formula="of:=[$rawData.M80]" office:value-type="float" office:value="30.4530434352785" calcext:value-type="float">
            <text:p>30.4530434352785</text:p>
          </table:table-cell>
          <table:table-cell table:formula="of:=[$rawData.N80]" office:value-type="float" office:value="70.7548892539892" calcext:value-type="float">
            <text:p>70.7548892539892</text:p>
          </table:table-cell>
          <table:table-cell table:formula="of:=[$rawData.O80]" office:value-type="float" office:value="30.9312009280429" calcext:value-type="float">
            <text:p>30.9312009280429</text:p>
          </table:table-cell>
          <table:table-cell table:formula="of:=[$rawData.P80]"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R.RESID</text:p>
          </table:table-cell>
          <table:table-cell table:formula="of:=[$rawData.H81]" office:value-type="float" office:value="7.71189384310524" calcext:value-type="float">
            <text:p>7.71189384310524</text:p>
          </table:table-cell>
          <table:table-cell table:formula="of:=[$rawData.I81]" office:value-type="float" office:value="20.1348190715384" calcext:value-type="float">
            <text:p>20.1348190715384</text:p>
          </table:table-cell>
          <table:table-cell table:formula="of:=[$rawData.J81]" office:value-type="float" office:value="22.8416902252085" calcext:value-type="float">
            <text:p>22.8416902252085</text:p>
          </table:table-cell>
          <table:table-cell table:formula="of:=[$rawData.K81]" office:value-type="float" office:value="11.0748675413073" calcext:value-type="float">
            <text:p>11.0748675413073</text:p>
          </table:table-cell>
          <table:table-cell table:formula="of:=[$rawData.L81]" office:value-type="float" office:value="32.2332782875117" calcext:value-type="float">
            <text:p>32.2332782875117</text:p>
          </table:table-cell>
          <table:table-cell table:formula="of:=[$rawData.M81]" office:value-type="float" office:value="8.79105704476711" calcext:value-type="float">
            <text:p>8.79105704476711</text:p>
          </table:table-cell>
          <table:table-cell table:formula="of:=[$rawData.N81]" office:value-type="float" office:value="20.4252251158394" calcext:value-type="float">
            <text:p>20.4252251158394</text:p>
          </table:table-cell>
          <table:table-cell table:formula="of:=[$rawData.O81]" office:value-type="float" office:value="8.92908954730526" calcext:value-type="float">
            <text:p>8.92908954730526</text:p>
          </table:table-cell>
          <table:table-cell table:formula="of:=[$rawData.P81]" office:value-type="float" office:value="23.9835954734786" calcext:value-type="float">
            <text:p>23.983595473478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R.RESID</text:p>
          </table:table-cell>
          <table:table-cell table:formula="of:=[$rawData.H82]" office:value-type="float" office:value="7.71189384310524" calcext:value-type="float">
            <text:p>7.71189384310524</text:p>
          </table:table-cell>
          <table:table-cell table:formula="of:=[$rawData.I82]" office:value-type="float" office:value="20.1348190715384" calcext:value-type="float">
            <text:p>20.1348190715384</text:p>
          </table:table-cell>
          <table:table-cell table:formula="of:=[$rawData.J82]" office:value-type="float" office:value="22.8416902252085" calcext:value-type="float">
            <text:p>22.8416902252085</text:p>
          </table:table-cell>
          <table:table-cell table:formula="of:=[$rawData.K82]" office:value-type="float" office:value="11.0748675413073" calcext:value-type="float">
            <text:p>11.0748675413073</text:p>
          </table:table-cell>
          <table:table-cell table:formula="of:=[$rawData.L82]" office:value-type="float" office:value="32.2332782875117" calcext:value-type="float">
            <text:p>32.2332782875117</text:p>
          </table:table-cell>
          <table:table-cell table:formula="of:=[$rawData.M82]" office:value-type="float" office:value="8.79105704476711" calcext:value-type="float">
            <text:p>8.79105704476711</text:p>
          </table:table-cell>
          <table:table-cell table:formula="of:=[$rawData.N82]" office:value-type="float" office:value="20.4252251158394" calcext:value-type="float">
            <text:p>20.4252251158394</text:p>
          </table:table-cell>
          <table:table-cell table:formula="of:=[$rawData.O82]" office:value-type="float" office:value="8.92908954730526" calcext:value-type="float">
            <text:p>8.92908954730526</text:p>
          </table:table-cell>
          <table:table-cell table:formula="of:=[$rawData.P82]"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STANDARD COMMERCIAL REACH-IN REFRIGERATORS</text:p>
          </table:table-cell>
          <table:table-cell office:value-type="string" calcext:value-type="string">
            <text:p>C_RF_R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table:formula="of:=[$rawData.H83]" office:value-type="float" office:value="7.71189384310524" calcext:value-type="float">
            <text:p>7.71189384310524</text:p>
          </table:table-cell>
          <table:table-cell table:formula="of:=[$rawData.I83]" office:value-type="float" office:value="20.1348190715384" calcext:value-type="float">
            <text:p>20.1348190715384</text:p>
          </table:table-cell>
          <table:table-cell table:formula="of:=[$rawData.J83]" office:value-type="float" office:value="22.8416902252085" calcext:value-type="float">
            <text:p>22.8416902252085</text:p>
          </table:table-cell>
          <table:table-cell table:formula="of:=[$rawData.K83]" office:value-type="float" office:value="11.0748675413073" calcext:value-type="float">
            <text:p>11.0748675413073</text:p>
          </table:table-cell>
          <table:table-cell table:formula="of:=[$rawData.L83]" office:value-type="float" office:value="32.2332782875117" calcext:value-type="float">
            <text:p>32.2332782875117</text:p>
          </table:table-cell>
          <table:table-cell table:formula="of:=[$rawData.M83]" office:value-type="float" office:value="8.79105704476711" calcext:value-type="float">
            <text:p>8.79105704476711</text:p>
          </table:table-cell>
          <table:table-cell table:formula="of:=[$rawData.N83]" office:value-type="float" office:value="20.4252251158394" calcext:value-type="float">
            <text:p>20.4252251158394</text:p>
          </table:table-cell>
          <table:table-cell table:formula="of:=[$rawData.O83]" office:value-type="float" office:value="8.92908954730526" calcext:value-type="float">
            <text:p>8.92908954730526</text:p>
          </table:table-cell>
          <table:table-cell table:formula="of:=[$rawData.P83]"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HIGH EFFICIENCY COMMERCIAL REACH-IN REFRIGERATORS</text:p>
          </table:table-cell>
          <table:table-cell office:value-type="string" calcext:value-type="string">
            <text:p>C_RF_R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table:formula="of:=[$rawData.H84]" office:value-type="float" office:value="7.71189384310524" calcext:value-type="float">
            <text:p>7.71189384310524</text:p>
          </table:table-cell>
          <table:table-cell table:formula="of:=[$rawData.I84]" office:value-type="float" office:value="20.1348190715384" calcext:value-type="float">
            <text:p>20.1348190715384</text:p>
          </table:table-cell>
          <table:table-cell table:formula="of:=[$rawData.J84]" office:value-type="float" office:value="22.8416902252085" calcext:value-type="float">
            <text:p>22.8416902252085</text:p>
          </table:table-cell>
          <table:table-cell table:formula="of:=[$rawData.K84]" office:value-type="float" office:value="11.0748675413073" calcext:value-type="float">
            <text:p>11.0748675413073</text:p>
          </table:table-cell>
          <table:table-cell table:formula="of:=[$rawData.L84]" office:value-type="float" office:value="32.2332782875117" calcext:value-type="float">
            <text:p>32.2332782875117</text:p>
          </table:table-cell>
          <table:table-cell table:formula="of:=[$rawData.M84]" office:value-type="float" office:value="8.79105704476711" calcext:value-type="float">
            <text:p>8.79105704476711</text:p>
          </table:table-cell>
          <table:table-cell table:formula="of:=[$rawData.N84]" office:value-type="float" office:value="20.4252251158394" calcext:value-type="float">
            <text:p>20.4252251158394</text:p>
          </table:table-cell>
          <table:table-cell table:formula="of:=[$rawData.O84]" office:value-type="float" office:value="8.92908954730526" calcext:value-type="float">
            <text:p>8.92908954730526</text:p>
          </table:table-cell>
          <table:table-cell table:formula="of:=[$rawData.P84]"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VM.RESID</text:p>
          </table:table-cell>
          <table:table-cell table:formula="of:=[$rawData.H85]" office:value-type="float" office:value="3.96412092635717" calcext:value-type="float">
            <text:p>3.96412092635717</text:p>
          </table:table-cell>
          <table:table-cell table:formula="of:=[$rawData.I85]" office:value-type="float" office:value="10.3498387365978" calcext:value-type="float">
            <text:p>10.3498387365978</text:p>
          </table:table-cell>
          <table:table-cell table:formula="of:=[$rawData.J85]" office:value-type="float" office:value="11.7412433388292" calcext:value-type="float">
            <text:p>11.7412433388292</text:p>
          </table:table-cell>
          <table:table-cell table:formula="of:=[$rawData.K85]" office:value-type="float" office:value="5.69277988912938" calcext:value-type="float">
            <text:p>5.69277988912938</text:p>
          </table:table-cell>
          <table:table-cell table:formula="of:=[$rawData.L85]" office:value-type="float" office:value="16.568772286571" calcext:value-type="float">
            <text:p>16.568772286571</text:p>
          </table:table-cell>
          <table:table-cell table:formula="of:=[$rawData.M85]" office:value-type="float" office:value="4.51883984724676" calcext:value-type="float">
            <text:p>4.51883984724676</text:p>
          </table:table-cell>
          <table:table-cell table:formula="of:=[$rawData.N85]" office:value-type="float" office:value="10.4991152568372" calcext:value-type="float">
            <text:p>10.4991152568372</text:p>
          </table:table-cell>
          <table:table-cell table:formula="of:=[$rawData.O85]" office:value-type="float" office:value="4.58979226736055" calcext:value-type="float">
            <text:p>4.58979226736055</text:p>
          </table:table-cell>
          <table:table-cell table:formula="of:=[$rawData.P85]" office:value-type="float" office:value="12.3282133597705" calcext:value-type="float">
            <text:p>12.32821335977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VM.RESID</text:p>
          </table:table-cell>
          <table:table-cell table:formula="of:=[$rawData.H86]" office:value-type="float" office:value="3.96412092635717" calcext:value-type="float">
            <text:p>3.96412092635717</text:p>
          </table:table-cell>
          <table:table-cell table:formula="of:=[$rawData.I86]" office:value-type="float" office:value="10.3498387365978" calcext:value-type="float">
            <text:p>10.3498387365978</text:p>
          </table:table-cell>
          <table:table-cell table:formula="of:=[$rawData.J86]" office:value-type="float" office:value="11.7412433388292" calcext:value-type="float">
            <text:p>11.7412433388292</text:p>
          </table:table-cell>
          <table:table-cell table:formula="of:=[$rawData.K86]" office:value-type="float" office:value="5.69277988912938" calcext:value-type="float">
            <text:p>5.69277988912938</text:p>
          </table:table-cell>
          <table:table-cell table:formula="of:=[$rawData.L86]" office:value-type="float" office:value="16.568772286571" calcext:value-type="float">
            <text:p>16.568772286571</text:p>
          </table:table-cell>
          <table:table-cell table:formula="of:=[$rawData.M86]" office:value-type="float" office:value="4.51883984724676" calcext:value-type="float">
            <text:p>4.51883984724676</text:p>
          </table:table-cell>
          <table:table-cell table:formula="of:=[$rawData.N86]" office:value-type="float" office:value="10.4991152568372" calcext:value-type="float">
            <text:p>10.4991152568372</text:p>
          </table:table-cell>
          <table:table-cell table:formula="of:=[$rawData.O86]" office:value-type="float" office:value="4.58979226736055" calcext:value-type="float">
            <text:p>4.58979226736055</text:p>
          </table:table-cell>
          <table:table-cell table:formula="of:=[$rawData.P86]"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STANDARD COMMERCIAL REFRIGERATED VENDING MACHINES</text:p>
          </table:table-cell>
          <table:table-cell office:value-type="string" calcext:value-type="string">
            <text:p>C_RF_R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table:formula="of:=[$rawData.H87]" office:value-type="float" office:value="3.96412092635717" calcext:value-type="float">
            <text:p>3.96412092635717</text:p>
          </table:table-cell>
          <table:table-cell table:formula="of:=[$rawData.I87]" office:value-type="float" office:value="10.3498387365978" calcext:value-type="float">
            <text:p>10.3498387365978</text:p>
          </table:table-cell>
          <table:table-cell table:formula="of:=[$rawData.J87]" office:value-type="float" office:value="11.7412433388292" calcext:value-type="float">
            <text:p>11.7412433388292</text:p>
          </table:table-cell>
          <table:table-cell table:formula="of:=[$rawData.K87]" office:value-type="float" office:value="5.69277988912938" calcext:value-type="float">
            <text:p>5.69277988912938</text:p>
          </table:table-cell>
          <table:table-cell table:formula="of:=[$rawData.L87]" office:value-type="float" office:value="16.568772286571" calcext:value-type="float">
            <text:p>16.568772286571</text:p>
          </table:table-cell>
          <table:table-cell table:formula="of:=[$rawData.M87]" office:value-type="float" office:value="4.51883984724676" calcext:value-type="float">
            <text:p>4.51883984724676</text:p>
          </table:table-cell>
          <table:table-cell table:formula="of:=[$rawData.N87]" office:value-type="float" office:value="10.4991152568372" calcext:value-type="float">
            <text:p>10.4991152568372</text:p>
          </table:table-cell>
          <table:table-cell table:formula="of:=[$rawData.O87]" office:value-type="float" office:value="4.58979226736055" calcext:value-type="float">
            <text:p>4.58979226736055</text:p>
          </table:table-cell>
          <table:table-cell table:formula="of:=[$rawData.P87]"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HIGH EFFICIENCY COMMERCIAL REFRIGERATED VENDING MACHINES</text:p>
          </table:table-cell>
          <table:table-cell office:value-type="string" calcext:value-type="string">
            <text:p>C_RF_R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table:formula="of:=[$rawData.H88]" office:value-type="float" office:value="3.96412092635717" calcext:value-type="float">
            <text:p>3.96412092635717</text:p>
          </table:table-cell>
          <table:table-cell table:formula="of:=[$rawData.I88]" office:value-type="float" office:value="10.3498387365978" calcext:value-type="float">
            <text:p>10.3498387365978</text:p>
          </table:table-cell>
          <table:table-cell table:formula="of:=[$rawData.J88]" office:value-type="float" office:value="11.7412433388292" calcext:value-type="float">
            <text:p>11.7412433388292</text:p>
          </table:table-cell>
          <table:table-cell table:formula="of:=[$rawData.K88]" office:value-type="float" office:value="5.69277988912938" calcext:value-type="float">
            <text:p>5.69277988912938</text:p>
          </table:table-cell>
          <table:table-cell table:formula="of:=[$rawData.L88]" office:value-type="float" office:value="16.568772286571" calcext:value-type="float">
            <text:p>16.568772286571</text:p>
          </table:table-cell>
          <table:table-cell table:formula="of:=[$rawData.M88]" office:value-type="float" office:value="4.51883984724676" calcext:value-type="float">
            <text:p>4.51883984724676</text:p>
          </table:table-cell>
          <table:table-cell table:formula="of:=[$rawData.N88]" office:value-type="float" office:value="10.4991152568372" calcext:value-type="float">
            <text:p>10.4991152568372</text:p>
          </table:table-cell>
          <table:table-cell table:formula="of:=[$rawData.O88]" office:value-type="float" office:value="4.58979226736055" calcext:value-type="float">
            <text:p>4.58979226736055</text:p>
          </table:table-cell>
          <table:table-cell table:formula="of:=[$rawData.P88]" office:value-type="float" office:value="12.3282133597705" calcext:value-type="float">
            <text:p>12.32821335977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F.RESID</text:p>
          </table:table-cell>
          <table:table-cell table:formula="of:=[$rawData.H89]" office:value-type="float" office:value="7.03841726808636" calcext:value-type="float">
            <text:p>7.03841726808636</text:p>
          </table:table-cell>
          <table:table-cell table:formula="of:=[$rawData.I89]" office:value-type="float" office:value="18.376453453079" calcext:value-type="float">
            <text:p>18.376453453079</text:p>
          </table:table-cell>
          <table:table-cell table:formula="of:=[$rawData.J89]" office:value-type="float" office:value="20.8469346420168" calcext:value-type="float">
            <text:p>20.8469346420168</text:p>
          </table:table-cell>
          <table:table-cell table:formula="of:=[$rawData.K89]" office:value-type="float" office:value="10.1077038312965" calcext:value-type="float">
            <text:p>10.1077038312965</text:p>
          </table:table-cell>
          <table:table-cell table:formula="of:=[$rawData.L89]" office:value-type="float" office:value="29.4183591114507" calcext:value-type="float">
            <text:p>29.4183591114507</text:p>
          </table:table-cell>
          <table:table-cell table:formula="of:=[$rawData.M89]" office:value-type="float" office:value="8.02333758314633" calcext:value-type="float">
            <text:p>8.02333758314633</text:p>
          </table:table-cell>
          <table:table-cell table:formula="of:=[$rawData.N89]" office:value-type="float" office:value="18.6414984548061" calcext:value-type="float">
            <text:p>18.6414984548061</text:p>
          </table:table-cell>
          <table:table-cell table:formula="of:=[$rawData.O89]" office:value-type="float" office:value="8.14931576297959" calcext:value-type="float">
            <text:p>8.14931576297959</text:p>
          </table:table-cell>
          <table:table-cell table:formula="of:=[$rawData.P89]"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F.RESID</text:p>
          </table:table-cell>
          <table:table-cell table:formula="of:=[$rawData.H90]" office:value-type="float" office:value="7.03841726808636" calcext:value-type="float">
            <text:p>7.03841726808636</text:p>
          </table:table-cell>
          <table:table-cell table:formula="of:=[$rawData.I90]" office:value-type="float" office:value="18.376453453079" calcext:value-type="float">
            <text:p>18.376453453079</text:p>
          </table:table-cell>
          <table:table-cell table:formula="of:=[$rawData.J90]" office:value-type="float" office:value="20.8469346420168" calcext:value-type="float">
            <text:p>20.8469346420168</text:p>
          </table:table-cell>
          <table:table-cell table:formula="of:=[$rawData.K90]" office:value-type="float" office:value="10.1077038312965" calcext:value-type="float">
            <text:p>10.1077038312965</text:p>
          </table:table-cell>
          <table:table-cell table:formula="of:=[$rawData.L90]" office:value-type="float" office:value="29.4183591114507" calcext:value-type="float">
            <text:p>29.4183591114507</text:p>
          </table:table-cell>
          <table:table-cell table:formula="of:=[$rawData.M90]" office:value-type="float" office:value="8.02333758314633" calcext:value-type="float">
            <text:p>8.02333758314633</text:p>
          </table:table-cell>
          <table:table-cell table:formula="of:=[$rawData.N90]" office:value-type="float" office:value="18.6414984548061" calcext:value-type="float">
            <text:p>18.6414984548061</text:p>
          </table:table-cell>
          <table:table-cell table:formula="of:=[$rawData.O90]" office:value-type="float" office:value="8.14931576297959" calcext:value-type="float">
            <text:p>8.14931576297959</text:p>
          </table:table-cell>
          <table:table-cell table:formula="of:=[$rawData.P90]"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STANDARD COMMERCIAL WALK-IN FREEZERS</text:p>
          </table:table-cell>
          <table:table-cell office:value-type="string" calcext:value-type="string">
            <text:p>C_RF_W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table:formula="of:=[$rawData.H91]" office:value-type="float" office:value="7.03841726808636" calcext:value-type="float">
            <text:p>7.03841726808636</text:p>
          </table:table-cell>
          <table:table-cell table:formula="of:=[$rawData.I91]" office:value-type="float" office:value="18.376453453079" calcext:value-type="float">
            <text:p>18.376453453079</text:p>
          </table:table-cell>
          <table:table-cell table:formula="of:=[$rawData.J91]" office:value-type="float" office:value="20.8469346420168" calcext:value-type="float">
            <text:p>20.8469346420168</text:p>
          </table:table-cell>
          <table:table-cell table:formula="of:=[$rawData.K91]" office:value-type="float" office:value="10.1077038312965" calcext:value-type="float">
            <text:p>10.1077038312965</text:p>
          </table:table-cell>
          <table:table-cell table:formula="of:=[$rawData.L91]" office:value-type="float" office:value="29.4183591114507" calcext:value-type="float">
            <text:p>29.4183591114507</text:p>
          </table:table-cell>
          <table:table-cell table:formula="of:=[$rawData.M91]" office:value-type="float" office:value="8.02333758314633" calcext:value-type="float">
            <text:p>8.02333758314633</text:p>
          </table:table-cell>
          <table:table-cell table:formula="of:=[$rawData.N91]" office:value-type="float" office:value="18.6414984548061" calcext:value-type="float">
            <text:p>18.6414984548061</text:p>
          </table:table-cell>
          <table:table-cell table:formula="of:=[$rawData.O91]" office:value-type="float" office:value="8.14931576297959" calcext:value-type="float">
            <text:p>8.14931576297959</text:p>
          </table:table-cell>
          <table:table-cell table:formula="of:=[$rawData.P91]"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HIGH EFFICIENCY COMMERCIAL WALK-IN FREEZERS</text:p>
          </table:table-cell>
          <table:table-cell office:value-type="string" calcext:value-type="string">
            <text:p>C_RF_W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table:formula="of:=[$rawData.H92]" office:value-type="float" office:value="7.03841726808636" calcext:value-type="float">
            <text:p>7.03841726808636</text:p>
          </table:table-cell>
          <table:table-cell table:formula="of:=[$rawData.I92]" office:value-type="float" office:value="18.376453453079" calcext:value-type="float">
            <text:p>18.376453453079</text:p>
          </table:table-cell>
          <table:table-cell table:formula="of:=[$rawData.J92]" office:value-type="float" office:value="20.8469346420168" calcext:value-type="float">
            <text:p>20.8469346420168</text:p>
          </table:table-cell>
          <table:table-cell table:formula="of:=[$rawData.K92]" office:value-type="float" office:value="10.1077038312965" calcext:value-type="float">
            <text:p>10.1077038312965</text:p>
          </table:table-cell>
          <table:table-cell table:formula="of:=[$rawData.L92]" office:value-type="float" office:value="29.4183591114507" calcext:value-type="float">
            <text:p>29.4183591114507</text:p>
          </table:table-cell>
          <table:table-cell table:formula="of:=[$rawData.M92]" office:value-type="float" office:value="8.02333758314633" calcext:value-type="float">
            <text:p>8.02333758314633</text:p>
          </table:table-cell>
          <table:table-cell table:formula="of:=[$rawData.N92]" office:value-type="float" office:value="18.6414984548061" calcext:value-type="float">
            <text:p>18.6414984548061</text:p>
          </table:table-cell>
          <table:table-cell table:formula="of:=[$rawData.O92]" office:value-type="float" office:value="8.14931576297959" calcext:value-type="float">
            <text:p>8.14931576297959</text:p>
          </table:table-cell>
          <table:table-cell table:formula="of:=[$rawData.P92]"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R.RESID</text:p>
          </table:table-cell>
          <table:table-cell table:formula="of:=[$rawData.H93]" office:value-type="float" office:value="18.896337601399" calcext:value-type="float">
            <text:p>18.896337601399</text:p>
          </table:table-cell>
          <table:table-cell table:formula="of:=[$rawData.I93]" office:value-type="float" office:value="49.3360446162049" calcext:value-type="float">
            <text:p>49.3360446162049</text:p>
          </table:table-cell>
          <table:table-cell table:formula="of:=[$rawData.J93]" office:value-type="float" office:value="55.9686503293877" calcext:value-type="float">
            <text:p>55.9686503293877</text:p>
          </table:table-cell>
          <table:table-cell table:formula="of:=[$rawData.K93]" office:value-type="float" office:value="27.1365815205586" calcext:value-type="float">
            <text:p>27.1365815205586</text:p>
          </table:table-cell>
          <table:table-cell table:formula="of:=[$rawData.L93]" office:value-type="float" office:value="78.9807174362518" calcext:value-type="float">
            <text:p>78.9807174362518</text:p>
          </table:table-cell>
          <table:table-cell table:formula="of:=[$rawData.M93]" office:value-type="float" office:value="21.5405949784427" calcext:value-type="float">
            <text:p>21.5405949784427</text:p>
          </table:table-cell>
          <table:table-cell table:formula="of:=[$rawData.N93]" office:value-type="float" office:value="50.0476221827848" calcext:value-type="float">
            <text:p>50.0476221827848</text:p>
          </table:table-cell>
          <table:table-cell table:formula="of:=[$rawData.O93]" office:value-type="float" office:value="21.8788139452739" calcext:value-type="float">
            <text:p>21.8788139452739</text:p>
          </table:table-cell>
          <table:table-cell table:formula="of:=[$rawData.P93]"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R.RESID</text:p>
          </table:table-cell>
          <table:table-cell table:formula="of:=[$rawData.H94]" office:value-type="float" office:value="18.896337601399" calcext:value-type="float">
            <text:p>18.896337601399</text:p>
          </table:table-cell>
          <table:table-cell table:formula="of:=[$rawData.I94]" office:value-type="float" office:value="49.3360446162049" calcext:value-type="float">
            <text:p>49.3360446162049</text:p>
          </table:table-cell>
          <table:table-cell table:formula="of:=[$rawData.J94]" office:value-type="float" office:value="55.9686503293877" calcext:value-type="float">
            <text:p>55.9686503293877</text:p>
          </table:table-cell>
          <table:table-cell table:formula="of:=[$rawData.K94]" office:value-type="float" office:value="27.1365815205586" calcext:value-type="float">
            <text:p>27.1365815205586</text:p>
          </table:table-cell>
          <table:table-cell table:formula="of:=[$rawData.L94]" office:value-type="float" office:value="78.9807174362518" calcext:value-type="float">
            <text:p>78.9807174362518</text:p>
          </table:table-cell>
          <table:table-cell table:formula="of:=[$rawData.M94]" office:value-type="float" office:value="21.5405949784427" calcext:value-type="float">
            <text:p>21.5405949784427</text:p>
          </table:table-cell>
          <table:table-cell table:formula="of:=[$rawData.N94]" office:value-type="float" office:value="50.0476221827848" calcext:value-type="float">
            <text:p>50.0476221827848</text:p>
          </table:table-cell>
          <table:table-cell table:formula="of:=[$rawData.O94]" office:value-type="float" office:value="21.8788139452739" calcext:value-type="float">
            <text:p>21.8788139452739</text:p>
          </table:table-cell>
          <table:table-cell table:formula="of:=[$rawData.P94]"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STANDARD COMMERCIAL WALK-IN REFRIGERATORS</text:p>
          </table:table-cell>
          <table:table-cell office:value-type="string" calcext:value-type="string">
            <text:p>C_RF_W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table:formula="of:=[$rawData.H95]" office:value-type="float" office:value="18.896337601399" calcext:value-type="float">
            <text:p>18.896337601399</text:p>
          </table:table-cell>
          <table:table-cell table:formula="of:=[$rawData.I95]" office:value-type="float" office:value="49.3360446162049" calcext:value-type="float">
            <text:p>49.3360446162049</text:p>
          </table:table-cell>
          <table:table-cell table:formula="of:=[$rawData.J95]" office:value-type="float" office:value="55.9686503293877" calcext:value-type="float">
            <text:p>55.9686503293877</text:p>
          </table:table-cell>
          <table:table-cell table:formula="of:=[$rawData.K95]" office:value-type="float" office:value="27.1365815205586" calcext:value-type="float">
            <text:p>27.1365815205586</text:p>
          </table:table-cell>
          <table:table-cell table:formula="of:=[$rawData.L95]" office:value-type="float" office:value="78.9807174362518" calcext:value-type="float">
            <text:p>78.9807174362518</text:p>
          </table:table-cell>
          <table:table-cell table:formula="of:=[$rawData.M95]" office:value-type="float" office:value="21.5405949784427" calcext:value-type="float">
            <text:p>21.5405949784427</text:p>
          </table:table-cell>
          <table:table-cell table:formula="of:=[$rawData.N95]" office:value-type="float" office:value="50.0476221827848" calcext:value-type="float">
            <text:p>50.0476221827848</text:p>
          </table:table-cell>
          <table:table-cell table:formula="of:=[$rawData.O95]" office:value-type="float" office:value="21.8788139452739" calcext:value-type="float">
            <text:p>21.8788139452739</text:p>
          </table:table-cell>
          <table:table-cell table:formula="of:=[$rawData.P95]"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HIGH EFFICIENCY COMMERCIAL WALK-IN REFRIGERATORS</text:p>
          </table:table-cell>
          <table:table-cell office:value-type="string" calcext:value-type="string">
            <text:p>C_RF_W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table:formula="of:=[$rawData.H96]" office:value-type="float" office:value="18.896337601399" calcext:value-type="float">
            <text:p>18.896337601399</text:p>
          </table:table-cell>
          <table:table-cell table:formula="of:=[$rawData.I96]" office:value-type="float" office:value="49.3360446162049" calcext:value-type="float">
            <text:p>49.3360446162049</text:p>
          </table:table-cell>
          <table:table-cell table:formula="of:=[$rawData.J96]" office:value-type="float" office:value="55.9686503293877" calcext:value-type="float">
            <text:p>55.9686503293877</text:p>
          </table:table-cell>
          <table:table-cell table:formula="of:=[$rawData.K96]" office:value-type="float" office:value="27.1365815205586" calcext:value-type="float">
            <text:p>27.1365815205586</text:p>
          </table:table-cell>
          <table:table-cell table:formula="of:=[$rawData.L96]" office:value-type="float" office:value="78.9807174362518" calcext:value-type="float">
            <text:p>78.9807174362518</text:p>
          </table:table-cell>
          <table:table-cell table:formula="of:=[$rawData.M96]" office:value-type="float" office:value="21.5405949784427" calcext:value-type="float">
            <text:p>21.5405949784427</text:p>
          </table:table-cell>
          <table:table-cell table:formula="of:=[$rawData.N96]" office:value-type="float" office:value="50.0476221827848" calcext:value-type="float">
            <text:p>50.0476221827848</text:p>
          </table:table-cell>
          <table:table-cell table:formula="of:=[$rawData.O96]" office:value-type="float" office:value="21.8788139452739" calcext:value-type="float">
            <text:p>21.8788139452739</text:p>
          </table:table-cell>
          <table:table-cell table:formula="of:=[$rawData.P96]"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$rawData.H97]" office:value-type="float" office:value="0" calcext:value-type="float">
            <text:p>0</text:p>
          </table:table-cell>
          <table:table-cell table:formula="of:=[$rawData.I97]" office:value-type="float" office:value="0" calcext:value-type="float">
            <text:p>0</text:p>
          </table:table-cell>
          <table:table-cell table:formula="of:=[$rawData.J97]" office:value-type="float" office:value="0" calcext:value-type="float">
            <text:p>0</text:p>
          </table:table-cell>
          <table:table-cell table:formula="of:=[$rawData.K97]" office:value-type="float" office:value="0" calcext:value-type="float">
            <text:p>0</text:p>
          </table:table-cell>
          <table:table-cell table:formula="of:=[$rawData.L97]" office:value-type="float" office:value="0" calcext:value-type="float">
            <text:p>0</text:p>
          </table:table-cell>
          <table:table-cell table:formula="of:=[$rawData.M97]" office:value-type="float" office:value="0" calcext:value-type="float">
            <text:p>0</text:p>
          </table:table-cell>
          <table:table-cell table:formula="of:=[$rawData.N97]" office:value-type="float" office:value="0" calcext:value-type="float">
            <text:p>0</text:p>
          </table:table-cell>
          <table:table-cell table:formula="of:=[$rawData.O97]" office:value-type="float" office:value="0" calcext:value-type="float">
            <text:p>0</text:p>
          </table:table-cell>
          <table:table-cell table:formula="of:=[$rawData.P97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98]" office:value-type="float" office:value="0" calcext:value-type="float">
            <text:p>0</text:p>
          </table:table-cell>
          <table:table-cell table:formula="of:=[$rawData.I98]" office:value-type="float" office:value="0" calcext:value-type="float">
            <text:p>0</text:p>
          </table:table-cell>
          <table:table-cell table:formula="of:=[$rawData.J98]" office:value-type="float" office:value="0" calcext:value-type="float">
            <text:p>0</text:p>
          </table:table-cell>
          <table:table-cell table:formula="of:=[$rawData.K98]" office:value-type="float" office:value="0" calcext:value-type="float">
            <text:p>0</text:p>
          </table:table-cell>
          <table:table-cell table:formula="of:=[$rawData.L98]" office:value-type="float" office:value="0" calcext:value-type="float">
            <text:p>0</text:p>
          </table:table-cell>
          <table:table-cell table:formula="of:=[$rawData.M98]" office:value-type="float" office:value="0" calcext:value-type="float">
            <text:p>0</text:p>
          </table:table-cell>
          <table:table-cell table:formula="of:=[$rawData.N98]" office:value-type="float" office:value="0" calcext:value-type="float">
            <text:p>0</text:p>
          </table:table-cell>
          <table:table-cell table:formula="of:=[$rawData.O98]" office:value-type="float" office:value="0" calcext:value-type="float">
            <text:p>0</text:p>
          </table:table-cell>
          <table:table-cell table:formula="of:=[$rawData.P98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STANDARD COMMERCIAL COMPRESSOR RACK SYSTEMS</text:p>
          </table:table-cell>
          <table:table-cell table:style-name="Default" office:value-type="string" calcext:value-type="string">
            <text:p>C_RF_CMPST_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99]" office:value-type="float" office:value="0" calcext:value-type="float">
            <text:p>0</text:p>
          </table:table-cell>
          <table:table-cell table:formula="of:=[$rawData.I99]" office:value-type="float" office:value="0" calcext:value-type="float">
            <text:p>0</text:p>
          </table:table-cell>
          <table:table-cell table:formula="of:=[$rawData.J99]" office:value-type="float" office:value="0" calcext:value-type="float">
            <text:p>0</text:p>
          </table:table-cell>
          <table:table-cell table:formula="of:=[$rawData.K99]" office:value-type="float" office:value="0" calcext:value-type="float">
            <text:p>0</text:p>
          </table:table-cell>
          <table:table-cell table:formula="of:=[$rawData.L99]" office:value-type="float" office:value="0" calcext:value-type="float">
            <text:p>0</text:p>
          </table:table-cell>
          <table:table-cell table:formula="of:=[$rawData.M99]" office:value-type="float" office:value="0" calcext:value-type="float">
            <text:p>0</text:p>
          </table:table-cell>
          <table:table-cell table:formula="of:=[$rawData.N99]" office:value-type="float" office:value="0" calcext:value-type="float">
            <text:p>0</text:p>
          </table:table-cell>
          <table:table-cell table:formula="of:=[$rawData.O99]" office:value-type="float" office:value="0" calcext:value-type="float">
            <text:p>0</text:p>
          </table:table-cell>
          <table:table-cell table:formula="of:=[$rawData.P99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HIGH EFFICIENCY COMMERCIAL COMPRESSOR RACK SYSTEMS</text:p>
          </table:table-cell>
          <table:table-cell table:style-name="Default" office:value-type="string" calcext:value-type="string">
            <text:p>C_RF_CMPHE_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00]" office:value-type="float" office:value="0" calcext:value-type="float">
            <text:p>0</text:p>
          </table:table-cell>
          <table:table-cell table:formula="of:=[$rawData.I100]" office:value-type="float" office:value="0" calcext:value-type="float">
            <text:p>0</text:p>
          </table:table-cell>
          <table:table-cell table:formula="of:=[$rawData.J100]" office:value-type="float" office:value="0" calcext:value-type="float">
            <text:p>0</text:p>
          </table:table-cell>
          <table:table-cell table:formula="of:=[$rawData.K100]" office:value-type="float" office:value="0" calcext:value-type="float">
            <text:p>0</text:p>
          </table:table-cell>
          <table:table-cell table:formula="of:=[$rawData.L100]" office:value-type="float" office:value="0" calcext:value-type="float">
            <text:p>0</text:p>
          </table:table-cell>
          <table:table-cell table:formula="of:=[$rawData.M100]" office:value-type="float" office:value="0" calcext:value-type="float">
            <text:p>0</text:p>
          </table:table-cell>
          <table:table-cell table:formula="of:=[$rawData.N100]" office:value-type="float" office:value="0" calcext:value-type="float">
            <text:p>0</text:p>
          </table:table-cell>
          <table:table-cell table:formula="of:=[$rawData.O100]" office:value-type="float" office:value="0" calcext:value-type="float">
            <text:p>0</text:p>
          </table:table-cell>
          <table:table-cell table:formula="of:=[$rawData.P100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$rawData.H101]" office:value-type="float" office:value="0" calcext:value-type="float">
            <text:p>0</text:p>
          </table:table-cell>
          <table:table-cell table:formula="of:=[$rawData.I101]" office:value-type="float" office:value="0" calcext:value-type="float">
            <text:p>0</text:p>
          </table:table-cell>
          <table:table-cell table:formula="of:=[$rawData.J101]" office:value-type="float" office:value="0" calcext:value-type="float">
            <text:p>0</text:p>
          </table:table-cell>
          <table:table-cell table:formula="of:=[$rawData.K101]" office:value-type="float" office:value="0" calcext:value-type="float">
            <text:p>0</text:p>
          </table:table-cell>
          <table:table-cell table:formula="of:=[$rawData.L101]" office:value-type="float" office:value="0" calcext:value-type="float">
            <text:p>0</text:p>
          </table:table-cell>
          <table:table-cell table:formula="of:=[$rawData.M101]" office:value-type="float" office:value="0" calcext:value-type="float">
            <text:p>0</text:p>
          </table:table-cell>
          <table:table-cell table:formula="of:=[$rawData.N101]" office:value-type="float" office:value="0" calcext:value-type="float">
            <text:p>0</text:p>
          </table:table-cell>
          <table:table-cell table:formula="of:=[$rawData.O101]" office:value-type="float" office:value="0" calcext:value-type="float">
            <text:p>0</text:p>
          </table:table-cell>
          <table:table-cell table:formula="of:=[$rawData.P101]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102]" office:value-type="float" office:value="0" calcext:value-type="float">
            <text:p>0</text:p>
          </table:table-cell>
          <table:table-cell table:formula="of:=[$rawData.I102]" office:value-type="float" office:value="0" calcext:value-type="float">
            <text:p>0</text:p>
          </table:table-cell>
          <table:table-cell table:formula="of:=[$rawData.J102]" office:value-type="float" office:value="0" calcext:value-type="float">
            <text:p>0</text:p>
          </table:table-cell>
          <table:table-cell table:formula="of:=[$rawData.K102]" office:value-type="float" office:value="0" calcext:value-type="float">
            <text:p>0</text:p>
          </table:table-cell>
          <table:table-cell table:formula="of:=[$rawData.L102]" office:value-type="float" office:value="0" calcext:value-type="float">
            <text:p>0</text:p>
          </table:table-cell>
          <table:table-cell table:formula="of:=[$rawData.M102]" office:value-type="float" office:value="0" calcext:value-type="float">
            <text:p>0</text:p>
          </table:table-cell>
          <table:table-cell table:formula="of:=[$rawData.N102]" office:value-type="float" office:value="0" calcext:value-type="float">
            <text:p>0</text:p>
          </table:table-cell>
          <table:table-cell table:formula="of:=[$rawData.O102]" office:value-type="float" office:value="0" calcext:value-type="float">
            <text:p>0</text:p>
          </table:table-cell>
          <table:table-cell table:formula="of:=[$rawData.P102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STANDARD COMMERCIAL CONDENSERS</text:p>
          </table:table-cell>
          <table:table-cell table:style-name="Default" office:value-type="string" calcext:value-type="string">
            <text:p>C_RF_CNDST_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03]" office:value-type="float" office:value="0" calcext:value-type="float">
            <text:p>0</text:p>
          </table:table-cell>
          <table:table-cell table:formula="of:=[$rawData.I103]" office:value-type="float" office:value="0" calcext:value-type="float">
            <text:p>0</text:p>
          </table:table-cell>
          <table:table-cell table:formula="of:=[$rawData.J103]" office:value-type="float" office:value="0" calcext:value-type="float">
            <text:p>0</text:p>
          </table:table-cell>
          <table:table-cell table:formula="of:=[$rawData.K103]" office:value-type="float" office:value="0" calcext:value-type="float">
            <text:p>0</text:p>
          </table:table-cell>
          <table:table-cell table:formula="of:=[$rawData.L103]" office:value-type="float" office:value="0" calcext:value-type="float">
            <text:p>0</text:p>
          </table:table-cell>
          <table:table-cell table:formula="of:=[$rawData.M103]" office:value-type="float" office:value="0" calcext:value-type="float">
            <text:p>0</text:p>
          </table:table-cell>
          <table:table-cell table:formula="of:=[$rawData.N103]" office:value-type="float" office:value="0" calcext:value-type="float">
            <text:p>0</text:p>
          </table:table-cell>
          <table:table-cell table:formula="of:=[$rawData.O103]" office:value-type="float" office:value="0" calcext:value-type="float">
            <text:p>0</text:p>
          </table:table-cell>
          <table:table-cell table:formula="of:=[$rawData.P103]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HIGH EFFICIENCY COMMERCIAL CONDENSERS</text:p>
          </table:table-cell>
          <table:table-cell table:style-name="Default" office:value-type="string" calcext:value-type="string">
            <text:p>C_RF_CNDHE_ELC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04]" office:value-type="float" office:value="0" calcext:value-type="float">
            <text:p>0</text:p>
          </table:table-cell>
          <table:table-cell table:formula="of:=[$rawData.I104]" office:value-type="float" office:value="0" calcext:value-type="float">
            <text:p>0</text:p>
          </table:table-cell>
          <table:table-cell table:formula="of:=[$rawData.J104]" office:value-type="float" office:value="0" calcext:value-type="float">
            <text:p>0</text:p>
          </table:table-cell>
          <table:table-cell table:formula="of:=[$rawData.K104]" office:value-type="float" office:value="0" calcext:value-type="float">
            <text:p>0</text:p>
          </table:table-cell>
          <table:table-cell table:formula="of:=[$rawData.L104]" office:value-type="float" office:value="0" calcext:value-type="float">
            <text:p>0</text:p>
          </table:table-cell>
          <table:table-cell table:formula="of:=[$rawData.M104]" office:value-type="float" office:value="0" calcext:value-type="float">
            <text:p>0</text:p>
          </table:table-cell>
          <table:table-cell table:formula="of:=[$rawData.N104]" office:value-type="float" office:value="0" calcext:value-type="float">
            <text:p>0</text:p>
          </table:table-cell>
          <table:table-cell table:formula="of:=[$rawData.O104]" office:value-type="float" office:value="0" calcext:value-type="float">
            <text:p>0</text:p>
          </table:table-cell>
          <table:table-cell table:formula="of:=[$rawData.P104]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CAV.RESID</text:p>
          </table:table-cell>
          <table:table-cell table:formula="of:=[$rawData.H105]" office:value-type="float" office:value="11.1455471856309" calcext:value-type="float">
            <text:p>11.1455471856309</text:p>
          </table:table-cell>
          <table:table-cell table:formula="of:=[$rawData.I105]" office:value-type="float" office:value="29.0996713131117" calcext:value-type="float">
            <text:p>29.0996713131117</text:p>
          </table:table-cell>
          <table:table-cell table:formula="of:=[$rawData.J105]" office:value-type="float" office:value="33.0117531937028" calcext:value-type="float">
            <text:p>33.0117531937028</text:p>
          </table:table-cell>
          <table:table-cell table:formula="of:=[$rawData.K105]" office:value-type="float" office:value="16.0058555352924" calcext:value-type="float">
            <text:p>16.0058555352924</text:p>
          </table:table-cell>
          <table:table-cell table:formula="of:=[$rawData.L105]" office:value-type="float" office:value="46.5848637714621" calcext:value-type="float">
            <text:p>46.5848637714621</text:p>
          </table:table-cell>
          <table:table-cell table:formula="of:=[$rawData.M105]" office:value-type="float" office:value="12.7051983724626" calcext:value-type="float">
            <text:p>12.7051983724626</text:p>
          </table:table-cell>
          <table:table-cell table:formula="of:=[$rawData.N105]" office:value-type="float" office:value="29.519378110897" calcext:value-type="float">
            <text:p>29.519378110897</text:p>
          </table:table-cell>
          <table:table-cell table:formula="of:=[$rawData.O105]" office:value-type="float" office:value="12.9046886405457" calcext:value-type="float">
            <text:p>12.9046886405457</text:p>
          </table:table-cell>
          <table:table-cell table:formula="of:=[$rawData.P105]"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CAV.RESID</text:p>
          </table:table-cell>
          <table:table-cell table:formula="of:=[$rawData.H106]" office:value-type="float" office:value="11.1455471856309" calcext:value-type="float">
            <text:p>11.1455471856309</text:p>
          </table:table-cell>
          <table:table-cell table:formula="of:=[$rawData.I106]" office:value-type="float" office:value="29.0996713131117" calcext:value-type="float">
            <text:p>29.0996713131117</text:p>
          </table:table-cell>
          <table:table-cell table:formula="of:=[$rawData.J106]" office:value-type="float" office:value="33.0117531937028" calcext:value-type="float">
            <text:p>33.0117531937028</text:p>
          </table:table-cell>
          <table:table-cell table:formula="of:=[$rawData.K106]" office:value-type="float" office:value="16.0058555352924" calcext:value-type="float">
            <text:p>16.0058555352924</text:p>
          </table:table-cell>
          <table:table-cell table:formula="of:=[$rawData.L106]" office:value-type="float" office:value="46.5848637714621" calcext:value-type="float">
            <text:p>46.5848637714621</text:p>
          </table:table-cell>
          <table:table-cell table:formula="of:=[$rawData.M106]" office:value-type="float" office:value="12.7051983724626" calcext:value-type="float">
            <text:p>12.7051983724626</text:p>
          </table:table-cell>
          <table:table-cell table:formula="of:=[$rawData.N106]" office:value-type="float" office:value="29.519378110897" calcext:value-type="float">
            <text:p>29.519378110897</text:p>
          </table:table-cell>
          <table:table-cell table:formula="of:=[$rawData.O106]" office:value-type="float" office:value="12.9046886405457" calcext:value-type="float">
            <text:p>12.9046886405457</text:p>
          </table:table-cell>
          <table:table-cell table:formula="of:=[$rawData.P106]"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STANDARD CONSTANT AIR COMMERCIAL VENTILATION SYSTEM</text:p>
          </table:table-cell>
          <table:table-cell office:value-type="string" calcext:value-type="string">
            <text:p>C_VT_C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table:formula="of:=[$rawData.H107]" office:value-type="float" office:value="11.1455471856309" calcext:value-type="float">
            <text:p>11.1455471856309</text:p>
          </table:table-cell>
          <table:table-cell table:formula="of:=[$rawData.I107]" office:value-type="float" office:value="29.0996713131117" calcext:value-type="float">
            <text:p>29.0996713131117</text:p>
          </table:table-cell>
          <table:table-cell table:formula="of:=[$rawData.J107]" office:value-type="float" office:value="33.0117531937028" calcext:value-type="float">
            <text:p>33.0117531937028</text:p>
          </table:table-cell>
          <table:table-cell table:formula="of:=[$rawData.K107]" office:value-type="float" office:value="16.0058555352924" calcext:value-type="float">
            <text:p>16.0058555352924</text:p>
          </table:table-cell>
          <table:table-cell table:formula="of:=[$rawData.L107]" office:value-type="float" office:value="46.5848637714621" calcext:value-type="float">
            <text:p>46.5848637714621</text:p>
          </table:table-cell>
          <table:table-cell table:formula="of:=[$rawData.M107]" office:value-type="float" office:value="12.7051983724626" calcext:value-type="float">
            <text:p>12.7051983724626</text:p>
          </table:table-cell>
          <table:table-cell table:formula="of:=[$rawData.N107]" office:value-type="float" office:value="29.519378110897" calcext:value-type="float">
            <text:p>29.519378110897</text:p>
          </table:table-cell>
          <table:table-cell table:formula="of:=[$rawData.O107]" office:value-type="float" office:value="12.9046886405457" calcext:value-type="float">
            <text:p>12.9046886405457</text:p>
          </table:table-cell>
          <table:table-cell table:formula="of:=[$rawData.P107]"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HIGH EFFICIENCY CONSTANT AIR COMMERCIAL VENTILATION SYSTEM</text:p>
          </table:table-cell>
          <table:table-cell office:value-type="string" calcext:value-type="string">
            <text:p>C_VT_C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table:formula="of:=[$rawData.H108]" office:value-type="float" office:value="11.1455471856309" calcext:value-type="float">
            <text:p>11.1455471856309</text:p>
          </table:table-cell>
          <table:table-cell table:formula="of:=[$rawData.I108]" office:value-type="float" office:value="29.0996713131117" calcext:value-type="float">
            <text:p>29.0996713131117</text:p>
          </table:table-cell>
          <table:table-cell table:formula="of:=[$rawData.J108]" office:value-type="float" office:value="33.0117531937028" calcext:value-type="float">
            <text:p>33.0117531937028</text:p>
          </table:table-cell>
          <table:table-cell table:formula="of:=[$rawData.K108]" office:value-type="float" office:value="16.0058555352924" calcext:value-type="float">
            <text:p>16.0058555352924</text:p>
          </table:table-cell>
          <table:table-cell table:formula="of:=[$rawData.L108]" office:value-type="float" office:value="46.5848637714621" calcext:value-type="float">
            <text:p>46.5848637714621</text:p>
          </table:table-cell>
          <table:table-cell table:formula="of:=[$rawData.M108]" office:value-type="float" office:value="12.7051983724626" calcext:value-type="float">
            <text:p>12.7051983724626</text:p>
          </table:table-cell>
          <table:table-cell table:formula="of:=[$rawData.N108]" office:value-type="float" office:value="29.519378110897" calcext:value-type="float">
            <text:p>29.519378110897</text:p>
          </table:table-cell>
          <table:table-cell table:formula="of:=[$rawData.O108]" office:value-type="float" office:value="12.9046886405457" calcext:value-type="float">
            <text:p>12.9046886405457</text:p>
          </table:table-cell>
          <table:table-cell table:formula="of:=[$rawData.P108]"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VAV.RESID</text:p>
          </table:table-cell>
          <table:table-cell table:formula="of:=[$rawData.H109]" office:value-type="float" office:value="5.91546756110074" calcext:value-type="float">
            <text:p>5.91546756110074</text:p>
          </table:table-cell>
          <table:table-cell table:formula="of:=[$rawData.I109]" office:value-type="float" office:value="15.4445680256354" calcext:value-type="float">
            <text:p>15.4445680256354</text:p>
          </table:table-cell>
          <table:table-cell table:formula="of:=[$rawData.J109]" office:value-type="float" office:value="17.5208943894806" calcext:value-type="float">
            <text:p>17.5208943894806</text:p>
          </table:table-cell>
          <table:table-cell table:formula="of:=[$rawData.K109]" office:value-type="float" office:value="8.49506243432831" calcext:value-type="float">
            <text:p>8.49506243432831</text:p>
          </table:table-cell>
          <table:table-cell table:formula="of:=[$rawData.L109]" office:value-type="float" office:value="24.7247843366231" calcext:value-type="float">
            <text:p>24.7247843366231</text:p>
          </table:table-cell>
          <table:table-cell table:formula="of:=[$rawData.M109]" office:value-type="float" office:value="6.74324800549466" calcext:value-type="float">
            <text:p>6.74324800549466</text:p>
          </table:table-cell>
          <table:table-cell table:formula="of:=[$rawData.N109]" office:value-type="float" office:value="15.6673262183128" calcext:value-type="float">
            <text:p>15.6673262183128</text:p>
          </table:table-cell>
          <table:table-cell table:formula="of:=[$rawData.O109]" office:value-type="float" office:value="6.84912689954505" calcext:value-type="float">
            <text:p>6.84912689954505</text:p>
          </table:table-cell>
          <table:table-cell table:formula="of:=[$rawData.P109]" office:value-type="float" office:value="18.3968016038974" calcext:value-type="float">
            <text:p>18.3968016038974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VAV.RESID</text:p>
          </table:table-cell>
          <table:table-cell table:formula="of:=[$rawData.H110]" office:value-type="float" office:value="5.91546756110074" calcext:value-type="float">
            <text:p>5.91546756110074</text:p>
          </table:table-cell>
          <table:table-cell table:formula="of:=[$rawData.I110]" office:value-type="float" office:value="15.4445680256354" calcext:value-type="float">
            <text:p>15.4445680256354</text:p>
          </table:table-cell>
          <table:table-cell table:formula="of:=[$rawData.J110]" office:value-type="float" office:value="17.5208943894806" calcext:value-type="float">
            <text:p>17.5208943894806</text:p>
          </table:table-cell>
          <table:table-cell table:formula="of:=[$rawData.K110]" office:value-type="float" office:value="8.49506243432831" calcext:value-type="float">
            <text:p>8.49506243432831</text:p>
          </table:table-cell>
          <table:table-cell table:formula="of:=[$rawData.L110]" office:value-type="float" office:value="24.7247843366231" calcext:value-type="float">
            <text:p>24.7247843366231</text:p>
          </table:table-cell>
          <table:table-cell table:formula="of:=[$rawData.M110]" office:value-type="float" office:value="6.74324800549466" calcext:value-type="float">
            <text:p>6.74324800549466</text:p>
          </table:table-cell>
          <table:table-cell table:formula="of:=[$rawData.N110]" office:value-type="float" office:value="15.6673262183128" calcext:value-type="float">
            <text:p>15.6673262183128</text:p>
          </table:table-cell>
          <table:table-cell table:formula="of:=[$rawData.O110]" office:value-type="float" office:value="6.84912689954505" calcext:value-type="float">
            <text:p>6.84912689954505</text:p>
          </table:table-cell>
          <table:table-cell table:formula="of:=[$rawData.P110]"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STANDARD VARIABLE AIR COMMERCIAL VENTILATION SYSTEM</text:p>
          </table:table-cell>
          <table:table-cell office:value-type="string" calcext:value-type="string">
            <text:p>C_VT_V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table:formula="of:=[$rawData.H111]" office:value-type="float" office:value="5.91546756110074" calcext:value-type="float">
            <text:p>5.91546756110074</text:p>
          </table:table-cell>
          <table:table-cell table:formula="of:=[$rawData.I111]" office:value-type="float" office:value="15.4445680256354" calcext:value-type="float">
            <text:p>15.4445680256354</text:p>
          </table:table-cell>
          <table:table-cell table:formula="of:=[$rawData.J111]" office:value-type="float" office:value="17.5208943894806" calcext:value-type="float">
            <text:p>17.5208943894806</text:p>
          </table:table-cell>
          <table:table-cell table:formula="of:=[$rawData.K111]" office:value-type="float" office:value="8.49506243432831" calcext:value-type="float">
            <text:p>8.49506243432831</text:p>
          </table:table-cell>
          <table:table-cell table:formula="of:=[$rawData.L111]" office:value-type="float" office:value="24.7247843366231" calcext:value-type="float">
            <text:p>24.7247843366231</text:p>
          </table:table-cell>
          <table:table-cell table:formula="of:=[$rawData.M111]" office:value-type="float" office:value="6.74324800549466" calcext:value-type="float">
            <text:p>6.74324800549466</text:p>
          </table:table-cell>
          <table:table-cell table:formula="of:=[$rawData.N111]" office:value-type="float" office:value="15.6673262183128" calcext:value-type="float">
            <text:p>15.6673262183128</text:p>
          </table:table-cell>
          <table:table-cell table:formula="of:=[$rawData.O111]" office:value-type="float" office:value="6.84912689954505" calcext:value-type="float">
            <text:p>6.84912689954505</text:p>
          </table:table-cell>
          <table:table-cell table:formula="of:=[$rawData.P111]"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HIGH EFFICIENCY VARIABLE AIR COMMERCIAL VENTILATION SYSTEM</text:p>
          </table:table-cell>
          <table:table-cell office:value-type="string" calcext:value-type="string">
            <text:p>C_VT_V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table:formula="of:=[$rawData.H112]" office:value-type="float" office:value="5.91546756110074" calcext:value-type="float">
            <text:p>5.91546756110074</text:p>
          </table:table-cell>
          <table:table-cell table:formula="of:=[$rawData.I112]" office:value-type="float" office:value="15.4445680256354" calcext:value-type="float">
            <text:p>15.4445680256354</text:p>
          </table:table-cell>
          <table:table-cell table:formula="of:=[$rawData.J112]" office:value-type="float" office:value="17.5208943894806" calcext:value-type="float">
            <text:p>17.5208943894806</text:p>
          </table:table-cell>
          <table:table-cell table:formula="of:=[$rawData.K112]" office:value-type="float" office:value="8.49506243432831" calcext:value-type="float">
            <text:p>8.49506243432831</text:p>
          </table:table-cell>
          <table:table-cell table:formula="of:=[$rawData.L112]" office:value-type="float" office:value="24.7247843366231" calcext:value-type="float">
            <text:p>24.7247843366231</text:p>
          </table:table-cell>
          <table:table-cell table:formula="of:=[$rawData.M112]" office:value-type="float" office:value="6.74324800549466" calcext:value-type="float">
            <text:p>6.74324800549466</text:p>
          </table:table-cell>
          <table:table-cell table:formula="of:=[$rawData.N112]" office:value-type="float" office:value="15.6673262183128" calcext:value-type="float">
            <text:p>15.6673262183128</text:p>
          </table:table-cell>
          <table:table-cell table:formula="of:=[$rawData.O112]" office:value-type="float" office:value="6.84912689954505" calcext:value-type="float">
            <text:p>6.84912689954505</text:p>
          </table:table-cell>
          <table:table-cell table:formula="of:=[$rawData.P112]" office:value-type="float" office:value="18.3968016038974" calcext:value-type="float">
            <text:p>18.39680160389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NGA.RANGE.RESID</text:p>
          </table:table-cell>
          <table:table-cell table:formula="of:=[$rawData.H113]" office:value-type="float" office:value="20.1793749431992" calcext:value-type="float">
            <text:p>20.1793749431992</text:p>
          </table:table-cell>
          <table:table-cell table:formula="of:=[$rawData.I113]" office:value-type="float" office:value="61.8875452196501" calcext:value-type="float">
            <text:p>61.8875452196501</text:p>
          </table:table-cell>
          <table:table-cell table:formula="of:=[$rawData.J113]" office:value-type="float" office:value="64.0540412444999" calcext:value-type="float">
            <text:p>64.0540412444999</text:p>
          </table:table-cell>
          <table:table-cell table:formula="of:=[$rawData.K113]" office:value-type="float" office:value="25.0757556117063" calcext:value-type="float">
            <text:p>25.0757556117063</text:p>
          </table:table-cell>
          <table:table-cell table:formula="of:=[$rawData.L113]" office:value-type="float" office:value="80.1227890862816" calcext:value-type="float">
            <text:p>80.1227890862816</text:p>
          </table:table-cell>
          <table:table-cell table:formula="of:=[$rawData.M113]" office:value-type="float" office:value="23.9780221232653" calcext:value-type="float">
            <text:p>23.9780221232653</text:p>
          </table:table-cell>
          <table:table-cell table:formula="of:=[$rawData.N113]" office:value-type="float" office:value="55.2033303903841" calcext:value-type="float">
            <text:p>55.2033303903841</text:p>
          </table:table-cell>
          <table:table-cell table:formula="of:=[$rawData.O113]" office:value-type="float" office:value="25.64038617837" calcext:value-type="float">
            <text:p>25.64038617837</text:p>
          </table:table-cell>
          <table:table-cell table:formula="of:=[$rawData.P113]"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STANDARD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table:formula="of:=[$rawData.H114]" office:value-type="float" office:value="20.1793749431992" calcext:value-type="float">
            <text:p>20.1793749431992</text:p>
          </table:table-cell>
          <table:table-cell table:formula="of:=[$rawData.I114]" office:value-type="float" office:value="61.8875452196501" calcext:value-type="float">
            <text:p>61.8875452196501</text:p>
          </table:table-cell>
          <table:table-cell table:formula="of:=[$rawData.J114]" office:value-type="float" office:value="64.0540412444999" calcext:value-type="float">
            <text:p>64.0540412444999</text:p>
          </table:table-cell>
          <table:table-cell table:formula="of:=[$rawData.K114]" office:value-type="float" office:value="25.0757556117063" calcext:value-type="float">
            <text:p>25.0757556117063</text:p>
          </table:table-cell>
          <table:table-cell table:formula="of:=[$rawData.L114]" office:value-type="float" office:value="80.1227890862816" calcext:value-type="float">
            <text:p>80.1227890862816</text:p>
          </table:table-cell>
          <table:table-cell table:formula="of:=[$rawData.M114]" office:value-type="float" office:value="23.9780221232653" calcext:value-type="float">
            <text:p>23.9780221232653</text:p>
          </table:table-cell>
          <table:table-cell table:formula="of:=[$rawData.N114]" office:value-type="float" office:value="55.2033303903841" calcext:value-type="float">
            <text:p>55.2033303903841</text:p>
          </table:table-cell>
          <table:table-cell table:formula="of:=[$rawData.O114]" office:value-type="float" office:value="25.64038617837" calcext:value-type="float">
            <text:p>25.64038617837</text:p>
          </table:table-cell>
          <table:table-cell table:formula="of:=[$rawData.P114]"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HIGH EFFICIENCY RANGE, GAS, 4 BURNER, OVEN, 11" GRIDDLE</text:p>
          </table:table-cell>
          <table:table-cell office:value-type="string" calcext:value-type="string">
            <text:p>C_CK_RANGE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table:formula="of:=[$rawData.H115]" office:value-type="float" office:value="20.1793749431992" calcext:value-type="float">
            <text:p>20.1793749431992</text:p>
          </table:table-cell>
          <table:table-cell table:formula="of:=[$rawData.I115]" office:value-type="float" office:value="61.8875452196501" calcext:value-type="float">
            <text:p>61.8875452196501</text:p>
          </table:table-cell>
          <table:table-cell table:formula="of:=[$rawData.J115]" office:value-type="float" office:value="64.0540412444999" calcext:value-type="float">
            <text:p>64.0540412444999</text:p>
          </table:table-cell>
          <table:table-cell table:formula="of:=[$rawData.K115]" office:value-type="float" office:value="25.0757556117063" calcext:value-type="float">
            <text:p>25.0757556117063</text:p>
          </table:table-cell>
          <table:table-cell table:formula="of:=[$rawData.L115]" office:value-type="float" office:value="80.1227890862816" calcext:value-type="float">
            <text:p>80.1227890862816</text:p>
          </table:table-cell>
          <table:table-cell table:formula="of:=[$rawData.M115]" office:value-type="float" office:value="23.9780221232653" calcext:value-type="float">
            <text:p>23.9780221232653</text:p>
          </table:table-cell>
          <table:table-cell table:formula="of:=[$rawData.N115]" office:value-type="float" office:value="55.2033303903841" calcext:value-type="float">
            <text:p>55.2033303903841</text:p>
          </table:table-cell>
          <table:table-cell table:formula="of:=[$rawData.O115]" office:value-type="float" office:value="25.64038617837" calcext:value-type="float">
            <text:p>25.64038617837</text:p>
          </table:table-cell>
          <table:table-cell table:formula="of:=[$rawData.P115]"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RANGE, ELECTRIC, 4 BURNER, OVEN, 11" GRIDDLE</text:p>
          </table:table-cell>
          <table:table-cell office:value-type="string" calcext:value-type="string">
            <text:p>C_CK_RANGE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ELC.RANGE.RESID</text:p>
          </table:table-cell>
          <table:table-cell table:formula="of:=[$rawData.H116]" office:value-type="float" office:value="21.0035171472524" calcext:value-type="float">
            <text:p>21.0035171472524</text:p>
          </table:table-cell>
          <table:table-cell table:formula="of:=[$rawData.I116]" office:value-type="float" office:value="46.3175923327766" calcext:value-type="float">
            <text:p>46.3175923327766</text:p>
          </table:table-cell>
          <table:table-cell table:formula="of:=[$rawData.J116]" office:value-type="float" office:value="58.2420904191675" calcext:value-type="float">
            <text:p>58.2420904191675</text:p>
          </table:table-cell>
          <table:table-cell table:formula="of:=[$rawData.K116]" office:value-type="float" office:value="33.7768791879977" calcext:value-type="float">
            <text:p>33.7768791879977</text:p>
          </table:table-cell>
          <table:table-cell table:formula="of:=[$rawData.L116]" office:value-type="float" office:value="91.6960421886477" calcext:value-type="float">
            <text:p>91.6960421886477</text:p>
          </table:table-cell>
          <table:table-cell table:formula="of:=[$rawData.M116]" office:value-type="float" office:value="23.0400053989741" calcext:value-type="float">
            <text:p>23.0400053989741</text:p>
          </table:table-cell>
          <table:table-cell table:formula="of:=[$rawData.N116]" office:value-type="float" office:value="54.0012119878001" calcext:value-type="float">
            <text:p>54.0012119878001</text:p>
          </table:table-cell>
          <table:table-cell table:formula="of:=[$rawData.O116]" office:value-type="float" office:value="22.2111433261078" calcext:value-type="float">
            <text:p>22.2111433261078</text:p>
          </table:table-cell>
          <table:table-cell table:formula="of:=[$rawData.P116]"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STANDARD RANGE, ELECTRIC, 4 BURNER, OVEN, 11" GRIDDLE</text:p>
          </table:table-cell>
          <table:table-cell office:value-type="string" calcext:value-type="string">
            <text:p>C_CK_RANGE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table:formula="of:=[$rawData.H117]" office:value-type="float" office:value="21.0035171472524" calcext:value-type="float">
            <text:p>21.0035171472524</text:p>
          </table:table-cell>
          <table:table-cell table:formula="of:=[$rawData.I117]" office:value-type="float" office:value="46.3175923327766" calcext:value-type="float">
            <text:p>46.3175923327766</text:p>
          </table:table-cell>
          <table:table-cell table:formula="of:=[$rawData.J117]" office:value-type="float" office:value="58.2420904191675" calcext:value-type="float">
            <text:p>58.2420904191675</text:p>
          </table:table-cell>
          <table:table-cell table:formula="of:=[$rawData.K117]" office:value-type="float" office:value="33.7768791879977" calcext:value-type="float">
            <text:p>33.7768791879977</text:p>
          </table:table-cell>
          <table:table-cell table:formula="of:=[$rawData.L117]" office:value-type="float" office:value="91.6960421886477" calcext:value-type="float">
            <text:p>91.6960421886477</text:p>
          </table:table-cell>
          <table:table-cell table:formula="of:=[$rawData.M117]" office:value-type="float" office:value="23.0400053989741" calcext:value-type="float">
            <text:p>23.0400053989741</text:p>
          </table:table-cell>
          <table:table-cell table:formula="of:=[$rawData.N117]" office:value-type="float" office:value="54.0012119878001" calcext:value-type="float">
            <text:p>54.0012119878001</text:p>
          </table:table-cell>
          <table:table-cell table:formula="of:=[$rawData.O117]" office:value-type="float" office:value="22.2111433261078" calcext:value-type="float">
            <text:p>22.2111433261078</text:p>
          </table:table-cell>
          <table:table-cell table:formula="of:=[$rawData.P117]"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HIGH EFFICIENCY RANGE, ELECTRIC, 4 BURNER, OVEN, 11" GRIDDLE</text:p>
          </table:table-cell>
          <table:table-cell office:value-type="string" calcext:value-type="string">
            <text:p>C_CK_RANGE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table:formula="of:=[$rawData.H118]" office:value-type="float" office:value="21.0035171472524" calcext:value-type="float">
            <text:p>21.0035171472524</text:p>
          </table:table-cell>
          <table:table-cell table:formula="of:=[$rawData.I118]" office:value-type="float" office:value="46.3175923327766" calcext:value-type="float">
            <text:p>46.3175923327766</text:p>
          </table:table-cell>
          <table:table-cell table:formula="of:=[$rawData.J118]" office:value-type="float" office:value="58.2420904191675" calcext:value-type="float">
            <text:p>58.2420904191675</text:p>
          </table:table-cell>
          <table:table-cell table:formula="of:=[$rawData.K118]" office:value-type="float" office:value="33.7768791879977" calcext:value-type="float">
            <text:p>33.7768791879977</text:p>
          </table:table-cell>
          <table:table-cell table:formula="of:=[$rawData.L118]" office:value-type="float" office:value="91.6960421886477" calcext:value-type="float">
            <text:p>91.6960421886477</text:p>
          </table:table-cell>
          <table:table-cell table:formula="of:=[$rawData.M118]" office:value-type="float" office:value="23.0400053989741" calcext:value-type="float">
            <text:p>23.0400053989741</text:p>
          </table:table-cell>
          <table:table-cell table:formula="of:=[$rawData.N118]" office:value-type="float" office:value="54.0012119878001" calcext:value-type="float">
            <text:p>54.0012119878001</text:p>
          </table:table-cell>
          <table:table-cell table:formula="of:=[$rawData.O118]" office:value-type="float" office:value="22.2111433261078" calcext:value-type="float">
            <text:p>22.2111433261078</text:p>
          </table:table-cell>
          <table:table-cell table:formula="of:=[$rawData.P118]" office:value-type="float" office:value="56.7066546211061" calcext:value-type="float">
            <text:p>56.706654621106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CFL.RESID</text:p>
          </table:table-cell>
          <table:table-cell table:formula="of:=[$rawData.H119]*[efficiencies.$E2]" office:value-type="float" office:value="18963197409.4901" calcext:value-type="float">
            <text:p>18963197409.4901</text:p>
          </table:table-cell>
          <table:table-cell table:formula="of:=[$rawData.I119]*[efficiencies.$E2]" office:value-type="float" office:value="49510607462.4343" calcext:value-type="float">
            <text:p>49510607462.4343</text:p>
          </table:table-cell>
          <table:table-cell table:formula="of:=[$rawData.J119]*[efficiencies.$E2]" office:value-type="float" office:value="56166680937.174" calcext:value-type="float">
            <text:p>56166680937.174</text:p>
          </table:table-cell>
          <table:table-cell table:formula="of:=[$rawData.K119]*[efficiencies.$E2]" office:value-type="float" office:value="27232597302.6104" calcext:value-type="float">
            <text:p>27232597302.6104</text:p>
          </table:table-cell>
          <table:table-cell table:formula="of:=[$rawData.L119]*[efficiencies.$E2]" office:value-type="float" office:value="79260170297.5457" calcext:value-type="float">
            <text:p>79260170297.5457</text:p>
          </table:table-cell>
          <table:table-cell table:formula="of:=[$rawData.M119]*[efficiencies.$E2]" office:value-type="float" office:value="21616810808.0288" calcext:value-type="float">
            <text:p>21616810808.0288</text:p>
          </table:table-cell>
          <table:table-cell table:formula="of:=[$rawData.N119]*[efficiencies.$E2]" office:value-type="float" office:value="50224702762.3735" calcext:value-type="float">
            <text:p>50224702762.3735</text:p>
          </table:table-cell>
          <table:table-cell table:formula="of:=[$rawData.O119]*[efficiencies.$E2]" office:value-type="float" office:value="21956226475.2836" calcext:value-type="float">
            <text:p>21956226475.2836</text:p>
          </table:table-cell>
          <table:table-cell table:formula="of:=[$rawData.P119]*[efficiencies.$E2]" office:value-type="float" office:value="58974574184.4647" calcext:value-type="float">
            <text:p>58974574184.464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CFL.RESID</text:p>
          </table:table-cell>
          <table:table-cell table:formula="of:=[$rawData.H120]*[efficiencies.$E3]" office:value-type="float" office:value="19193893241.7225" calcext:value-type="float">
            <text:p>19193893241.7225</text:p>
          </table:table-cell>
          <table:table-cell table:formula="of:=[$rawData.I120]*[efficiencies.$E3]" office:value-type="float" office:value="50112926288.0116" calcext:value-type="float">
            <text:p>50112926288.0116</text:p>
          </table:table-cell>
          <table:table-cell table:formula="of:=[$rawData.J120]*[efficiencies.$E3]" office:value-type="float" office:value="56849973892.6144" calcext:value-type="float">
            <text:p>56849973892.6144</text:p>
          </table:table-cell>
          <table:table-cell table:formula="of:=[$rawData.K120]*[efficiencies.$E3]" office:value-type="float" office:value="27563894106.7786" calcext:value-type="float">
            <text:p>27563894106.7786</text:p>
          </table:table-cell>
          <table:table-cell table:formula="of:=[$rawData.L120]*[efficiencies.$E3]" office:value-type="float" office:value="80224405945.9348" calcext:value-type="float">
            <text:p>80224405945.9348</text:p>
          </table:table-cell>
          <table:table-cell table:formula="of:=[$rawData.M120]*[efficiencies.$E3]" office:value-type="float" office:value="21879789041.7032" calcext:value-type="float">
            <text:p>21879789041.7032</text:p>
          </table:table-cell>
          <table:table-cell table:formula="of:=[$rawData.N120]*[efficiencies.$E3]" office:value-type="float" office:value="50835708878.7043" calcext:value-type="float">
            <text:p>50835708878.7043</text:p>
          </table:table-cell>
          <table:table-cell table:formula="of:=[$rawData.O120]*[efficiencies.$E3]" office:value-type="float" office:value="22223333853.3286" calcext:value-type="float">
            <text:p>22223333853.3286</text:p>
          </table:table-cell>
          <table:table-cell table:formula="of:=[$rawData.P120]*[efficiencies.$E3]" office:value-type="float" office:value="59692026425.152" calcext:value-type="float">
            <text:p>59692026425.15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STANDARD COMMERCIAL GENERAL SERVICE 100W CFL BARE SPIRAL</text:p>
          </table:table-cell>
          <table:table-cell table:style-name="Default" office:value-type="string" calcext:value-type="string">
            <text:p>C_LT_CFLST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[$rawData.H121]*[efficiencies.$E4]" office:value-type="float" office:value="19701424072.6334" calcext:value-type="float">
            <text:p>19701424072.6334</text:p>
          </table:table-cell>
          <table:table-cell table:formula="of:=[$rawData.I121]*[efficiencies.$E4]" office:value-type="float" office:value="51438027704.2811" calcext:value-type="float">
            <text:p>51438027704.2811</text:p>
          </table:table-cell>
          <table:table-cell table:formula="of:=[$rawData.J121]*[efficiencies.$E4]" office:value-type="float" office:value="58353218394.5825" calcext:value-type="float">
            <text:p>58353218394.5825</text:p>
          </table:table-cell>
          <table:table-cell table:formula="of:=[$rawData.K121]*[efficiencies.$E4]" office:value-type="float" office:value="28292747075.9482" calcext:value-type="float">
            <text:p>28292747075.9482</text:p>
          </table:table-cell>
          <table:table-cell table:formula="of:=[$rawData.L121]*[efficiencies.$E4]" office:value-type="float" office:value="82345724372.3897" calcext:value-type="float">
            <text:p>82345724372.3897</text:p>
          </table:table-cell>
          <table:table-cell table:formula="of:=[$rawData.M121]*[efficiencies.$E4]" office:value-type="float" office:value="22458341155.7867" calcext:value-type="float">
            <text:p>22458341155.7867</text:p>
          </table:table-cell>
          <table:table-cell table:formula="of:=[$rawData.N121]*[efficiencies.$E4]" office:value-type="float" office:value="52179922334.6316" calcext:value-type="float">
            <text:p>52179922334.6316</text:p>
          </table:table-cell>
          <table:table-cell table:formula="of:=[$rawData.O121]*[efficiencies.$E4]" office:value-type="float" office:value="22810970085.0271" calcext:value-type="float">
            <text:p>22810970085.0271</text:p>
          </table:table-cell>
          <table:table-cell table:formula="of:=[$rawData.P121]*[efficiencies.$E4]" office:value-type="float" office:value="61270421354.6632" calcext:value-type="float">
            <text:p>61270421354.663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HIGH EFFICIENCY COMMERCIAL GENERAL SERVICE 100W CFL BARE SPIRAL</text:p>
          </table:table-cell>
          <table:table-cell table:style-name="Default" office:value-type="string" calcext:value-type="string">
            <text:p>C_LT_CFLHE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[$rawData.H122]*[efficiencies.$E5]" office:value-type="float" office:value="20070537404.205" calcext:value-type="float">
            <text:p>20070537404.205</text:p>
          </table:table-cell>
          <table:table-cell table:formula="of:=[$rawData.I122]*[efficiencies.$E5]" office:value-type="float" office:value="52401737825.2043" calcext:value-type="float">
            <text:p>52401737825.2043</text:p>
          </table:table-cell>
          <table:table-cell table:formula="of:=[$rawData.J122]*[efficiencies.$E5]" office:value-type="float" office:value="59446487123.2865" calcext:value-type="float">
            <text:p>59446487123.2865</text:p>
          </table:table-cell>
          <table:table-cell table:formula="of:=[$rawData.K122]*[efficiencies.$E5]" office:value-type="float" office:value="28822821962.617" calcext:value-type="float">
            <text:p>28822821962.617</text:p>
          </table:table-cell>
          <table:table-cell table:formula="of:=[$rawData.L122]*[efficiencies.$E5]" office:value-type="float" office:value="83888501409.8114" calcext:value-type="float">
            <text:p>83888501409.8114</text:p>
          </table:table-cell>
          <table:table-cell table:formula="of:=[$rawData.M122]*[efficiencies.$E5]" office:value-type="float" office:value="22879106329.6656" calcext:value-type="float">
            <text:p>22879106329.6656</text:p>
          </table:table-cell>
          <table:table-cell table:formula="of:=[$rawData.N122]*[efficiencies.$E5]" office:value-type="float" office:value="53157532120.7604" calcext:value-type="float">
            <text:p>53157532120.7604</text:p>
          </table:table-cell>
          <table:table-cell table:formula="of:=[$rawData.O122]*[efficiencies.$E5]" office:value-type="float" office:value="23238341889.8988" calcext:value-type="float">
            <text:p>23238341889.8988</text:p>
          </table:table-cell>
          <table:table-cell table:formula="of:=[$rawData.P122]*[efficiencies.$E5]" office:value-type="float" office:value="62418344939.7622" calcext:value-type="float">
            <text:p>62418344939.762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COMMERCIAL GENERAL SERVICE 100W LED REPLACEMENT LAMP</text:p>
          </table:table-cell>
          <table:table-cell table:style-name="Default" office:value-type="string" calcext:value-type="string">
            <text:p>C_LT_LED_GSL_R</text:p>
          </table:table-cell>
          <table:table-cell office:value-type="float" office:value="2009" calcext:value-type="float">
            <text:p>2009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23]*[efficiencies.$E6]" office:value-type="float" office:value="0" calcext:value-type="float">
            <text:p>0</text:p>
          </table:table-cell>
          <table:table-cell table:formula="of:=[$rawData.I123]*[efficiencies.$E6]" office:value-type="float" office:value="0" calcext:value-type="float">
            <text:p>0</text:p>
          </table:table-cell>
          <table:table-cell table:formula="of:=[$rawData.J123]*[efficiencies.$E6]" office:value-type="float" office:value="0" calcext:value-type="float">
            <text:p>0</text:p>
          </table:table-cell>
          <table:table-cell table:formula="of:=[$rawData.K123]*[efficiencies.$E6]" office:value-type="float" office:value="0" calcext:value-type="float">
            <text:p>0</text:p>
          </table:table-cell>
          <table:table-cell table:formula="of:=[$rawData.L123]*[efficiencies.$E6]" office:value-type="float" office:value="0" calcext:value-type="float">
            <text:p>0</text:p>
          </table:table-cell>
          <table:table-cell table:formula="of:=[$rawData.M123]*[efficiencies.$E6]" office:value-type="float" office:value="0" calcext:value-type="float">
            <text:p>0</text:p>
          </table:table-cell>
          <table:table-cell table:formula="of:=[$rawData.N123]*[efficiencies.$E6]" office:value-type="float" office:value="0" calcext:value-type="float">
            <text:p>0</text:p>
          </table:table-cell>
          <table:table-cell table:formula="of:=[$rawData.O123]*[efficiencies.$E6]" office:value-type="float" office:value="0" calcext:value-type="float">
            <text:p>0</text:p>
          </table:table-cell>
          <table:table-cell table:formula="of:=[$rawData.P123]*[efficiencies.$E6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11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STANDARD COMMERCIAL GENERAL SERVICE 100W LED REPLACEMENT LAMP</text:p>
          </table:table-cell>
          <table:table-cell table:style-name="Default" office:value-type="string" calcext:value-type="string">
            <text:p>C_LT_LEDST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24]*[efficiencies.$E7]" office:value-type="float" office:value="0" calcext:value-type="float">
            <text:p>0</text:p>
          </table:table-cell>
          <table:table-cell table:formula="of:=[$rawData.I124]*[efficiencies.$E7]" office:value-type="float" office:value="0" calcext:value-type="float">
            <text:p>0</text:p>
          </table:table-cell>
          <table:table-cell table:formula="of:=[$rawData.J124]*[efficiencies.$E7]" office:value-type="float" office:value="0" calcext:value-type="float">
            <text:p>0</text:p>
          </table:table-cell>
          <table:table-cell table:formula="of:=[$rawData.K124]*[efficiencies.$E7]" office:value-type="float" office:value="0" calcext:value-type="float">
            <text:p>0</text:p>
          </table:table-cell>
          <table:table-cell table:formula="of:=[$rawData.L124]*[efficiencies.$E7]" office:value-type="float" office:value="0" calcext:value-type="float">
            <text:p>0</text:p>
          </table:table-cell>
          <table:table-cell table:formula="of:=[$rawData.M124]*[efficiencies.$E7]" office:value-type="float" office:value="0" calcext:value-type="float">
            <text:p>0</text:p>
          </table:table-cell>
          <table:table-cell table:formula="of:=[$rawData.N124]*[efficiencies.$E7]" office:value-type="float" office:value="0" calcext:value-type="float">
            <text:p>0</text:p>
          </table:table-cell>
          <table:table-cell table:formula="of:=[$rawData.O124]*[efficiencies.$E7]" office:value-type="float" office:value="0" calcext:value-type="float">
            <text:p>0</text:p>
          </table:table-cell>
          <table:table-cell table:formula="of:=[$rawData.P124]*[efficiencies.$E7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11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HIGH EFFICIENCY COMMERCIAL GENERAL SERVICE 100W LED REPLACEMENT LAMP</text:p>
          </table:table-cell>
          <table:table-cell table:style-name="Default" office:value-type="string" calcext:value-type="string">
            <text:p>C_LT_LEDHE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25]*[efficiencies.$E8]" office:value-type="float" office:value="0" calcext:value-type="float">
            <text:p>0</text:p>
          </table:table-cell>
          <table:table-cell table:formula="of:=[$rawData.I125]*[efficiencies.$E8]" office:value-type="float" office:value="0" calcext:value-type="float">
            <text:p>0</text:p>
          </table:table-cell>
          <table:table-cell table:formula="of:=[$rawData.J125]*[efficiencies.$E8]" office:value-type="float" office:value="0" calcext:value-type="float">
            <text:p>0</text:p>
          </table:table-cell>
          <table:table-cell table:formula="of:=[$rawData.K125]*[efficiencies.$E8]" office:value-type="float" office:value="0" calcext:value-type="float">
            <text:p>0</text:p>
          </table:table-cell>
          <table:table-cell table:formula="of:=[$rawData.L125]*[efficiencies.$E8]" office:value-type="float" office:value="0" calcext:value-type="float">
            <text:p>0</text:p>
          </table:table-cell>
          <table:table-cell table:formula="of:=[$rawData.M125]*[efficiencies.$E8]" office:value-type="float" office:value="0" calcext:value-type="float">
            <text:p>0</text:p>
          </table:table-cell>
          <table:table-cell table:formula="of:=[$rawData.N125]*[efficiencies.$E8]" office:value-type="float" office:value="0" calcext:value-type="float">
            <text:p>0</text:p>
          </table:table-cell>
          <table:table-cell table:formula="of:=[$rawData.O125]*[efficiencies.$E8]" office:value-type="float" office:value="0" calcext:value-type="float">
            <text:p>0</text:p>
          </table:table-cell>
          <table:table-cell table:formula="of:=[$rawData.P125]*[efficiencies.$E8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26]*[efficiencies.$E9]" office:value-type="float" office:value="4657452063.22111" calcext:value-type="float">
            <text:p>4657452063.22111</text:p>
          </table:table-cell>
          <table:table-cell table:formula="of:=[$rawData.I126]*[efficiencies.$E9]" office:value-type="float" office:value="12160042206.9037" calcext:value-type="float">
            <text:p>12160042206.9037</text:p>
          </table:table-cell>
          <table:table-cell table:formula="of:=[$rawData.J126]*[efficiencies.$E9]" office:value-type="float" office:value="13794805715.8446" calcext:value-type="float">
            <text:p>13794805715.8446</text:p>
          </table:table-cell>
          <table:table-cell table:formula="of:=[$rawData.K126]*[efficiencies.$E9]" office:value-type="float" office:value="6688456263.73316" calcext:value-type="float">
            <text:p>6688456263.73316</text:p>
          </table:table-cell>
          <table:table-cell table:formula="of:=[$rawData.L126]*[efficiencies.$E9]" office:value-type="float" office:value="19466677254.4814" calcext:value-type="float">
            <text:p>19466677254.4814</text:p>
          </table:table-cell>
          <table:table-cell table:formula="of:=[$rawData.M126]*[efficiencies.$E9]" office:value-type="float" office:value="5309192217.11678" calcext:value-type="float">
            <text:p>5309192217.11678</text:p>
          </table:table-cell>
          <table:table-cell table:formula="of:=[$rawData.N126]*[efficiencies.$E9]" office:value-type="float" office:value="12335427431.0417" calcext:value-type="float">
            <text:p>12335427431.0417</text:p>
          </table:table-cell>
          <table:table-cell table:formula="of:=[$rawData.O126]*[efficiencies.$E9]" office:value-type="float" office:value="5392554329.82437" calcext:value-type="float">
            <text:p>5392554329.82437</text:p>
          </table:table-cell>
          <table:table-cell table:formula="of:=[$rawData.P126]*[efficiencies.$E9]" office:value-type="float" office:value="14484437739.1528" calcext:value-type="float">
            <text:p>14484437739.152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27]*[efficiencies.$E10]" office:value-type="float" office:value="4657452063.22111" calcext:value-type="float">
            <text:p>4657452063.22111</text:p>
          </table:table-cell>
          <table:table-cell table:formula="of:=[$rawData.I127]*[efficiencies.$E10]" office:value-type="float" office:value="12160042206.9037" calcext:value-type="float">
            <text:p>12160042206.9037</text:p>
          </table:table-cell>
          <table:table-cell table:formula="of:=[$rawData.J127]*[efficiencies.$E10]" office:value-type="float" office:value="13794805715.8446" calcext:value-type="float">
            <text:p>13794805715.8446</text:p>
          </table:table-cell>
          <table:table-cell table:formula="of:=[$rawData.K127]*[efficiencies.$E10]" office:value-type="float" office:value="6688456263.73316" calcext:value-type="float">
            <text:p>6688456263.73316</text:p>
          </table:table-cell>
          <table:table-cell table:formula="of:=[$rawData.L127]*[efficiencies.$E10]" office:value-type="float" office:value="19466677254.4814" calcext:value-type="float">
            <text:p>19466677254.4814</text:p>
          </table:table-cell>
          <table:table-cell table:formula="of:=[$rawData.M127]*[efficiencies.$E10]" office:value-type="float" office:value="5309192217.11678" calcext:value-type="float">
            <text:p>5309192217.11678</text:p>
          </table:table-cell>
          <table:table-cell table:formula="of:=[$rawData.N127]*[efficiencies.$E10]" office:value-type="float" office:value="12335427431.0417" calcext:value-type="float">
            <text:p>12335427431.0417</text:p>
          </table:table-cell>
          <table:table-cell table:formula="of:=[$rawData.O127]*[efficiencies.$E10]" office:value-type="float" office:value="5392554329.82437" calcext:value-type="float">
            <text:p>5392554329.82437</text:p>
          </table:table-cell>
          <table:table-cell table:formula="of:=[$rawData.P127]*[efficiencies.$E10]" office:value-type="float" office:value="14484437739.1528" calcext:value-type="float">
            <text:p>14484437739.152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STANDARD COMMERCIAL HALOGEN REFLECTOR LAMP (PAR38)</text:p>
          </table:table-cell>
          <table:table-cell table:style-name="Default" office:value-type="string" calcext:value-type="string">
            <text:p>C_LT_HAL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28]*[efficiencies.$E11]" office:value-type="float" office:value="3725961650.57689" calcext:value-type="float">
            <text:p>3725961650.57689</text:p>
          </table:table-cell>
          <table:table-cell table:formula="of:=[$rawData.I128]*[efficiencies.$E11]" office:value-type="float" office:value="9728033765.52294" calcext:value-type="float">
            <text:p>9728033765.52294</text:p>
          </table:table-cell>
          <table:table-cell table:formula="of:=[$rawData.J128]*[efficiencies.$E11]" office:value-type="float" office:value="11035844572.6757" calcext:value-type="float">
            <text:p>11035844572.6757</text:p>
          </table:table-cell>
          <table:table-cell table:formula="of:=[$rawData.K128]*[efficiencies.$E11]" office:value-type="float" office:value="5350765010.98653" calcext:value-type="float">
            <text:p>5350765010.98653</text:p>
          </table:table-cell>
          <table:table-cell table:formula="of:=[$rawData.L128]*[efficiencies.$E11]" office:value-type="float" office:value="15573341803.5851" calcext:value-type="float">
            <text:p>15573341803.5851</text:p>
          </table:table-cell>
          <table:table-cell table:formula="of:=[$rawData.M128]*[efficiencies.$E11]" office:value-type="float" office:value="4247353773.69342" calcext:value-type="float">
            <text:p>4247353773.69342</text:p>
          </table:table-cell>
          <table:table-cell table:formula="of:=[$rawData.N128]*[efficiencies.$E11]" office:value-type="float" office:value="9868341944.83338" calcext:value-type="float">
            <text:p>9868341944.83338</text:p>
          </table:table-cell>
          <table:table-cell table:formula="of:=[$rawData.O128]*[efficiencies.$E11]" office:value-type="float" office:value="4314043463.8595" calcext:value-type="float">
            <text:p>4314043463.8595</text:p>
          </table:table-cell>
          <table:table-cell table:formula="of:=[$rawData.P128]*[efficiencies.$E11]" office:value-type="float" office:value="11587550191.3222" calcext:value-type="float">
            <text:p>11587550191.322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29]*[efficiencies.$E12]" office:value-type="float" office:value="4764061433.14869" calcext:value-type="float">
            <text:p>4764061433.14869</text:p>
          </table:table-cell>
          <table:table-cell table:formula="of:=[$rawData.I129]*[efficiencies.$E12]" office:value-type="float" office:value="12438386335.9196" calcext:value-type="float">
            <text:p>12438386335.9196</text:p>
          </table:table-cell>
          <table:table-cell table:formula="of:=[$rawData.J129]*[efficiencies.$E12]" office:value-type="float" office:value="14110569684.1424" calcext:value-type="float">
            <text:p>14110569684.1424</text:p>
          </table:table-cell>
          <table:table-cell table:formula="of:=[$rawData.K129]*[efficiencies.$E12]" office:value-type="float" office:value="6841555447.23214" calcext:value-type="float">
            <text:p>6841555447.23214</text:p>
          </table:table-cell>
          <table:table-cell table:formula="of:=[$rawData.L129]*[efficiencies.$E12]" office:value-type="float" office:value="19912270718.142" calcext:value-type="float">
            <text:p>19912270718.142</text:p>
          </table:table-cell>
          <table:table-cell table:formula="of:=[$rawData.M129]*[efficiencies.$E12]" office:value-type="float" office:value="5430719960.05606" calcext:value-type="float">
            <text:p>5430719960.05606</text:p>
          </table:table-cell>
          <table:table-cell table:formula="of:=[$rawData.N129]*[efficiencies.$E12]" office:value-type="float" office:value="12617786138.8415" calcext:value-type="float">
            <text:p>12617786138.8415</text:p>
          </table:table-cell>
          <table:table-cell table:formula="of:=[$rawData.O129]*[efficiencies.$E12]" office:value-type="float" office:value="5515990236.75351" calcext:value-type="float">
            <text:p>5515990236.75351</text:p>
          </table:table-cell>
          <table:table-cell table:formula="of:=[$rawData.P129]*[efficiencies.$E12]" office:value-type="float" office:value="14815987427.7304" calcext:value-type="float">
            <text:p>14815987427.730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30]*[efficiencies.$E13]" office:value-type="float" office:value="4764061433.14869" calcext:value-type="float">
            <text:p>4764061433.14869</text:p>
          </table:table-cell>
          <table:table-cell table:formula="of:=[$rawData.I130]*[efficiencies.$E13]" office:value-type="float" office:value="12438386335.9196" calcext:value-type="float">
            <text:p>12438386335.9196</text:p>
          </table:table-cell>
          <table:table-cell table:formula="of:=[$rawData.J130]*[efficiencies.$E13]" office:value-type="float" office:value="14110569684.1424" calcext:value-type="float">
            <text:p>14110569684.1424</text:p>
          </table:table-cell>
          <table:table-cell table:formula="of:=[$rawData.K130]*[efficiencies.$E13]" office:value-type="float" office:value="6841555447.23214" calcext:value-type="float">
            <text:p>6841555447.23214</text:p>
          </table:table-cell>
          <table:table-cell table:formula="of:=[$rawData.L130]*[efficiencies.$E13]" office:value-type="float" office:value="19912270718.142" calcext:value-type="float">
            <text:p>19912270718.142</text:p>
          </table:table-cell>
          <table:table-cell table:formula="of:=[$rawData.M130]*[efficiencies.$E13]" office:value-type="float" office:value="5430719960.05606" calcext:value-type="float">
            <text:p>5430719960.05606</text:p>
          </table:table-cell>
          <table:table-cell table:formula="of:=[$rawData.N130]*[efficiencies.$E13]" office:value-type="float" office:value="12617786138.8415" calcext:value-type="float">
            <text:p>12617786138.8415</text:p>
          </table:table-cell>
          <table:table-cell table:formula="of:=[$rawData.O130]*[efficiencies.$E13]" office:value-type="float" office:value="5515990236.75351" calcext:value-type="float">
            <text:p>5515990236.75351</text:p>
          </table:table-cell>
          <table:table-cell table:formula="of:=[$rawData.P130]*[efficiencies.$E13]" office:value-type="float" office:value="14815987427.7304" calcext:value-type="float">
            <text:p>14815987427.730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STANDARD COMMERCIAL HALOGEN INFRARED REFLECTOR LAMP (PAR38)</text:p>
          </table:table-cell>
          <table:table-cell table:style-name="Default" office:value-type="string" calcext:value-type="string">
            <text:p>C_LT_HIR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[$rawData.H131]*[efficiencies.$E14]" office:value-type="float" office:value="4764061433.14869" calcext:value-type="float">
            <text:p>4764061433.14869</text:p>
          </table:table-cell>
          <table:table-cell table:formula="of:=[$rawData.I131]*[efficiencies.$E14]" office:value-type="float" office:value="12438386335.9196" calcext:value-type="float">
            <text:p>12438386335.9196</text:p>
          </table:table-cell>
          <table:table-cell table:formula="of:=[$rawData.J131]*[efficiencies.$E14]" office:value-type="float" office:value="14110569684.1424" calcext:value-type="float">
            <text:p>14110569684.1424</text:p>
          </table:table-cell>
          <table:table-cell table:formula="of:=[$rawData.K131]*[efficiencies.$E14]" office:value-type="float" office:value="6841555447.23214" calcext:value-type="float">
            <text:p>6841555447.23214</text:p>
          </table:table-cell>
          <table:table-cell table:formula="of:=[$rawData.L131]*[efficiencies.$E14]" office:value-type="float" office:value="19912270718.142" calcext:value-type="float">
            <text:p>19912270718.142</text:p>
          </table:table-cell>
          <table:table-cell table:formula="of:=[$rawData.M131]*[efficiencies.$E14]" office:value-type="float" office:value="5430719960.05606" calcext:value-type="float">
            <text:p>5430719960.05606</text:p>
          </table:table-cell>
          <table:table-cell table:formula="of:=[$rawData.N131]*[efficiencies.$E14]" office:value-type="float" office:value="12617786138.8415" calcext:value-type="float">
            <text:p>12617786138.8415</text:p>
          </table:table-cell>
          <table:table-cell table:formula="of:=[$rawData.O131]*[efficiencies.$E14]" office:value-type="float" office:value="5515990236.75351" calcext:value-type="float">
            <text:p>5515990236.75351</text:p>
          </table:table-cell>
          <table:table-cell table:formula="of:=[$rawData.P131]*[efficiencies.$E14]" office:value-type="float" office:value="14815987427.7304" calcext:value-type="float">
            <text:p>14815987427.730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COMMERCIAL LED REFLECTOR LIGHTING (PAR38)</text:p>
          </table:table-cell>
          <table:table-cell table:style-name="Default" office:value-type="string" calcext:value-type="string">
            <text:p>C_LT_LED_RFL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132]*[efficiencies.$E15]" office:value-type="float" office:value="0" calcext:value-type="float">
            <text:p>0</text:p>
          </table:table-cell>
          <table:table-cell table:formula="of:=[$rawData.I132]*[efficiencies.$E15]" office:value-type="float" office:value="0" calcext:value-type="float">
            <text:p>0</text:p>
          </table:table-cell>
          <table:table-cell table:formula="of:=[$rawData.J132]*[efficiencies.$E15]" office:value-type="float" office:value="0" calcext:value-type="float">
            <text:p>0</text:p>
          </table:table-cell>
          <table:table-cell table:formula="of:=[$rawData.K132]*[efficiencies.$E15]" office:value-type="float" office:value="0" calcext:value-type="float">
            <text:p>0</text:p>
          </table:table-cell>
          <table:table-cell table:formula="of:=[$rawData.L132]*[efficiencies.$E15]" office:value-type="float" office:value="0" calcext:value-type="float">
            <text:p>0</text:p>
          </table:table-cell>
          <table:table-cell table:formula="of:=[$rawData.M132]*[efficiencies.$E15]" office:value-type="float" office:value="0" calcext:value-type="float">
            <text:p>0</text:p>
          </table:table-cell>
          <table:table-cell table:formula="of:=[$rawData.N132]*[efficiencies.$E15]" office:value-type="float" office:value="0" calcext:value-type="float">
            <text:p>0</text:p>
          </table:table-cell>
          <table:table-cell table:formula="of:=[$rawData.O132]*[efficiencies.$E15]" office:value-type="float" office:value="0" calcext:value-type="float">
            <text:p>0</text:p>
          </table:table-cell>
          <table:table-cell table:formula="of:=[$rawData.P132]*[efficiencies.$E15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STANDARD COMMERCIAL LED REFLECTOR LIGHTING (PAR38)</text:p>
          </table:table-cell>
          <table:table-cell table:style-name="Default" office:value-type="string" calcext:value-type="string">
            <text:p>C_LT_LEDST_R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33]*[efficiencies.$E16]" office:value-type="float" office:value="0" calcext:value-type="float">
            <text:p>0</text:p>
          </table:table-cell>
          <table:table-cell table:formula="of:=[$rawData.I133]*[efficiencies.$E16]" office:value-type="float" office:value="0" calcext:value-type="float">
            <text:p>0</text:p>
          </table:table-cell>
          <table:table-cell table:formula="of:=[$rawData.J133]*[efficiencies.$E16]" office:value-type="float" office:value="0" calcext:value-type="float">
            <text:p>0</text:p>
          </table:table-cell>
          <table:table-cell table:formula="of:=[$rawData.K133]*[efficiencies.$E16]" office:value-type="float" office:value="0" calcext:value-type="float">
            <text:p>0</text:p>
          </table:table-cell>
          <table:table-cell table:formula="of:=[$rawData.L133]*[efficiencies.$E16]" office:value-type="float" office:value="0" calcext:value-type="float">
            <text:p>0</text:p>
          </table:table-cell>
          <table:table-cell table:formula="of:=[$rawData.M133]*[efficiencies.$E16]" office:value-type="float" office:value="0" calcext:value-type="float">
            <text:p>0</text:p>
          </table:table-cell>
          <table:table-cell table:formula="of:=[$rawData.N133]*[efficiencies.$E16]" office:value-type="float" office:value="0" calcext:value-type="float">
            <text:p>0</text:p>
          </table:table-cell>
          <table:table-cell table:formula="of:=[$rawData.O133]*[efficiencies.$E16]" office:value-type="float" office:value="0" calcext:value-type="float">
            <text:p>0</text:p>
          </table:table-cell>
          <table:table-cell table:formula="of:=[$rawData.P133]*[efficiencies.$E16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HIGH EFFICIENCY COMMERCIAL LED REFLECTOR LIGHTING (PAR38)</text:p>
          </table:table-cell>
          <table:table-cell table:style-name="Default" office:value-type="string" calcext:value-type="string">
            <text:p>C_LT_LEDHE_R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34]*[efficiencies.$E17]" office:value-type="float" office:value="0" calcext:value-type="float">
            <text:p>0</text:p>
          </table:table-cell>
          <table:table-cell table:formula="of:=[$rawData.I134]*[efficiencies.$E17]" office:value-type="float" office:value="0" calcext:value-type="float">
            <text:p>0</text:p>
          </table:table-cell>
          <table:table-cell table:formula="of:=[$rawData.J134]*[efficiencies.$E17]" office:value-type="float" office:value="0" calcext:value-type="float">
            <text:p>0</text:p>
          </table:table-cell>
          <table:table-cell table:formula="of:=[$rawData.K134]*[efficiencies.$E17]" office:value-type="float" office:value="0" calcext:value-type="float">
            <text:p>0</text:p>
          </table:table-cell>
          <table:table-cell table:formula="of:=[$rawData.L134]*[efficiencies.$E17]" office:value-type="float" office:value="0" calcext:value-type="float">
            <text:p>0</text:p>
          </table:table-cell>
          <table:table-cell table:formula="of:=[$rawData.M134]*[efficiencies.$E17]" office:value-type="float" office:value="0" calcext:value-type="float">
            <text:p>0</text:p>
          </table:table-cell>
          <table:table-cell table:formula="of:=[$rawData.N134]*[efficiencies.$E17]" office:value-type="float" office:value="0" calcext:value-type="float">
            <text:p>0</text:p>
          </table:table-cell>
          <table:table-cell table:formula="of:=[$rawData.O134]*[efficiencies.$E17]" office:value-type="float" office:value="0" calcext:value-type="float">
            <text:p>0</text:p>
          </table:table-cell>
          <table:table-cell table:formula="of:=[$rawData.P134]*[efficiencies.$E17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35]*[efficiencies.$E18]" office:value-type="float" office:value="33868868472.2773" calcext:value-type="float">
            <text:p>33868868472.2773</text:p>
          </table:table-cell>
          <table:table-cell table:formula="of:=[$rawData.I135]*[efficiencies.$E18]" office:value-type="float" office:value="88427505969.4603" calcext:value-type="float">
            <text:p>88427505969.4603</text:p>
          </table:table-cell>
          <table:table-cell table:formula="of:=[$rawData.J135]*[efficiencies.$E18]" office:value-type="float" office:value="100315463057.592" calcext:value-type="float">
            <text:p>100315463057.592</text:p>
          </table:table-cell>
          <table:table-cell table:formula="of:=[$rawData.K135]*[efficiencies.$E18]" office:value-type="float" office:value="48638277410.909" calcext:value-type="float">
            <text:p>48638277410.909</text:p>
          </table:table-cell>
          <table:table-cell table:formula="of:=[$rawData.L135]*[efficiencies.$E18]" office:value-type="float" office:value="141561163179.921" calcext:value-type="float">
            <text:p>141561163179.921</text:p>
          </table:table-cell>
          <table:table-cell table:formula="of:=[$rawData.M135]*[efficiencies.$E18]" office:value-type="float" office:value="38608305669.0024" calcext:value-type="float">
            <text:p>38608305669.0024</text:p>
          </table:table-cell>
          <table:table-cell table:formula="of:=[$rawData.N135]*[efficiencies.$E18]" office:value-type="float" office:value="89702902690.1738" calcext:value-type="float">
            <text:p>89702902690.1738</text:p>
          </table:table-cell>
          <table:table-cell table:formula="of:=[$rawData.O135]*[efficiencies.$E18]" office:value-type="float" office:value="39214512752.3047" calcext:value-type="float">
            <text:p>39214512752.3047</text:p>
          </table:table-cell>
          <table:table-cell table:formula="of:=[$rawData.P135]*[efficiencies.$E18]" office:value-type="float" office:value="105330448928.544" calcext:value-type="float">
            <text:p>105330448928.54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36]*[efficiencies.$E19]" office:value-type="float" office:value="58254453772.3168" calcext:value-type="float">
            <text:p>58254453772.3168</text:p>
          </table:table-cell>
          <table:table-cell table:formula="of:=[$rawData.I136]*[efficiencies.$E19]" office:value-type="float" office:value="152095310267.472" calcext:value-type="float">
            <text:p>152095310267.472</text:p>
          </table:table-cell>
          <table:table-cell table:formula="of:=[$rawData.J136]*[efficiencies.$E19]" office:value-type="float" office:value="172542596459.058" calcext:value-type="float">
            <text:p>172542596459.058</text:p>
          </table:table-cell>
          <table:table-cell table:formula="of:=[$rawData.K136]*[efficiencies.$E19]" office:value-type="float" office:value="83657837146.7633" calcext:value-type="float">
            <text:p>83657837146.7633</text:p>
          </table:table-cell>
          <table:table-cell table:formula="of:=[$rawData.L136]*[efficiencies.$E19]" office:value-type="float" office:value="243485200669.464" calcext:value-type="float">
            <text:p>243485200669.464</text:p>
          </table:table-cell>
          <table:table-cell table:formula="of:=[$rawData.M136]*[efficiencies.$E19]" office:value-type="float" office:value="66406285750.684" calcext:value-type="float">
            <text:p>66406285750.684</text:p>
          </table:table-cell>
          <table:table-cell table:formula="of:=[$rawData.N136]*[efficiencies.$E19]" office:value-type="float" office:value="154288992627.099" calcext:value-type="float">
            <text:p>154288992627.099</text:p>
          </table:table-cell>
          <table:table-cell table:formula="of:=[$rawData.O136]*[efficiencies.$E19]" office:value-type="float" office:value="67448961933.9639" calcext:value-type="float">
            <text:p>67448961933.9639</text:p>
          </table:table-cell>
          <table:table-cell table:formula="of:=[$rawData.P136]*[efficiencies.$E19]" office:value-type="float" office:value="181168372157.096" calcext:value-type="float">
            <text:p>181168372157.096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STANDARD COMMERCIAL 4-FT T8 F32 COMMODITY IN 2-LAMP SYSTEM</text:p>
          </table:table-cell>
          <table:table-cell table:style-name="Default" office:value-type="string" calcext:value-type="string">
            <text:p>C_LT_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37]*[efficiencies.$E20]" office:value-type="float" office:value="54190189555.6437" calcext:value-type="float">
            <text:p>54190189555.6437</text:p>
          </table:table-cell>
          <table:table-cell table:formula="of:=[$rawData.I137]*[efficiencies.$E20]" office:value-type="float" office:value="141484009551.137" calcext:value-type="float">
            <text:p>141484009551.137</text:p>
          </table:table-cell>
          <table:table-cell table:formula="of:=[$rawData.J137]*[efficiencies.$E20]" office:value-type="float" office:value="160504740892.147" calcext:value-type="float">
            <text:p>160504740892.147</text:p>
          </table:table-cell>
          <table:table-cell table:formula="of:=[$rawData.K137]*[efficiencies.$E20]" office:value-type="float" office:value="77821243857.4544" calcext:value-type="float">
            <text:p>77821243857.4544</text:p>
          </table:table-cell>
          <table:table-cell table:formula="of:=[$rawData.L137]*[efficiencies.$E20]" office:value-type="float" office:value="226497861087.874" calcext:value-type="float">
            <text:p>226497861087.874</text:p>
          </table:table-cell>
          <table:table-cell table:formula="of:=[$rawData.M137]*[efficiencies.$E20]" office:value-type="float" office:value="61773289070.4039" calcext:value-type="float">
            <text:p>61773289070.4039</text:p>
          </table:table-cell>
          <table:table-cell table:formula="of:=[$rawData.N137]*[efficiencies.$E20]" office:value-type="float" office:value="143524644304.278" calcext:value-type="float">
            <text:p>143524644304.278</text:p>
          </table:table-cell>
          <table:table-cell table:formula="of:=[$rawData.O137]*[efficiencies.$E20]" office:value-type="float" office:value="62743220403.6875" calcext:value-type="float">
            <text:p>62743220403.6875</text:p>
          </table:table-cell>
          <table:table-cell table:formula="of:=[$rawData.P137]*[efficiencies.$E20]" office:value-type="float" office:value="168528718285.671" calcext:value-type="float">
            <text:p>168528718285.671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HIGH EFFICIENCY COMMERCIAL 4-FT T8 F32 COMMODITY IN 2-LAMP SYSTEM</text:p>
          </table:table-cell>
          <table:table-cell table:style-name="Default" office:value-type="string" calcext:value-type="string">
            <text:p>C_LT_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38]*[efficiencies.$E21]" office:value-type="float" office:value="56899699033.4257" calcext:value-type="float">
            <text:p>56899699033.4257</text:p>
          </table:table-cell>
          <table:table-cell table:formula="of:=[$rawData.I138]*[efficiencies.$E21]" office:value-type="float" office:value="148558210028.693" calcext:value-type="float">
            <text:p>148558210028.693</text:p>
          </table:table-cell>
          <table:table-cell table:formula="of:=[$rawData.J138]*[efficiencies.$E21]" office:value-type="float" office:value="168529977936.754" calcext:value-type="float">
            <text:p>168529977936.754</text:p>
          </table:table-cell>
          <table:table-cell table:formula="of:=[$rawData.K138]*[efficiencies.$E21]" office:value-type="float" office:value="81712306050.3269" calcext:value-type="float">
            <text:p>81712306050.3269</text:p>
          </table:table-cell>
          <table:table-cell table:formula="of:=[$rawData.L138]*[efficiencies.$E21]" office:value-type="float" office:value="237822754142.267" calcext:value-type="float">
            <text:p>237822754142.267</text:p>
          </table:table-cell>
          <table:table-cell table:formula="of:=[$rawData.M138]*[efficiencies.$E21]" office:value-type="float" office:value="64861953523.9239" calcext:value-type="float">
            <text:p>64861953523.9239</text:p>
          </table:table-cell>
          <table:table-cell table:formula="of:=[$rawData.N138]*[efficiencies.$E21]" office:value-type="float" office:value="150700876519.492" calcext:value-type="float">
            <text:p>150700876519.492</text:p>
          </table:table-cell>
          <table:table-cell table:formula="of:=[$rawData.O138]*[efficiencies.$E21]" office:value-type="float" office:value="65880381423.8717" calcext:value-type="float">
            <text:p>65880381423.8717</text:p>
          </table:table-cell>
          <table:table-cell table:formula="of:=[$rawData.P138]*[efficiencies.$E21]" office:value-type="float" office:value="176955154199.954" calcext:value-type="float">
            <text:p>176955154199.95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39]*[efficiencies.$E22]" office:value-type="float" office:value="12126743211.9447" calcext:value-type="float">
            <text:p>12126743211.9447</text:p>
          </table:table-cell>
          <table:table-cell table:formula="of:=[$rawData.I139]*[efficiencies.$E22]" office:value-type="float" office:value="31661455080.5586" calcext:value-type="float">
            <text:p>31661455080.5586</text:p>
          </table:table-cell>
          <table:table-cell table:formula="of:=[$rawData.J139]*[efficiencies.$E22]" office:value-type="float" office:value="35917936310.2276" calcext:value-type="float">
            <text:p>35917936310.2276</text:p>
          </table:table-cell>
          <table:table-cell table:formula="of:=[$rawData.K139]*[efficiencies.$E22]" office:value-type="float" office:value="17414927839.0038" calcext:value-type="float">
            <text:p>17414927839.0038</text:p>
          </table:table-cell>
          <table:table-cell table:formula="of:=[$rawData.L139]*[efficiencies.$E22]" office:value-type="float" office:value="50685952973.9605" calcext:value-type="float">
            <text:p>50685952973.9605</text:p>
          </table:table-cell>
          <table:table-cell table:formula="of:=[$rawData.M139]*[efficiencies.$E22]" office:value-type="float" office:value="13823697980.3294" calcext:value-type="float">
            <text:p>13823697980.3294</text:p>
          </table:table-cell>
          <table:table-cell table:formula="of:=[$rawData.N139]*[efficiencies.$E22]" office:value-type="float" office:value="32118110682.682" calcext:value-type="float">
            <text:p>32118110682.682</text:p>
          </table:table-cell>
          <table:table-cell table:formula="of:=[$rawData.O139]*[efficiencies.$E22]" office:value-type="float" office:value="14040750334.4251" calcext:value-type="float">
            <text:p>14040750334.4251</text:p>
          </table:table-cell>
          <table:table-cell table:formula="of:=[$rawData.P139]*[efficiencies.$E22]" office:value-type="float" office:value="37713551239.5648" calcext:value-type="float">
            <text:p>37713551239.564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40]*[efficiencies.$E23]" office:value-type="float" office:value="15201128814.9729" calcext:value-type="float">
            <text:p>15201128814.9729</text:p>
          </table:table-cell>
          <table:table-cell table:formula="of:=[$rawData.I140]*[efficiencies.$E23]" office:value-type="float" office:value="39688302847.4607" calcext:value-type="float">
            <text:p>39688302847.4607</text:p>
          </table:table-cell>
          <table:table-cell table:formula="of:=[$rawData.J140]*[efficiencies.$E23]" office:value-type="float" office:value="45023891994.5107" calcext:value-type="float">
            <text:p>45023891994.5107</text:p>
          </table:table-cell>
          <table:table-cell table:formula="of:=[$rawData.K140]*[efficiencies.$E23]" office:value-type="float" office:value="21829979967.2019" calcext:value-type="float">
            <text:p>21829979967.2019</text:p>
          </table:table-cell>
          <table:table-cell table:formula="of:=[$rawData.L140]*[efficiencies.$E23]" office:value-type="float" office:value="63535912882.8519" calcext:value-type="float">
            <text:p>63535912882.8519</text:p>
          </table:table-cell>
          <table:table-cell table:formula="of:=[$rawData.M140]*[efficiencies.$E23]" office:value-type="float" office:value="17328297468.3002" calcext:value-type="float">
            <text:p>17328297468.3002</text:p>
          </table:table-cell>
          <table:table-cell table:formula="of:=[$rawData.N140]*[efficiencies.$E23]" office:value-type="float" office:value="40260730292.376" calcext:value-type="float">
            <text:p>40260730292.376</text:p>
          </table:table-cell>
          <table:table-cell table:formula="of:=[$rawData.O140]*[efficiencies.$E23]" office:value-type="float" office:value="17600377179.7722" calcext:value-type="float">
            <text:p>17600377179.7722</text:p>
          </table:table-cell>
          <table:table-cell table:formula="of:=[$rawData.P140]*[efficiencies.$E23]" office:value-type="float" office:value="47274733243.9614" calcext:value-type="float">
            <text:p>47274733243.961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STANDARD COMMERCIAL 4-FT T5 F28 IN 2-LAMP SYSTEM</text:p>
          </table:table-cell>
          <table:table-cell table:style-name="Default" office:value-type="string" calcext:value-type="string">
            <text:p>C_LT_T5ST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41]*[efficiencies.$E24]" office:value-type="float" office:value="15201128814.9729" calcext:value-type="float">
            <text:p>15201128814.9729</text:p>
          </table:table-cell>
          <table:table-cell table:formula="of:=[$rawData.I141]*[efficiencies.$E24]" office:value-type="float" office:value="39688302847.4607" calcext:value-type="float">
            <text:p>39688302847.4607</text:p>
          </table:table-cell>
          <table:table-cell table:formula="of:=[$rawData.J141]*[efficiencies.$E24]" office:value-type="float" office:value="45023891994.5107" calcext:value-type="float">
            <text:p>45023891994.5107</text:p>
          </table:table-cell>
          <table:table-cell table:formula="of:=[$rawData.K141]*[efficiencies.$E24]" office:value-type="float" office:value="21829979967.2019" calcext:value-type="float">
            <text:p>21829979967.2019</text:p>
          </table:table-cell>
          <table:table-cell table:formula="of:=[$rawData.L141]*[efficiencies.$E24]" office:value-type="float" office:value="63535912882.8519" calcext:value-type="float">
            <text:p>63535912882.8519</text:p>
          </table:table-cell>
          <table:table-cell table:formula="of:=[$rawData.M141]*[efficiencies.$E24]" office:value-type="float" office:value="17328297468.3002" calcext:value-type="float">
            <text:p>17328297468.3002</text:p>
          </table:table-cell>
          <table:table-cell table:formula="of:=[$rawData.N141]*[efficiencies.$E24]" office:value-type="float" office:value="40260730292.376" calcext:value-type="float">
            <text:p>40260730292.376</text:p>
          </table:table-cell>
          <table:table-cell table:formula="of:=[$rawData.O141]*[efficiencies.$E24]" office:value-type="float" office:value="17600377179.7722" calcext:value-type="float">
            <text:p>17600377179.7722</text:p>
          </table:table-cell>
          <table:table-cell table:formula="of:=[$rawData.P141]*[efficiencies.$E24]" office:value-type="float" office:value="47274733243.9614" calcext:value-type="float">
            <text:p>47274733243.961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HIGH EFFICIENCY COMMERCIAL 4-FT T5 F28 IN 2-LAMP SYSTEM</text:p>
          </table:table-cell>
          <table:table-cell table:style-name="Default" office:value-type="string" calcext:value-type="string">
            <text:p>C_LT_T5HE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42]*[efficiencies.$E25]" office:value-type="float" office:value="16396723216.1505" calcext:value-type="float">
            <text:p>16396723216.1505</text:p>
          </table:table-cell>
          <table:table-cell table:formula="of:=[$rawData.I142]*[efficiencies.$E25]" office:value-type="float" office:value="42809854756.8116" calcext:value-type="float">
            <text:p>42809854756.8116</text:p>
          </table:table-cell>
          <table:table-cell table:formula="of:=[$rawData.J142]*[efficiencies.$E25]" office:value-type="float" office:value="48565096982.8429" calcext:value-type="float">
            <text:p>48565096982.8429</text:p>
          </table:table-cell>
          <table:table-cell table:formula="of:=[$rawData.K142]*[efficiencies.$E25]" office:value-type="float" office:value="23546944683.7234" calcext:value-type="float">
            <text:p>23546944683.7234</text:p>
          </table:table-cell>
          <table:table-cell table:formula="of:=[$rawData.L142]*[efficiencies.$E25]" office:value-type="float" office:value="68533119514.0874" calcext:value-type="float">
            <text:p>68533119514.0874</text:p>
          </table:table-cell>
          <table:table-cell table:formula="of:=[$rawData.M142]*[efficiencies.$E25]" office:value-type="float" office:value="18691197269.1777" calcext:value-type="float">
            <text:p>18691197269.1777</text:p>
          </table:table-cell>
          <table:table-cell table:formula="of:=[$rawData.N142]*[efficiencies.$E25]" office:value-type="float" office:value="43427304585.0347" calcext:value-type="float">
            <text:p>43427304585.0347</text:p>
          </table:table-cell>
          <table:table-cell table:formula="of:=[$rawData.O142]*[efficiencies.$E25]" office:value-type="float" office:value="18984676508.5184" calcext:value-type="float">
            <text:p>18984676508.5184</text:p>
          </table:table-cell>
          <table:table-cell table:formula="of:=[$rawData.P142]*[efficiencies.$E25]" office:value-type="float" office:value="50992970690.1157" calcext:value-type="float">
            <text:p>50992970690.115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COMMERCIAL 4-FT LINEAR LED REPLACEMENT LAMP IN 2-LAMP SYSTEM</text:p>
          </table:table-cell>
          <table:table-cell table:style-name="Default" office:value-type="string" calcext:value-type="string">
            <text:p>C_LT_LED_LFL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$rawData.H143]*[efficiencies.$E26]" office:value-type="float" office:value="0" calcext:value-type="float">
            <text:p>0</text:p>
          </table:table-cell>
          <table:table-cell table:formula="of:=[$rawData.I143]*[efficiencies.$E26]" office:value-type="float" office:value="0" calcext:value-type="float">
            <text:p>0</text:p>
          </table:table-cell>
          <table:table-cell table:formula="of:=[$rawData.J143]*[efficiencies.$E26]" office:value-type="float" office:value="0" calcext:value-type="float">
            <text:p>0</text:p>
          </table:table-cell>
          <table:table-cell table:formula="of:=[$rawData.K143]*[efficiencies.$E26]" office:value-type="float" office:value="0" calcext:value-type="float">
            <text:p>0</text:p>
          </table:table-cell>
          <table:table-cell table:formula="of:=[$rawData.L143]*[efficiencies.$E26]" office:value-type="float" office:value="0" calcext:value-type="float">
            <text:p>0</text:p>
          </table:table-cell>
          <table:table-cell table:formula="of:=[$rawData.M143]*[efficiencies.$E26]" office:value-type="float" office:value="0" calcext:value-type="float">
            <text:p>0</text:p>
          </table:table-cell>
          <table:table-cell table:formula="of:=[$rawData.N143]*[efficiencies.$E26]" office:value-type="float" office:value="0" calcext:value-type="float">
            <text:p>0</text:p>
          </table:table-cell>
          <table:table-cell table:formula="of:=[$rawData.O143]*[efficiencies.$E26]" office:value-type="float" office:value="0" calcext:value-type="float">
            <text:p>0</text:p>
          </table:table-cell>
          <table:table-cell table:formula="of:=[$rawData.P143]*[efficiencies.$E26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STANDARD COMMERCIAL 4-FT LINEAR LED REPLACEMENT LAMP IN 2-LAMP SYSTEM</text:p>
          </table:table-cell>
          <table:table-cell table:style-name="Default" office:value-type="string" calcext:value-type="string">
            <text:p>C_LT_LEDST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44]*[efficiencies.$E27]" office:value-type="float" office:value="0" calcext:value-type="float">
            <text:p>0</text:p>
          </table:table-cell>
          <table:table-cell table:formula="of:=[$rawData.I144]*[efficiencies.$E27]" office:value-type="float" office:value="0" calcext:value-type="float">
            <text:p>0</text:p>
          </table:table-cell>
          <table:table-cell table:formula="of:=[$rawData.J144]*[efficiencies.$E27]" office:value-type="float" office:value="0" calcext:value-type="float">
            <text:p>0</text:p>
          </table:table-cell>
          <table:table-cell table:formula="of:=[$rawData.K144]*[efficiencies.$E27]" office:value-type="float" office:value="0" calcext:value-type="float">
            <text:p>0</text:p>
          </table:table-cell>
          <table:table-cell table:formula="of:=[$rawData.L144]*[efficiencies.$E27]" office:value-type="float" office:value="0" calcext:value-type="float">
            <text:p>0</text:p>
          </table:table-cell>
          <table:table-cell table:formula="of:=[$rawData.M144]*[efficiencies.$E27]" office:value-type="float" office:value="0" calcext:value-type="float">
            <text:p>0</text:p>
          </table:table-cell>
          <table:table-cell table:formula="of:=[$rawData.N144]*[efficiencies.$E27]" office:value-type="float" office:value="0" calcext:value-type="float">
            <text:p>0</text:p>
          </table:table-cell>
          <table:table-cell table:formula="of:=[$rawData.O144]*[efficiencies.$E27]" office:value-type="float" office:value="0" calcext:value-type="float">
            <text:p>0</text:p>
          </table:table-cell>
          <table:table-cell table:formula="of:=[$rawData.P144]*[efficiencies.$E27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HIGH EFFICIENCY COMMERCIAL 4-FT LINEAR LED REPLACEMENT LAMP IN 2-LAMP SYSTEM</text:p>
          </table:table-cell>
          <table:table-cell table:style-name="Default" office:value-type="string" calcext:value-type="string">
            <text:p>C_LT_LEDHE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45]*[efficiencies.$E28]" office:value-type="float" office:value="0" calcext:value-type="float">
            <text:p>0</text:p>
          </table:table-cell>
          <table:table-cell table:formula="of:=[$rawData.I145]*[efficiencies.$E28]" office:value-type="float" office:value="0" calcext:value-type="float">
            <text:p>0</text:p>
          </table:table-cell>
          <table:table-cell table:formula="of:=[$rawData.J145]*[efficiencies.$E28]" office:value-type="float" office:value="0" calcext:value-type="float">
            <text:p>0</text:p>
          </table:table-cell>
          <table:table-cell table:formula="of:=[$rawData.K145]*[efficiencies.$E28]" office:value-type="float" office:value="0" calcext:value-type="float">
            <text:p>0</text:p>
          </table:table-cell>
          <table:table-cell table:formula="of:=[$rawData.L145]*[efficiencies.$E28]" office:value-type="float" office:value="0" calcext:value-type="float">
            <text:p>0</text:p>
          </table:table-cell>
          <table:table-cell table:formula="of:=[$rawData.M145]*[efficiencies.$E28]" office:value-type="float" office:value="0" calcext:value-type="float">
            <text:p>0</text:p>
          </table:table-cell>
          <table:table-cell table:formula="of:=[$rawData.N145]*[efficiencies.$E28]" office:value-type="float" office:value="0" calcext:value-type="float">
            <text:p>0</text:p>
          </table:table-cell>
          <table:table-cell table:formula="of:=[$rawData.O145]*[efficiencies.$E28]" office:value-type="float" office:value="0" calcext:value-type="float">
            <text:p>0</text:p>
          </table:table-cell>
          <table:table-cell table:formula="of:=[$rawData.P145]*[efficiencies.$E28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46]*[efficiencies.$E29]" office:value-type="float" office:value="237262349.651994" calcext:value-type="float">
            <text:p>237262349.651994</text:p>
          </table:table-cell>
          <table:table-cell table:formula="of:=[$rawData.I146]*[efficiencies.$E29]" office:value-type="float" office:value="619463205.785959" calcext:value-type="float">
            <text:p>619463205.785959</text:p>
          </table:table-cell>
          <table:table-cell table:formula="of:=[$rawData.J146]*[efficiencies.$E29]" office:value-type="float" office:value="702742180.210531" calcext:value-type="float">
            <text:p>702742180.210531</text:p>
          </table:table-cell>
          <table:table-cell table:formula="of:=[$rawData.K146]*[efficiencies.$E29]" office:value-type="float" office:value="340726823.837754" calcext:value-type="float">
            <text:p>340726823.837754</text:p>
          </table:table-cell>
          <table:table-cell table:formula="of:=[$rawData.L146]*[efficiencies.$E29]" office:value-type="float" office:value="991681615.316715" calcext:value-type="float">
            <text:p>991681615.316715</text:p>
          </table:table-cell>
          <table:table-cell table:formula="of:=[$rawData.M146]*[efficiencies.$E29]" office:value-type="float" office:value="270463636.144439" calcext:value-type="float">
            <text:p>270463636.144439</text:p>
          </table:table-cell>
          <table:table-cell table:formula="of:=[$rawData.N146]*[efficiencies.$E29]" office:value-type="float" office:value="628397771.254024" calcext:value-type="float">
            <text:p>628397771.254024</text:p>
          </table:table-cell>
          <table:table-cell table:formula="of:=[$rawData.O146]*[efficiencies.$E29]" office:value-type="float" office:value="274710312.323705" calcext:value-type="float">
            <text:p>274710312.323705</text:p>
          </table:table-cell>
          <table:table-cell table:formula="of:=[$rawData.P146]*[efficiencies.$E29]" office:value-type="float" office:value="737873774.057187" calcext:value-type="float">
            <text:p>737873774.05718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47]*[efficiencies.$E30]" office:value-type="float" office:value="1486844057.81916" calcext:value-type="float">
            <text:p>1486844057.81916</text:p>
          </table:table-cell>
          <table:table-cell table:formula="of:=[$rawData.I147]*[efficiencies.$E30]" office:value-type="float" office:value="3881969422.92534" calcext:value-type="float">
            <text:p>3881969422.92534</text:p>
          </table:table-cell>
          <table:table-cell table:formula="of:=[$rawData.J147]*[efficiencies.$E30]" office:value-type="float" office:value="4403850995.98599" calcext:value-type="float">
            <text:p>4403850995.98599</text:p>
          </table:table-cell>
          <table:table-cell table:formula="of:=[$rawData.K147]*[efficiencies.$E30]" office:value-type="float" office:value="2135221429.38325" calcext:value-type="float">
            <text:p>2135221429.38325</text:p>
          </table:table-cell>
          <table:table-cell table:formula="of:=[$rawData.L147]*[efficiencies.$E30]" office:value-type="float" office:value="6214538122.65141" calcext:value-type="float">
            <text:p>6214538122.65141</text:p>
          </table:table-cell>
          <table:table-cell table:formula="of:=[$rawData.M147]*[efficiencies.$E30]" office:value-type="float" office:value="1694905453.17182" calcext:value-type="float">
            <text:p>1694905453.17182</text:p>
          </table:table-cell>
          <table:table-cell table:formula="of:=[$rawData.N147]*[efficiencies.$E30]" office:value-type="float" office:value="3937959366.52521" calcext:value-type="float">
            <text:p>3937959366.52521</text:p>
          </table:table-cell>
          <table:table-cell table:formula="of:=[$rawData.O147]*[efficiencies.$E30]" office:value-type="float" office:value="1721517957.22855" calcext:value-type="float">
            <text:p>1721517957.22855</text:p>
          </table:table-cell>
          <table:table-cell table:formula="of:=[$rawData.P147]*[efficiencies.$E30]" office:value-type="float" office:value="4624008984.0917" calcext:value-type="float">
            <text:p>4624008984.091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STANDARD COMMERCIAL 4-FT LINEAR LED LUMINAIRE <text:s/>TO REPLACE 2-LAMP SYSTEMS</text:p>
          </table:table-cell>
          <table:table-cell table:style-name="Default" office:value-type="string" calcext:value-type="string">
            <text:p>C_LT_LUM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48]*[efficiencies.$E31]" office:value-type="float" office:value="1581748997.67996" calcext:value-type="float">
            <text:p>1581748997.67996</text:p>
          </table:table-cell>
          <table:table-cell table:formula="of:=[$rawData.I148]*[efficiencies.$E31]" office:value-type="float" office:value="4129754705.23973" calcext:value-type="float">
            <text:p>4129754705.23973</text:p>
          </table:table-cell>
          <table:table-cell table:formula="of:=[$rawData.J148]*[efficiencies.$E31]" office:value-type="float" office:value="4684947868.07021" calcext:value-type="float">
            <text:p>4684947868.07021</text:p>
          </table:table-cell>
          <table:table-cell table:formula="of:=[$rawData.K148]*[efficiencies.$E31]" office:value-type="float" office:value="2271512158.91836" calcext:value-type="float">
            <text:p>2271512158.91836</text:p>
          </table:table-cell>
          <table:table-cell table:formula="of:=[$rawData.L148]*[efficiencies.$E31]" office:value-type="float" office:value="6611210768.7781" calcext:value-type="float">
            <text:p>6611210768.7781</text:p>
          </table:table-cell>
          <table:table-cell table:formula="of:=[$rawData.M148]*[efficiencies.$E31]" office:value-type="float" office:value="1803090907.62959" calcext:value-type="float">
            <text:p>1803090907.62959</text:p>
          </table:table-cell>
          <table:table-cell table:formula="of:=[$rawData.N148]*[efficiencies.$E31]" office:value-type="float" office:value="4189318475.02683" calcext:value-type="float">
            <text:p>4189318475.02683</text:p>
          </table:table-cell>
          <table:table-cell table:formula="of:=[$rawData.O148]*[efficiencies.$E31]" office:value-type="float" office:value="1831402082.15804" calcext:value-type="float">
            <text:p>1831402082.15804</text:p>
          </table:table-cell>
          <table:table-cell table:formula="of:=[$rawData.P148]*[efficiencies.$E31]" office:value-type="float" office:value="4919158493.71458" calcext:value-type="float">
            <text:p>4919158493.7145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HIGH EFFICIENCY COMMERCIAL 4-FT LINEAR LED LUMINAIRE <text:s/>TO REPLACE 2-LAMP SYSTEMS</text:p>
          </table:table-cell>
          <table:table-cell table:style-name="Default" office:value-type="string" calcext:value-type="string">
            <text:p>C_LT_LUM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[$rawData.H149]*[efficiencies.$E32]" office:value-type="float" office:value="1929733777.16955" calcext:value-type="float">
            <text:p>1929733777.16955</text:p>
          </table:table-cell>
          <table:table-cell table:formula="of:=[$rawData.I149]*[efficiencies.$E32]" office:value-type="float" office:value="5038300740.39247" calcext:value-type="float">
            <text:p>5038300740.39247</text:p>
          </table:table-cell>
          <table:table-cell table:formula="of:=[$rawData.J149]*[efficiencies.$E32]" office:value-type="float" office:value="5715636399.04565" calcext:value-type="float">
            <text:p>5715636399.04565</text:p>
          </table:table-cell>
          <table:table-cell table:formula="of:=[$rawData.K149]*[efficiencies.$E32]" office:value-type="float" office:value="2771244833.8804" calcext:value-type="float">
            <text:p>2771244833.8804</text:p>
          </table:table-cell>
          <table:table-cell table:formula="of:=[$rawData.L149]*[efficiencies.$E32]" office:value-type="float" office:value="8065677137.90928" calcext:value-type="float">
            <text:p>8065677137.90928</text:p>
          </table:table-cell>
          <table:table-cell table:formula="of:=[$rawData.M149]*[efficiencies.$E32]" office:value-type="float" office:value="2199770907.3081" calcext:value-type="float">
            <text:p>2199770907.3081</text:p>
          </table:table-cell>
          <table:table-cell table:formula="of:=[$rawData.N149]*[efficiencies.$E32]" office:value-type="float" office:value="5110968539.53273" calcext:value-type="float">
            <text:p>5110968539.53273</text:p>
          </table:table-cell>
          <table:table-cell table:formula="of:=[$rawData.O149]*[efficiencies.$E32]" office:value-type="float" office:value="2234310540.2328" calcext:value-type="float">
            <text:p>2234310540.2328</text:p>
          </table:table-cell>
          <table:table-cell table:formula="of:=[$rawData.P149]*[efficiencies.$E32]" office:value-type="float" office:value="6001373362.33179" calcext:value-type="float">
            <text:p>6001373362.33179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0]*[efficiencies.$E33]" office:value-type="float" office:value="12583718711.5749" calcext:value-type="float">
            <text:p>12583718711.5749</text:p>
          </table:table-cell>
          <table:table-cell table:formula="of:=[$rawData.I150]*[efficiencies.$E33]" office:value-type="float" office:value="32854562661.183" calcext:value-type="float">
            <text:p>32854562661.183</text:p>
          </table:table-cell>
          <table:table-cell table:formula="of:=[$rawData.J150]*[efficiencies.$E33]" office:value-type="float" office:value="37271442078.7745" calcext:value-type="float">
            <text:p>37271442078.7745</text:p>
          </table:table-cell>
          <table:table-cell table:formula="of:=[$rawData.K150]*[efficiencies.$E33]" office:value-type="float" office:value="18071179497.9335" calcext:value-type="float">
            <text:p>18071179497.9335</text:p>
          </table:table-cell>
          <table:table-cell table:formula="of:=[$rawData.L150]*[efficiencies.$E33]" office:value-type="float" office:value="52595966097.8216" calcext:value-type="float">
            <text:p>52595966097.8216</text:p>
          </table:table-cell>
          <table:table-cell table:formula="of:=[$rawData.M150]*[efficiencies.$E33]" office:value-type="float" office:value="14344620307.1974" calcext:value-type="float">
            <text:p>14344620307.1974</text:p>
          </table:table-cell>
          <table:table-cell table:formula="of:=[$rawData.N150]*[efficiencies.$E33]" office:value-type="float" office:value="33328426545.7191" calcext:value-type="float">
            <text:p>33328426545.7191</text:p>
          </table:table-cell>
          <table:table-cell table:formula="of:=[$rawData.O150]*[efficiencies.$E33]" office:value-type="float" office:value="14569851906.6375" calcext:value-type="float">
            <text:p>14569851906.6375</text:p>
          </table:table-cell>
          <table:table-cell table:formula="of:=[$rawData.P150]*[efficiencies.$E33]" office:value-type="float" office:value="39134721674.1423" calcext:value-type="float">
            <text:p>39134721674.1423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1]*[efficiencies.$E34]" office:value-type="float" office:value="15169414337.2409" calcext:value-type="float">
            <text:p>15169414337.2409</text:p>
          </table:table-cell>
          <table:table-cell table:formula="of:=[$rawData.I151]*[efficiencies.$E34]" office:value-type="float" office:value="39605500194.3029" calcext:value-type="float">
            <text:p>39605500194.3029</text:p>
          </table:table-cell>
          <table:table-cell table:formula="of:=[$rawData.J151]*[efficiencies.$E34]" office:value-type="float" office:value="44929957574.4131" calcext:value-type="float">
            <text:p>44929957574.4131</text:p>
          </table:table-cell>
          <table:table-cell table:formula="of:=[$rawData.K151]*[efficiencies.$E34]" office:value-type="float" office:value="21784435559.1527" calcext:value-type="float">
            <text:p>21784435559.1527</text:p>
          </table:table-cell>
          <table:table-cell table:formula="of:=[$rawData.L151]*[efficiencies.$E34]" office:value-type="float" office:value="63403356391.8946" calcext:value-type="float">
            <text:p>63403356391.8946</text:p>
          </table:table-cell>
          <table:table-cell table:formula="of:=[$rawData.M151]*[efficiencies.$E34]" office:value-type="float" office:value="17292145027.8545" calcext:value-type="float">
            <text:p>17292145027.8545</text:p>
          </table:table-cell>
          <table:table-cell table:formula="of:=[$rawData.N151]*[efficiencies.$E34]" office:value-type="float" office:value="40176733370.182" calcext:value-type="float">
            <text:p>40176733370.182</text:p>
          </table:table-cell>
          <table:table-cell table:formula="of:=[$rawData.O151]*[efficiencies.$E34]" office:value-type="float" office:value="17563657092.9329" calcext:value-type="float">
            <text:p>17563657092.9329</text:p>
          </table:table-cell>
          <table:table-cell table:formula="of:=[$rawData.P151]*[efficiencies.$E34]" office:value-type="float" office:value="47176102840.062" calcext:value-type="float">
            <text:p>47176102840.06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STANDARD COMMERCIAL 8-FT T8 F59 TYPICAL EFFICIENCY IN A 2-LAMP SYSTEM</text:p>
          </table:table-cell>
          <table:table-cell table:style-name="Default" office:value-type="string" calcext:value-type="string">
            <text:p>C_LT_8FT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2]*[efficiencies.$E35]" office:value-type="float" office:value="15514173753.9964" calcext:value-type="float">
            <text:p>15514173753.9964</text:p>
          </table:table-cell>
          <table:table-cell table:formula="of:=[$rawData.I152]*[efficiencies.$E35]" office:value-type="float" office:value="40505625198.7189" calcext:value-type="float">
            <text:p>40505625198.7189</text:p>
          </table:table-cell>
          <table:table-cell table:formula="of:=[$rawData.J152]*[efficiencies.$E35]" office:value-type="float" office:value="45951092973.8316" calcext:value-type="float">
            <text:p>45951092973.8316</text:p>
          </table:table-cell>
          <table:table-cell table:formula="of:=[$rawData.K152]*[efficiencies.$E35]" office:value-type="float" office:value="22279536367.3153" calcext:value-type="float">
            <text:p>22279536367.3153</text:p>
          </table:table-cell>
          <table:table-cell table:formula="of:=[$rawData.L152]*[efficiencies.$E35]" office:value-type="float" office:value="64844341764.4377" calcext:value-type="float">
            <text:p>64844341764.4377</text:p>
          </table:table-cell>
          <table:table-cell table:formula="of:=[$rawData.M152]*[efficiencies.$E35]" office:value-type="float" office:value="17685148323.9421" calcext:value-type="float">
            <text:p>17685148323.9421</text:p>
          </table:table-cell>
          <table:table-cell table:formula="of:=[$rawData.N152]*[efficiencies.$E35]" office:value-type="float" office:value="41089840946.7771" calcext:value-type="float">
            <text:p>41089840946.7771</text:p>
          </table:table-cell>
          <table:table-cell table:formula="of:=[$rawData.O152]*[efficiencies.$E35]" office:value-type="float" office:value="17962831117.7723" calcext:value-type="float">
            <text:p>17962831117.7723</text:p>
          </table:table-cell>
          <table:table-cell table:formula="of:=[$rawData.P152]*[efficiencies.$E35]" office:value-type="float" office:value="48248286995.5179" calcext:value-type="float">
            <text:p>48248286995.5179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HIGH EFFICIENCY COMMERCIAL 8-FT T8 F59 TYPICAL EFFICIENCY IN A 2-LAMP SYSTEM</text:p>
          </table:table-cell>
          <table:table-cell table:style-name="Default" office:value-type="string" calcext:value-type="string">
            <text:p>C_LT_8FT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3]*[efficiencies.$E36]" office:value-type="float" office:value="15858933170.7519" calcext:value-type="float">
            <text:p>15858933170.7519</text:p>
          </table:table-cell>
          <table:table-cell table:formula="of:=[$rawData.I153]*[efficiencies.$E36]" office:value-type="float" office:value="41405750203.1348" calcext:value-type="float">
            <text:p>41405750203.1348</text:p>
          </table:table-cell>
          <table:table-cell table:formula="of:=[$rawData.J153]*[efficiencies.$E36]" office:value-type="float" office:value="46972228373.2501" calcext:value-type="float">
            <text:p>46972228373.2501</text:p>
          </table:table-cell>
          <table:table-cell table:formula="of:=[$rawData.K153]*[efficiencies.$E36]" office:value-type="float" office:value="22774637175.4778" calcext:value-type="float">
            <text:p>22774637175.4778</text:p>
          </table:table-cell>
          <table:table-cell table:formula="of:=[$rawData.L153]*[efficiencies.$E36]" office:value-type="float" office:value="66285327136.9808" calcext:value-type="float">
            <text:p>66285327136.9808</text:p>
          </table:table-cell>
          <table:table-cell table:formula="of:=[$rawData.M153]*[efficiencies.$E36]" office:value-type="float" office:value="18078151620.0297" calcext:value-type="float">
            <text:p>18078151620.0297</text:p>
          </table:table-cell>
          <table:table-cell table:formula="of:=[$rawData.N153]*[efficiencies.$E36]" office:value-type="float" office:value="42002948523.3721" calcext:value-type="float">
            <text:p>42002948523.3721</text:p>
          </table:table-cell>
          <table:table-cell table:formula="of:=[$rawData.O153]*[efficiencies.$E36]" office:value-type="float" office:value="18362005142.6117" calcext:value-type="float">
            <text:p>18362005142.6117</text:p>
          </table:table-cell>
          <table:table-cell table:formula="of:=[$rawData.P153]*[efficiencies.$E36]" office:value-type="float" office:value="49320471150.9739" calcext:value-type="float">
            <text:p>49320471150.9739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COMMERCIAL 8-FT T8 F96 HIGH-OUTPUT IN A 2-LAMP SYSTEM</text:p>
          </table:table-cell>
          <table:table-cell table:style-name="Default" office:value-type="string" calcext:value-type="string">
            <text:p>C_LT_8FTT8HO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4]*[efficiencies.$E37]" office:value-type="float" office:value="7592679252.02922" calcext:value-type="float">
            <text:p>7592679252.02922</text:p>
          </table:table-cell>
          <table:table-cell table:formula="of:=[$rawData.I154]*[efficiencies.$E37]" office:value-type="float" office:value="19823564239.6077" calcext:value-type="float">
            <text:p>19823564239.6077</text:p>
          </table:table-cell>
          <table:table-cell table:formula="of:=[$rawData.J154]*[efficiencies.$E37]" office:value-type="float" office:value="22488591127.2331" calcext:value-type="float">
            <text:p>22488591127.2331</text:p>
          </table:table-cell>
          <table:table-cell table:formula="of:=[$rawData.K154]*[efficiencies.$E37]" office:value-type="float" office:value="10903666299.1717" calcext:value-type="float">
            <text:p>10903666299.1717</text:p>
          </table:table-cell>
          <table:table-cell table:formula="of:=[$rawData.L154]*[efficiencies.$E37]" office:value-type="float" office:value="31734998984.3648" calcext:value-type="float">
            <text:p>31734998984.3648</text:p>
          </table:table-cell>
          <table:table-cell table:formula="of:=[$rawData.M154]*[efficiencies.$E37]" office:value-type="float" office:value="8655160170.14211" calcext:value-type="float">
            <text:p>8655160170.14211</text:p>
          </table:table-cell>
          <table:table-cell table:formula="of:=[$rawData.N154]*[efficiencies.$E37]" office:value-type="float" office:value="20109481031.5251" calcext:value-type="float">
            <text:p>20109481031.5251</text:p>
          </table:table-cell>
          <table:table-cell table:formula="of:=[$rawData.O154]*[efficiencies.$E37]" office:value-type="float" office:value="8791058892.22633" calcext:value-type="float">
            <text:p>8791058892.22633</text:p>
          </table:table-cell>
          <table:table-cell table:formula="of:=[$rawData.P154]*[efficiencies.$E37]" office:value-type="float" office:value="23612844191.7478" calcext:value-type="float">
            <text:p>23612844191.747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STANDARD COMMERCIAL 8-FT T8 F96 HIGH-OUTPUT IN A 2-LAMP SYSTEM</text:p>
          </table:table-cell>
          <table:table-cell table:style-name="Default" office:value-type="string" calcext:value-type="string">
            <text:p>C_LT_8FTT8HO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5]*[efficiencies.$E38]" office:value-type="float" office:value="7686416032.91849" calcext:value-type="float">
            <text:p>7686416032.91849</text:p>
          </table:table-cell>
          <table:table-cell table:formula="of:=[$rawData.I155]*[efficiencies.$E38]" office:value-type="float" office:value="20068299600.5906" calcext:value-type="float">
            <text:p>20068299600.5906</text:p>
          </table:table-cell>
          <table:table-cell table:formula="of:=[$rawData.J155]*[efficiencies.$E38]" office:value-type="float" office:value="22766228054.7299" calcext:value-type="float">
            <text:p>22766228054.7299</text:p>
          </table:table-cell>
          <table:table-cell table:formula="of:=[$rawData.K155]*[efficiencies.$E38]" office:value-type="float" office:value="11038279463.359" calcext:value-type="float">
            <text:p>11038279463.359</text:p>
          </table:table-cell>
          <table:table-cell table:formula="of:=[$rawData.L155]*[efficiencies.$E38]" office:value-type="float" office:value="32126789095.2829" calcext:value-type="float">
            <text:p>32126789095.2829</text:p>
          </table:table-cell>
          <table:table-cell table:formula="of:=[$rawData.M155]*[efficiencies.$E38]" office:value-type="float" office:value="8762013999.40314" calcext:value-type="float">
            <text:p>8762013999.40314</text:p>
          </table:table-cell>
          <table:table-cell table:formula="of:=[$rawData.N155]*[efficiencies.$E38]" office:value-type="float" office:value="20357746229.4452" calcext:value-type="float">
            <text:p>20357746229.4452</text:p>
          </table:table-cell>
          <table:table-cell table:formula="of:=[$rawData.O155]*[efficiencies.$E38]" office:value-type="float" office:value="8899590483.4884" calcext:value-type="float">
            <text:p>8899590483.4884</text:p>
          </table:table-cell>
          <table:table-cell table:formula="of:=[$rawData.P155]*[efficiencies.$E38]" office:value-type="float" office:value="23904360786.7077" calcext:value-type="float">
            <text:p>23904360786.707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HIGH EFFICIENCY COMMERCIAL 8-FT T8 F96 HIGH-OUTPUT IN A 2-LAMP SYSTEM</text:p>
          </table:table-cell>
          <table:table-cell table:style-name="Default" office:value-type="string" calcext:value-type="string">
            <text:p>C_LT_8FTT8HO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[$rawData.H156]*[efficiencies.$E39]" office:value-type="float" office:value="7780152813.80773" calcext:value-type="float">
            <text:p>7780152813.80773</text:p>
          </table:table-cell>
          <table:table-cell table:formula="of:=[$rawData.I156]*[efficiencies.$E39]" office:value-type="float" office:value="20313034961.5733" calcext:value-type="float">
            <text:p>20313034961.5733</text:p>
          </table:table-cell>
          <table:table-cell table:formula="of:=[$rawData.J156]*[efficiencies.$E39]" office:value-type="float" office:value="23043864982.2265" calcext:value-type="float">
            <text:p>23043864982.2265</text:p>
          </table:table-cell>
          <table:table-cell table:formula="of:=[$rawData.K156]*[efficiencies.$E39]" office:value-type="float" office:value="11172892627.5463" calcext:value-type="float">
            <text:p>11172892627.5463</text:p>
          </table:table-cell>
          <table:table-cell table:formula="of:=[$rawData.L156]*[efficiencies.$E39]" office:value-type="float" office:value="32518579206.201" calcext:value-type="float">
            <text:p>32518579206.201</text:p>
          </table:table-cell>
          <table:table-cell table:formula="of:=[$rawData.M156]*[efficiencies.$E39]" office:value-type="float" office:value="8868867828.66414" calcext:value-type="float">
            <text:p>8868867828.66414</text:p>
          </table:table-cell>
          <table:table-cell table:formula="of:=[$rawData.N156]*[efficiencies.$E39]" office:value-type="float" office:value="20606011427.3652" calcext:value-type="float">
            <text:p>20606011427.3652</text:p>
          </table:table-cell>
          <table:table-cell table:formula="of:=[$rawData.O156]*[efficiencies.$E39]" office:value-type="float" office:value="9008122074.75044" calcext:value-type="float">
            <text:p>9008122074.75044</text:p>
          </table:table-cell>
          <table:table-cell table:formula="of:=[$rawData.P156]*[efficiencies.$E39]" office:value-type="float" office:value="24195877381.6675" calcext:value-type="float">
            <text:p>24195877381.667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ED_LFL</text:p>
          </table:table-cell>
          <table:table-cell table:style-name="ce28" office:value-type="string" calcext:value-type="string">
            <text:p>REFERENCE STANDARD 8-FT LINEAR LED REPLACEMENT LAMP FOR A 2-LAMP SYSTEM</text:p>
          </table:table-cell>
          <table:table-cell table:style-name="Default" office:value-type="string" calcext:value-type="string">
            <text:p>C_LT_8FTLED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57]*[efficiencies.$E40]" office:value-type="float" office:value="0" calcext:value-type="float">
            <text:p>0</text:p>
          </table:table-cell>
          <table:table-cell table:formula="of:=[$rawData.I157]*[efficiencies.$E40]" office:value-type="float" office:value="0" calcext:value-type="float">
            <text:p>0</text:p>
          </table:table-cell>
          <table:table-cell table:formula="of:=[$rawData.J157]*[efficiencies.$E40]" office:value-type="float" office:value="0" calcext:value-type="float">
            <text:p>0</text:p>
          </table:table-cell>
          <table:table-cell table:formula="of:=[$rawData.K157]*[efficiencies.$E40]" office:value-type="float" office:value="0" calcext:value-type="float">
            <text:p>0</text:p>
          </table:table-cell>
          <table:table-cell table:formula="of:=[$rawData.L157]*[efficiencies.$E40]" office:value-type="float" office:value="0" calcext:value-type="float">
            <text:p>0</text:p>
          </table:table-cell>
          <table:table-cell table:formula="of:=[$rawData.M157]*[efficiencies.$E40]" office:value-type="float" office:value="0" calcext:value-type="float">
            <text:p>0</text:p>
          </table:table-cell>
          <table:table-cell table:formula="of:=[$rawData.N157]*[efficiencies.$E40]" office:value-type="float" office:value="0" calcext:value-type="float">
            <text:p>0</text:p>
          </table:table-cell>
          <table:table-cell table:formula="of:=[$rawData.O157]*[efficiencies.$E40]" office:value-type="float" office:value="0" calcext:value-type="float">
            <text:p>0</text:p>
          </table:table-cell>
          <table:table-cell table:formula="of:=[$rawData.P157]*[efficiencies.$E40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11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UM_LFL</text:p>
          </table:table-cell>
          <table:table-cell table:style-name="ce28" office:value-type="string" calcext:value-type="string">
            <text:p>REFERENCE STANDARD COMMERCIAL 8-FT LINEAR LED LUMINAIRE REPLACEMENT FOR A 2-LAMP SYSTEM</text:p>
          </table:table-cell>
          <table:table-cell table:style-name="Default" office:value-type="string" calcext:value-type="string">
            <text:p>C_LT_8FTLUM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58]*[efficiencies.$E41]" office:value-type="float" office:value="0" calcext:value-type="float">
            <text:p>0</text:p>
          </table:table-cell>
          <table:table-cell table:formula="of:=[$rawData.I158]*[efficiencies.$E41]" office:value-type="float" office:value="0" calcext:value-type="float">
            <text:p>0</text:p>
          </table:table-cell>
          <table:table-cell table:formula="of:=[$rawData.J158]*[efficiencies.$E41]" office:value-type="float" office:value="0" calcext:value-type="float">
            <text:p>0</text:p>
          </table:table-cell>
          <table:table-cell table:formula="of:=[$rawData.K158]*[efficiencies.$E41]" office:value-type="float" office:value="0" calcext:value-type="float">
            <text:p>0</text:p>
          </table:table-cell>
          <table:table-cell table:formula="of:=[$rawData.L158]*[efficiencies.$E41]" office:value-type="float" office:value="0" calcext:value-type="float">
            <text:p>0</text:p>
          </table:table-cell>
          <table:table-cell table:formula="of:=[$rawData.M158]*[efficiencies.$E41]" office:value-type="float" office:value="0" calcext:value-type="float">
            <text:p>0</text:p>
          </table:table-cell>
          <table:table-cell table:formula="of:=[$rawData.N158]*[efficiencies.$E41]" office:value-type="float" office:value="0" calcext:value-type="float">
            <text:p>0</text:p>
          </table:table-cell>
          <table:table-cell table:formula="of:=[$rawData.O158]*[efficiencies.$E41]" office:value-type="float" office:value="0" calcext:value-type="float">
            <text:p>0</text:p>
          </table:table-cell>
          <table:table-cell table:formula="of:=[$rawData.P158]*[efficiencies.$E41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59]*[efficiencies.$E42]" office:value-type="float" office:value="1940373625.79759" calcext:value-type="float">
            <text:p>1940373625.79759</text:p>
          </table:table-cell>
          <table:table-cell table:formula="of:=[$rawData.I159]*[efficiencies.$E42]" office:value-type="float" office:value="5066080094.13262" calcext:value-type="float">
            <text:p>5066080094.13262</text:p>
          </table:table-cell>
          <table:table-cell table:formula="of:=[$rawData.J159]*[efficiencies.$E42]" office:value-type="float" office:value="5747150334.70781" calcext:value-type="float">
            <text:p>5747150334.70781</text:p>
          </table:table-cell>
          <table:table-cell table:formula="of:=[$rawData.K159]*[efficiencies.$E42]" office:value-type="float" office:value="2786524467.73072" calcext:value-type="float">
            <text:p>2786524467.73072</text:p>
          </table:table-cell>
          <table:table-cell table:formula="of:=[$rawData.L159]*[efficiencies.$E42]" office:value-type="float" office:value="8110148341.57757" calcext:value-type="float">
            <text:p>8110148341.57757</text:p>
          </table:table-cell>
          <table:table-cell table:formula="of:=[$rawData.M159]*[efficiencies.$E42]" office:value-type="float" office:value="2211899642.23882" calcext:value-type="float">
            <text:p>2211899642.23882</text:p>
          </table:table-cell>
          <table:table-cell table:formula="of:=[$rawData.N159]*[efficiencies.$E42]" office:value-type="float" office:value="5139148557.02876" calcext:value-type="float">
            <text:p>5139148557.02876</text:p>
          </table:table-cell>
          <table:table-cell table:formula="of:=[$rawData.O159]*[efficiencies.$E42]" office:value-type="float" office:value="2246629714.10921" calcext:value-type="float">
            <text:p>2246629714.10921</text:p>
          </table:table-cell>
          <table:table-cell table:formula="of:=[$rawData.P159]*[efficiencies.$E42]" office:value-type="float" office:value="6034462747.45373" calcext:value-type="float">
            <text:p>6034462747.45373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0]*[efficiencies.$E43]" office:value-type="float" office:value="2794138021.14854" calcext:value-type="float">
            <text:p>2794138021.14854</text:p>
          </table:table-cell>
          <table:table-cell table:formula="of:=[$rawData.I160]*[efficiencies.$E43]" office:value-type="float" office:value="7295155335.551" calcext:value-type="float">
            <text:p>7295155335.551</text:p>
          </table:table-cell>
          <table:table-cell table:formula="of:=[$rawData.J160]*[efficiencies.$E43]" office:value-type="float" office:value="8275896481.97927" calcext:value-type="float">
            <text:p>8275896481.97927</text:p>
          </table:table-cell>
          <table:table-cell table:formula="of:=[$rawData.K160]*[efficiencies.$E43]" office:value-type="float" office:value="4012595233.53226" calcext:value-type="float">
            <text:p>4012595233.53226</text:p>
          </table:table-cell>
          <table:table-cell table:formula="of:=[$rawData.L160]*[efficiencies.$E43]" office:value-type="float" office:value="11678613611.8717" calcext:value-type="float">
            <text:p>11678613611.8717</text:p>
          </table:table-cell>
          <table:table-cell table:formula="of:=[$rawData.M160]*[efficiencies.$E43]" office:value-type="float" office:value="3185135484.82392" calcext:value-type="float">
            <text:p>3185135484.82392</text:p>
          </table:table-cell>
          <table:table-cell table:formula="of:=[$rawData.N160]*[efficiencies.$E43]" office:value-type="float" office:value="7400373922.12145" calcext:value-type="float">
            <text:p>7400373922.12145</text:p>
          </table:table-cell>
          <table:table-cell table:formula="of:=[$rawData.O160]*[efficiencies.$E43]" office:value-type="float" office:value="3235146788.31727" calcext:value-type="float">
            <text:p>3235146788.31727</text:p>
          </table:table-cell>
          <table:table-cell table:formula="of:=[$rawData.P160]*[efficiencies.$E43]" office:value-type="float" office:value="8689626356.3334" calcext:value-type="float">
            <text:p>8689626356.333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STANDARD COMMERCIAL MERCURY VAPOR LOW-BAY</text:p>
          </table:table-cell>
          <table:table-cell table:style-name="Default" office:value-type="string" calcext:value-type="string">
            <text:p>C_LT_MERC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1]*[efficiencies.$E44]" office:value-type="float" office:value="2794138021.14854" calcext:value-type="float">
            <text:p>2794138021.14854</text:p>
          </table:table-cell>
          <table:table-cell table:formula="of:=[$rawData.I161]*[efficiencies.$E44]" office:value-type="float" office:value="7295155335.551" calcext:value-type="float">
            <text:p>7295155335.551</text:p>
          </table:table-cell>
          <table:table-cell table:formula="of:=[$rawData.J161]*[efficiencies.$E44]" office:value-type="float" office:value="8275896481.97927" calcext:value-type="float">
            <text:p>8275896481.97927</text:p>
          </table:table-cell>
          <table:table-cell table:formula="of:=[$rawData.K161]*[efficiencies.$E44]" office:value-type="float" office:value="4012595233.53226" calcext:value-type="float">
            <text:p>4012595233.53226</text:p>
          </table:table-cell>
          <table:table-cell table:formula="of:=[$rawData.L161]*[efficiencies.$E44]" office:value-type="float" office:value="11678613611.8717" calcext:value-type="float">
            <text:p>11678613611.8717</text:p>
          </table:table-cell>
          <table:table-cell table:formula="of:=[$rawData.M161]*[efficiencies.$E44]" office:value-type="float" office:value="3185135484.82392" calcext:value-type="float">
            <text:p>3185135484.82392</text:p>
          </table:table-cell>
          <table:table-cell table:formula="of:=[$rawData.N161]*[efficiencies.$E44]" office:value-type="float" office:value="7400373922.12145" calcext:value-type="float">
            <text:p>7400373922.12145</text:p>
          </table:table-cell>
          <table:table-cell table:formula="of:=[$rawData.O161]*[efficiencies.$E44]" office:value-type="float" office:value="3235146788.31727" calcext:value-type="float">
            <text:p>3235146788.31727</text:p>
          </table:table-cell>
          <table:table-cell table:formula="of:=[$rawData.P161]*[efficiencies.$E44]" office:value-type="float" office:value="8689626356.3334" calcext:value-type="float">
            <text:p>8689626356.3334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2]*[efficiencies.$E45]" office:value-type="float" office:value="4967042467.23" calcext:value-type="float">
            <text:p>4967042467.23</text:p>
          </table:table-cell>
          <table:table-cell table:formula="of:=[$rawData.I162]*[efficiencies.$E45]" office:value-type="float" office:value="12968345186.4079" calcext:value-type="float">
            <text:p>12968345186.4079</text:p>
          </table:table-cell>
          <table:table-cell table:formula="of:=[$rawData.J162]*[efficiencies.$E45]" office:value-type="float" office:value="14711774783.2273" calcext:value-type="float">
            <text:p>14711774783.2273</text:p>
          </table:table-cell>
          <table:table-cell table:formula="of:=[$rawData.K162]*[efficiencies.$E45]" office:value-type="float" office:value="7133051688.17914" calcext:value-type="float">
            <text:p>7133051688.17914</text:p>
          </table:table-cell>
          <table:table-cell table:formula="of:=[$rawData.L162]*[efficiencies.$E45]" office:value-type="float" office:value="20760667271.795" calcext:value-type="float">
            <text:p>20760667271.795</text:p>
          </table:table-cell>
          <table:table-cell table:formula="of:=[$rawData.M162]*[efficiencies.$E45]" office:value-type="float" office:value="5662105127.6838" calcext:value-type="float">
            <text:p>5662105127.6838</text:p>
          </table:table-cell>
          <table:table-cell table:formula="of:=[$rawData.N162]*[efficiencies.$E45]" office:value-type="float" office:value="13155388626.5965" calcext:value-type="float">
            <text:p>13155388626.5965</text:p>
          </table:table-cell>
          <table:table-cell table:formula="of:=[$rawData.O162]*[efficiencies.$E45]" office:value-type="float" office:value="5751008491.23022" calcext:value-type="float">
            <text:p>5751008491.23022</text:p>
          </table:table-cell>
          <table:table-cell table:formula="of:=[$rawData.P162]*[efficiencies.$E45]" office:value-type="float" office:value="15447248063.4749" calcext:value-type="float">
            <text:p>15447248063.4749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3]*[efficiencies.$E46]" office:value-type="float" office:value="5743142852.73467" calcext:value-type="float">
            <text:p>5743142852.73467</text:p>
          </table:table-cell>
          <table:table-cell table:formula="of:=[$rawData.I163]*[efficiencies.$E46]" office:value-type="float" office:value="14994649121.784" calcext:value-type="float">
            <text:p>14994649121.784</text:p>
          </table:table-cell>
          <table:table-cell table:formula="of:=[$rawData.J163]*[efficiencies.$E46]" office:value-type="float" office:value="17010489593.1066" calcext:value-type="float">
            <text:p>17010489593.1066</text:p>
          </table:table-cell>
          <table:table-cell table:formula="of:=[$rawData.K163]*[efficiencies.$E46]" office:value-type="float" office:value="8247591014.45711" calcext:value-type="float">
            <text:p>8247591014.45711</text:p>
          </table:table-cell>
          <table:table-cell table:formula="of:=[$rawData.L163]*[efficiencies.$E46]" office:value-type="float" office:value="24004521533.0129" calcext:value-type="float">
            <text:p>24004521533.0129</text:p>
          </table:table-cell>
          <table:table-cell table:formula="of:=[$rawData.M163]*[efficiencies.$E46]" office:value-type="float" office:value="6546809053.88438" calcext:value-type="float">
            <text:p>6546809053.88438</text:p>
          </table:table-cell>
          <table:table-cell table:formula="of:=[$rawData.N163]*[efficiencies.$E46]" office:value-type="float" office:value="15210918099.5021" calcext:value-type="float">
            <text:p>15210918099.5021</text:p>
          </table:table-cell>
          <table:table-cell table:formula="of:=[$rawData.O163]*[efficiencies.$E46]" office:value-type="float" office:value="6649603567.98492" calcext:value-type="float">
            <text:p>6649603567.98492</text:p>
          </table:table-cell>
          <table:table-cell table:formula="of:=[$rawData.P163]*[efficiencies.$E46]" office:value-type="float" office:value="17860880573.3928" calcext:value-type="float">
            <text:p>17860880573.392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STANDARD COMMERCIAL METAL HALIDE LOW-BAY</text:p>
          </table:table-cell>
          <table:table-cell table:style-name="Default" office:value-type="string" calcext:value-type="string">
            <text:p>C_LT_MTHAL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4]*[efficiencies.$E47]" office:value-type="float" office:value="5743142852.73467" calcext:value-type="float">
            <text:p>5743142852.73467</text:p>
          </table:table-cell>
          <table:table-cell table:formula="of:=[$rawData.I164]*[efficiencies.$E47]" office:value-type="float" office:value="14994649121.784" calcext:value-type="float">
            <text:p>14994649121.784</text:p>
          </table:table-cell>
          <table:table-cell table:formula="of:=[$rawData.J164]*[efficiencies.$E47]" office:value-type="float" office:value="17010489593.1066" calcext:value-type="float">
            <text:p>17010489593.1066</text:p>
          </table:table-cell>
          <table:table-cell table:formula="of:=[$rawData.K164]*[efficiencies.$E47]" office:value-type="float" office:value="8247591014.45711" calcext:value-type="float">
            <text:p>8247591014.45711</text:p>
          </table:table-cell>
          <table:table-cell table:formula="of:=[$rawData.L164]*[efficiencies.$E47]" office:value-type="float" office:value="24004521533.0129" calcext:value-type="float">
            <text:p>24004521533.0129</text:p>
          </table:table-cell>
          <table:table-cell table:formula="of:=[$rawData.M164]*[efficiencies.$E47]" office:value-type="float" office:value="6546809053.88438" calcext:value-type="float">
            <text:p>6546809053.88438</text:p>
          </table:table-cell>
          <table:table-cell table:formula="of:=[$rawData.N164]*[efficiencies.$E47]" office:value-type="float" office:value="15210918099.5021" calcext:value-type="float">
            <text:p>15210918099.5021</text:p>
          </table:table-cell>
          <table:table-cell table:formula="of:=[$rawData.O164]*[efficiencies.$E47]" office:value-type="float" office:value="6649603567.98492" calcext:value-type="float">
            <text:p>6649603567.98492</text:p>
          </table:table-cell>
          <table:table-cell table:formula="of:=[$rawData.P164]*[efficiencies.$E47]" office:value-type="float" office:value="17860880573.3928" calcext:value-type="float">
            <text:p>17860880573.392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5]*[efficiencies.$E48]" office:value-type="float" office:value="1245382100.11587" calcext:value-type="float">
            <text:p>1245382100.11587</text:p>
          </table:table-cell>
          <table:table-cell table:formula="of:=[$rawData.I165]*[efficiencies.$E48]" office:value-type="float" office:value="3251541550.09333" calcext:value-type="float">
            <text:p>3251541550.09333</text:p>
          </table:table-cell>
          <table:table-cell table:formula="of:=[$rawData.J165]*[efficiencies.$E48]" office:value-type="float" office:value="3688670088.2558" calcext:value-type="float">
            <text:p>3688670088.2558</text:p>
          </table:table-cell>
          <table:table-cell table:formula="of:=[$rawData.K165]*[efficiencies.$E48]" office:value-type="float" office:value="1788463648.19058" calcext:value-type="float">
            <text:p>1788463648.19058</text:p>
          </table:table-cell>
          <table:table-cell table:formula="of:=[$rawData.L165]*[efficiencies.$E48]" office:value-type="float" office:value="5205303473.31092" calcext:value-type="float">
            <text:p>5205303473.31092</text:p>
          </table:table-cell>
          <table:table-cell table:formula="of:=[$rawData.M165]*[efficiencies.$E48]" office:value-type="float" office:value="1419654537.18462" calcext:value-type="float">
            <text:p>1419654537.18462</text:p>
          </table:table-cell>
          <table:table-cell table:formula="of:=[$rawData.N165]*[efficiencies.$E48]" office:value-type="float" office:value="3298438783.98889" calcext:value-type="float">
            <text:p>3298438783.98889</text:p>
          </table:table-cell>
          <table:table-cell table:formula="of:=[$rawData.O165]*[efficiencies.$E48]" office:value-type="float" office:value="1441945197.73993" calcext:value-type="float">
            <text:p>1441945197.73993</text:p>
          </table:table-cell>
          <table:table-cell table:formula="of:=[$rawData.P165]*[efficiencies.$E48]" office:value-type="float" office:value="3873074643.75878" calcext:value-type="float">
            <text:p>3873074643.7587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6]*[efficiencies.$E49]" office:value-type="float" office:value="1303759386.05881" calcext:value-type="float">
            <text:p>1303759386.05881</text:p>
          </table:table-cell>
          <table:table-cell table:formula="of:=[$rawData.I166]*[efficiencies.$E49]" office:value-type="float" office:value="3403957560.25396" calcext:value-type="float">
            <text:p>3403957560.25396</text:p>
          </table:table-cell>
          <table:table-cell table:formula="of:=[$rawData.J166]*[efficiencies.$E49]" office:value-type="float" office:value="3861576498.64281" calcext:value-type="float">
            <text:p>3861576498.64281</text:p>
          </table:table-cell>
          <table:table-cell table:formula="of:=[$rawData.K166]*[efficiencies.$E49]" office:value-type="float" office:value="1872297881.69952" calcext:value-type="float">
            <text:p>1872297881.69952</text:p>
          </table:table-cell>
          <table:table-cell table:formula="of:=[$rawData.L166]*[efficiencies.$E49]" office:value-type="float" office:value="5449302073.62239" calcext:value-type="float">
            <text:p>5449302073.62239</text:p>
          </table:table-cell>
          <table:table-cell table:formula="of:=[$rawData.M166]*[efficiencies.$E49]" office:value-type="float" office:value="1486200843.61515" calcext:value-type="float">
            <text:p>1486200843.61515</text:p>
          </table:table-cell>
          <table:table-cell table:formula="of:=[$rawData.N166]*[efficiencies.$E49]" office:value-type="float" office:value="3453053101.98838" calcext:value-type="float">
            <text:p>3453053101.98838</text:p>
          </table:table-cell>
          <table:table-cell table:formula="of:=[$rawData.O166]*[efficiencies.$E49]" office:value-type="float" office:value="1509536378.88399" calcext:value-type="float">
            <text:p>1509536378.88399</text:p>
          </table:table-cell>
          <table:table-cell table:formula="of:=[$rawData.P166]*[efficiencies.$E49]" office:value-type="float" office:value="4054625017.68498" calcext:value-type="float">
            <text:p>4054625017.6849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STANDARD COMMERCIAL SODIUM VAPOR LOW-BAY</text:p>
          </table:table-cell>
          <table:table-cell table:style-name="Default" office:value-type="string" calcext:value-type="string">
            <text:p>C_LT_NAVAP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67]*[efficiencies.$E50]" office:value-type="float" office:value="1303759386.05881" calcext:value-type="float">
            <text:p>1303759386.05881</text:p>
          </table:table-cell>
          <table:table-cell table:formula="of:=[$rawData.I167]*[efficiencies.$E50]" office:value-type="float" office:value="3403957560.25396" calcext:value-type="float">
            <text:p>3403957560.25396</text:p>
          </table:table-cell>
          <table:table-cell table:formula="of:=[$rawData.J167]*[efficiencies.$E50]" office:value-type="float" office:value="3861576498.64281" calcext:value-type="float">
            <text:p>3861576498.64281</text:p>
          </table:table-cell>
          <table:table-cell table:formula="of:=[$rawData.K167]*[efficiencies.$E50]" office:value-type="float" office:value="1872297881.69952" calcext:value-type="float">
            <text:p>1872297881.69952</text:p>
          </table:table-cell>
          <table:table-cell table:formula="of:=[$rawData.L167]*[efficiencies.$E50]" office:value-type="float" office:value="5449302073.62239" calcext:value-type="float">
            <text:p>5449302073.62239</text:p>
          </table:table-cell>
          <table:table-cell table:formula="of:=[$rawData.M167]*[efficiencies.$E50]" office:value-type="float" office:value="1486200843.61515" calcext:value-type="float">
            <text:p>1486200843.61515</text:p>
          </table:table-cell>
          <table:table-cell table:formula="of:=[$rawData.N167]*[efficiencies.$E50]" office:value-type="float" office:value="3453053101.98838" calcext:value-type="float">
            <text:p>3453053101.98838</text:p>
          </table:table-cell>
          <table:table-cell table:formula="of:=[$rawData.O167]*[efficiencies.$E50]" office:value-type="float" office:value="1509536378.88399" calcext:value-type="float">
            <text:p>1509536378.88399</text:p>
          </table:table-cell>
          <table:table-cell table:formula="of:=[$rawData.P167]*[efficiencies.$E50]" office:value-type="float" office:value="4054625017.68498" calcext:value-type="float">
            <text:p>4054625017.68498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$rawData.H168]*[efficiencies.$E51]" office:value-type="float" office:value="0" calcext:value-type="float">
            <text:p>0</text:p>
          </table:table-cell>
          <table:table-cell table:formula="of:=[$rawData.I168]*[efficiencies.$E51]" office:value-type="float" office:value="0" calcext:value-type="float">
            <text:p>0</text:p>
          </table:table-cell>
          <table:table-cell table:formula="of:=[$rawData.J168]*[efficiencies.$E51]" office:value-type="float" office:value="0" calcext:value-type="float">
            <text:p>0</text:p>
          </table:table-cell>
          <table:table-cell table:formula="of:=[$rawData.K168]*[efficiencies.$E51]" office:value-type="float" office:value="0" calcext:value-type="float">
            <text:p>0</text:p>
          </table:table-cell>
          <table:table-cell table:formula="of:=[$rawData.L168]*[efficiencies.$E51]" office:value-type="float" office:value="0" calcext:value-type="float">
            <text:p>0</text:p>
          </table:table-cell>
          <table:table-cell table:formula="of:=[$rawData.M168]*[efficiencies.$E51]" office:value-type="float" office:value="0" calcext:value-type="float">
            <text:p>0</text:p>
          </table:table-cell>
          <table:table-cell table:formula="of:=[$rawData.N168]*[efficiencies.$E51]" office:value-type="float" office:value="0" calcext:value-type="float">
            <text:p>0</text:p>
          </table:table-cell>
          <table:table-cell table:formula="of:=[$rawData.O168]*[efficiencies.$E51]" office:value-type="float" office:value="0" calcext:value-type="float">
            <text:p>0</text:p>
          </table:table-cell>
          <table:table-cell table:formula="of:=[$rawData.P168]*[efficiencies.$E51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[$rawData.H169]*[efficiencies.$E52]" office:value-type="float" office:value="0" calcext:value-type="float">
            <text:p>0</text:p>
          </table:table-cell>
          <table:table-cell table:formula="of:=[$rawData.I169]*[efficiencies.$E52]" office:value-type="float" office:value="0" calcext:value-type="float">
            <text:p>0</text:p>
          </table:table-cell>
          <table:table-cell table:formula="of:=[$rawData.J169]*[efficiencies.$E52]" office:value-type="float" office:value="0" calcext:value-type="float">
            <text:p>0</text:p>
          </table:table-cell>
          <table:table-cell table:formula="of:=[$rawData.K169]*[efficiencies.$E52]" office:value-type="float" office:value="0" calcext:value-type="float">
            <text:p>0</text:p>
          </table:table-cell>
          <table:table-cell table:formula="of:=[$rawData.L169]*[efficiencies.$E52]" office:value-type="float" office:value="0" calcext:value-type="float">
            <text:p>0</text:p>
          </table:table-cell>
          <table:table-cell table:formula="of:=[$rawData.M169]*[efficiencies.$E52]" office:value-type="float" office:value="0" calcext:value-type="float">
            <text:p>0</text:p>
          </table:table-cell>
          <table:table-cell table:formula="of:=[$rawData.N169]*[efficiencies.$E52]" office:value-type="float" office:value="0" calcext:value-type="float">
            <text:p>0</text:p>
          </table:table-cell>
          <table:table-cell table:formula="of:=[$rawData.O169]*[efficiencies.$E52]" office:value-type="float" office:value="0" calcext:value-type="float">
            <text:p>0</text:p>
          </table:table-cell>
          <table:table-cell table:formula="of:=[$rawData.P169]*[efficiencies.$E52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STANDARD COMMERCIAL LOW-BAY </text:span>LED LUMINAIRE</text:p>
          </table:table-cell>
          <table:table-cell table:style-name="Default" office:value-type="string" calcext:value-type="string">
            <text:p>C_LT_LUMST_L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70]*[efficiencies.$E53]" office:value-type="float" office:value="0" calcext:value-type="float">
            <text:p>0</text:p>
          </table:table-cell>
          <table:table-cell table:formula="of:=[$rawData.I170]*[efficiencies.$E53]" office:value-type="float" office:value="0" calcext:value-type="float">
            <text:p>0</text:p>
          </table:table-cell>
          <table:table-cell table:formula="of:=[$rawData.J170]*[efficiencies.$E53]" office:value-type="float" office:value="0" calcext:value-type="float">
            <text:p>0</text:p>
          </table:table-cell>
          <table:table-cell table:formula="of:=[$rawData.K170]*[efficiencies.$E53]" office:value-type="float" office:value="0" calcext:value-type="float">
            <text:p>0</text:p>
          </table:table-cell>
          <table:table-cell table:formula="of:=[$rawData.L170]*[efficiencies.$E53]" office:value-type="float" office:value="0" calcext:value-type="float">
            <text:p>0</text:p>
          </table:table-cell>
          <table:table-cell table:formula="of:=[$rawData.M170]*[efficiencies.$E53]" office:value-type="float" office:value="0" calcext:value-type="float">
            <text:p>0</text:p>
          </table:table-cell>
          <table:table-cell table:formula="of:=[$rawData.N170]*[efficiencies.$E53]" office:value-type="float" office:value="0" calcext:value-type="float">
            <text:p>0</text:p>
          </table:table-cell>
          <table:table-cell table:formula="of:=[$rawData.O170]*[efficiencies.$E53]" office:value-type="float" office:value="0" calcext:value-type="float">
            <text:p>0</text:p>
          </table:table-cell>
          <table:table-cell table:formula="of:=[$rawData.P170]*[efficiencies.$E53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HIGH EFFICIENCY COMMERCIAL LOW-BAY </text:span>LED LUMINAIRE</text:p>
          </table:table-cell>
          <table:table-cell table:style-name="Default" office:value-type="string" calcext:value-type="string">
            <text:p>C_LT_LUMHE_L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71]*[efficiencies.$E54]" office:value-type="float" office:value="0" calcext:value-type="float">
            <text:p>0</text:p>
          </table:table-cell>
          <table:table-cell table:formula="of:=[$rawData.I171]*[efficiencies.$E54]" office:value-type="float" office:value="0" calcext:value-type="float">
            <text:p>0</text:p>
          </table:table-cell>
          <table:table-cell table:formula="of:=[$rawData.J171]*[efficiencies.$E54]" office:value-type="float" office:value="0" calcext:value-type="float">
            <text:p>0</text:p>
          </table:table-cell>
          <table:table-cell table:formula="of:=[$rawData.K171]*[efficiencies.$E54]" office:value-type="float" office:value="0" calcext:value-type="float">
            <text:p>0</text:p>
          </table:table-cell>
          <table:table-cell table:formula="of:=[$rawData.L171]*[efficiencies.$E54]" office:value-type="float" office:value="0" calcext:value-type="float">
            <text:p>0</text:p>
          </table:table-cell>
          <table:table-cell table:formula="of:=[$rawData.M171]*[efficiencies.$E54]" office:value-type="float" office:value="0" calcext:value-type="float">
            <text:p>0</text:p>
          </table:table-cell>
          <table:table-cell table:formula="of:=[$rawData.N171]*[efficiencies.$E54]" office:value-type="float" office:value="0" calcext:value-type="float">
            <text:p>0</text:p>
          </table:table-cell>
          <table:table-cell table:formula="of:=[$rawData.O171]*[efficiencies.$E54]" office:value-type="float" office:value="0" calcext:value-type="float">
            <text:p>0</text:p>
          </table:table-cell>
          <table:table-cell table:formula="of:=[$rawData.P171]*[efficiencies.$E54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2]*[efficiencies.$E55]" office:value-type="float" office:value="2250833405.92521" calcext:value-type="float">
            <text:p>2250833405.92521</text:p>
          </table:table-cell>
          <table:table-cell table:formula="of:=[$rawData.I172]*[efficiencies.$E55]" office:value-type="float" office:value="5876652909.19384" calcext:value-type="float">
            <text:p>5876652909.19384</text:p>
          </table:table-cell>
          <table:table-cell table:formula="of:=[$rawData.J172]*[efficiencies.$E55]" office:value-type="float" office:value="6666694388.26105" calcext:value-type="float">
            <text:p>6666694388.26105</text:p>
          </table:table-cell>
          <table:table-cell table:formula="of:=[$rawData.K172]*[efficiencies.$E55]" office:value-type="float" office:value="3232368382.56764" calcext:value-type="float">
            <text:p>3232368382.56764</text:p>
          </table:table-cell>
          <table:table-cell table:formula="of:=[$rawData.L172]*[efficiencies.$E55]" office:value-type="float" office:value="9407772076.22997" calcext:value-type="float">
            <text:p>9407772076.22997</text:p>
          </table:table-cell>
          <table:table-cell table:formula="of:=[$rawData.M172]*[efficiencies.$E55]" office:value-type="float" office:value="2565803584.99703" calcext:value-type="float">
            <text:p>2565803584.99703</text:p>
          </table:table-cell>
          <table:table-cell table:formula="of:=[$rawData.N172]*[efficiencies.$E55]" office:value-type="float" office:value="5961412326.15336" calcext:value-type="float">
            <text:p>5961412326.15336</text:p>
          </table:table-cell>
          <table:table-cell table:formula="of:=[$rawData.O172]*[efficiencies.$E55]" office:value-type="float" office:value="2606090468.36668" calcext:value-type="float">
            <text:p>2606090468.36668</text:p>
          </table:table-cell>
          <table:table-cell table:formula="of:=[$rawData.P172]*[efficiencies.$E55]" office:value-type="float" office:value="6999976787.04632" calcext:value-type="float">
            <text:p>6999976787.0463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3]*[efficiencies.$E56]" office:value-type="float" office:value="2716523076.11663" calcext:value-type="float">
            <text:p>2716523076.11663</text:p>
          </table:table-cell>
          <table:table-cell table:formula="of:=[$rawData.I173]*[efficiencies.$E56]" office:value-type="float" office:value="7092512131.78566" calcext:value-type="float">
            <text:p>7092512131.78566</text:p>
          </table:table-cell>
          <table:table-cell table:formula="of:=[$rawData.J173]*[efficiencies.$E56]" office:value-type="float" office:value="8046010468.59092" calcext:value-type="float">
            <text:p>8046010468.59092</text:p>
          </table:table-cell>
          <table:table-cell table:formula="of:=[$rawData.K173]*[efficiencies.$E56]" office:value-type="float" office:value="3901134254.82301" calcext:value-type="float">
            <text:p>3901134254.82301</text:p>
          </table:table-cell>
          <table:table-cell table:formula="of:=[$rawData.L173]*[efficiencies.$E56]" office:value-type="float" office:value="11354207678.2086" calcext:value-type="float">
            <text:p>11354207678.2086</text:p>
          </table:table-cell>
          <table:table-cell table:formula="of:=[$rawData.M173]*[efficiencies.$E56]" office:value-type="float" office:value="3096659499.13435" calcext:value-type="float">
            <text:p>3096659499.13435</text:p>
          </table:table-cell>
          <table:table-cell table:formula="of:=[$rawData.N173]*[efficiencies.$E56]" office:value-type="float" office:value="7194807979.84026" calcext:value-type="float">
            <text:p>7194807979.84026</text:p>
          </table:table-cell>
          <table:table-cell table:formula="of:=[$rawData.O173]*[efficiencies.$E56]" office:value-type="float" office:value="3145281599.75289" calcext:value-type="float">
            <text:p>3145281599.75289</text:p>
          </table:table-cell>
          <table:table-cell table:formula="of:=[$rawData.P173]*[efficiencies.$E56]" office:value-type="float" office:value="8448247846.43522" calcext:value-type="float">
            <text:p>8448247846.4352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STANDARD COMMERCIAL MERCURY VAPOR HIGH-BAY</text:p>
          </table:table-cell>
          <table:table-cell table:style-name="Default" office:value-type="string" calcext:value-type="string">
            <text:p>C_LT_MERC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4]*[efficiencies.$E57]" office:value-type="float" office:value="2716523076.11663" calcext:value-type="float">
            <text:p>2716523076.11663</text:p>
          </table:table-cell>
          <table:table-cell table:formula="of:=[$rawData.I174]*[efficiencies.$E57]" office:value-type="float" office:value="7092512131.78566" calcext:value-type="float">
            <text:p>7092512131.78566</text:p>
          </table:table-cell>
          <table:table-cell table:formula="of:=[$rawData.J174]*[efficiencies.$E57]" office:value-type="float" office:value="8046010468.59092" calcext:value-type="float">
            <text:p>8046010468.59092</text:p>
          </table:table-cell>
          <table:table-cell table:formula="of:=[$rawData.K174]*[efficiencies.$E57]" office:value-type="float" office:value="3901134254.82301" calcext:value-type="float">
            <text:p>3901134254.82301</text:p>
          </table:table-cell>
          <table:table-cell table:formula="of:=[$rawData.L174]*[efficiencies.$E57]" office:value-type="float" office:value="11354207678.2086" calcext:value-type="float">
            <text:p>11354207678.2086</text:p>
          </table:table-cell>
          <table:table-cell table:formula="of:=[$rawData.M174]*[efficiencies.$E57]" office:value-type="float" office:value="3096659499.13435" calcext:value-type="float">
            <text:p>3096659499.13435</text:p>
          </table:table-cell>
          <table:table-cell table:formula="of:=[$rawData.N174]*[efficiencies.$E57]" office:value-type="float" office:value="7194807979.84026" calcext:value-type="float">
            <text:p>7194807979.84026</text:p>
          </table:table-cell>
          <table:table-cell table:formula="of:=[$rawData.O174]*[efficiencies.$E57]" office:value-type="float" office:value="3145281599.75289" calcext:value-type="float">
            <text:p>3145281599.75289</text:p>
          </table:table-cell>
          <table:table-cell table:formula="of:=[$rawData.P174]*[efficiencies.$E57]" office:value-type="float" office:value="8448247846.43522" calcext:value-type="float">
            <text:p>8448247846.4352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5]*[efficiencies.$E58]" office:value-type="float" office:value="6519243238.23936" calcext:value-type="float">
            <text:p>6519243238.23936</text:p>
          </table:table-cell>
          <table:table-cell table:formula="of:=[$rawData.I175]*[efficiencies.$E58]" office:value-type="float" office:value="17020953057.1602" calcext:value-type="float">
            <text:p>17020953057.1602</text:p>
          </table:table-cell>
          <table:table-cell table:formula="of:=[$rawData.J175]*[efficiencies.$E58]" office:value-type="float" office:value="19309204402.9858" calcext:value-type="float">
            <text:p>19309204402.9858</text:p>
          </table:table-cell>
          <table:table-cell table:formula="of:=[$rawData.K175]*[efficiencies.$E58]" office:value-type="float" office:value="9362130340.73507" calcext:value-type="float">
            <text:p>9362130340.73507</text:p>
          </table:table-cell>
          <table:table-cell table:formula="of:=[$rawData.L175]*[efficiencies.$E58]" office:value-type="float" office:value="27248375794.2308" calcext:value-type="float">
            <text:p>27248375794.2308</text:p>
          </table:table-cell>
          <table:table-cell table:formula="of:=[$rawData.M175]*[efficiencies.$E58]" office:value-type="float" office:value="7431512980.08495" calcext:value-type="float">
            <text:p>7431512980.08495</text:p>
          </table:table-cell>
          <table:table-cell table:formula="of:=[$rawData.N175]*[efficiencies.$E58]" office:value-type="float" office:value="17266447572.4078" calcext:value-type="float">
            <text:p>17266447572.4078</text:p>
          </table:table-cell>
          <table:table-cell table:formula="of:=[$rawData.O175]*[efficiencies.$E58]" office:value-type="float" office:value="7548198644.73962" calcext:value-type="float">
            <text:p>7548198644.73962</text:p>
          </table:table-cell>
          <table:table-cell table:formula="of:=[$rawData.P175]*[efficiencies.$E58]" office:value-type="float" office:value="20274513083.3107" calcext:value-type="float">
            <text:p>20274513083.3107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6]*[efficiencies.$E59]" office:value-type="float" office:value="11175845551.2675" calcext:value-type="float">
            <text:p>11175845551.2675</text:p>
          </table:table-cell>
          <table:table-cell table:formula="of:=[$rawData.I176]*[efficiencies.$E59]" office:value-type="float" office:value="29178776669.4176" calcext:value-type="float">
            <text:p>29178776669.4176</text:p>
          </table:table-cell>
          <table:table-cell table:formula="of:=[$rawData.J176]*[efficiencies.$E59]" office:value-type="float" office:value="33101493262.2614" calcext:value-type="float">
            <text:p>33101493262.2614</text:p>
          </table:table-cell>
          <table:table-cell table:formula="of:=[$rawData.K176]*[efficiencies.$E59]" office:value-type="float" office:value="16049366298.403" calcext:value-type="float">
            <text:p>16049366298.403</text:p>
          </table:table-cell>
          <table:table-cell table:formula="of:=[$rawData.L176]*[efficiencies.$E59]" office:value-type="float" office:value="46711501361.5386" calcext:value-type="float">
            <text:p>46711501361.5386</text:p>
          </table:table-cell>
          <table:table-cell table:formula="of:=[$rawData.M176]*[efficiencies.$E59]" office:value-type="float" office:value="12739736537.2885" calcext:value-type="float">
            <text:p>12739736537.2885</text:p>
          </table:table-cell>
          <table:table-cell table:formula="of:=[$rawData.N176]*[efficiencies.$E59]" office:value-type="float" office:value="29599624409.842" calcext:value-type="float">
            <text:p>29599624409.842</text:p>
          </table:table-cell>
          <table:table-cell table:formula="of:=[$rawData.O176]*[efficiencies.$E59]" office:value-type="float" office:value="12939769105.2679" calcext:value-type="float">
            <text:p>12939769105.2679</text:p>
          </table:table-cell>
          <table:table-cell table:formula="of:=[$rawData.P176]*[efficiencies.$E59]" office:value-type="float" office:value="34756308142.8185" calcext:value-type="float">
            <text:p>34756308142.818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STANDARD COMMERCIAL METAL HALIDE HIGH-BAY</text:p>
          </table:table-cell>
          <table:table-cell table:style-name="Default" office:value-type="string" calcext:value-type="string">
            <text:p>C_LT_MTHAL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7]*[efficiencies.$E60]" office:value-type="float" office:value="11331065628.3684" calcext:value-type="float">
            <text:p>11331065628.3684</text:p>
          </table:table-cell>
          <table:table-cell table:formula="of:=[$rawData.I177]*[efficiencies.$E60]" office:value-type="float" office:value="29584037456.4928" calcext:value-type="float">
            <text:p>29584037456.4928</text:p>
          </table:table-cell>
          <table:table-cell table:formula="of:=[$rawData.J177]*[efficiencies.$E60]" office:value-type="float" office:value="33561236224.2372" calcext:value-type="float">
            <text:p>33561236224.2372</text:p>
          </table:table-cell>
          <table:table-cell table:formula="of:=[$rawData.K177]*[efficiencies.$E60]" office:value-type="float" office:value="16272274163.6586" calcext:value-type="float">
            <text:p>16272274163.6586</text:p>
          </table:table-cell>
          <table:table-cell table:formula="of:=[$rawData.L177]*[efficiencies.$E60]" office:value-type="float" office:value="47360272213.7821" calcext:value-type="float">
            <text:p>47360272213.7821</text:p>
          </table:table-cell>
          <table:table-cell table:formula="of:=[$rawData.M177]*[efficiencies.$E60]" office:value-type="float" office:value="12916677322.5286" calcext:value-type="float">
            <text:p>12916677322.5286</text:p>
          </table:table-cell>
          <table:table-cell table:formula="of:=[$rawData.N177]*[efficiencies.$E60]" office:value-type="float" office:value="30010730304.4231" calcext:value-type="float">
            <text:p>30010730304.4231</text:p>
          </table:table-cell>
          <table:table-cell table:formula="of:=[$rawData.O177]*[efficiencies.$E60]" office:value-type="float" office:value="13119488120.6189" calcext:value-type="float">
            <text:p>13119488120.6189</text:p>
          </table:table-cell>
          <table:table-cell table:formula="of:=[$rawData.P177]*[efficiencies.$E60]" office:value-type="float" office:value="35239034644.802" calcext:value-type="float">
            <text:p>35239034644.80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8]*[efficiencies.$E61]" office:value-type="float" office:value="1109168432.9157" calcext:value-type="float">
            <text:p>1109168432.9157</text:p>
          </table:table-cell>
          <table:table-cell table:formula="of:=[$rawData.I178]*[efficiencies.$E61]" office:value-type="float" office:value="2895904193.05187" calcext:value-type="float">
            <text:p>2895904193.05187</text:p>
          </table:table-cell>
          <table:table-cell table:formula="of:=[$rawData.J178]*[efficiencies.$E61]" office:value-type="float" office:value="3285221797.35283" calcext:value-type="float">
            <text:p>3285221797.35283</text:p>
          </table:table-cell>
          <table:table-cell table:formula="of:=[$rawData.K178]*[efficiencies.$E61]" office:value-type="float" office:value="1592850436.66973" calcext:value-type="float">
            <text:p>1592850436.66973</text:p>
          </table:table-cell>
          <table:table-cell table:formula="of:=[$rawData.L178]*[efficiencies.$E61]" office:value-type="float" office:value="4635973405.91754" calcext:value-type="float">
            <text:p>4635973405.91754</text:p>
          </table:table-cell>
          <table:table-cell table:formula="of:=[$rawData.M178]*[efficiencies.$E61]" office:value-type="float" office:value="1264379822.18005" calcext:value-type="float">
            <text:p>1264379822.18005</text:p>
          </table:table-cell>
          <table:table-cell table:formula="of:=[$rawData.N178]*[efficiencies.$E61]" office:value-type="float" office:value="2937672041.99011" calcext:value-type="float">
            <text:p>2937672041.99011</text:p>
          </table:table-cell>
          <table:table-cell table:formula="of:=[$rawData.O178]*[efficiencies.$E61]" office:value-type="float" office:value="1284232441.73712" calcext:value-type="float">
            <text:p>1284232441.73712</text:p>
          </table:table-cell>
          <table:table-cell table:formula="of:=[$rawData.P178]*[efficiencies.$E61]" office:value-type="float" office:value="3449457104.59766" calcext:value-type="float">
            <text:p>3449457104.59766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79]*[efficiencies.$E62]" office:value-type="float" office:value="1595645815.77347" calcext:value-type="float">
            <text:p>1595645815.77347</text:p>
          </table:table-cell>
          <table:table-cell table:formula="of:=[$rawData.I179]*[efficiencies.$E62]" office:value-type="float" office:value="4166037611.05709" calcext:value-type="float">
            <text:p>4166037611.05709</text:p>
          </table:table-cell>
          <table:table-cell table:formula="of:=[$rawData.J179]*[efficiencies.$E62]" office:value-type="float" office:value="4726108550.57776" calcext:value-type="float">
            <text:p>4726108550.57776</text:p>
          </table:table-cell>
          <table:table-cell table:formula="of:=[$rawData.K179]*[efficiencies.$E62]" office:value-type="float" office:value="2291469049.24418" calcext:value-type="float">
            <text:p>2291469049.24418</text:p>
          </table:table-cell>
          <table:table-cell table:formula="of:=[$rawData.L179]*[efficiencies.$E62]" office:value-type="float" office:value="6669295075.17964" calcext:value-type="float">
            <text:p>6669295075.17964</text:p>
          </table:table-cell>
          <table:table-cell table:formula="of:=[$rawData.M179]*[efficiencies.$E62]" office:value-type="float" office:value="1818932375.7678" calcext:value-type="float">
            <text:p>1818932375.7678</text:p>
          </table:table-cell>
          <table:table-cell table:formula="of:=[$rawData.N179]*[efficiencies.$E62]" office:value-type="float" office:value="4226124691.98578" calcext:value-type="float">
            <text:p>4226124691.98578</text:p>
          </table:table-cell>
          <table:table-cell table:formula="of:=[$rawData.O179]*[efficiencies.$E62]" office:value-type="float" office:value="1847492284.60429" calcext:value-type="float">
            <text:p>1847492284.60429</text:p>
          </table:table-cell>
          <table:table-cell table:formula="of:=[$rawData.P179]*[efficiencies.$E62]" office:value-type="float" office:value="4962376887.31595" calcext:value-type="float">
            <text:p>4962376887.3159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STANDARD COMMERCIAL SODIUM VAPOR HIGH-BAY</text:p>
          </table:table-cell>
          <table:table-cell table:style-name="Default" office:value-type="string" calcext:value-type="string">
            <text:p>C_LT_NAVAP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[$rawData.H180]*[efficiencies.$E63]" office:value-type="float" office:value="1595645815.77347" calcext:value-type="float">
            <text:p>1595645815.77347</text:p>
          </table:table-cell>
          <table:table-cell table:formula="of:=[$rawData.I180]*[efficiencies.$E63]" office:value-type="float" office:value="4166037611.05709" calcext:value-type="float">
            <text:p>4166037611.05709</text:p>
          </table:table-cell>
          <table:table-cell table:formula="of:=[$rawData.J180]*[efficiencies.$E63]" office:value-type="float" office:value="4726108550.57776" calcext:value-type="float">
            <text:p>4726108550.57776</text:p>
          </table:table-cell>
          <table:table-cell table:formula="of:=[$rawData.K180]*[efficiencies.$E63]" office:value-type="float" office:value="2291469049.24418" calcext:value-type="float">
            <text:p>2291469049.24418</text:p>
          </table:table-cell>
          <table:table-cell table:formula="of:=[$rawData.L180]*[efficiencies.$E63]" office:value-type="float" office:value="6669295075.17964" calcext:value-type="float">
            <text:p>6669295075.17964</text:p>
          </table:table-cell>
          <table:table-cell table:formula="of:=[$rawData.M180]*[efficiencies.$E63]" office:value-type="float" office:value="1818932375.7678" calcext:value-type="float">
            <text:p>1818932375.7678</text:p>
          </table:table-cell>
          <table:table-cell table:formula="of:=[$rawData.N180]*[efficiencies.$E63]" office:value-type="float" office:value="4226124691.98578" calcext:value-type="float">
            <text:p>4226124691.98578</text:p>
          </table:table-cell>
          <table:table-cell table:formula="of:=[$rawData.O180]*[efficiencies.$E63]" office:value-type="float" office:value="1847492284.60429" calcext:value-type="float">
            <text:p>1847492284.60429</text:p>
          </table:table-cell>
          <table:table-cell table:formula="of:=[$rawData.P180]*[efficiencies.$E63]" office:value-type="float" office:value="4962376887.31595" calcext:value-type="float">
            <text:p>4962376887.3159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81]*[efficiencies.$E64]" office:value-type="float" office:value="295385184.788118" calcext:value-type="float">
            <text:p>295385184.788118</text:p>
          </table:table-cell>
          <table:table-cell table:formula="of:=[$rawData.I181]*[efficiencies.$E64]" office:value-type="float" office:value="771214875.764782" calcext:value-type="float">
            <text:p>771214875.764782</text:p>
          </table:table-cell>
          <table:table-cell table:formula="of:=[$rawData.J181]*[efficiencies.$E64]" office:value-type="float" office:value="874894938.300829" calcext:value-type="float">
            <text:p>874894938.300829</text:p>
          </table:table-cell>
          <table:table-cell table:formula="of:=[$rawData.K181]*[efficiencies.$E64]" office:value-type="float" office:value="424195646.587861" calcext:value-type="float">
            <text:p>424195646.587861</text:p>
          </table:table-cell>
          <table:table-cell table:formula="of:=[$rawData.L181]*[efficiencies.$E64]" office:value-type="float" office:value="1234616691.69575" calcext:value-type="float">
            <text:p>1234616691.69575</text:p>
          </table:table-cell>
          <table:table-cell table:formula="of:=[$rawData.M181]*[efficiencies.$E64]" office:value-type="float" office:value="336719885.21639" calcext:value-type="float">
            <text:p>336719885.21639</text:p>
          </table:table-cell>
          <table:table-cell table:formula="of:=[$rawData.N181]*[efficiencies.$E64]" office:value-type="float" office:value="782338167.24216" calcext:value-type="float">
            <text:p>782338167.24216</text:p>
          </table:table-cell>
          <table:table-cell table:formula="of:=[$rawData.O181]*[efficiencies.$E64]" office:value-type="float" office:value="342006881.7828" calcext:value-type="float">
            <text:p>342006881.7828</text:p>
          </table:table-cell>
          <table:table-cell table:formula="of:=[$rawData.P181]*[efficiencies.$E64]" office:value-type="float" office:value="918632818.986559" calcext:value-type="float">
            <text:p>918632818.986559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9" calcext:value-type="float">
            <text:p>2009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82]*[efficiencies.$E65]" office:value-type="float" office:value="319015999.571168" calcext:value-type="float">
            <text:p>319015999.571168</text:p>
          </table:table-cell>
          <table:table-cell table:formula="of:=[$rawData.I182]*[efficiencies.$E65]" office:value-type="float" office:value="832912065.825965" calcext:value-type="float">
            <text:p>832912065.825965</text:p>
          </table:table-cell>
          <table:table-cell table:formula="of:=[$rawData.J182]*[efficiencies.$E65]" office:value-type="float" office:value="944886533.364896" calcext:value-type="float">
            <text:p>944886533.364896</text:p>
          </table:table-cell>
          <table:table-cell table:formula="of:=[$rawData.K182]*[efficiencies.$E65]" office:value-type="float" office:value="458131298.31489" calcext:value-type="float">
            <text:p>458131298.31489</text:p>
          </table:table-cell>
          <table:table-cell table:formula="of:=[$rawData.L182]*[efficiencies.$E65]" office:value-type="float" office:value="1333386027.03141" calcext:value-type="float">
            <text:p>1333386027.03141</text:p>
          </table:table-cell>
          <table:table-cell table:formula="of:=[$rawData.M182]*[efficiencies.$E65]" office:value-type="float" office:value="363657476.033702" calcext:value-type="float">
            <text:p>363657476.033702</text:p>
          </table:table-cell>
          <table:table-cell table:formula="of:=[$rawData.N182]*[efficiencies.$E65]" office:value-type="float" office:value="844925220.621534" calcext:value-type="float">
            <text:p>844925220.621534</text:p>
          </table:table-cell>
          <table:table-cell table:formula="of:=[$rawData.O182]*[efficiencies.$E65]" office:value-type="float" office:value="369367432.325424" calcext:value-type="float">
            <text:p>369367432.325424</text:p>
          </table:table-cell>
          <table:table-cell table:formula="of:=[$rawData.P182]*[efficiencies.$E65]" office:value-type="float" office:value="992123444.505485" calcext:value-type="float">
            <text:p>992123444.50548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STANDARD COMMERCIAL T5 F54 HO HIGH-BAY</text:p>
          </table:table-cell>
          <table:table-cell table:style-name="Default" office:value-type="string" calcext:value-type="string">
            <text:p>C_LT_T5HOST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83]*[efficiencies.$E66]" office:value-type="float" office:value="279631308.266086" calcext:value-type="float">
            <text:p>279631308.266086</text:p>
          </table:table-cell>
          <table:table-cell table:formula="of:=[$rawData.I183]*[efficiencies.$E66]" office:value-type="float" office:value="730083415.723996" calcext:value-type="float">
            <text:p>730083415.723996</text:p>
          </table:table-cell>
          <table:table-cell table:formula="of:=[$rawData.J183]*[efficiencies.$E66]" office:value-type="float" office:value="828233874.924787" calcext:value-type="float">
            <text:p>828233874.924787</text:p>
          </table:table-cell>
          <table:table-cell table:formula="of:=[$rawData.K183]*[efficiencies.$E66]" office:value-type="float" office:value="401571878.769843" calcext:value-type="float">
            <text:p>401571878.769843</text:p>
          </table:table-cell>
          <table:table-cell table:formula="of:=[$rawData.L183]*[efficiencies.$E66]" office:value-type="float" office:value="1168770468.13864" calcext:value-type="float">
            <text:p>1168770468.13864</text:p>
          </table:table-cell>
          <table:table-cell table:formula="of:=[$rawData.M183]*[efficiencies.$E66]" office:value-type="float" office:value="318761491.338184" calcext:value-type="float">
            <text:p>318761491.338184</text:p>
          </table:table-cell>
          <table:table-cell table:formula="of:=[$rawData.N183]*[efficiencies.$E66]" office:value-type="float" office:value="740613464.989248" calcext:value-type="float">
            <text:p>740613464.989248</text:p>
          </table:table-cell>
          <table:table-cell table:formula="of:=[$rawData.O183]*[efficiencies.$E66]" office:value-type="float" office:value="323766514.754385" calcext:value-type="float">
            <text:p>323766514.754385</text:p>
          </table:table-cell>
          <table:table-cell table:formula="of:=[$rawData.P183]*[efficiencies.$E66]" office:value-type="float" office:value="869639068.640612" calcext:value-type="float">
            <text:p>869639068.640612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HIGH EFFICIENCY COMMERCIAL T5 F54 HO HIGH-BAY</text:p>
          </table:table-cell>
          <table:table-cell table:style-name="Default" office:value-type="string" calcext:value-type="string">
            <text:p>C_LT_T5HOHE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[$rawData.H184]*[efficiencies.$E67]" office:value-type="float" office:value="311139061.310151" calcext:value-type="float">
            <text:p>311139061.310151</text:p>
          </table:table-cell>
          <table:table-cell table:formula="of:=[$rawData.I184]*[efficiencies.$E67]" office:value-type="float" office:value="812346335.805571" calcext:value-type="float">
            <text:p>812346335.805571</text:p>
          </table:table-cell>
          <table:table-cell table:formula="of:=[$rawData.J184]*[efficiencies.$E67]" office:value-type="float" office:value="921556001.676874" calcext:value-type="float">
            <text:p>921556001.676874</text:p>
          </table:table-cell>
          <table:table-cell table:formula="of:=[$rawData.K184]*[efficiencies.$E67]" office:value-type="float" office:value="446819414.40588" calcext:value-type="float">
            <text:p>446819414.40588</text:p>
          </table:table-cell>
          <table:table-cell table:formula="of:=[$rawData.L184]*[efficiencies.$E67]" office:value-type="float" office:value="1300462915.25285" calcext:value-type="float">
            <text:p>1300462915.25285</text:p>
          </table:table-cell>
          <table:table-cell table:formula="of:=[$rawData.M184]*[efficiencies.$E67]" office:value-type="float" office:value="354678279.094598" calcext:value-type="float">
            <text:p>354678279.094598</text:p>
          </table:table-cell>
          <table:table-cell table:formula="of:=[$rawData.N184]*[efficiencies.$E67]" office:value-type="float" office:value="824062869.495076" calcext:value-type="float">
            <text:p>824062869.495076</text:p>
          </table:table-cell>
          <table:table-cell table:formula="of:=[$rawData.O184]*[efficiencies.$E67]" office:value-type="float" office:value="360247248.811216" calcext:value-type="float">
            <text:p>360247248.811216</text:p>
          </table:table-cell>
          <table:table-cell table:formula="of:=[$rawData.P184]*[efficiencies.$E67]" office:value-type="float" office:value="967626569.33251" calcext:value-type="float">
            <text:p>967626569.33251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$rawData.H185]*[efficiencies.$E68]" office:value-type="float" office:value="0" calcext:value-type="float">
            <text:p>0</text:p>
          </table:table-cell>
          <table:table-cell table:formula="of:=[$rawData.I185]*[efficiencies.$E68]" office:value-type="float" office:value="0" calcext:value-type="float">
            <text:p>0</text:p>
          </table:table-cell>
          <table:table-cell table:formula="of:=[$rawData.J185]*[efficiencies.$E68]" office:value-type="float" office:value="0" calcext:value-type="float">
            <text:p>0</text:p>
          </table:table-cell>
          <table:table-cell table:formula="of:=[$rawData.K185]*[efficiencies.$E68]" office:value-type="float" office:value="0" calcext:value-type="float">
            <text:p>0</text:p>
          </table:table-cell>
          <table:table-cell table:formula="of:=[$rawData.L185]*[efficiencies.$E68]" office:value-type="float" office:value="0" calcext:value-type="float">
            <text:p>0</text:p>
          </table:table-cell>
          <table:table-cell table:formula="of:=[$rawData.M185]*[efficiencies.$E68]" office:value-type="float" office:value="0" calcext:value-type="float">
            <text:p>0</text:p>
          </table:table-cell>
          <table:table-cell table:formula="of:=[$rawData.N185]*[efficiencies.$E68]" office:value-type="float" office:value="0" calcext:value-type="float">
            <text:p>0</text:p>
          </table:table-cell>
          <table:table-cell table:formula="of:=[$rawData.O185]*[efficiencies.$E68]" office:value-type="float" office:value="0" calcext:value-type="float">
            <text:p>0</text:p>
          </table:table-cell>
          <table:table-cell table:formula="of:=[$rawData.P185]*[efficiencies.$E68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[$rawData.H186]*[efficiencies.$E69]" office:value-type="float" office:value="0" calcext:value-type="float">
            <text:p>0</text:p>
          </table:table-cell>
          <table:table-cell table:formula="of:=[$rawData.I186]*[efficiencies.$E69]" office:value-type="float" office:value="0" calcext:value-type="float">
            <text:p>0</text:p>
          </table:table-cell>
          <table:table-cell table:formula="of:=[$rawData.J186]*[efficiencies.$E69]" office:value-type="float" office:value="0" calcext:value-type="float">
            <text:p>0</text:p>
          </table:table-cell>
          <table:table-cell table:formula="of:=[$rawData.K186]*[efficiencies.$E69]" office:value-type="float" office:value="0" calcext:value-type="float">
            <text:p>0</text:p>
          </table:table-cell>
          <table:table-cell table:formula="of:=[$rawData.L186]*[efficiencies.$E69]" office:value-type="float" office:value="0" calcext:value-type="float">
            <text:p>0</text:p>
          </table:table-cell>
          <table:table-cell table:formula="of:=[$rawData.M186]*[efficiencies.$E69]" office:value-type="float" office:value="0" calcext:value-type="float">
            <text:p>0</text:p>
          </table:table-cell>
          <table:table-cell table:formula="of:=[$rawData.N186]*[efficiencies.$E69]" office:value-type="float" office:value="0" calcext:value-type="float">
            <text:p>0</text:p>
          </table:table-cell>
          <table:table-cell table:formula="of:=[$rawData.O186]*[efficiencies.$E69]" office:value-type="float" office:value="0" calcext:value-type="float">
            <text:p>0</text:p>
          </table:table-cell>
          <table:table-cell table:formula="of:=[$rawData.P186]*[efficiencies.$E69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STANDARD COMMERCIAL LED HIGH-BAY LUMINAIRE</text:p>
          </table:table-cell>
          <table:table-cell table:style-name="Default" office:value-type="string" calcext:value-type="string">
            <text:p>C_LT_LUMST_H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87]*[efficiencies.$E70]" office:value-type="float" office:value="0" calcext:value-type="float">
            <text:p>0</text:p>
          </table:table-cell>
          <table:table-cell table:formula="of:=[$rawData.I187]*[efficiencies.$E70]" office:value-type="float" office:value="0" calcext:value-type="float">
            <text:p>0</text:p>
          </table:table-cell>
          <table:table-cell table:formula="of:=[$rawData.J187]*[efficiencies.$E70]" office:value-type="float" office:value="0" calcext:value-type="float">
            <text:p>0</text:p>
          </table:table-cell>
          <table:table-cell table:formula="of:=[$rawData.K187]*[efficiencies.$E70]" office:value-type="float" office:value="0" calcext:value-type="float">
            <text:p>0</text:p>
          </table:table-cell>
          <table:table-cell table:formula="of:=[$rawData.L187]*[efficiencies.$E70]" office:value-type="float" office:value="0" calcext:value-type="float">
            <text:p>0</text:p>
          </table:table-cell>
          <table:table-cell table:formula="of:=[$rawData.M187]*[efficiencies.$E70]" office:value-type="float" office:value="0" calcext:value-type="float">
            <text:p>0</text:p>
          </table:table-cell>
          <table:table-cell table:formula="of:=[$rawData.N187]*[efficiencies.$E70]" office:value-type="float" office:value="0" calcext:value-type="float">
            <text:p>0</text:p>
          </table:table-cell>
          <table:table-cell table:formula="of:=[$rawData.O187]*[efficiencies.$E70]" office:value-type="float" office:value="0" calcext:value-type="float">
            <text:p>0</text:p>
          </table:table-cell>
          <table:table-cell table:formula="of:=[$rawData.P187]*[efficiencies.$E70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HIGH EFFICIENCY COMMERCIAL LED HIGH-BAY LUMINAIRE</text:p>
          </table:table-cell>
          <table:table-cell table:style-name="Default" office:value-type="string" calcext:value-type="string">
            <text:p>C_LT_LUMHE_H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$rawData.H188]*[efficiencies.$E71]" office:value-type="float" office:value="0" calcext:value-type="float">
            <text:p>0</text:p>
          </table:table-cell>
          <table:table-cell table:formula="of:=[$rawData.I188]*[efficiencies.$E71]" office:value-type="float" office:value="0" calcext:value-type="float">
            <text:p>0</text:p>
          </table:table-cell>
          <table:table-cell table:formula="of:=[$rawData.J188]*[efficiencies.$E71]" office:value-type="float" office:value="0" calcext:value-type="float">
            <text:p>0</text:p>
          </table:table-cell>
          <table:table-cell table:formula="of:=[$rawData.K188]*[efficiencies.$E71]" office:value-type="float" office:value="0" calcext:value-type="float">
            <text:p>0</text:p>
          </table:table-cell>
          <table:table-cell table:formula="of:=[$rawData.L188]*[efficiencies.$E71]" office:value-type="float" office:value="0" calcext:value-type="float">
            <text:p>0</text:p>
          </table:table-cell>
          <table:table-cell table:formula="of:=[$rawData.M188]*[efficiencies.$E71]" office:value-type="float" office:value="0" calcext:value-type="float">
            <text:p>0</text:p>
          </table:table-cell>
          <table:table-cell table:formula="of:=[$rawData.N188]*[efficiencies.$E71]" office:value-type="float" office:value="0" calcext:value-type="float">
            <text:p>0</text:p>
          </table:table-cell>
          <table:table-cell table:formula="of:=[$rawData.O188]*[efficiencies.$E71]" office:value-type="float" office:value="0" calcext:value-type="float">
            <text:p>0</text:p>
          </table:table-cell>
          <table:table-cell table:formula="of:=[$rawData.P188]*[efficiencies.$E71]" office:value-type="float" office:value="0" calcext:value-type="float">
            <text:p>0</text:p>
          </table:table-cell>
          <table:table-cell office:value-type="string" calcext:value-type="string">
            <text:p>PJ of capacity converted to lum-y using efficiencies</text:p>
          </table:table-cell>
        </table:table-row>
      </table:table>
      <table:table table:name="raw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1" table:default-cell-style-name="Default"/>
        <table:table-row table:style-name="ro1">
          <table:table-cell table:style-name="ce19" office:value-type="string" calcext:value-type="string">
            <text:p>Sector</text:p>
          </table:table-cell>
          <table:table-cell table:style-name="ce19" office:value-type="string" calcext:value-type="string">
            <text:p>Subsector</text:p>
          </table:table-cell>
          <table:table-cell table:style-name="ce19" office:value-type="string" calcext:value-type="string">
            <text:p>Tech_Code_Pandas</text:p>
          </table:table-cell>
          <table:table-cell table:style-name="ce19" office:value-type="string" calcext:value-type="string">
            <text:p>Tech Description</text:p>
          </table:table-cell>
          <table:table-cell table:style-name="ce19" office:value-type="string" calcext:value-type="string">
            <text:p>tech</text:p>
          </table:table-cell>
          <table:table-cell table:style-name="ce19" office:value-type="string" calcext:value-type="string">
            <text:p>vintage</text:p>
          </table:table-cell>
          <table:table-cell table:style-name="ce32" office:value-type="string" calcext:value-type="string">
            <text:p>Tech From Markal</text:p>
          </table:table-cell>
          <table:table-cell table:style-name="ce35" office:value-type="string" calcext:value-type="string">
            <text:p>New England</text:p>
          </table:table-cell>
          <table:table-cell table:style-name="ce35" office:value-type="string" calcext:value-type="string">
            <text:p>Middle Atlantic</text:p>
          </table:table-cell>
          <table:table-cell table:style-name="ce35" office:value-type="string" calcext:value-type="string">
            <text:p>East North Central</text:p>
          </table:table-cell>
          <table:table-cell table:style-name="ce35" office:value-type="string" calcext:value-type="string">
            <text:p>West North Central</text:p>
          </table:table-cell>
          <table:table-cell table:style-name="ce35" office:value-type="string" calcext:value-type="string">
            <text:p>South Atlantic</text:p>
          </table:table-cell>
          <table:table-cell table:style-name="ce35" office:value-type="string" calcext:value-type="string">
            <text:p>East South Central</text:p>
          </table:table-cell>
          <table:table-cell table:style-name="ce35" office:value-type="string" calcext:value-type="string">
            <text:p>West South Central</text:p>
          </table:table-cell>
          <table:table-cell table:style-name="ce35" office:value-type="string" calcext:value-type="string">
            <text:p>Mountain</text:p>
          </table:table-cell>
          <table:table-cell table:style-name="ce35" office:value-type="string" calcext:value-type="string">
            <text:p>Pacific</text:p>
          </table:table-cell>
          <table:table-cell office:value-type="string" calcext:value-type="string">
            <text:p>Not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COMMERCIAL DISTILLATE BOILER</text:p>
          </table:table-cell>
          <table:table-cell office:value-type="string" calcext:value-type="string">
            <text:p>C_SH_B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STANDARD COMMERCIAL DISTILLATE BOILER</text:p>
          </table:table-cell>
          <table:table-cell office:value-type="string" calcext:value-type="string">
            <text:p>C_SH_B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HIGH EFFICIENCY COMMERCIAL DISTILLATE BOILER</text:p>
          </table:table-cell>
          <table:table-cell office:value-type="string" calcext:value-type="string">
            <text:p>C_SH_B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COMMERCIAL GAS BOILER</text:p>
          </table:table-cell>
          <table:table-cell office:value-type="string" calcext:value-type="string">
            <text:p>C_SH_B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STANDARD COMMERCIAL GAS BOILER</text:p>
          </table:table-cell>
          <table:table-cell office:value-type="string" calcext:value-type="string">
            <text:p>C_SH_B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HIGH EFFICIENCY COMMERCIAL GAS BOILER</text:p>
          </table:table-cell>
          <table:table-cell office:value-type="string" calcext:value-type="string">
            <text:p>C_SH_B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COMMERCIAL GAS FURNACE</text:p>
          </table:table-cell>
          <table:table-cell office:value-type="string" calcext:value-type="string">
            <text:p>C_SH_F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STANDARD COMMERCIAL GAS FURNACE</text:p>
          </table:table-cell>
          <table:table-cell office:value-type="string" calcext:value-type="string">
            <text:p>C_SH_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HIGH EFFICIENCY COMMERCIAL GAS FURNACE</text:p>
          </table:table-cell>
          <table:table-cell office:value-type="string" calcext:value-type="string">
            <text:p>C_SH_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COMMERCIAL DISTILLATE FURNACE</text:p>
          </table:table-cell>
          <table:table-cell office:value-type="string" calcext:value-type="string">
            <text:p>C_SH_F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STANDARD COMMERCIAL DISTILLATE FURNACE</text:p>
          </table:table-cell>
          <table:table-cell office:value-type="string" calcext:value-type="string">
            <text:p>C_SH_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HIGH EFFICIENCY COMMERCIAL DISTILLATE FURNACE</text:p>
          </table:table-cell>
          <table:table-cell office:value-type="string" calcext:value-type="string">
            <text:p>C_SH_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COMMERCIAL ELECTRIC BOILER</text:p>
          </table:table-cell>
          <table:table-cell office:value-type="string" calcext:value-type="string">
            <text:p>C_SH_B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BOILER.RESID</text:p>
          </table:table-cell>
          <table:table-cell office:value-type="float" office:value="7.27488740878551" calcext:value-type="float">
            <text:p>7.27488740878551</text:p>
          </table:table-cell>
          <table:table-cell office:value-type="float" office:value="22.6149927599611" calcext:value-type="float">
            <text:p>22.6149927599611</text:p>
          </table:table-cell>
          <table:table-cell office:value-type="float" office:value="37.5976837001451" calcext:value-type="float">
            <text:p>37.5976837001451</text:p>
          </table:table-cell>
          <table:table-cell office:value-type="float" office:value="9.34639868925719" calcext:value-type="float">
            <text:p>9.34639868925719</text:p>
          </table:table-cell>
          <table:table-cell office:value-type="float" office:value="34.4263142027462" calcext:value-type="float">
            <text:p>34.4263142027462</text:p>
          </table:table-cell>
          <table:table-cell office:value-type="float" office:value="19.6879865187431" calcext:value-type="float">
            <text:p>19.6879865187431</text:p>
          </table:table-cell>
          <table:table-cell office:value-type="float" office:value="14.1393231009426" calcext:value-type="float">
            <text:p>14.1393231009426</text:p>
          </table:table-cell>
          <table:table-cell office:value-type="float" office:value="4.72628632836807" calcext:value-type="float">
            <text:p>4.72628632836807</text:p>
          </table:table-cell>
          <table:table-cell office:value-type="float" office:value="21.6370107842133" calcext:value-type="float">
            <text:p>21.6370107842133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STANDARD COMMERCIAL ELECTRIC BOILER</text:p>
          </table:table-cell>
          <table:table-cell office:value-type="string" calcext:value-type="string">
            <text:p>C_SH_B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BOILER.RESID</text:p>
          </table:table-cell>
          <table:table-cell office:value-type="float" office:value="7.27488740878551" calcext:value-type="float">
            <text:p>7.27488740878551</text:p>
          </table:table-cell>
          <table:table-cell office:value-type="float" office:value="22.6149927599611" calcext:value-type="float">
            <text:p>22.6149927599611</text:p>
          </table:table-cell>
          <table:table-cell office:value-type="float" office:value="37.5976837001451" calcext:value-type="float">
            <text:p>37.5976837001451</text:p>
          </table:table-cell>
          <table:table-cell office:value-type="float" office:value="9.34639868925719" calcext:value-type="float">
            <text:p>9.34639868925719</text:p>
          </table:table-cell>
          <table:table-cell office:value-type="float" office:value="34.4263142027462" calcext:value-type="float">
            <text:p>34.4263142027462</text:p>
          </table:table-cell>
          <table:table-cell office:value-type="float" office:value="19.6879865187431" calcext:value-type="float">
            <text:p>19.6879865187431</text:p>
          </table:table-cell>
          <table:table-cell office:value-type="float" office:value="14.1393231009426" calcext:value-type="float">
            <text:p>14.1393231009426</text:p>
          </table:table-cell>
          <table:table-cell office:value-type="float" office:value="4.72628632836807" calcext:value-type="float">
            <text:p>4.72628632836807</text:p>
          </table:table-cell>
          <table:table-cell office:value-type="float" office:value="21.6370107842133" calcext:value-type="float">
            <text:p>21.6370107842133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COMMERCIAL GROUND SOURCE HEAT PUMP - HEATING</text:p>
          </table:table-cell>
          <table:table-cell office:value-type="string" calcext:value-type="string">
            <text:p>C_SH_G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STANDARD COMMERCIAL GROUND SOURCE HEAT PUMP - HEATING</text:p>
          </table:table-cell>
          <table:table-cell office:value-type="string" calcext:value-type="string">
            <text:p>C_SH_G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HIGH EFFICIENCY COMMERCIAL GROUND SOURCE HEAT PUMP - HEATING</text:p>
          </table:table-cell>
          <table:table-cell office:value-type="string" calcext:value-type="string">
            <text:p>C_SH_G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ELO.RESID</text:p>
          </table:table-cell>
          <table:table-cell office:value-type="float" office:value="27.04298837128" calcext:value-type="float">
            <text:p>27.04298837128</text:p>
          </table:table-cell>
          <table:table-cell office:value-type="float" office:value="61.6673417399282" calcext:value-type="float">
            <text:p>61.6673417399282</text:p>
          </table:table-cell>
          <table:table-cell office:value-type="float" office:value="38.3533722011318" calcext:value-type="float">
            <text:p>38.3533722011318</text:p>
          </table:table-cell>
          <table:table-cell office:value-type="float" office:value="40.2789057344769" calcext:value-type="float">
            <text:p>40.2789057344769</text:p>
          </table:table-cell>
          <table:table-cell office:value-type="float" office:value="46.8932459302248" calcext:value-type="float">
            <text:p>46.8932459302248</text:p>
          </table:table-cell>
          <table:table-cell office:value-type="float" office:value="15.9731770293055" calcext:value-type="float">
            <text:p>15.9731770293055</text:p>
          </table:table-cell>
          <table:table-cell office:value-type="float" office:value="29.2802987545279" calcext:value-type="float">
            <text:p>29.2802987545279</text:p>
          </table:table-cell>
          <table:table-cell office:value-type="float" office:value="18.9039272348266" calcext:value-type="float">
            <text:p>18.9039272348266</text:p>
          </table:table-cell>
          <table:table-cell office:value-type="float" office:value="28.9223130033602" calcext:value-type="float">
            <text:p>28.922313003360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ELO.RESID</text:p>
          </table:table-cell>
          <table:table-cell office:value-type="float" office:value="27.04298837128" calcext:value-type="float">
            <text:p>27.04298837128</text:p>
          </table:table-cell>
          <table:table-cell office:value-type="float" office:value="61.6673417399282" calcext:value-type="float">
            <text:p>61.6673417399282</text:p>
          </table:table-cell>
          <table:table-cell office:value-type="float" office:value="38.3533722011318" calcext:value-type="float">
            <text:p>38.3533722011318</text:p>
          </table:table-cell>
          <table:table-cell office:value-type="float" office:value="40.2789057344769" calcext:value-type="float">
            <text:p>40.2789057344769</text:p>
          </table:table-cell>
          <table:table-cell office:value-type="float" office:value="46.8932459302248" calcext:value-type="float">
            <text:p>46.8932459302248</text:p>
          </table:table-cell>
          <table:table-cell office:value-type="float" office:value="15.9731770293055" calcext:value-type="float">
            <text:p>15.9731770293055</text:p>
          </table:table-cell>
          <table:table-cell office:value-type="float" office:value="29.2802987545279" calcext:value-type="float">
            <text:p>29.2802987545279</text:p>
          </table:table-cell>
          <table:table-cell office:value-type="float" office:value="18.9039272348266" calcext:value-type="float">
            <text:p>18.9039272348266</text:p>
          </table:table-cell>
          <table:table-cell office:value-type="float" office:value="28.9223130033602" calcext:value-type="float">
            <text:p>28.922313003360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CENTRIFUGAL CHILLER</text:p>
          </table:table-cell>
          <table:table-cell table:style-name="ce30" office:value-type="string" calcext:value-type="string">
            <text:p>C_SC_CCC_ELC_R</text:p>
          </table:table-cell>
          <table:table-cell table:style-name="ce31" office:value-type="float" office:value="2012" calcext:value-type="float">
            <text:p>2012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HIGH EFFICIENCY CENTRIFUGAL CHILLER</text:p>
          </table:table-cell>
          <table:table-cell table:style-name="ce30" office:value-type="string" calcext:value-type="string">
            <text:p>C_SC_CCCHE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STANDARD CENTRIFUGAL CHILLER</text:p>
          </table:table-cell>
          <table:table-cell table:style-name="ce30" office:value-type="string" calcext:value-type="string">
            <text:p>C_SC_CCCST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A.RESID</text:p>
          </table:table-cell>
          <table:table-cell office:value-type="float" office:value="4.13997281782617" calcext:value-type="float">
            <text:p>4.13997281782617</text:p>
          </table:table-cell>
          <table:table-cell office:value-type="float" office:value="13.5070782634879" calcext:value-type="float">
            <text:p>13.5070782634879</text:p>
          </table:table-cell>
          <table:table-cell office:value-type="float" office:value="17.4857329689872" calcext:value-type="float">
            <text:p>17.4857329689872</text:p>
          </table:table-cell>
          <table:table-cell office:value-type="float" office:value="0.604707736731916" calcext:value-type="float">
            <text:p>0.604707736731916</text:p>
          </table:table-cell>
          <table:table-cell office:value-type="float" office:value="13.3085803638408" calcext:value-type="float">
            <text:p>13.3085803638408</text:p>
          </table:table-cell>
          <table:table-cell office:value-type="float" office:value="7.26732036044109" calcext:value-type="float">
            <text:p>7.26732036044109</text:p>
          </table:table-cell>
          <table:table-cell office:value-type="float" office:value="3.1470061313196" calcext:value-type="float">
            <text:p>3.1470061313196</text:p>
          </table:table-cell>
          <table:table-cell office:value-type="float" office:value="7.64120867538888" calcext:value-type="float">
            <text:p>7.64120867538888</text:p>
          </table:table-cell>
          <table:table-cell office:value-type="float" office:value="1.80623750338592" calcext:value-type="float">
            <text:p>1.80623750338592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A.RESID</text:p>
          </table:table-cell>
          <table:table-cell office:value-type="float" office:value="4.13997281782617" calcext:value-type="float">
            <text:p>4.13997281782617</text:p>
          </table:table-cell>
          <table:table-cell office:value-type="float" office:value="13.5070782634879" calcext:value-type="float">
            <text:p>13.5070782634879</text:p>
          </table:table-cell>
          <table:table-cell office:value-type="float" office:value="17.4857329689872" calcext:value-type="float">
            <text:p>17.4857329689872</text:p>
          </table:table-cell>
          <table:table-cell office:value-type="float" office:value="0.604707736731916" calcext:value-type="float">
            <text:p>0.604707736731916</text:p>
          </table:table-cell>
          <table:table-cell office:value-type="float" office:value="13.3085803638408" calcext:value-type="float">
            <text:p>13.3085803638408</text:p>
          </table:table-cell>
          <table:table-cell office:value-type="float" office:value="7.26732036044109" calcext:value-type="float">
            <text:p>7.26732036044109</text:p>
          </table:table-cell>
          <table:table-cell office:value-type="float" office:value="3.1470061313196" calcext:value-type="float">
            <text:p>3.1470061313196</text:p>
          </table:table-cell>
          <table:table-cell office:value-type="float" office:value="7.64120867538888" calcext:value-type="float">
            <text:p>7.64120867538888</text:p>
          </table:table-cell>
          <table:table-cell office:value-type="float" office:value="1.80623750338592" calcext:value-type="float">
            <text:p>1.8062375033859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RECIPROCATING CHILLER</text:p>
          </table:table-cell>
          <table:table-cell office:value-type="string" calcext:value-type="string">
            <text:p>C_SC_CR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STANDARD RECIPROCATING CHILLER</text:p>
          </table:table-cell>
          <table:table-cell office:value-type="string" calcext:value-type="string">
            <text:p>C_SC_CR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HIGH EFFICIENCY RECIPROCATING CHILLER</text:p>
          </table:table-cell>
          <table:table-cell office:value-type="string" calcext:value-type="string">
            <text:p>C_SC_CR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CROLL CHILLER</text:p>
          </table:table-cell>
          <table:table-cell office:value-type="string" calcext:value-type="string">
            <text:p>C_SC_CS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TANDARD SCROLL CHILLER</text:p>
          </table:table-cell>
          <table:table-cell office:value-type="string" calcext:value-type="string">
            <text:p>C_SC_CS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HIGH EFFICIENCY SCROLL CHILLER</text:p>
          </table:table-cell>
          <table:table-cell office:value-type="string" calcext:value-type="string">
            <text:p>C_SC_CS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CREW CHILLER</text:p>
          </table:table-cell>
          <table:table-cell office:value-type="string" calcext:value-type="string">
            <text:p>C_SC_CSW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TANDARD SCREW CHILLER</text:p>
          </table:table-cell>
          <table:table-cell office:value-type="string" calcext:value-type="string">
            <text:p>C_SC_CSW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HIGH EFFICIENCY SCREW CHILLER</text:p>
          </table:table-cell>
          <table:table-cell office:value-type="string" calcext:value-type="string">
            <text:p>C_SC_CSW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COMMERCIAL GROUND SOURCE HEAT PUMP -COOLING</text:p>
          </table:table-cell>
          <table:table-cell office:value-type="string" calcext:value-type="string">
            <text:p>C_SC_G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STANDARD COMMERCIAL GROUND SOURCE HEAT PUMP -COOLING</text:p>
          </table:table-cell>
          <table:table-cell office:value-type="string" calcext:value-type="string">
            <text:p>C_SC_G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HIGH EFFICIENCY COMMERCIAL GROUND SOURCE HEAT PUMP -COOLING</text:p>
          </table:table-cell>
          <table:table-cell office:value-type="string" calcext:value-type="string">
            <text:p>C_SC_G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ROOFTOP AIR CONDITIONER</text:p>
          </table:table-cell>
          <table:table-cell office:value-type="string" calcext:value-type="string">
            <text:p>C_SC_RA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STANDARD ROOFTOP AIR CONDITIONER</text:p>
          </table:table-cell>
          <table:table-cell office:value-type="string" calcext:value-type="string">
            <text:p>C_SC_R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HIGH EFFICIENCY ROOFTOP AIR CONDITIONER</text:p>
          </table:table-cell>
          <table:table-cell office:value-type="string" calcext:value-type="string">
            <text:p>C_SC_R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COMMERCIAL GAS-FIRED ENGINE-DRIVEN ROOFTOP AIR CONDITIONER</text:p>
          </table:table-cell>
          <table:table-cell office:value-type="string" calcext:value-type="string">
            <text:p>C_SC_RAC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RAC.RESID</text:p>
          </table:table-cell>
          <table:table-cell office:value-type="float" office:value="1.58216208637782" calcext:value-type="float">
            <text:p>1.58216208637782</text:p>
          </table:table-cell>
          <table:table-cell office:value-type="float" office:value="5.46521719733766" calcext:value-type="float">
            <text:p>5.46521719733766</text:p>
          </table:table-cell>
          <table:table-cell office:value-type="float" office:value="8.66700151535891" calcext:value-type="float">
            <text:p>8.66700151535891</text:p>
          </table:table-cell>
          <table:table-cell office:value-type="float" office:value="0" calcext:value-type="float">
            <text:p>0</text:p>
          </table:table-cell>
          <table:table-cell office:value-type="float" office:value="1.5201203766213" calcext:value-type="float">
            <text:p>1.5201203766213</text:p>
          </table:table-cell>
          <table:table-cell office:value-type="float" office:value="0" calcext:value-type="float">
            <text:p>0</text:p>
          </table:table-cell>
          <table:table-cell office:value-type="float" office:value="0.15735030656598" calcext:value-type="float">
            <text:p>0.15735030656598</text:p>
          </table:table-cell>
          <table:table-cell office:value-type="float" office:value="2.48297744958684" calcext:value-type="float">
            <text:p>2.48297744958684</text:p>
          </table:table-cell>
          <table:table-cell office:value-type="float" office:value="1.6821003155574" calcext:value-type="float">
            <text:p>1.68210031555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STANDARD GAS-FIRED ENGINE-DRIVEN ROOFTOP AIR CONDITIONER</text:p>
          </table:table-cell>
          <table:table-cell office:value-type="string" calcext:value-type="string">
            <text:p>C_SC_RAC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RAC.RESID</text:p>
          </table:table-cell>
          <table:table-cell office:value-type="float" office:value="1.58216208637782" calcext:value-type="float">
            <text:p>1.58216208637782</text:p>
          </table:table-cell>
          <table:table-cell office:value-type="float" office:value="5.46521719733766" calcext:value-type="float">
            <text:p>5.46521719733766</text:p>
          </table:table-cell>
          <table:table-cell office:value-type="float" office:value="8.66700151535891" calcext:value-type="float">
            <text:p>8.66700151535891</text:p>
          </table:table-cell>
          <table:table-cell office:value-type="float" office:value="0" calcext:value-type="float">
            <text:p>0</text:p>
          </table:table-cell>
          <table:table-cell office:value-type="float" office:value="1.5201203766213" calcext:value-type="float">
            <text:p>1.5201203766213</text:p>
          </table:table-cell>
          <table:table-cell office:value-type="float" office:value="0" calcext:value-type="float">
            <text:p>0</text:p>
          </table:table-cell>
          <table:table-cell office:value-type="float" office:value="0.15735030656598" calcext:value-type="float">
            <text:p>0.15735030656598</text:p>
          </table:table-cell>
          <table:table-cell office:value-type="float" office:value="2.48297744958684" calcext:value-type="float">
            <text:p>2.48297744958684</text:p>
          </table:table-cell>
          <table:table-cell office:value-type="float" office:value="1.6821003155574" calcext:value-type="float">
            <text:p>1.68210031555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E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E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</text:span>COMMERCIAL OIL WATER HEATER</text:p>
          </table:table-cell>
          <table:table-cell office:value-type="string" calcext:value-type="string">
            <text:p>C_WH_DWH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STANDARD </text:span>COMMERCIAL OIL WATER HEATER</text:p>
          </table:table-cell>
          <table:table-cell office:value-type="string" calcext:value-type="string">
            <text:p>C_WH_DWH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HIGH EFFICIENCY </text:span>COMMERCIAL OIL WATER HEATER</text:p>
          </table:table-cell>
          <table:table-cell office:value-type="string" calcext:value-type="string">
            <text:p>C_WH_DWH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</text:span>COMMERCIAL HEAT PUMP STORAGE WATER HEATER</text:p>
          </table:table-cell>
          <table:table-cell office:value-type="string" calcext:value-type="string">
            <text:p>C_WH_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HEATPUMP.RESID</text:p>
          </table:table-cell>
          <table:table-cell office:value-type="float" office:value="0.0887675081713884" calcext:value-type="float">
            <text:p>0.088767508171388</text:p>
          </table:table-cell>
          <table:table-cell office:value-type="float" office:value="1.39780665789999" calcext:value-type="float">
            <text:p>1.39780665789999</text:p>
          </table:table-cell>
          <table:table-cell office:value-type="float" office:value="0.453635346574524" calcext:value-type="float">
            <text:p>0.453635346574524</text:p>
          </table:table-cell>
          <table:table-cell office:value-type="float" office:value="1.14100620835479" calcext:value-type="float">
            <text:p>1.14100620835479</text:p>
          </table:table-cell>
          <table:table-cell office:value-type="float" office:value="2.48478126602438" calcext:value-type="float">
            <text:p>2.48478126602438</text:p>
          </table:table-cell>
          <table:table-cell office:value-type="float" office:value="0.403464215836858" calcext:value-type="float">
            <text:p>0.403464215836858</text:p>
          </table:table-cell>
          <table:table-cell office:value-type="float" office:value="0.773018783794625" calcext:value-type="float">
            <text:p>0.773018783794625</text:p>
          </table:table-cell>
          <table:table-cell office:value-type="float" office:value="0.180354299155978" calcext:value-type="float">
            <text:p>0.180354299155978</text:p>
          </table:table-cell>
          <table:table-cell office:value-type="float" office:value="1.76558736849721" calcext:value-type="float">
            <text:p>1.7655873684972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STANDARD </text:span>COMMERCIAL HEAT PUMP STORAGE WATER HEATER</text:p>
          </table:table-cell>
          <table:table-cell office:value-type="string" calcext:value-type="string">
            <text:p>C_WH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HEATPUMP.RESID</text:p>
          </table:table-cell>
          <table:table-cell office:value-type="float" office:value="0.0887675081713884" calcext:value-type="float">
            <text:p>0.088767508171388</text:p>
          </table:table-cell>
          <table:table-cell office:value-type="float" office:value="1.39780665789999" calcext:value-type="float">
            <text:p>1.39780665789999</text:p>
          </table:table-cell>
          <table:table-cell office:value-type="float" office:value="0.453635346574524" calcext:value-type="float">
            <text:p>0.453635346574524</text:p>
          </table:table-cell>
          <table:table-cell office:value-type="float" office:value="1.14100620835479" calcext:value-type="float">
            <text:p>1.14100620835479</text:p>
          </table:table-cell>
          <table:table-cell office:value-type="float" office:value="2.48478126602438" calcext:value-type="float">
            <text:p>2.48478126602438</text:p>
          </table:table-cell>
          <table:table-cell office:value-type="float" office:value="0.403464215836858" calcext:value-type="float">
            <text:p>0.403464215836858</text:p>
          </table:table-cell>
          <table:table-cell office:value-type="float" office:value="0.773018783794625" calcext:value-type="float">
            <text:p>0.773018783794625</text:p>
          </table:table-cell>
          <table:table-cell office:value-type="float" office:value="0.180354299155978" calcext:value-type="float">
            <text:p>0.180354299155978</text:p>
          </table:table-cell>
          <table:table-cell office:value-type="float" office:value="1.76558736849721" calcext:value-type="float">
            <text:p>1.76558736849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COMMERCIAL </text:span>GAS STORAGE WATER HEATER</text:p>
          </table:table-cell>
          <table:table-cell office:value-type="string" calcext:value-type="string">
            <text:p>C_WH_NWH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STANDARD COMMERCIAL </text:span>GAS STORAGE WATER HEATER</text:p>
          </table:table-cell>
          <table:table-cell office:value-type="string" calcext:value-type="string">
            <text:p>C_WH_NWH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HIGH EFFICIENCY COMMERCIAL </text:span>GAS STORAGE WATER HEATER</text:p>
          </table:table-cell>
          <table:table-cell office:value-type="string" calcext:value-type="string">
            <text:p>C_WH_NWH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COMMERCIAL SOLAR WATER HEATER WITH ELECTRIC BACKUP</text:p>
          </table:table-cell>
          <table:table-cell office:value-type="string" calcext:value-type="string">
            <text:p>C_WH_SOL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SOLAR.RESID</text:p>
          </table:table-cell>
          <table:table-cell office:value-type="float" office:value="0.123602682097445" calcext:value-type="float">
            <text:p>0.123602682097445</text:p>
          </table:table-cell>
          <table:table-cell office:value-type="float" office:value="0" calcext:value-type="float">
            <text:p>0</text:p>
          </table:table-cell>
          <table:table-cell office:value-type="float" office:value="0.262113918451282" calcext:value-type="float">
            <text:p>0.26211391845128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STANDARD COMMERCIAL SOLAR WATER HEATER WITH ELECTRIC BACKUP</text:p>
          </table:table-cell>
          <table:table-cell office:value-type="string" calcext:value-type="string">
            <text:p>C_WH_SOL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SOLAR.RESID</text:p>
          </table:table-cell>
          <table:table-cell office:value-type="float" office:value="0.123602682097445" calcext:value-type="float">
            <text:p>0.123602682097445</text:p>
          </table:table-cell>
          <table:table-cell office:value-type="float" office:value="0" calcext:value-type="float">
            <text:p>0</text:p>
          </table:table-cell>
          <table:table-cell office:value-type="float" office:value="0.262113918451282" calcext:value-type="float">
            <text:p>0.26211391845128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COMMERCIAL ELECTRIC RESISTANCE STORAGE WATER HEATER</text:p>
          </table:table-cell>
          <table:table-cell office:value-type="string" calcext:value-type="string">
            <text:p>C_WH_EWH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EWH.RESID</text:p>
          </table:table-cell>
          <table:table-cell office:value-type="float" office:value="3.5563431826876" calcext:value-type="float">
            <text:p>3.5563431826876</text:p>
          </table:table-cell>
          <table:table-cell office:value-type="float" office:value="5.0341965027878" calcext:value-type="float">
            <text:p>5.0341965027878</text:p>
          </table:table-cell>
          <table:table-cell office:value-type="float" office:value="8.6128030040822" calcext:value-type="float">
            <text:p>8.6128030040822</text:p>
          </table:table-cell>
          <table:table-cell office:value-type="float" office:value="5.32355839744534" calcext:value-type="float">
            <text:p>5.32355839744534</text:p>
          </table:table-cell>
          <table:table-cell office:value-type="float" office:value="57.9477268190078" calcext:value-type="float">
            <text:p>57.9477268190078</text:p>
          </table:table-cell>
          <table:table-cell office:value-type="float" office:value="10.5133441789316" calcext:value-type="float">
            <text:p>10.5133441789316</text:p>
          </table:table-cell>
          <table:table-cell office:value-type="float" office:value="15.4027260844701" calcext:value-type="float">
            <text:p>15.4027260844701</text:p>
          </table:table-cell>
          <table:table-cell office:value-type="float" office:value="5.07254640732709" calcext:value-type="float">
            <text:p>5.07254640732709</text:p>
          </table:table-cell>
          <table:table-cell office:value-type="float" office:value="12.3215923602889" calcext:value-type="float">
            <text:p>12.3215923602889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STANDARD COMMERCIAL ELECTRIC RESISTANCE STORAGE WATER HEATER</text:p>
          </table:table-cell>
          <table:table-cell office:value-type="string" calcext:value-type="string">
            <text:p>C_WH_EWH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EWH.RESID</text:p>
          </table:table-cell>
          <table:table-cell office:value-type="float" office:value="3.5563431826876" calcext:value-type="float">
            <text:p>3.5563431826876</text:p>
          </table:table-cell>
          <table:table-cell office:value-type="float" office:value="5.0341965027878" calcext:value-type="float">
            <text:p>5.0341965027878</text:p>
          </table:table-cell>
          <table:table-cell office:value-type="float" office:value="8.6128030040822" calcext:value-type="float">
            <text:p>8.6128030040822</text:p>
          </table:table-cell>
          <table:table-cell office:value-type="float" office:value="5.32355839744534" calcext:value-type="float">
            <text:p>5.32355839744534</text:p>
          </table:table-cell>
          <table:table-cell office:value-type="float" office:value="57.9477268190078" calcext:value-type="float">
            <text:p>57.9477268190078</text:p>
          </table:table-cell>
          <table:table-cell office:value-type="float" office:value="10.5133441789316" calcext:value-type="float">
            <text:p>10.5133441789316</text:p>
          </table:table-cell>
          <table:table-cell office:value-type="float" office:value="15.4027260844701" calcext:value-type="float">
            <text:p>15.4027260844701</text:p>
          </table:table-cell>
          <table:table-cell office:value-type="float" office:value="5.07254640732709" calcext:value-type="float">
            <text:p>5.07254640732709</text:p>
          </table:table-cell>
          <table:table-cell office:value-type="float" office:value="12.3215923602889" calcext:value-type="float">
            <text:p>12.321592360288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COMMERCIAL GAS-FIRED BOOSTER WATER HEATER</text:p>
          </table:table-cell>
          <table:table-cell table:style-name="Default" office:value-type="string" calcext:value-type="string">
            <text:p>C_WH_BST_NGA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STANDARD COMMERCIAL GAS-FIRED BOOSTER WATER HEATER</text:p>
          </table:table-cell>
          <table:table-cell table:style-name="Default" office:value-type="string" calcext:value-type="string">
            <text:p>C_WH_BSTST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HIGH EFFICIENCY COMMERCIAL GAS-FIRED BOOSTER WATER HEATER</text:p>
          </table:table-cell>
          <table:table-cell table:style-name="Default" office:value-type="string" calcext:value-type="string">
            <text:p>C_WH_BSTHE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COMMERCIAL GAS-FIRED INSTANTANEOUS WATER HEATER</text:p>
          </table:table-cell>
          <table:table-cell table:style-name="Default" office:value-type="string" calcext:value-type="string">
            <text:p>C_WH_INST_NGA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STANDARD COMMERCIAL GAS-FIRED INSTANTANEOUS WATER HEATER</text:p>
          </table:table-cell>
          <table:table-cell table:style-name="Default" office:value-type="string" calcext:value-type="string">
            <text:p>C_WH_INSTST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HIGH EFFICIENCY COMMERCIAL GAS-FIRED INSTANTANEOUS WATER HEATER</text:p>
          </table:table-cell>
          <table:table-cell table:style-name="Default" office:value-type="string" calcext:value-type="string">
            <text:p>C_WH_INSTHE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COMMERCIAL ELECTRIC BOOSTER WATER HEATERS</text:p>
          </table:table-cell>
          <table:table-cell table:style-name="Default" office:value-type="string" calcext:value-type="string">
            <text:p>C_WH_BST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STANDARD COMMERCIAL ELECTRIC BOOSTER WATER HEATERS</text:p>
          </table:table-cell>
          <table:table-cell table:style-name="Default" office:value-type="string" calcext:value-type="string">
            <text:p>C_WH_BSTST_ELC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STANDARD COMMERCIAL BEVERAGE MERCHANDISERS</text:p>
          </table:table-cell>
          <table:table-cell office:value-type="string" calcext:value-type="string">
            <text:p>C_RF_B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HIGH EFFICIENCY COMMERCIAL BEVERAGE MERCHANDISERS</text:p>
          </table:table-cell>
          <table:table-cell office:value-type="string" calcext:value-type="string">
            <text:p>C_RF_B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TANDARD SUPERMARKET DISPLAY CASES</text:p>
          </table:table-cell>
          <table:table-cell office:value-type="string" calcext:value-type="string">
            <text:p>C_RF_CEN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HIGH EFFICIENCY SUPERMARKET DISPLAY CASES</text:p>
          </table:table-cell>
          <table:table-cell office:value-type="string" calcext:value-type="string">
            <text:p>C_RF_CEN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STANDARD COMMERCIAL ICE-MACHINES</text:p>
          </table:table-cell>
          <table:table-cell office:value-type="string" calcext:value-type="string">
            <text:p>C_RF_IC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HIGH EFFICIENCY COMMERCIAL ICE-MACHINES</text:p>
          </table:table-cell>
          <table:table-cell office:value-type="string" calcext:value-type="string">
            <text:p>C_RF_IC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STANDARD COMMERCIAL REACH-IN FREEZERS</text:p>
          </table:table-cell>
          <table:table-cell office:value-type="string" calcext:value-type="string">
            <text:p>C_RF_R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HIGH EFFICIENCY COMMERCIAL REACH-IN FREEZERS</text:p>
          </table:table-cell>
          <table:table-cell office:value-type="string" calcext:value-type="string">
            <text:p>C_RF_R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STANDARD COMMERCIAL REACH-IN REFRIGERATORS</text:p>
          </table:table-cell>
          <table:table-cell office:value-type="string" calcext:value-type="string">
            <text:p>C_RF_R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HIGH EFFICIENCY COMMERCIAL REACH-IN REFRIGERATORS</text:p>
          </table:table-cell>
          <table:table-cell office:value-type="string" calcext:value-type="string">
            <text:p>C_RF_R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STANDARD COMMERCIAL REFRIGERATED VENDING MACHINES</text:p>
          </table:table-cell>
          <table:table-cell office:value-type="string" calcext:value-type="string">
            <text:p>C_RF_R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HIGH EFFICIENCY COMMERCIAL REFRIGERATED VENDING MACHINES</text:p>
          </table:table-cell>
          <table:table-cell office:value-type="string" calcext:value-type="string">
            <text:p>C_RF_R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STANDARD COMMERCIAL WALK-IN FREEZERS</text:p>
          </table:table-cell>
          <table:table-cell office:value-type="string" calcext:value-type="string">
            <text:p>C_RF_W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HIGH EFFICIENCY COMMERCIAL WALK-IN FREEZERS</text:p>
          </table:table-cell>
          <table:table-cell office:value-type="string" calcext:value-type="string">
            <text:p>C_RF_W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STANDARD COMMERCIAL WALK-IN REFRIGERATORS</text:p>
          </table:table-cell>
          <table:table-cell office:value-type="string" calcext:value-type="string">
            <text:p>C_RF_W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HIGH EFFICIENCY COMMERCIAL WALK-IN REFRIGERATORS</text:p>
          </table:table-cell>
          <table:table-cell office:value-type="string" calcext:value-type="string">
            <text:p>C_RF_W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STANDARD COMMERCIAL COMPRESSOR RACK SYSTEMS</text:p>
          </table:table-cell>
          <table:table-cell table:style-name="Default" office:value-type="string" calcext:value-type="string">
            <text:p>C_RF_CMPST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HIGH EFFICIENCY COMMERCIAL COMPRESSOR RACK SYSTEMS</text:p>
          </table:table-cell>
          <table:table-cell table:style-name="Default" office:value-type="string" calcext:value-type="string">
            <text:p>C_RF_CMPHE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STANDARD COMMERCIAL CONDENSERS</text:p>
          </table:table-cell>
          <table:table-cell table:style-name="Default" office:value-type="string" calcext:value-type="string">
            <text:p>C_RF_CNDST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HIGH EFFICIENCY COMMERCIAL CONDENSERS</text:p>
          </table:table-cell>
          <table:table-cell table:style-name="Default" office:value-type="string" calcext:value-type="string">
            <text:p>C_RF_CNDHE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STANDARD CONSTANT AIR COMMERCIAL VENTILATION SYSTEM</text:p>
          </table:table-cell>
          <table:table-cell office:value-type="string" calcext:value-type="string">
            <text:p>C_VT_C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HIGH EFFICIENCY CONSTANT AIR COMMERCIAL VENTILATION SYSTEM</text:p>
          </table:table-cell>
          <table:table-cell office:value-type="string" calcext:value-type="string">
            <text:p>C_VT_C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STANDARD VARIABLE AIR COMMERCIAL VENTILATION SYSTEM</text:p>
          </table:table-cell>
          <table:table-cell office:value-type="string" calcext:value-type="string">
            <text:p>C_VT_V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HIGH EFFICIENCY VARIABLE AIR COMMERCIAL VENTILATION SYSTEM</text:p>
          </table:table-cell>
          <table:table-cell office:value-type="string" calcext:value-type="string">
            <text:p>C_VT_V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STANDARD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HIGH EFFICIENCY RANGE, GAS, 4 BURNER, OVEN, 11" GRIDDLE</text:p>
          </table:table-cell>
          <table:table-cell office:value-type="string" calcext:value-type="string">
            <text:p>C_CK_RANGE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RANGE, ELECTRIC, 4 BURNER, OVEN, 11" GRIDDLE</text:p>
          </table:table-cell>
          <table:table-cell office:value-type="string" calcext:value-type="string">
            <text:p>C_CK_RANGE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STANDARD RANGE, ELECTRIC, 4 BURNER, OVEN, 11" GRIDDLE</text:p>
          </table:table-cell>
          <table:table-cell office:value-type="string" calcext:value-type="string">
            <text:p>C_CK_RANGE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HIGH EFFICIENCY RANGE, ELECTRIC, 4 BURNER, OVEN, 11" GRIDDLE</text:p>
          </table:table-cell>
          <table:table-cell office:value-type="string" calcext:value-type="string">
            <text:p>C_CK_RANGE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" office:value-type="float" office:value="14.5504475305519" calcext:value-type="float">
            <text:p>14.5504475305519</text:p>
          </table:table-cell>
          <table:table-cell table:formula="of:=37.9894529667964" office:value-type="float" office:value="37.9894529667964" calcext:value-type="float">
            <text:p>37.9894529667964</text:p>
          </table:table-cell>
          <table:table-cell table:formula="of:=43.0966532855164" office:value-type="float" office:value="43.0966532855164" calcext:value-type="float">
            <text:p>43.0966532855164</text:p>
          </table:table-cell>
          <table:table-cell table:formula="of:=20.8955520324848" office:value-type="float" office:value="20.8955520324848" calcext:value-type="float">
            <text:p>20.8955520324848</text:p>
          </table:table-cell>
          <table:table-cell table:formula="of:=60.8162708151681" office:value-type="float" office:value="60.8162708151681" calcext:value-type="float">
            <text:p>60.8162708151681</text:p>
          </table:table-cell>
          <table:table-cell table:formula="of:=16.5865631543065" office:value-type="float" office:value="16.5865631543065" calcext:value-type="float">
            <text:p>16.5865631543065</text:p>
          </table:table-cell>
          <table:table-cell table:formula="of:=38.5373777692023" office:value-type="float" office:value="38.5373777692023" calcext:value-type="float">
            <text:p>38.5373777692023</text:p>
          </table:table-cell>
          <table:table-cell table:formula="of:=16.8469965480425" office:value-type="float" office:value="16.8469965480425" calcext:value-type="float">
            <text:p>16.8469965480425</text:p>
          </table:table-cell>
          <table:table-cell table:formula="of:=45.2511477246055" office:value-type="float" office:value="45.2511477246055" calcext:value-type="float">
            <text:p>45.2511477246055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" office:value-type="float" office:value="14.5504475305519" calcext:value-type="float">
            <text:p>14.5504475305519</text:p>
          </table:table-cell>
          <table:table-cell table:formula="of:=37.9894529667964" office:value-type="float" office:value="37.9894529667964" calcext:value-type="float">
            <text:p>37.9894529667964</text:p>
          </table:table-cell>
          <table:table-cell table:formula="of:=43.0966532855164" office:value-type="float" office:value="43.0966532855164" calcext:value-type="float">
            <text:p>43.0966532855164</text:p>
          </table:table-cell>
          <table:table-cell table:formula="of:=20.8955520324848" office:value-type="float" office:value="20.8955520324848" calcext:value-type="float">
            <text:p>20.8955520324848</text:p>
          </table:table-cell>
          <table:table-cell table:formula="of:=60.8162708151681" office:value-type="float" office:value="60.8162708151681" calcext:value-type="float">
            <text:p>60.8162708151681</text:p>
          </table:table-cell>
          <table:table-cell table:formula="of:=16.5865631543065" office:value-type="float" office:value="16.5865631543065" calcext:value-type="float">
            <text:p>16.5865631543065</text:p>
          </table:table-cell>
          <table:table-cell table:formula="of:=38.5373777692023" office:value-type="float" office:value="38.5373777692023" calcext:value-type="float">
            <text:p>38.5373777692023</text:p>
          </table:table-cell>
          <table:table-cell table:formula="of:=16.8469965480425" office:value-type="float" office:value="16.8469965480425" calcext:value-type="float">
            <text:p>16.8469965480425</text:p>
          </table:table-cell>
          <table:table-cell table:formula="of:=45.2511477246055" office:value-type="float" office:value="45.2511477246055" calcext:value-type="float">
            <text:p>45.2511477246055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STANDARD COMMERCIAL GENERAL SERVICE 100W CFL BARE SPIRAL</text:p>
          </table:table-cell>
          <table:table-cell table:style-name="Default" office:value-type="string" calcext:value-type="string">
            <text:p>C_LT_CFLST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" office:value-type="float" office:value="14.5504475305519" calcext:value-type="float">
            <text:p>14.5504475305519</text:p>
          </table:table-cell>
          <table:table-cell table:formula="of:=37.9894529667964" office:value-type="float" office:value="37.9894529667964" calcext:value-type="float">
            <text:p>37.9894529667964</text:p>
          </table:table-cell>
          <table:table-cell table:formula="of:=43.0966532855164" office:value-type="float" office:value="43.0966532855164" calcext:value-type="float">
            <text:p>43.0966532855164</text:p>
          </table:table-cell>
          <table:table-cell table:formula="of:=20.8955520324848" office:value-type="float" office:value="20.8955520324848" calcext:value-type="float">
            <text:p>20.8955520324848</text:p>
          </table:table-cell>
          <table:table-cell table:formula="of:=60.8162708151681" office:value-type="float" office:value="60.8162708151681" calcext:value-type="float">
            <text:p>60.8162708151681</text:p>
          </table:table-cell>
          <table:table-cell table:formula="of:=16.5865631543065" office:value-type="float" office:value="16.5865631543065" calcext:value-type="float">
            <text:p>16.5865631543065</text:p>
          </table:table-cell>
          <table:table-cell table:formula="of:=38.5373777692023" office:value-type="float" office:value="38.5373777692023" calcext:value-type="float">
            <text:p>38.5373777692023</text:p>
          </table:table-cell>
          <table:table-cell table:formula="of:=16.8469965480425" office:value-type="float" office:value="16.8469965480425" calcext:value-type="float">
            <text:p>16.8469965480425</text:p>
          </table:table-cell>
          <table:table-cell table:formula="of:=45.2511477246055" office:value-type="float" office:value="45.2511477246055" calcext:value-type="float">
            <text:p>45.2511477246055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HIGH EFFICIENCY COMMERCIAL GENERAL SERVICE 100W CFL BARE SPIRAL</text:p>
          </table:table-cell>
          <table:table-cell table:style-name="Default" office:value-type="string" calcext:value-type="string">
            <text:p>C_LT_CFLHE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" office:value-type="float" office:value="14.5504475305519" calcext:value-type="float">
            <text:p>14.5504475305519</text:p>
          </table:table-cell>
          <table:table-cell table:formula="of:=37.9894529667964" office:value-type="float" office:value="37.9894529667964" calcext:value-type="float">
            <text:p>37.9894529667964</text:p>
          </table:table-cell>
          <table:table-cell table:formula="of:=43.0966532855164" office:value-type="float" office:value="43.0966532855164" calcext:value-type="float">
            <text:p>43.0966532855164</text:p>
          </table:table-cell>
          <table:table-cell table:formula="of:=20.8955520324848" office:value-type="float" office:value="20.8955520324848" calcext:value-type="float">
            <text:p>20.8955520324848</text:p>
          </table:table-cell>
          <table:table-cell table:formula="of:=60.8162708151681" office:value-type="float" office:value="60.8162708151681" calcext:value-type="float">
            <text:p>60.8162708151681</text:p>
          </table:table-cell>
          <table:table-cell table:formula="of:=16.5865631543065" office:value-type="float" office:value="16.5865631543065" calcext:value-type="float">
            <text:p>16.5865631543065</text:p>
          </table:table-cell>
          <table:table-cell table:formula="of:=38.5373777692023" office:value-type="float" office:value="38.5373777692023" calcext:value-type="float">
            <text:p>38.5373777692023</text:p>
          </table:table-cell>
          <table:table-cell table:formula="of:=16.8469965480425" office:value-type="float" office:value="16.8469965480425" calcext:value-type="float">
            <text:p>16.8469965480425</text:p>
          </table:table-cell>
          <table:table-cell table:formula="of:=45.2511477246055" office:value-type="float" office:value="45.2511477246055" calcext:value-type="float">
            <text:p>45.2511477246055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COMMERCIAL GENERAL SERVICE 100W LED REPLACEMENT LAMP</text:p>
          </table:table-cell>
          <table:table-cell table:style-name="Default" office:value-type="string" calcext:value-type="string">
            <text:p>C_LT_LED_GSL_R</text:p>
          </table:table-cell>
          <table:table-cell office:value-type="float" office:value="2009" calcext:value-type="float">
            <text:p>2009</text:p>
          </table:table-cell>
          <table:table-cell table:style-name="ce34" office:value-type="string" calcext:value-type="string">
            <text:p>CLT.ELC.LED.RESID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STANDARD COMMERCIAL GENERAL SERVICE 100W LED REPLACEMENT LAMP</text:p>
          </table:table-cell>
          <table:table-cell table:style-name="Default" office:value-type="string" calcext:value-type="string">
            <text:p>C_LT_LEDST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HIGH EFFICIENCY COMMERCIAL GENERAL SERVICE 100W LED REPLACEMENT LAMP</text:p>
          </table:table-cell>
          <table:table-cell table:style-name="Default" office:value-type="string" calcext:value-type="string">
            <text:p>C_LT_LEDHE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" office:value-type="float" office:value="1.63197120295268" calcext:value-type="float">
            <text:p>1.63197120295268</text:p>
          </table:table-cell>
          <table:table-cell table:formula="of:=4.26087878929905" office:value-type="float" office:value="4.26087878929905" calcext:value-type="float">
            <text:p>4.26087878929905</text:p>
          </table:table-cell>
          <table:table-cell table:formula="of:=4.83369992283195" office:value-type="float" office:value="4.83369992283195" calcext:value-type="float">
            <text:p>4.83369992283195</text:p>
          </table:table-cell>
          <table:table-cell table:formula="of:=2.3436350748121" office:value-type="float" office:value="2.3436350748121" calcext:value-type="float">
            <text:p>2.3436350748121</text:p>
          </table:table-cell>
          <table:table-cell table:formula="of:=6.82112370997029" office:value-type="float" office:value="6.82112370997029" calcext:value-type="float">
            <text:p>6.82112370997029</text:p>
          </table:table-cell>
          <table:table-cell table:formula="of:=1.86034095287772" office:value-type="float" office:value="1.86034095287772" calcext:value-type="float">
            <text:p>1.86034095287772</text:p>
          </table:table-cell>
          <table:table-cell table:formula="of:=4.32233377183702" office:value-type="float" office:value="4.32233377183702" calcext:value-type="float">
            <text:p>4.32233377183702</text:p>
          </table:table-cell>
          <table:table-cell table:formula="of:=1.88955103717046" office:value-type="float" office:value="1.88955103717046" calcext:value-type="float">
            <text:p>1.88955103717046</text:p>
          </table:table-cell>
          <table:table-cell table:formula="of:=5.07534698379914" office:value-type="float" office:value="5.07534698379914" calcext:value-type="float">
            <text:p>5.075346983799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" office:value-type="float" office:value="1.63197120295268" calcext:value-type="float">
            <text:p>1.63197120295268</text:p>
          </table:table-cell>
          <table:table-cell table:formula="of:=4.26087878929905" office:value-type="float" office:value="4.26087878929905" calcext:value-type="float">
            <text:p>4.26087878929905</text:p>
          </table:table-cell>
          <table:table-cell table:formula="of:=4.83369992283195" office:value-type="float" office:value="4.83369992283195" calcext:value-type="float">
            <text:p>4.83369992283195</text:p>
          </table:table-cell>
          <table:table-cell table:formula="of:=2.3436350748121" office:value-type="float" office:value="2.3436350748121" calcext:value-type="float">
            <text:p>2.3436350748121</text:p>
          </table:table-cell>
          <table:table-cell table:formula="of:=6.82112370997029" office:value-type="float" office:value="6.82112370997029" calcext:value-type="float">
            <text:p>6.82112370997029</text:p>
          </table:table-cell>
          <table:table-cell table:formula="of:=1.86034095287772" office:value-type="float" office:value="1.86034095287772" calcext:value-type="float">
            <text:p>1.86034095287772</text:p>
          </table:table-cell>
          <table:table-cell table:formula="of:=4.32233377183702" office:value-type="float" office:value="4.32233377183702" calcext:value-type="float">
            <text:p>4.32233377183702</text:p>
          </table:table-cell>
          <table:table-cell table:formula="of:=1.88955103717046" office:value-type="float" office:value="1.88955103717046" calcext:value-type="float">
            <text:p>1.88955103717046</text:p>
          </table:table-cell>
          <table:table-cell table:formula="of:=5.07534698379914" office:value-type="float" office:value="5.07534698379914" calcext:value-type="float">
            <text:p>5.075346983799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STANDARD COMMERCIAL HALOGEN REFLECTOR LAMP (PAR38)</text:p>
          </table:table-cell>
          <table:table-cell table:style-name="Default" office:value-type="string" calcext:value-type="string">
            <text:p>C_LT_HAL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" office:value-type="float" office:value="1.63197120295268" calcext:value-type="float">
            <text:p>1.63197120295268</text:p>
          </table:table-cell>
          <table:table-cell table:formula="of:=4.26087878929905" office:value-type="float" office:value="4.26087878929905" calcext:value-type="float">
            <text:p>4.26087878929905</text:p>
          </table:table-cell>
          <table:table-cell table:formula="of:=4.83369992283195" office:value-type="float" office:value="4.83369992283195" calcext:value-type="float">
            <text:p>4.83369992283195</text:p>
          </table:table-cell>
          <table:table-cell table:formula="of:=2.3436350748121" office:value-type="float" office:value="2.3436350748121" calcext:value-type="float">
            <text:p>2.3436350748121</text:p>
          </table:table-cell>
          <table:table-cell table:formula="of:=6.82112370997029" office:value-type="float" office:value="6.82112370997029" calcext:value-type="float">
            <text:p>6.82112370997029</text:p>
          </table:table-cell>
          <table:table-cell table:formula="of:=1.86034095287772" office:value-type="float" office:value="1.86034095287772" calcext:value-type="float">
            <text:p>1.86034095287772</text:p>
          </table:table-cell>
          <table:table-cell table:formula="of:=4.32233377183702" office:value-type="float" office:value="4.32233377183702" calcext:value-type="float">
            <text:p>4.32233377183702</text:p>
          </table:table-cell>
          <table:table-cell table:formula="of:=1.88955103717046" office:value-type="float" office:value="1.88955103717046" calcext:value-type="float">
            <text:p>1.88955103717046</text:p>
          </table:table-cell>
          <table:table-cell table:formula="of:=5.07534698379914" office:value-type="float" office:value="5.07534698379914" calcext:value-type="float">
            <text:p>5.075346983799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" office:value-type="float" office:value="2.14627773365396" calcext:value-type="float">
            <text:p>2.14627773365396</text:p>
          </table:table-cell>
          <table:table-cell table:formula="of:=5.60367073556515" office:value-type="float" office:value="5.60367073556515" calcext:value-type="float">
            <text:p>5.60367073556515</text:p>
          </table:table-cell>
          <table:table-cell table:formula="of:=6.35701322227307" office:value-type="float" office:value="6.35701322227307" calcext:value-type="float">
            <text:p>6.35701322227307</text:p>
          </table:table-cell>
          <table:table-cell table:formula="of:=3.08221846548447" office:value-type="float" office:value="3.08221846548447" calcext:value-type="float">
            <text:p>3.08221846548447</text:p>
          </table:table-cell>
          <table:table-cell table:formula="of:=8.97076241953322" office:value-type="float" office:value="8.97076241953322" calcext:value-type="float">
            <text:p>8.97076241953322</text:p>
          </table:table-cell>
          <table:table-cell table:formula="of:=2.44661692371897" office:value-type="float" office:value="2.44661692371897" calcext:value-type="float">
            <text:p>2.44661692371897</text:p>
          </table:table-cell>
          <table:table-cell table:formula="of:=5.68449290963581" office:value-type="float" office:value="5.68449290963581" calcext:value-type="float">
            <text:p>5.68449290963581</text:p>
          </table:table-cell>
          <table:table-cell table:formula="of:=2.48503240151798" office:value-type="float" office:value="2.48503240151798" calcext:value-type="float">
            <text:p>2.48503240151798</text:p>
          </table:table-cell>
          <table:table-cell table:formula="of:=6.67481399315582" office:value-type="float" office:value="6.67481399315582" calcext:value-type="float">
            <text:p>6.674813993155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" office:value-type="float" office:value="2.14627773365396" calcext:value-type="float">
            <text:p>2.14627773365396</text:p>
          </table:table-cell>
          <table:table-cell table:formula="of:=5.60367073556515" office:value-type="float" office:value="5.60367073556515" calcext:value-type="float">
            <text:p>5.60367073556515</text:p>
          </table:table-cell>
          <table:table-cell table:formula="of:=6.35701322227307" office:value-type="float" office:value="6.35701322227307" calcext:value-type="float">
            <text:p>6.35701322227307</text:p>
          </table:table-cell>
          <table:table-cell table:formula="of:=3.08221846548447" office:value-type="float" office:value="3.08221846548447" calcext:value-type="float">
            <text:p>3.08221846548447</text:p>
          </table:table-cell>
          <table:table-cell table:formula="of:=8.97076241953322" office:value-type="float" office:value="8.97076241953322" calcext:value-type="float">
            <text:p>8.97076241953322</text:p>
          </table:table-cell>
          <table:table-cell table:formula="of:=2.44661692371897" office:value-type="float" office:value="2.44661692371897" calcext:value-type="float">
            <text:p>2.44661692371897</text:p>
          </table:table-cell>
          <table:table-cell table:formula="of:=5.68449290963581" office:value-type="float" office:value="5.68449290963581" calcext:value-type="float">
            <text:p>5.68449290963581</text:p>
          </table:table-cell>
          <table:table-cell table:formula="of:=2.48503240151798" office:value-type="float" office:value="2.48503240151798" calcext:value-type="float">
            <text:p>2.48503240151798</text:p>
          </table:table-cell>
          <table:table-cell table:formula="of:=6.67481399315582" office:value-type="float" office:value="6.67481399315582" calcext:value-type="float">
            <text:p>6.67481399315582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STANDARD COMMERCIAL HALOGEN INFRARED REFLECTOR LAMP (PAR38)</text:p>
          </table:table-cell>
          <table:table-cell table:style-name="Default" office:value-type="string" calcext:value-type="string">
            <text:p>C_LT_HIR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" office:value-type="float" office:value="2.14627773365396" calcext:value-type="float">
            <text:p>2.14627773365396</text:p>
          </table:table-cell>
          <table:table-cell table:formula="of:=5.60367073556515" office:value-type="float" office:value="5.60367073556515" calcext:value-type="float">
            <text:p>5.60367073556515</text:p>
          </table:table-cell>
          <table:table-cell table:formula="of:=6.35701322227307" office:value-type="float" office:value="6.35701322227307" calcext:value-type="float">
            <text:p>6.35701322227307</text:p>
          </table:table-cell>
          <table:table-cell table:formula="of:=3.08221846548447" office:value-type="float" office:value="3.08221846548447" calcext:value-type="float">
            <text:p>3.08221846548447</text:p>
          </table:table-cell>
          <table:table-cell table:formula="of:=8.97076241953322" office:value-type="float" office:value="8.97076241953322" calcext:value-type="float">
            <text:p>8.97076241953322</text:p>
          </table:table-cell>
          <table:table-cell table:formula="of:=2.44661692371897" office:value-type="float" office:value="2.44661692371897" calcext:value-type="float">
            <text:p>2.44661692371897</text:p>
          </table:table-cell>
          <table:table-cell table:formula="of:=5.68449290963581" office:value-type="float" office:value="5.68449290963581" calcext:value-type="float">
            <text:p>5.68449290963581</text:p>
          </table:table-cell>
          <table:table-cell table:formula="of:=2.48503240151798" office:value-type="float" office:value="2.48503240151798" calcext:value-type="float">
            <text:p>2.48503240151798</text:p>
          </table:table-cell>
          <table:table-cell table:formula="of:=6.67481399315582" office:value-type="float" office:value="6.67481399315582" calcext:value-type="float">
            <text:p>6.67481399315582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COMMERCIAL LED REFLECTOR LIGHTING (PAR38)</text:p>
          </table:table-cell>
          <table:table-cell table:style-name="Default" office:value-type="string" calcext:value-type="string">
            <text:p>C_LT_LED_RFL_R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STANDARD COMMERCIAL LED REFLECTOR LIGHTING (PAR38)</text:p>
          </table:table-cell>
          <table:table-cell table:style-name="Default" office:value-type="string" calcext:value-type="string">
            <text:p>C_LT_LEDST_R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HIGH EFFICIENCY COMMERCIAL LED REFLECTOR LIGHTING (PAR38)</text:p>
          </table:table-cell>
          <table:table-cell table:style-name="Default" office:value-type="string" calcext:value-type="string">
            <text:p>C_LT_LEDHE_R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" office:value-type="float" office:value="21.3617727228347" calcext:value-type="float">
            <text:p>21.361772722834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" office:value-type="float" office:value="21.3617727228347" calcext:value-type="float">
            <text:p>21.361772722834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STANDARD COMMERCIAL 4-FT T8 F32 COMMODITY IN 2-LAMP SYSTEM</text:p>
          </table:table-cell>
          <table:table-cell table:style-name="Default" office:value-type="string" calcext:value-type="string">
            <text:p>C_LT_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" office:value-type="float" office:value="21.3617727228347" calcext:value-type="float">
            <text:p>21.361772722834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HIGH EFFICIENCY COMMERCIAL 4-FT T8 F32 COMMODITY IN 2-LAMP SYSTEM</text:p>
          </table:table-cell>
          <table:table-cell table:style-name="Default" office:value-type="string" calcext:value-type="string">
            <text:p>C_LT_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" office:value-type="float" office:value="21.3617727228347" calcext:value-type="float">
            <text:p>21.361772722834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" office:value-type="float" office:value="5.38632357650545" calcext:value-type="float">
            <text:p>5.38632357650545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" office:value-type="float" office:value="5.38632357650545" calcext:value-type="float">
            <text:p>5.38632357650545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STANDARD COMMERCIAL 4-FT T5 F28 IN 2-LAMP SYSTEM</text:p>
          </table:table-cell>
          <table:table-cell table:style-name="Default" office:value-type="string" calcext:value-type="string">
            <text:p>C_LT_T5ST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" office:value-type="float" office:value="5.38632357650545" calcext:value-type="float">
            <text:p>5.38632357650545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HIGH EFFICIENCY COMMERCIAL 4-FT T5 F28 IN 2-LAMP SYSTEM</text:p>
          </table:table-cell>
          <table:table-cell table:style-name="Default" office:value-type="string" calcext:value-type="string">
            <text:p>C_LT_T5HE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" office:value-type="float" office:value="5.38632357650545" calcext:value-type="float">
            <text:p>5.38632357650545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COMMERCIAL 4-FT LINEAR LED REPLACEMENT LAMP IN 2-LAMP SYSTEM</text:p>
          </table:table-cell>
          <table:table-cell table:style-name="Default" office:value-type="string" calcext:value-type="string">
            <text:p>C_LT_LED_LFL_R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STANDARD COMMERCIAL 4-FT LINEAR LED REPLACEMENT LAMP IN 2-LAMP SYSTEM</text:p>
          </table:table-cell>
          <table:table-cell table:style-name="Default" office:value-type="string" calcext:value-type="string">
            <text:p>C_LT_LEDST_L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HIGH EFFICIENCY COMMERCIAL 4-FT LINEAR LED REPLACEMENT LAMP IN 2-LAMP SYSTEM</text:p>
          </table:table-cell>
          <table:table-cell table:style-name="Default" office:value-type="string" calcext:value-type="string">
            <text:p>C_LT_LEDHE_L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" office:value-type="float" office:value="0.498820363908352" calcext:value-type="float">
            <text:p>0.498820363908352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" office:value-type="float" office:value="0.498820363908352" calcext:value-type="float">
            <text:p>0.498820363908352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STANDARD COMMERCIAL 4-FT LINEAR LED LUMINAIRE <text:s/>TO REPLACE 2-LAMP SYSTEMS</text:p>
          </table:table-cell>
          <table:table-cell table:style-name="Default" office:value-type="string" calcext:value-type="string">
            <text:p>C_LT_LUM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" office:value-type="float" office:value="0.498820363908352" calcext:value-type="float">
            <text:p>0.498820363908352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HIGH EFFICIENCY COMMERCIAL 4-FT LINEAR LED LUMINAIRE <text:s/>TO REPLACE 2-LAMP SYSTEMS</text:p>
          </table:table-cell>
          <table:table-cell table:style-name="Default" office:value-type="string" calcext:value-type="string">
            <text:p>C_LT_LUM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" office:value-type="float" office:value="0.498820363908352" calcext:value-type="float">
            <text:p>0.498820363908352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" office:value-type="float" office:value="5.43616648340035" calcext:value-type="float">
            <text:p>5.43616648340035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" office:value-type="float" office:value="5.43616648340035" calcext:value-type="float">
            <text:p>5.43616648340035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STANDARD COMMERCIAL 8-FT T8 F59 TYPICAL EFFICIENCY IN A 2-LAMP SYSTEM</text:p>
          </table:table-cell>
          <table:table-cell table:style-name="Default" office:value-type="string" calcext:value-type="string">
            <text:p>C_LT_8FT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" office:value-type="float" office:value="5.43616648340035" calcext:value-type="float">
            <text:p>5.43616648340035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HIGH EFFICIENCY COMMERCIAL 8-FT T8 F59 TYPICAL EFFICIENCY IN A 2-LAMP SYSTEM</text:p>
          </table:table-cell>
          <table:table-cell table:style-name="Default" office:value-type="string" calcext:value-type="string">
            <text:p>C_LT_8FT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" office:value-type="float" office:value="5.43616648340035" calcext:value-type="float">
            <text:p>5.43616648340035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COMMERCIAL 8-FT T8 F96 HIGH-OUTPUT IN A 2-LAMP SYSTEM</text:p>
          </table:table-cell>
          <table:table-cell table:style-name="Default" office:value-type="string" calcext:value-type="string">
            <text:p>C_LT_8FTT8HO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" office:value-type="float" office:value="2.95608312212338" calcext:value-type="float">
            <text:p>2.95608312212338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STANDARD COMMERCIAL 8-FT T8 F96 HIGH-OUTPUT IN A 2-LAMP SYSTEM</text:p>
          </table:table-cell>
          <table:table-cell table:style-name="Default" office:value-type="string" calcext:value-type="string">
            <text:p>C_LT_8FTT8HO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" office:value-type="float" office:value="2.95608312212338" calcext:value-type="float">
            <text:p>2.95608312212338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HIGH EFFICIENCY COMMERCIAL 8-FT T8 F96 HIGH-OUTPUT IN A 2-LAMP SYSTEM</text:p>
          </table:table-cell>
          <table:table-cell table:style-name="Default" office:value-type="string" calcext:value-type="string">
            <text:p>C_LT_8FTT8HO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" office:value-type="float" office:value="2.95608312212338" calcext:value-type="float">
            <text:p>2.95608312212338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ED_LFL</text:p>
          </table:table-cell>
          <table:table-cell table:style-name="ce28" office:value-type="string" calcext:value-type="string">
            <text:p>REFERENCE STANDARD 8-FT LINEAR LED REPLACEMENT LAMP FOR A 2-LAMP SYSTEM</text:p>
          </table:table-cell>
          <table:table-cell table:style-name="Default" office:value-type="string" calcext:value-type="string">
            <text:p>C_LT_8FTLED_L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UM_LFL</text:p>
          </table:table-cell>
          <table:table-cell table:style-name="ce28" office:value-type="string" calcext:value-type="string">
            <text:p>REFERENCE STANDARD COMMERCIAL 8-FT LINEAR LED LUMINAIRE REPLACEMENT FOR A 2-LAMP SYSTEM</text:p>
          </table:table-cell>
          <table:table-cell table:style-name="Default" office:value-type="string" calcext:value-type="string">
            <text:p>C_LT_8FTLUM_LFL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" office:value-type="float" office:value="2.44766490652611" calcext:value-type="float">
            <text:p>2.44766490652611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" office:value-type="float" office:value="2.44766490652611" calcext:value-type="float">
            <text:p>2.44766490652611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STANDARD COMMERCIAL MERCURY VAPOR LOW-BAY</text:p>
          </table:table-cell>
          <table:table-cell table:style-name="Default" office:value-type="string" calcext:value-type="string">
            <text:p>C_LT_MERC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" office:value-type="float" office:value="2.44766490652611" calcext:value-type="float">
            <text:p>2.44766490652611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5" office:value-type="float" office:value="4.89502035145515" calcext:value-type="float">
            <text:p>4.89502035145515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5" office:value-type="float" office:value="4.89502035145515" calcext:value-type="float">
            <text:p>4.89502035145515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STANDARD COMMERCIAL METAL HALIDE LOW-BAY</text:p>
          </table:table-cell>
          <table:table-cell table:style-name="Default" office:value-type="string" calcext:value-type="string">
            <text:p>C_LT_MTHAL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5" office:value-type="float" office:value="4.89502035145515" calcext:value-type="float">
            <text:p>4.89502035145515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STANDARD COMMERCIAL SODIUM VAPOR LOW-BAY</text:p>
          </table:table-cell>
          <table:table-cell table:style-name="Default" office:value-type="string" calcext:value-type="string">
            <text:p>C_LT_NAVAP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STANDARD COMMERCIAL LOW-BAY </text:span>LED LUMINAIRE</text:p>
          </table:table-cell>
          <table:table-cell table:style-name="Default" office:value-type="string" calcext:value-type="string">
            <text:p>C_LT_LUMST_LB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HIGH EFFICIENCY COMMERCIAL LOW-BAY </text:span>LED LUMINAIRE</text:p>
          </table:table-cell>
          <table:table-cell table:style-name="Default" office:value-type="string" calcext:value-type="string">
            <text:p>C_LT_LUMHE_LB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2" office:value-type="float" office:value="2.44766490652612" calcext:value-type="float">
            <text:p>2.4476649065261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2" office:value-type="float" office:value="2.44766490652612" calcext:value-type="float">
            <text:p>2.4476649065261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STANDARD COMMERCIAL MERCURY VAPOR HIGH-BAY</text:p>
          </table:table-cell>
          <table:table-cell table:style-name="Default" office:value-type="string" calcext:value-type="string">
            <text:p>C_LT_MERC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2" office:value-type="float" office:value="2.44766490652612" calcext:value-type="float">
            <text:p>2.4476649065261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6" office:value-type="float" office:value="4.89502035145516" calcext:value-type="float">
            <text:p>4.89502035145516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6" office:value-type="float" office:value="4.89502035145516" calcext:value-type="float">
            <text:p>4.89502035145516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STANDARD COMMERCIAL METAL HALIDE HIGH-BAY</text:p>
          </table:table-cell>
          <table:table-cell table:style-name="Default" office:value-type="string" calcext:value-type="string">
            <text:p>C_LT_MTHAL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6" office:value-type="float" office:value="4.89502035145516" calcext:value-type="float">
            <text:p>4.89502035145516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STANDARD COMMERCIAL SODIUM VAPOR HIGH-BAY</text:p>
          </table:table-cell>
          <table:table-cell table:style-name="Default" office:value-type="string" calcext:value-type="string">
            <text:p>C_LT_NAVAP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8" office:value-type="float" office:value="0.613662029832098" calcext:value-type="float">
            <text:p>0.613662029832098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5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8" office:value-type="float" office:value="0.124203562499708" calcext:value-type="float">
            <text:p>0.124203562499708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5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9" calcext:value-type="float">
            <text:p>2009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8" office:value-type="float" office:value="0.124203562499708" calcext:value-type="float">
            <text:p>0.124203562499708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STANDARD COMMERCIAL T5 F54 HO HIGH-BAY</text:p>
          </table:table-cell>
          <table:table-cell table:style-name="Default" office:value-type="string" calcext:value-type="string">
            <text:p>C_LT_T5HOST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8" office:value-type="float" office:value="0.124203562499708" calcext:value-type="float">
            <text:p>0.124203562499708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HIGH EFFICIENCY COMMERCIAL T5 F54 HO HIGH-BAY</text:p>
          </table:table-cell>
          <table:table-cell table:style-name="Default" office:value-type="string" calcext:value-type="string">
            <text:p>C_LT_T5HOHE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8" office:value-type="float" office:value="0.124203562499708" calcext:value-type="float">
            <text:p>0.124203562499708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STANDARD COMMERCIAL LED HIGH-BAY LUMINAIRE</text:p>
          </table:table-cell>
          <table:table-cell table:style-name="Default" office:value-type="string" calcext:value-type="string">
            <text:p>C_LT_LUMST_HB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HIGH EFFICIENCY COMMERCIAL LED HIGH-BAY LUMINAIRE</text:p>
          </table:table-cell>
          <table:table-cell table:style-name="Default" office:value-type="string" calcext:value-type="string">
            <text:p>C_LT_LUMHE_HB_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efficiencies" table:style-name="ta1">
        <table:table-column table:style-name="co8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36"/>
        <table:table-row table:style-name="ro1">
          <table:table-cell table:style-name="ce19" office:value-type="string" calcext:value-type="string">
            <text:p>Tech_Code_Pandas</text:p>
          </table:table-cell>
          <table:table-cell table:style-name="ce19" office:value-type="string" calcext:value-type="string">
            <text:p>tech</text:p>
          </table:table-cell>
          <table:table-cell table:style-name="ce19" office:value-type="string" calcext:value-type="string">
            <text:p>vintage</text:p>
          </table:table-cell>
          <table:table-cell table:style-name="ce19" office:value-type="string" calcext:value-type="string">
            <text:p>output_comm</text:p>
          </table:table-cell>
          <table:table-cell table:style-name="ce19" office:value-type="string" calcext:value-type="string">
            <text:p>efficiency</text:p>
          </table:table-cell>
          <table:table-cell table:style-name="Default"/>
        </table:table-row>
        <table:table-row table:style-name="ro14">
          <table:table-cell office:value-type="string" calcext:value-type="string">
            <text:p>C_LT_CFL_GSL</text:p>
          </table:table-cell>
          <table:table-cell office:value-type="string" calcext:value-type="string">
            <text:p>C_LT_CFL_GS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CFL</text:p>
          </table:table-cell>
          <table:table-cell office:value-type="float" office:value="1303272450.53272" calcext:value-type="float">
            <text:p>1303272450.53272</text:p>
          </table:table-cell>
          <table:table-cell/>
        </table:table-row>
        <table:table-row table:style-name="ro14">
          <table:table-cell office:value-type="string" calcext:value-type="string">
            <text:p>C_LT_CFL_GSL</text:p>
          </table:table-cell>
          <table:table-cell office:value-type="string" calcext:value-type="string">
            <text:p>C_LT_CFL_GS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CFL</text:p>
          </table:table-cell>
          <table:table-cell office:value-type="float" office:value="1319127346.52461" calcext:value-type="float">
            <text:p>1319127346.52461</text:p>
          </table:table-cell>
          <table:table-cell/>
        </table:table-row>
        <table:table-row table:style-name="ro14">
          <table:table-cell office:value-type="string" calcext:value-type="string">
            <text:p>C_LT_CFL_GSL</text:p>
          </table:table-cell>
          <table:table-cell office:value-type="string" calcext:value-type="string">
            <text:p>C_LT_CFL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CFL</text:p>
          </table:table-cell>
          <table:table-cell office:value-type="float" office:value="1354008117.70675" calcext:value-type="float">
            <text:p>1354008117.70675</text:p>
          </table:table-cell>
          <table:table-cell/>
        </table:table-row>
        <table:table-row table:style-name="ro14">
          <table:table-cell office:value-type="string" calcext:value-type="string">
            <text:p>C_LT_CFL_GSL</text:p>
          </table:table-cell>
          <table:table-cell office:value-type="string" calcext:value-type="string">
            <text:p>C_LT_CFL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CFL</text:p>
          </table:table-cell>
          <table:table-cell office:value-type="float" office:value="1379375951.29376" calcext:value-type="float">
            <text:p>1379375951.29376</text:p>
          </table:table-cell>
          <table:table-cell/>
        </table:table-row>
        <table:table-row table:style-name="ro14">
          <table:table-cell office:value-type="string" calcext:value-type="string">
            <text:p>C_LT_LED_GSL</text:p>
          </table:table-cell>
          <table:table-cell office:value-type="string" calcext:value-type="string">
            <text:p>C_LT_LED_GSL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LTLED</text:p>
          </table:table-cell>
          <table:table-cell office:value-type="float" office:value="1160578386.60578" calcext:value-type="float">
            <text:p>1160578386.60578</text:p>
          </table:table-cell>
          <table:table-cell/>
        </table:table-row>
        <table:table-row table:style-name="ro14">
          <table:table-cell office:value-type="string" calcext:value-type="string">
            <text:p>C_LT_LED_GSL</text:p>
          </table:table-cell>
          <table:table-cell office:value-type="string" calcext:value-type="string">
            <text:p>C_LT_LEDST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2099188229.32522" calcext:value-type="float">
            <text:p>2099188229.32522</text:p>
          </table:table-cell>
          <table:table-cell/>
        </table:table-row>
        <table:table-row table:style-name="ro14">
          <table:table-cell office:value-type="string" calcext:value-type="string">
            <text:p>C_LT_LED_GSL</text:p>
          </table:table-cell>
          <table:table-cell office:value-type="string" calcext:value-type="string">
            <text:p>C_LT_LEDHE_GS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2134069000.50736" calcext:value-type="float">
            <text:p>2134069000.50736</text:p>
          </table:table-cell>
          <table:table-cell/>
        </table:table-row>
        <table:table-row table:style-name="ro14">
          <table:table-cell office:value-type="string" calcext:value-type="string">
            <text:p>C_LT_HAL_RFL</text:p>
          </table:table-cell>
          <table:table-cell office:value-type="string" calcext:value-type="string">
            <text:p>C_LT_HAL_R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HAL</text:p>
          </table:table-cell>
          <table:table-cell office:value-type="float" office:value="2853881278.53881" calcext:value-type="float">
            <text:p>2853881278.53881</text:p>
          </table:table-cell>
          <table:table-cell/>
        </table:table-row>
        <table:table-row table:style-name="ro14">
          <table:table-cell office:value-type="string" calcext:value-type="string">
            <text:p>C_LT_HAL_RFL</text:p>
          </table:table-cell>
          <table:table-cell office:value-type="string" calcext:value-type="string">
            <text:p>C_LT_HAL_R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HAL</text:p>
          </table:table-cell>
          <table:table-cell office:value-type="float" office:value="2853881278.53881" calcext:value-type="float">
            <text:p>2853881278.53881</text:p>
          </table:table-cell>
          <table:table-cell/>
        </table:table-row>
        <table:table-row table:style-name="ro14">
          <table:table-cell office:value-type="string" calcext:value-type="string">
            <text:p>C_LT_HAL_RFL</text:p>
          </table:table-cell>
          <table:table-cell office:value-type="string" calcext:value-type="string">
            <text:p>C_LT_HAL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HAL</text:p>
          </table:table-cell>
          <table:table-cell office:value-type="float" office:value="2283105022.83105" calcext:value-type="float">
            <text:p>2283105022.83105</text:p>
          </table:table-cell>
          <table:table-cell/>
        </table:table-row>
        <table:table-row table:style-name="ro14">
          <table:table-cell office:value-type="string" calcext:value-type="string">
            <text:p>C_LT_HIR_RFL</text:p>
          </table:table-cell>
          <table:table-cell office:value-type="string" calcext:value-type="string">
            <text:p>C_LT_HIR_R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HAL</text:p>
          </table:table-cell>
          <table:table-cell office:value-type="float" office:value="2219685438.86352" calcext:value-type="float">
            <text:p>2219685438.86352</text:p>
          </table:table-cell>
          <table:table-cell/>
        </table:table-row>
        <table:table-row table:style-name="ro14">
          <table:table-cell office:value-type="string" calcext:value-type="string">
            <text:p>C_LT_HIR_RFL</text:p>
          </table:table-cell>
          <table:table-cell office:value-type="string" calcext:value-type="string">
            <text:p>C_LT_HIR_R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HAL</text:p>
          </table:table-cell>
          <table:table-cell office:value-type="float" office:value="2219685438.86352" calcext:value-type="float">
            <text:p>2219685438.86352</text:p>
          </table:table-cell>
          <table:table-cell/>
        </table:table-row>
        <table:table-row table:style-name="ro14">
          <table:table-cell office:value-type="string" calcext:value-type="string">
            <text:p>C_LT_HIR_RFL</text:p>
          </table:table-cell>
          <table:table-cell office:value-type="string" calcext:value-type="string">
            <text:p>C_LT_HIR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HAL</text:p>
          </table:table-cell>
          <table:table-cell office:value-type="float" office:value="2219685438.86352" calcext:value-type="float">
            <text:p>2219685438.86352</text:p>
          </table:table-cell>
          <table:table-cell/>
        </table:table-row>
        <table:table-row table:style-name="ro14">
          <table:table-cell office:value-type="string" calcext:value-type="string">
            <text:p>C_LT_LED_RFL</text:p>
          </table:table-cell>
          <table:table-cell office:value-type="string" calcext:value-type="string">
            <text:p>C_LT_LED_R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LED</text:p>
          </table:table-cell>
          <table:table-cell office:value-type="float" office:value="1807458143.07458" calcext:value-type="float">
            <text:p>1807458143.07458</text:p>
          </table:table-cell>
          <table:table-cell/>
        </table:table-row>
        <table:table-row table:style-name="ro14">
          <table:table-cell office:value-type="string" calcext:value-type="string">
            <text:p>C_LT_LED_RFL</text:p>
          </table:table-cell>
          <table:table-cell office:value-type="string" calcext:value-type="string">
            <text:p>C_LT_LEDST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2473363774.73364" calcext:value-type="float">
            <text:p>2473363774.73364</text:p>
          </table:table-cell>
          <table:table-cell/>
        </table:table-row>
        <table:table-row table:style-name="ro14">
          <table:table-cell office:value-type="string" calcext:value-type="string">
            <text:p>C_LT_LED_RFL</text:p>
          </table:table-cell>
          <table:table-cell office:value-type="string" calcext:value-type="string">
            <text:p>C_LT_LEDHE_R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424657534.24657" calcext:value-type="float">
            <text:p>3424657534.24657</text:p>
          </table:table-cell>
          <table:table-cell/>
        </table:table-row>
        <table:table-row table:style-name="ro14">
          <table:table-cell office:value-type="string" calcext:value-type="string">
            <text:p>C_LT_T8_LFL</text:p>
          </table:table-cell>
          <table:table-cell office:value-type="string" calcext:value-type="string">
            <text:p>C_LT_T8_L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T8</text:p>
          </table:table-cell>
          <table:table-cell office:value-type="float" office:value="1585489599.18823" calcext:value-type="float">
            <text:p>1585489599.18823</text:p>
          </table:table-cell>
          <table:table-cell/>
        </table:table-row>
        <table:table-row table:style-name="ro14">
          <table:table-cell office:value-type="string" calcext:value-type="string">
            <text:p>C_LT_T8_LFL</text:p>
          </table:table-cell>
          <table:table-cell office:value-type="string" calcext:value-type="string">
            <text:p>C_LT_T8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T8</text:p>
          </table:table-cell>
          <table:table-cell office:value-type="float" office:value="2727042110.60375" calcext:value-type="float">
            <text:p>2727042110.60375</text:p>
          </table:table-cell>
          <table:table-cell/>
        </table:table-row>
        <table:table-row table:style-name="ro14">
          <table:table-cell office:value-type="string" calcext:value-type="string">
            <text:p>C_LT_T8_LFL</text:p>
          </table:table-cell>
          <table:table-cell office:value-type="string" calcext:value-type="string">
            <text:p>C_LT_T8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536783358.70117" calcext:value-type="float">
            <text:p>2536783358.70117</text:p>
          </table:table-cell>
          <table:table-cell/>
        </table:table-row>
        <table:table-row table:style-name="ro14">
          <table:table-cell office:value-type="string" calcext:value-type="string">
            <text:p>C_LT_T8_LFL</text:p>
          </table:table-cell>
          <table:table-cell office:value-type="string" calcext:value-type="string">
            <text:p>C_LT_T8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663622526.63622" calcext:value-type="float">
            <text:p>2663622526.63622</text:p>
          </table:table-cell>
          <table:table-cell/>
        </table:table-row>
        <table:table-row table:style-name="ro14">
          <table:table-cell office:value-type="string" calcext:value-type="string">
            <text:p>C_LT_T5_LFL</text:p>
          </table:table-cell>
          <table:table-cell office:value-type="string" calcext:value-type="string">
            <text:p>C_LT_T5_L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T5</text:p>
          </table:table-cell>
          <table:table-cell office:value-type="float" office:value="2251395230.84729" calcext:value-type="float">
            <text:p>2251395230.84729</text:p>
          </table:table-cell>
          <table:table-cell/>
        </table:table-row>
        <table:table-row table:style-name="ro14">
          <table:table-cell office:value-type="string" calcext:value-type="string">
            <text:p>C_LT_T5_LFL</text:p>
          </table:table-cell>
          <table:table-cell office:value-type="string" calcext:value-type="string">
            <text:p>C_LT_T5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T5</text:p>
          </table:table-cell>
          <table:table-cell office:value-type="float" office:value="2822171486.55505" calcext:value-type="float">
            <text:p>2822171486.55505</text:p>
          </table:table-cell>
          <table:table-cell/>
        </table:table-row>
        <table:table-row table:style-name="ro14">
          <table:table-cell office:value-type="string" calcext:value-type="string">
            <text:p>C_LT_T5_LFL</text:p>
          </table:table-cell>
          <table:table-cell office:value-type="string" calcext:value-type="string">
            <text:p>C_LT_T5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5</text:p>
          </table:table-cell>
          <table:table-cell office:value-type="float" office:value="2822171486.55505" calcext:value-type="float">
            <text:p>2822171486.55505</text:p>
          </table:table-cell>
          <table:table-cell/>
        </table:table-row>
        <table:table-row table:style-name="ro14">
          <table:table-cell office:value-type="string" calcext:value-type="string">
            <text:p>C_LT_T5_LFL</text:p>
          </table:table-cell>
          <table:table-cell office:value-type="string" calcext:value-type="string">
            <text:p>C_LT_T5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5</text:p>
          </table:table-cell>
          <table:table-cell office:value-type="float" office:value="3044140030.4414" calcext:value-type="float">
            <text:p>3044140030.4414</text:p>
          </table:table-cell>
          <table:table-cell/>
        </table:table-row>
        <table:table-row table:style-name="ro14">
          <table:table-cell office:value-type="string" calcext:value-type="string">
            <text:p>C_LT_LED_LFL</text:p>
          </table:table-cell>
          <table:table-cell office:value-type="string" calcext:value-type="string">
            <text:p>C_LT_LED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LED</text:p>
          </table:table-cell>
          <table:table-cell office:value-type="float" office:value="2695332318.61999" calcext:value-type="float">
            <text:p>2695332318.61999</text:p>
          </table:table-cell>
          <table:table-cell/>
        </table:table-row>
        <table:table-row table:style-name="ro14">
          <table:table-cell office:value-type="string" calcext:value-type="string">
            <text:p>C_LT_LED_LFL</text:p>
          </table:table-cell>
          <table:table-cell office:value-type="string" calcext:value-type="string">
            <text:p>C_LT_LED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297818366.31152" calcext:value-type="float">
            <text:p>3297818366.31152</text:p>
          </table:table-cell>
          <table:table-cell/>
        </table:table-row>
        <table:table-row table:style-name="ro14">
          <table:table-cell office:value-type="string" calcext:value-type="string">
            <text:p>C_LT_LED_LFL</text:p>
          </table:table-cell>
          <table:table-cell office:value-type="string" calcext:value-type="string">
            <text:p>C_LT_LED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710045662.10046" calcext:value-type="float">
            <text:p>3710045662.10046</text:p>
          </table:table-cell>
          <table:table-cell/>
        </table:table-row>
        <table:table-row table:style-name="ro14">
          <table:table-cell office:value-type="string" calcext:value-type="string">
            <text:p>C_LT_LUM_LFL</text:p>
          </table:table-cell>
          <table:table-cell office:value-type="string" calcext:value-type="string">
            <text:p>C_LT_LUM_L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LED</text:p>
          </table:table-cell>
          <table:table-cell office:value-type="float" office:value="475646879.756469" calcext:value-type="float">
            <text:p>475646879.756469</text:p>
          </table:table-cell>
          <table:table-cell/>
        </table:table-row>
        <table:table-row table:style-name="ro14">
          <table:table-cell office:value-type="string" calcext:value-type="string">
            <text:p>C_LT_LUM_LFL</text:p>
          </table:table-cell>
          <table:table-cell office:value-type="string" calcext:value-type="string">
            <text:p>C_LT_LUM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LED</text:p>
          </table:table-cell>
          <table:table-cell office:value-type="float" office:value="2980720446.47387" calcext:value-type="float">
            <text:p>2980720446.47387</text:p>
          </table:table-cell>
          <table:table-cell/>
        </table:table-row>
        <table:table-row table:style-name="ro14">
          <table:table-cell office:value-type="string" calcext:value-type="string">
            <text:p>C_LT_LUM_LFL</text:p>
          </table:table-cell>
          <table:table-cell office:value-type="string" calcext:value-type="string">
            <text:p>C_LT_LUM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170979198.37646" calcext:value-type="float">
            <text:p>3170979198.37646</text:p>
          </table:table-cell>
          <table:table-cell/>
        </table:table-row>
        <table:table-row table:style-name="ro14">
          <table:table-cell office:value-type="string" calcext:value-type="string">
            <text:p>C_LT_LUM_LFL</text:p>
          </table:table-cell>
          <table:table-cell office:value-type="string" calcext:value-type="string">
            <text:p>C_LT_LUM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868594622.01928" calcext:value-type="float">
            <text:p>3868594622.01928</text:p>
          </table:table-cell>
          <table:table-cell/>
        </table:table-row>
        <table:table-row table:style-name="ro14">
          <table:table-cell office:value-type="string" calcext:value-type="string">
            <text:p>C_LT_8FTT8_LFL</text:p>
          </table:table-cell>
          <table:table-cell office:value-type="string" calcext:value-type="string">
            <text:p>C_LT_8FTT8_LFL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T8</text:p>
          </table:table-cell>
          <table:table-cell office:value-type="float" office:value="2314814814.81481" calcext:value-type="float">
            <text:p>2314814814.81481</text:p>
          </table:table-cell>
          <table:table-cell/>
        </table:table-row>
        <table:table-row table:style-name="ro14">
          <table:table-cell office:value-type="string" calcext:value-type="string">
            <text:p>C_LT_8FTT8_LFL</text:p>
          </table:table-cell>
          <table:table-cell office:value-type="string" calcext:value-type="string">
            <text:p>C_LT_8FTT8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T8</text:p>
          </table:table-cell>
          <table:table-cell office:value-type="float" office:value="2790461694.57128" calcext:value-type="float">
            <text:p>2790461694.57128</text:p>
          </table:table-cell>
          <table:table-cell/>
        </table:table-row>
        <table:table-row table:style-name="ro14">
          <table:table-cell office:value-type="string" calcext:value-type="string">
            <text:p>C_LT_8FTT8_LFL</text:p>
          </table:table-cell>
          <table:table-cell office:value-type="string" calcext:value-type="string">
            <text:p>C_LT_8FTT8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853881278.53881" calcext:value-type="float">
            <text:p>2853881278.53881</text:p>
          </table:table-cell>
          <table:table-cell/>
        </table:table-row>
        <table:table-row table:style-name="ro14">
          <table:table-cell office:value-type="string" calcext:value-type="string">
            <text:p>C_LT_8FTT8_LFL</text:p>
          </table:table-cell>
          <table:table-cell office:value-type="string" calcext:value-type="string">
            <text:p>C_LT_8FTT8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917300862.50634" calcext:value-type="float">
            <text:p>2917300862.50634</text:p>
          </table:table-cell>
          <table:table-cell/>
        </table:table-row>
        <table:table-row table:style-name="ro14">
          <table:table-cell office:value-type="string" calcext:value-type="string">
            <text:p>C_LT_8FTT8HO_LFL</text:p>
          </table:table-cell>
          <table:table-cell office:value-type="string" calcext:value-type="string">
            <text:p>C_LT_8FTT8HO_LF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T8</text:p>
          </table:table-cell>
          <table:table-cell office:value-type="float" office:value="2568493150.68493" calcext:value-type="float">
            <text:p>2568493150.68493</text:p>
          </table:table-cell>
          <table:table-cell/>
        </table:table-row>
        <table:table-row table:style-name="ro14">
          <table:table-cell office:value-type="string" calcext:value-type="string">
            <text:p>C_LT_8FTT8HO_LFL</text:p>
          </table:table-cell>
          <table:table-cell office:value-type="string" calcext:value-type="string">
            <text:p>C_LT_8FTT8HOST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600202942.6687" calcext:value-type="float">
            <text:p>2600202942.6687</text:p>
          </table:table-cell>
          <table:table-cell/>
        </table:table-row>
        <table:table-row table:style-name="ro14">
          <table:table-cell office:value-type="string" calcext:value-type="string">
            <text:p>C_LT_8FTT8HO_LFL</text:p>
          </table:table-cell>
          <table:table-cell office:value-type="string" calcext:value-type="string">
            <text:p>C_LT_8FTT8HOHE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T8</text:p>
          </table:table-cell>
          <table:table-cell office:value-type="float" office:value="2631912734.65246" calcext:value-type="float">
            <text:p>2631912734.65246</text:p>
          </table:table-cell>
          <table:table-cell/>
        </table:table-row>
        <table:table-row table:style-name="ro14">
          <table:table-cell office:value-type="string" calcext:value-type="string">
            <text:p>C_LT_8FTLED_LFL</text:p>
          </table:table-cell>
          <table:table-cell office:value-type="string" calcext:value-type="string">
            <text:p>C_LT_8FTLED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139269406.39269" calcext:value-type="float">
            <text:p>3139269406.39269</text:p>
          </table:table-cell>
          <table:table-cell/>
        </table:table-row>
        <table:table-row table:style-name="ro14">
          <table:table-cell office:value-type="string" calcext:value-type="string">
            <text:p>C_LT_8FTLUM_LFL</text:p>
          </table:table-cell>
          <table:table-cell office:value-type="string" calcext:value-type="string">
            <text:p>C_LT_8FTLUM_LFL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488077118.2141" calcext:value-type="float">
            <text:p>3488077118.2141</text:p>
          </table:table-cell>
          <table:table-cell/>
        </table:table-row>
        <table:table-row table:style-name="ro14">
          <table:table-cell office:value-type="string" calcext:value-type="string">
            <text:p>C_LT_MERC_LB</text:p>
          </table:table-cell>
          <table:table-cell office:value-type="string" calcext:value-type="string">
            <text:p>C_LT_MERC_L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792744799.594115" calcext:value-type="float">
            <text:p>792744799.594115</text:p>
          </table:table-cell>
          <table:table-cell/>
        </table:table-row>
        <table:table-row table:style-name="ro14">
          <table:table-cell office:value-type="string" calcext:value-type="string">
            <text:p>C_LT_MERC_LB</text:p>
          </table:table-cell>
          <table:table-cell office:value-type="string" calcext:value-type="string">
            <text:p>C_LT_MERC_L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1141552511.41553" calcext:value-type="float">
            <text:p>1141552511.41553</text:p>
          </table:table-cell>
          <table:table-cell/>
        </table:table-row>
        <table:table-row table:style-name="ro14">
          <table:table-cell office:value-type="string" calcext:value-type="string">
            <text:p>C_LT_MERC_LB</text:p>
          </table:table-cell>
          <table:table-cell office:value-type="string" calcext:value-type="string">
            <text:p>C_LT_MERCST_L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1141552511.41553" calcext:value-type="float">
            <text:p>1141552511.41553</text:p>
          </table:table-cell>
          <table:table-cell/>
        </table:table-row>
        <table:table-row table:style-name="ro14">
          <table:table-cell office:value-type="string" calcext:value-type="string">
            <text:p>C_LT_MTHAL_LB</text:p>
          </table:table-cell>
          <table:table-cell office:value-type="string" calcext:value-type="string">
            <text:p>C_LT_MTHAL_L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1014713343.48047" calcext:value-type="float">
            <text:p>1014713343.48047</text:p>
          </table:table-cell>
          <table:table-cell/>
        </table:table-row>
        <table:table-row table:style-name="ro14">
          <table:table-cell office:value-type="string" calcext:value-type="string">
            <text:p>C_LT_MTHAL_LB</text:p>
          </table:table-cell>
          <table:table-cell office:value-type="string" calcext:value-type="string">
            <text:p>C_LT_MTHAL_L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1173262303.39929" calcext:value-type="float">
            <text:p>1173262303.39929</text:p>
          </table:table-cell>
          <table:table-cell/>
        </table:table-row>
        <table:table-row table:style-name="ro14">
          <table:table-cell office:value-type="string" calcext:value-type="string">
            <text:p>C_LT_MTHAL_LB</text:p>
          </table:table-cell>
          <table:table-cell office:value-type="string" calcext:value-type="string">
            <text:p>C_LT_MTHALST_L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1173262303.39929" calcext:value-type="float">
            <text:p>1173262303.39929</text:p>
          </table:table-cell>
          <table:table-cell/>
        </table:table-row>
        <table:table-row table:style-name="ro14">
          <table:table-cell office:value-type="string" calcext:value-type="string">
            <text:p>C_LT_NAVAP_LB</text:p>
          </table:table-cell>
          <table:table-cell office:value-type="string" calcext:value-type="string">
            <text:p>C_LT_NAVAP_L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2029426686.96093" calcext:value-type="float">
            <text:p>2029426686.96093</text:p>
          </table:table-cell>
          <table:table-cell/>
        </table:table-row>
        <table:table-row table:style-name="ro14">
          <table:table-cell office:value-type="string" calcext:value-type="string">
            <text:p>C_LT_NAVAP_LB</text:p>
          </table:table-cell>
          <table:table-cell office:value-type="string" calcext:value-type="string">
            <text:p>C_LT_NAVAP_L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2124556062.91223" calcext:value-type="float">
            <text:p>2124556062.91223</text:p>
          </table:table-cell>
          <table:table-cell/>
        </table:table-row>
        <table:table-row table:style-name="ro14">
          <table:table-cell office:value-type="string" calcext:value-type="string">
            <text:p>C_LT_NAVAP_LB</text:p>
          </table:table-cell>
          <table:table-cell office:value-type="string" calcext:value-type="string">
            <text:p>C_LT_NAVAPST_L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2124556062.91223" calcext:value-type="float">
            <text:p>2124556062.91223</text:p>
          </table:table-cell>
          <table:table-cell/>
        </table:table-row>
        <table:table-row table:style-name="ro14">
          <table:table-cell office:value-type="string" calcext:value-type="string">
            <text:p>C_LT_LUM_LB</text:p>
          </table:table-cell>
          <table:table-cell office:value-type="string" calcext:value-type="string">
            <text:p>C_LT_LUM_L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LED</text:p>
          </table:table-cell>
          <table:table-cell office:value-type="float" office:value="475646879.756469" calcext:value-type="float">
            <text:p>475646879.756469</text:p>
          </table:table-cell>
          <table:table-cell/>
        </table:table-row>
        <table:table-row table:style-name="ro14">
          <table:table-cell office:value-type="string" calcext:value-type="string">
            <text:p>C_LT_LUM_LB</text:p>
          </table:table-cell>
          <table:table-cell office:value-type="string" calcext:value-type="string">
            <text:p>C_LT_LUM_LB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LTLED</text:p>
          </table:table-cell>
          <table:table-cell office:value-type="float" office:value="2156265854.89599" calcext:value-type="float">
            <text:p>2156265854.89599</text:p>
          </table:table-cell>
          <table:table-cell/>
        </table:table-row>
        <table:table-row table:style-name="ro14">
          <table:table-cell office:value-type="string" calcext:value-type="string">
            <text:p>C_LT_LUM_LB</text:p>
          </table:table-cell>
          <table:table-cell office:value-type="string" calcext:value-type="string">
            <text:p>C_LT_LUMST_L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2251395230.84729" calcext:value-type="float">
            <text:p>2251395230.84729</text:p>
          </table:table-cell>
          <table:table-cell/>
        </table:table-row>
        <table:table-row table:style-name="ro14">
          <table:table-cell office:value-type="string" calcext:value-type="string">
            <text:p>C_LT_LUM_LB</text:p>
          </table:table-cell>
          <table:table-cell office:value-type="string" calcext:value-type="string">
            <text:p>C_LT_LUMHE_L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1458650431.25317" calcext:value-type="float">
            <text:p>1458650431.25317</text:p>
          </table:table-cell>
          <table:table-cell/>
        </table:table-row>
        <table:table-row table:style-name="ro14">
          <table:table-cell office:value-type="string" calcext:value-type="string">
            <text:p>C_LT_MERC_HB</text:p>
          </table:table-cell>
          <table:table-cell office:value-type="string" calcext:value-type="string">
            <text:p>C_LT_MERC_H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919583967.529173" calcext:value-type="float">
            <text:p>919583967.529173</text:p>
          </table:table-cell>
          <table:table-cell/>
        </table:table-row>
        <table:table-row table:style-name="ro14">
          <table:table-cell office:value-type="string" calcext:value-type="string">
            <text:p>C_LT_MERC_HB</text:p>
          </table:table-cell>
          <table:table-cell office:value-type="string" calcext:value-type="string">
            <text:p>C_LT_MERC_H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1109842719.43176" calcext:value-type="float">
            <text:p>1109842719.43176</text:p>
          </table:table-cell>
          <table:table-cell/>
        </table:table-row>
        <table:table-row table:style-name="ro14">
          <table:table-cell office:value-type="string" calcext:value-type="string">
            <text:p>C_LT_MERC_HB</text:p>
          </table:table-cell>
          <table:table-cell office:value-type="string" calcext:value-type="string">
            <text:p>C_LT_MERCST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1109842719.43176" calcext:value-type="float">
            <text:p>1109842719.43176</text:p>
          </table:table-cell>
          <table:table-cell/>
        </table:table-row>
        <table:table-row table:style-name="ro14">
          <table:table-cell office:value-type="string" calcext:value-type="string">
            <text:p>C_LT_MTHAL_HB</text:p>
          </table:table-cell>
          <table:table-cell office:value-type="string" calcext:value-type="string">
            <text:p>C_LT_MTHAL_H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1331811263.31811" calcext:value-type="float">
            <text:p>1331811263.31811</text:p>
          </table:table-cell>
          <table:table-cell/>
        </table:table-row>
        <table:table-row table:style-name="ro14">
          <table:table-cell office:value-type="string" calcext:value-type="string">
            <text:p>C_LT_MTHAL_HB</text:p>
          </table:table-cell>
          <table:table-cell office:value-type="string" calcext:value-type="string">
            <text:p>C_LT_MTHAL_H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2283105022.83105" calcext:value-type="float">
            <text:p>2283105022.83105</text:p>
          </table:table-cell>
          <table:table-cell/>
        </table:table-row>
        <table:table-row table:style-name="ro14">
          <table:table-cell office:value-type="string" calcext:value-type="string">
            <text:p>C_LT_MTHAL_HB</text:p>
          </table:table-cell>
          <table:table-cell office:value-type="string" calcext:value-type="string">
            <text:p>C_LT_MTHALST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2314814814.81481" calcext:value-type="float">
            <text:p>2314814814.81481</text:p>
          </table:table-cell>
          <table:table-cell/>
        </table:table-row>
        <table:table-row table:style-name="ro14">
          <table:table-cell office:value-type="string" calcext:value-type="string">
            <text:p>C_LT_NAVAP_HB</text:p>
          </table:table-cell>
          <table:table-cell office:value-type="string" calcext:value-type="string">
            <text:p>C_LT_NAVAP_H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1807458143.07458" calcext:value-type="float">
            <text:p>1807458143.07458</text:p>
          </table:table-cell>
          <table:table-cell/>
        </table:table-row>
        <table:table-row table:style-name="ro14">
          <table:table-cell office:value-type="string" calcext:value-type="string">
            <text:p>C_LT_NAVAP_HB</text:p>
          </table:table-cell>
          <table:table-cell office:value-type="string" calcext:value-type="string">
            <text:p>C_LT_NAVAP_HB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TINC</text:p>
          </table:table-cell>
          <table:table-cell office:value-type="float" office:value="2600202942.6687" calcext:value-type="float">
            <text:p>2600202942.6687</text:p>
          </table:table-cell>
          <table:table-cell/>
        </table:table-row>
        <table:table-row table:style-name="ro14">
          <table:table-cell office:value-type="string" calcext:value-type="string">
            <text:p>C_LT_NAVAP_HB</text:p>
          </table:table-cell>
          <table:table-cell office:value-type="string" calcext:value-type="string">
            <text:p>C_LT_NAVAPST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2600202942.6687" calcext:value-type="float">
            <text:p>2600202942.6687</text:p>
          </table:table-cell>
          <table:table-cell/>
        </table:table-row>
        <table:table-row table:style-name="ro14">
          <table:table-cell office:value-type="string" calcext:value-type="string">
            <text:p>C_LT_T5HO_HB</text:p>
          </table:table-cell>
          <table:table-cell office:value-type="string" calcext:value-type="string">
            <text:p>C_LT_T5HO_H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INC</text:p>
          </table:table-cell>
          <table:table-cell office:value-type="float" office:value="2378234398.78234" calcext:value-type="float">
            <text:p>2378234398.78234</text:p>
          </table:table-cell>
          <table:table-cell/>
        </table:table-row>
        <table:table-row table:style-name="ro14">
          <table:table-cell office:value-type="string" calcext:value-type="string">
            <text:p>C_LT_T5HO_HB</text:p>
          </table:table-cell>
          <table:table-cell office:value-type="string" calcext:value-type="string">
            <text:p>C_LT_T5HO_HB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LTINC</text:p>
          </table:table-cell>
          <table:table-cell office:value-type="float" office:value="2568493150.68493" calcext:value-type="float">
            <text:p>2568493150.68493</text:p>
          </table:table-cell>
          <table:table-cell/>
        </table:table-row>
        <table:table-row table:style-name="ro14">
          <table:table-cell office:value-type="string" calcext:value-type="string">
            <text:p>C_LT_T5HO_HB</text:p>
          </table:table-cell>
          <table:table-cell office:value-type="string" calcext:value-type="string">
            <text:p>C_LT_T5HOST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2251395230.84729" calcext:value-type="float">
            <text:p>2251395230.84729</text:p>
          </table:table-cell>
          <table:table-cell/>
        </table:table-row>
        <table:table-row table:style-name="ro14">
          <table:table-cell office:value-type="string" calcext:value-type="string">
            <text:p>C_LT_T5HO_HB</text:p>
          </table:table-cell>
          <table:table-cell office:value-type="string" calcext:value-type="string">
            <text:p>C_LT_T5HOHE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INC</text:p>
          </table:table-cell>
          <table:table-cell office:value-type="float" office:value="2505073566.7174" calcext:value-type="float">
            <text:p>2505073566.7174</text:p>
          </table:table-cell>
          <table:table-cell/>
        </table:table-row>
        <table:table-row table:style-name="ro14">
          <table:table-cell office:value-type="string" calcext:value-type="string">
            <text:p>C_LT_LUM_HB</text:p>
          </table:table-cell>
          <table:table-cell office:value-type="string" calcext:value-type="string">
            <text:p>C_LT_LUM_HB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TLED</text:p>
          </table:table-cell>
          <table:table-cell office:value-type="float" office:value="475646879.756469" calcext:value-type="float">
            <text:p>475646879.756469</text:p>
          </table:table-cell>
          <table:table-cell/>
        </table:table-row>
        <table:table-row table:style-name="ro14">
          <table:table-cell office:value-type="string" calcext:value-type="string">
            <text:p>C_LT_LUM_HB</text:p>
          </table:table-cell>
          <table:table-cell office:value-type="string" calcext:value-type="string">
            <text:p>C_LT_LUM_HB_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LTLED</text:p>
          </table:table-cell>
          <table:table-cell office:value-type="float" office:value="2822171486.55505" calcext:value-type="float">
            <text:p>2822171486.55505</text:p>
          </table:table-cell>
          <table:table-cell/>
        </table:table-row>
        <table:table-row table:style-name="ro14">
          <table:table-cell office:value-type="string" calcext:value-type="string">
            <text:p>C_LT_LUM_HB</text:p>
          </table:table-cell>
          <table:table-cell office:value-type="string" calcext:value-type="string">
            <text:p>C_LT_LUMST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3234398782.34399" calcext:value-type="float">
            <text:p>3234398782.34399</text:p>
          </table:table-cell>
          <table:table-cell/>
        </table:table-row>
        <table:table-row table:style-name="ro14">
          <table:table-cell office:value-type="string" calcext:value-type="string">
            <text:p>C_LT_LUM_HB</text:p>
          </table:table-cell>
          <table:table-cell office:value-type="string" calcext:value-type="string">
            <text:p>C_LT_LUMHE_HB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LTLED</text:p>
          </table:table-cell>
          <table:table-cell office:value-type="float" office:value="4280821917.80822" calcext:value-type="float">
            <text:p>4280821917.80822</text:p>
          </table:table-cell>
          <table:table-cell/>
        </table:table-row>
      </table:table>
      <table:table table:name="store_manual_maybeDele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1" table:default-cell-style-name="Default"/>
        <table:table-row table:style-name="ro1">
          <table:table-cell table:style-name="ce19" office:value-type="string" calcext:value-type="string">
            <text:p>Sector</text:p>
          </table:table-cell>
          <table:table-cell table:style-name="ce19" office:value-type="string" calcext:value-type="string">
            <text:p>Subsector</text:p>
          </table:table-cell>
          <table:table-cell table:style-name="ce19" office:value-type="string" calcext:value-type="string">
            <text:p>Tech_Code_Pandas</text:p>
          </table:table-cell>
          <table:table-cell table:style-name="ce19" office:value-type="string" calcext:value-type="string">
            <text:p>Tech Description</text:p>
          </table:table-cell>
          <table:table-cell table:style-name="ce19" office:value-type="string" calcext:value-type="string">
            <text:p>tech</text:p>
          </table:table-cell>
          <table:table-cell table:style-name="ce19" office:value-type="string" calcext:value-type="string">
            <text:p>vintage</text:p>
          </table:table-cell>
          <table:table-cell table:style-name="ce32" office:value-type="string" calcext:value-type="string">
            <text:p>Tech From Markal</text:p>
          </table:table-cell>
          <table:table-cell table:style-name="ce35" office:value-type="string" calcext:value-type="string">
            <text:p>New England</text:p>
          </table:table-cell>
          <table:table-cell table:style-name="ce35" office:value-type="string" calcext:value-type="string">
            <text:p>Middle Atlantic</text:p>
          </table:table-cell>
          <table:table-cell table:style-name="ce35" office:value-type="string" calcext:value-type="string">
            <text:p>East North Central</text:p>
          </table:table-cell>
          <table:table-cell table:style-name="ce35" office:value-type="string" calcext:value-type="string">
            <text:p>West North Central</text:p>
          </table:table-cell>
          <table:table-cell table:style-name="ce35" office:value-type="string" calcext:value-type="string">
            <text:p>South Atlantic</text:p>
          </table:table-cell>
          <table:table-cell table:style-name="ce35" office:value-type="string" calcext:value-type="string">
            <text:p>East South Central</text:p>
          </table:table-cell>
          <table:table-cell table:style-name="ce35" office:value-type="string" calcext:value-type="string">
            <text:p>West South Central</text:p>
          </table:table-cell>
          <table:table-cell table:style-name="ce35" office:value-type="string" calcext:value-type="string">
            <text:p>Mountain</text:p>
          </table:table-cell>
          <table:table-cell table:style-name="ce35" office:value-type="string" calcext:value-type="string">
            <text:p>Pacific</text:p>
          </table:table-cell>
          <table:table-cell office:value-type="string" calcext:value-type="string">
            <text:p>Notes</text:p>
          </table:table-cell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COMMERCIAL DISTILLATE BOILER</text:p>
          </table:table-cell>
          <table:table-cell office:value-type="string" calcext:value-type="string">
            <text:p>C_SH_B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STANDARD COMMERCIAL DISTILLATE BOILER</text:p>
          </table:table-cell>
          <table:table-cell office:value-type="string" calcext:value-type="string">
            <text:p>C_SH_B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DISTOIL</text:p>
          </table:table-cell>
          <table:table-cell office:value-type="string" calcext:value-type="string">
            <text:p>REFERENCE HIGH EFFICIENCY COMMERCIAL DISTILLATE BOILER</text:p>
          </table:table-cell>
          <table:table-cell office:value-type="string" calcext:value-type="string">
            <text:p>C_SH_B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BOILER.RESID</text:p>
          </table:table-cell>
          <table:table-cell office:value-type="float" office:value="145.817146494018" calcext:value-type="float">
            <text:p>145.817146494018</text:p>
          </table:table-cell>
          <table:table-cell office:value-type="float" office:value="263.212725091039" calcext:value-type="float">
            <text:p>263.212725091039</text:p>
          </table:table-cell>
          <table:table-cell office:value-type="float" office:value="1.24472774885829" calcext:value-type="float">
            <text:p>1.24472774885829</text:p>
          </table:table-cell>
          <table:table-cell office:value-type="float" office:value="5.38231968760734" calcext:value-type="float">
            <text:p>5.38231968760734</text:p>
          </table:table-cell>
          <table:table-cell office:value-type="float" office:value="55.0141510647526" calcext:value-type="float">
            <text:p>55.014151064752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COMMERCIAL GAS BOILER</text:p>
          </table:table-cell>
          <table:table-cell office:value-type="string" calcext:value-type="string">
            <text:p>C_SH_B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STANDARD COMMERCIAL GAS BOILER</text:p>
          </table:table-cell>
          <table:table-cell office:value-type="string" calcext:value-type="string">
            <text:p>C_SH_B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NGA</text:p>
          </table:table-cell>
          <table:table-cell office:value-type="string" calcext:value-type="string">
            <text:p>REFERENCE HIGH EFFICIENCY COMMERCIAL GAS BOILER</text:p>
          </table:table-cell>
          <table:table-cell office:value-type="string" calcext:value-type="string">
            <text:p>C_SH_B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BOILER.RESID</text:p>
          </table:table-cell>
          <table:table-cell office:value-type="float" office:value="103.967330768787" calcext:value-type="float">
            <text:p>103.967330768787</text:p>
          </table:table-cell>
          <table:table-cell office:value-type="float" office:value="392.456047813548" calcext:value-type="float">
            <text:p>392.456047813548</text:p>
          </table:table-cell>
          <table:table-cell office:value-type="float" office:value="505.657886926588" calcext:value-type="float">
            <text:p>505.657886926588</text:p>
          </table:table-cell>
          <table:table-cell office:value-type="float" office:value="211.435499800296" calcext:value-type="float">
            <text:p>211.435499800296</text:p>
          </table:table-cell>
          <table:table-cell office:value-type="float" office:value="212.575592468324" calcext:value-type="float">
            <text:p>212.575592468324</text:p>
          </table:table-cell>
          <table:table-cell office:value-type="float" office:value="70.5066498548942" calcext:value-type="float">
            <text:p>70.5066498548942</text:p>
          </table:table-cell>
          <table:table-cell office:value-type="float" office:value="96.7915773935054" calcext:value-type="float">
            <text:p>96.7915773935054</text:p>
          </table:table-cell>
          <table:table-cell office:value-type="float" office:value="113.104531429647" calcext:value-type="float">
            <text:p>113.104531429647</text:p>
          </table:table-cell>
          <table:table-cell office:value-type="float" office:value="135.381732072721" calcext:value-type="float">
            <text:p>135.38173207272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COMMERCIAL GAS FURNACE</text:p>
          </table:table-cell>
          <table:table-cell office:value-type="string" calcext:value-type="string">
            <text:p>C_SH_F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STANDARD COMMERCIAL GAS FURNACE</text:p>
          </table:table-cell>
          <table:table-cell office:value-type="string" calcext:value-type="string">
            <text:p>C_SH_F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NGA</text:p>
          </table:table-cell>
          <table:table-cell office:value-type="string" calcext:value-type="string">
            <text:p>REFERENCE HIGH EFFICIENCY COMMERCIAL GAS FURNACE</text:p>
          </table:table-cell>
          <table:table-cell office:value-type="string" calcext:value-type="string">
            <text:p>C_SH_F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NGA.FURNACE.RESID</text:p>
          </table:table-cell>
          <table:table-cell office:value-type="float" office:value="111.321340147262" calcext:value-type="float">
            <text:p>111.321340147262</text:p>
          </table:table-cell>
          <table:table-cell office:value-type="float" office:value="381.49165065105" calcext:value-type="float">
            <text:p>381.49165065105</text:p>
          </table:table-cell>
          <table:table-cell office:value-type="float" office:value="703.397747300305" calcext:value-type="float">
            <text:p>703.397747300305</text:p>
          </table:table-cell>
          <table:table-cell office:value-type="float" office:value="406.398233873697" calcext:value-type="float">
            <text:p>406.398233873697</text:p>
          </table:table-cell>
          <table:table-cell office:value-type="float" office:value="388.890054998901" calcext:value-type="float">
            <text:p>388.890054998901</text:p>
          </table:table-cell>
          <table:table-cell office:value-type="float" office:value="178.493216647915" calcext:value-type="float">
            <text:p>178.493216647915</text:p>
          </table:table-cell>
          <table:table-cell office:value-type="float" office:value="292.629782895303" calcext:value-type="float">
            <text:p>292.629782895303</text:p>
          </table:table-cell>
          <table:table-cell office:value-type="float" office:value="248.297112027615" calcext:value-type="float">
            <text:p>248.297112027615</text:p>
          </table:table-cell>
          <table:table-cell office:value-type="float" office:value="387.683560231752" calcext:value-type="float">
            <text:p>387.6835602317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COMMERCIAL DISTILLATE FURNACE</text:p>
          </table:table-cell>
          <table:table-cell office:value-type="string" calcext:value-type="string">
            <text:p>C_SH_F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STANDARD COMMERCIAL DISTILLATE FURNACE</text:p>
          </table:table-cell>
          <table:table-cell office:value-type="string" calcext:value-type="string">
            <text:p>C_SH_F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F_DISTOIL</text:p>
          </table:table-cell>
          <table:table-cell office:value-type="string" calcext:value-type="string">
            <text:p>REFERENCE HIGH EFFICIENCY COMMERCIAL DISTILLATE FURNACE</text:p>
          </table:table-cell>
          <table:table-cell office:value-type="string" calcext:value-type="string">
            <text:p>C_SH_F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DSL.FURNACE.RESID</text:p>
          </table:table-cell>
          <table:table-cell office:value-type="float" office:value="18.6922334367046" calcext:value-type="float">
            <text:p>18.6922334367046</text:p>
          </table:table-cell>
          <table:table-cell office:value-type="float" office:value="6.77357424847832" calcext:value-type="float">
            <text:p>6.77357424847832</text:p>
          </table:table-cell>
          <table:table-cell office:value-type="float" office:value="14.1674855014892" calcext:value-type="float">
            <text:p>14.1674855014892</text:p>
          </table:table-cell>
          <table:table-cell office:value-type="float" office:value="0" calcext:value-type="float">
            <text:p>0</text:p>
          </table:table-cell>
          <table:table-cell office:value-type="float" office:value="2.40320177689424" calcext:value-type="float">
            <text:p>2.40320177689424</text:p>
          </table:table-cell>
          <table:table-cell office:value-type="float" office:value="1.32968566795003" calcext:value-type="float">
            <text:p>1.32968566795003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COMMERCIAL ELECTRIC BOILER</text:p>
          </table:table-cell>
          <table:table-cell office:value-type="string" calcext:value-type="string">
            <text:p>C_SH_B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BOILER.RESID</text:p>
          </table:table-cell>
          <table:table-cell office:value-type="float" office:value="7.27488740878551" calcext:value-type="float">
            <text:p>7.27488740878551</text:p>
          </table:table-cell>
          <table:table-cell office:value-type="float" office:value="22.6149927599611" calcext:value-type="float">
            <text:p>22.6149927599611</text:p>
          </table:table-cell>
          <table:table-cell office:value-type="float" office:value="37.5976837001451" calcext:value-type="float">
            <text:p>37.5976837001451</text:p>
          </table:table-cell>
          <table:table-cell office:value-type="float" office:value="9.34639868925719" calcext:value-type="float">
            <text:p>9.34639868925719</text:p>
          </table:table-cell>
          <table:table-cell office:value-type="float" office:value="34.4263142027462" calcext:value-type="float">
            <text:p>34.4263142027462</text:p>
          </table:table-cell>
          <table:table-cell office:value-type="float" office:value="19.6879865187431" calcext:value-type="float">
            <text:p>19.6879865187431</text:p>
          </table:table-cell>
          <table:table-cell office:value-type="float" office:value="14.1393231009426" calcext:value-type="float">
            <text:p>14.1393231009426</text:p>
          </table:table-cell>
          <table:table-cell office:value-type="float" office:value="4.72628632836807" calcext:value-type="float">
            <text:p>4.72628632836807</text:p>
          </table:table-cell>
          <table:table-cell office:value-type="float" office:value="21.6370107842133" calcext:value-type="float">
            <text:p>21.6370107842133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B_ELC</text:p>
          </table:table-cell>
          <table:table-cell office:value-type="string" calcext:value-type="string">
            <text:p>REFERENCE STANDARD COMMERCIAL ELECTRIC BOILER</text:p>
          </table:table-cell>
          <table:table-cell office:value-type="string" calcext:value-type="string">
            <text:p>C_SH_B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BOILER.RESID</text:p>
          </table:table-cell>
          <table:table-cell office:value-type="float" office:value="7.27488740878551" calcext:value-type="float">
            <text:p>7.27488740878551</text:p>
          </table:table-cell>
          <table:table-cell office:value-type="float" office:value="22.6149927599611" calcext:value-type="float">
            <text:p>22.6149927599611</text:p>
          </table:table-cell>
          <table:table-cell office:value-type="float" office:value="37.5976837001451" calcext:value-type="float">
            <text:p>37.5976837001451</text:p>
          </table:table-cell>
          <table:table-cell office:value-type="float" office:value="9.34639868925719" calcext:value-type="float">
            <text:p>9.34639868925719</text:p>
          </table:table-cell>
          <table:table-cell office:value-type="float" office:value="34.4263142027462" calcext:value-type="float">
            <text:p>34.4263142027462</text:p>
          </table:table-cell>
          <table:table-cell office:value-type="float" office:value="19.6879865187431" calcext:value-type="float">
            <text:p>19.6879865187431</text:p>
          </table:table-cell>
          <table:table-cell office:value-type="float" office:value="14.1393231009426" calcext:value-type="float">
            <text:p>14.1393231009426</text:p>
          </table:table-cell>
          <table:table-cell office:value-type="float" office:value="4.72628632836807" calcext:value-type="float">
            <text:p>4.72628632836807</text:p>
          </table:table-cell>
          <table:table-cell office:value-type="float" office:value="21.6370107842133" calcext:value-type="float">
            <text:p>21.6370107842133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COMMERCIAL GROUND SOURCE HEAT PUMP - HEATING</text:p>
          </table:table-cell>
          <table:table-cell office:value-type="string" calcext:value-type="string">
            <text:p>C_SH_G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STANDARD COMMERCIAL GROUND SOURCE HEAT PUMP - HEATING</text:p>
          </table:table-cell>
          <table:table-cell office:value-type="string" calcext:value-type="string">
            <text:p>C_SH_G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GHP</text:p>
          </table:table-cell>
          <table:table-cell office:value-type="string" calcext:value-type="string">
            <text:p>REFERENCE HIGH EFFICIENCY COMMERCIAL GROUND SOURCE HEAT PUMP - HEATING</text:p>
          </table:table-cell>
          <table:table-cell office:value-type="string" calcext:value-type="string">
            <text:p>C_SH_G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GHP.RESID</text:p>
          </table:table-cell>
          <table:table-cell office:value-type="float" office:value="12.2946915159069" calcext:value-type="float">
            <text:p>12.2946915159069</text:p>
          </table:table-cell>
          <table:table-cell office:value-type="float" office:value="11.037928263531" calcext:value-type="float">
            <text:p>11.037928263531</text:p>
          </table:table-cell>
          <table:table-cell office:value-type="float" office:value="7.61388288247822" calcext:value-type="float">
            <text:p>7.61388288247822</text:p>
          </table:table-cell>
          <table:table-cell office:value-type="float" office:value="10.7440587342071" calcext:value-type="float">
            <text:p>10.7440587342071</text:p>
          </table:table-cell>
          <table:table-cell office:value-type="float" office:value="26.6760696309238" calcext:value-type="float">
            <text:p>26.6760696309238</text:p>
          </table:table-cell>
          <table:table-cell office:value-type="float" office:value="2.74678162633697" calcext:value-type="float">
            <text:p>2.74678162633697</text:p>
          </table:table-cell>
          <table:table-cell office:value-type="float" office:value="3.31162189227488" calcext:value-type="float">
            <text:p>3.31162189227488</text:p>
          </table:table-cell>
          <table:table-cell office:value-type="float" office:value="6.63394763831092" calcext:value-type="float">
            <text:p>6.63394763831092</text:p>
          </table:table-cell>
          <table:table-cell office:value-type="float" office:value="19.224710872205" calcext:value-type="float">
            <text:p>19.2247108722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H.ELC.ELO.RESID</text:p>
          </table:table-cell>
          <table:table-cell office:value-type="float" office:value="27.04298837128" calcext:value-type="float">
            <text:p>27.04298837128</text:p>
          </table:table-cell>
          <table:table-cell office:value-type="float" office:value="61.6673417399282" calcext:value-type="float">
            <text:p>61.6673417399282</text:p>
          </table:table-cell>
          <table:table-cell office:value-type="float" office:value="38.3533722011318" calcext:value-type="float">
            <text:p>38.3533722011318</text:p>
          </table:table-cell>
          <table:table-cell office:value-type="float" office:value="40.2789057344769" calcext:value-type="float">
            <text:p>40.2789057344769</text:p>
          </table:table-cell>
          <table:table-cell office:value-type="float" office:value="46.8932459302248" calcext:value-type="float">
            <text:p>46.8932459302248</text:p>
          </table:table-cell>
          <table:table-cell office:value-type="float" office:value="15.9731770293055" calcext:value-type="float">
            <text:p>15.9731770293055</text:p>
          </table:table-cell>
          <table:table-cell office:value-type="float" office:value="29.2802987545279" calcext:value-type="float">
            <text:p>29.2802987545279</text:p>
          </table:table-cell>
          <table:table-cell office:value-type="float" office:value="18.9039272348266" calcext:value-type="float">
            <text:p>18.9039272348266</text:p>
          </table:table-cell>
          <table:table-cell office:value-type="float" office:value="28.9223130033602" calcext:value-type="float">
            <text:p>28.922313003360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Space Heating</text:p>
          </table:table-cell>
          <table:table-cell office:value-type="string" calcext:value-type="string">
            <text:p>C_SH_ER</text:p>
          </table:table-cell>
          <table:table-cell table:style-name="ce21" office:value-type="string" calcext:value-type="string">
            <text:p>REFERENCE ELECTRIC RESISTANCE HEAT</text:p>
          </table:table-cell>
          <table:table-cell table:style-name="Default" office:value-type="string" calcext:value-type="string">
            <text:p>C_SH_ER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H.ELC.ELO.RESID</text:p>
          </table:table-cell>
          <table:table-cell office:value-type="float" office:value="27.04298837128" calcext:value-type="float">
            <text:p>27.04298837128</text:p>
          </table:table-cell>
          <table:table-cell office:value-type="float" office:value="61.6673417399282" calcext:value-type="float">
            <text:p>61.6673417399282</text:p>
          </table:table-cell>
          <table:table-cell office:value-type="float" office:value="38.3533722011318" calcext:value-type="float">
            <text:p>38.3533722011318</text:p>
          </table:table-cell>
          <table:table-cell office:value-type="float" office:value="40.2789057344769" calcext:value-type="float">
            <text:p>40.2789057344769</text:p>
          </table:table-cell>
          <table:table-cell office:value-type="float" office:value="46.8932459302248" calcext:value-type="float">
            <text:p>46.8932459302248</text:p>
          </table:table-cell>
          <table:table-cell office:value-type="float" office:value="15.9731770293055" calcext:value-type="float">
            <text:p>15.9731770293055</text:p>
          </table:table-cell>
          <table:table-cell office:value-type="float" office:value="29.2802987545279" calcext:value-type="float">
            <text:p>29.2802987545279</text:p>
          </table:table-cell>
          <table:table-cell office:value-type="float" office:value="18.9039272348266" calcext:value-type="float">
            <text:p>18.9039272348266</text:p>
          </table:table-cell>
          <table:table-cell office:value-type="float" office:value="28.9223130033602" calcext:value-type="float">
            <text:p>28.922313003360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CENTRIFUGAL CHILLER</text:p>
          </table:table-cell>
          <table:table-cell table:style-name="ce30" office:value-type="string" calcext:value-type="string">
            <text:p>C_SC_CCC_ELC_R</text:p>
          </table:table-cell>
          <table:table-cell table:style-name="ce31" office:value-type="float" office:value="2012" calcext:value-type="float">
            <text:p>2012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HIGH EFFICIENCY CENTRIFUGAL CHILLER</text:p>
          </table:table-cell>
          <table:table-cell table:style-name="ce30" office:value-type="string" calcext:value-type="string">
            <text:p>C_SC_CCCHE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CC</text:p>
          </table:table-cell>
          <table:table-cell office:value-type="string" calcext:value-type="string">
            <text:p>REFERENCE STANDARD CENTRIFUGAL CHILLER</text:p>
          </table:table-cell>
          <table:table-cell table:style-name="ce30" office:value-type="string" calcext:value-type="string">
            <text:p>C_SC_CCCST_ELC_R</text:p>
          </table:table-cell>
          <table:table-cell table:style-name="ce31" office:value-type="float" office:value="2017" calcext:value-type="float">
            <text:p>2017</text:p>
          </table:table-cell>
          <table:table-cell office:value-type="string" calcext:value-type="string">
            <text:p>CSC.ELC.CCC.RESID</text:p>
          </table:table-cell>
          <table:table-cell office:value-type="float" office:value="10.9170275543914" calcext:value-type="float">
            <text:p>10.9170275543914</text:p>
          </table:table-cell>
          <table:table-cell office:value-type="float" office:value="51.4949037100639" calcext:value-type="float">
            <text:p>51.4949037100639</text:p>
          </table:table-cell>
          <table:table-cell office:value-type="float" office:value="64.5249030581528" calcext:value-type="float">
            <text:p>64.5249030581528</text:p>
          </table:table-cell>
          <table:table-cell office:value-type="float" office:value="24.2602635309289" calcext:value-type="float">
            <text:p>24.2602635309289</text:p>
          </table:table-cell>
          <table:table-cell office:value-type="float" office:value="194.706271113787" calcext:value-type="float">
            <text:p>194.706271113787</text:p>
          </table:table-cell>
          <table:table-cell office:value-type="float" office:value="28.6382935781125" calcext:value-type="float">
            <text:p>28.6382935781125</text:p>
          </table:table-cell>
          <table:table-cell office:value-type="float" office:value="110.668071503318" calcext:value-type="float">
            <text:p>110.668071503318</text:p>
          </table:table-cell>
          <table:table-cell office:value-type="float" office:value="30.1541127572965" calcext:value-type="float">
            <text:p>30.1541127572965</text:p>
          </table:table-cell>
          <table:table-cell office:value-type="float" office:value="26.9818758697781" calcext:value-type="float">
            <text:p>26.9818758697781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A.RESID</text:p>
          </table:table-cell>
          <table:table-cell office:value-type="float" office:value="4.13997281782617" calcext:value-type="float">
            <text:p>4.13997281782617</text:p>
          </table:table-cell>
          <table:table-cell office:value-type="float" office:value="13.5070782634879" calcext:value-type="float">
            <text:p>13.5070782634879</text:p>
          </table:table-cell>
          <table:table-cell office:value-type="float" office:value="17.4857329689872" calcext:value-type="float">
            <text:p>17.4857329689872</text:p>
          </table:table-cell>
          <table:table-cell office:value-type="float" office:value="0.604707736731916" calcext:value-type="float">
            <text:p>0.604707736731916</text:p>
          </table:table-cell>
          <table:table-cell office:value-type="float" office:value="13.3085803638408" calcext:value-type="float">
            <text:p>13.3085803638408</text:p>
          </table:table-cell>
          <table:table-cell office:value-type="float" office:value="7.26732036044109" calcext:value-type="float">
            <text:p>7.26732036044109</text:p>
          </table:table-cell>
          <table:table-cell office:value-type="float" office:value="3.1470061313196" calcext:value-type="float">
            <text:p>3.1470061313196</text:p>
          </table:table-cell>
          <table:table-cell office:value-type="float" office:value="7.64120867538888" calcext:value-type="float">
            <text:p>7.64120867538888</text:p>
          </table:table-cell>
          <table:table-cell office:value-type="float" office:value="1.80623750338592" calcext:value-type="float">
            <text:p>1.80623750338592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A</text:p>
          </table:table-cell>
          <table:table-cell office:value-type="string" calcext:value-type="string">
            <text:p>REFERENCE COMMERCIAL GAS ABSORPTION CHILLER</text:p>
          </table:table-cell>
          <table:table-cell office:value-type="string" calcext:value-type="string">
            <text:p>C_SC_CHA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A.RESID</text:p>
          </table:table-cell>
          <table:table-cell office:value-type="float" office:value="4.13997281782617" calcext:value-type="float">
            <text:p>4.13997281782617</text:p>
          </table:table-cell>
          <table:table-cell office:value-type="float" office:value="13.5070782634879" calcext:value-type="float">
            <text:p>13.5070782634879</text:p>
          </table:table-cell>
          <table:table-cell office:value-type="float" office:value="17.4857329689872" calcext:value-type="float">
            <text:p>17.4857329689872</text:p>
          </table:table-cell>
          <table:table-cell office:value-type="float" office:value="0.604707736731916" calcext:value-type="float">
            <text:p>0.604707736731916</text:p>
          </table:table-cell>
          <table:table-cell office:value-type="float" office:value="13.3085803638408" calcext:value-type="float">
            <text:p>13.3085803638408</text:p>
          </table:table-cell>
          <table:table-cell office:value-type="float" office:value="7.26732036044109" calcext:value-type="float">
            <text:p>7.26732036044109</text:p>
          </table:table-cell>
          <table:table-cell office:value-type="float" office:value="3.1470061313196" calcext:value-type="float">
            <text:p>3.1470061313196</text:p>
          </table:table-cell>
          <table:table-cell office:value-type="float" office:value="7.64120867538888" calcext:value-type="float">
            <text:p>7.64120867538888</text:p>
          </table:table-cell>
          <table:table-cell office:value-type="float" office:value="1.80623750338592" calcext:value-type="float">
            <text:p>1.80623750338592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RECIPROCATING CHILLER</text:p>
          </table:table-cell>
          <table:table-cell office:value-type="string" calcext:value-type="string">
            <text:p>C_SC_CR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STANDARD RECIPROCATING CHILLER</text:p>
          </table:table-cell>
          <table:table-cell office:value-type="string" calcext:value-type="string">
            <text:p>C_SC_CR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RC</text:p>
          </table:table-cell>
          <table:table-cell office:value-type="string" calcext:value-type="string">
            <text:p>REFERENCE HIGH EFFICIENCY RECIPROCATING CHILLER</text:p>
          </table:table-cell>
          <table:table-cell office:value-type="string" calcext:value-type="string">
            <text:p>C_SC_CR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RC.RESID</text:p>
          </table:table-cell>
          <table:table-cell office:value-type="float" office:value="38.7058249655696" calcext:value-type="float">
            <text:p>38.7058249655696</text:p>
          </table:table-cell>
          <table:table-cell office:value-type="float" office:value="182.57284042659" calcext:value-type="float">
            <text:p>182.57284042659</text:p>
          </table:table-cell>
          <table:table-cell office:value-type="float" office:value="228.770110842542" calcext:value-type="float">
            <text:p>228.770110842542</text:p>
          </table:table-cell>
          <table:table-cell office:value-type="float" office:value="86.0136616096569" calcext:value-type="float">
            <text:p>86.0136616096569</text:p>
          </table:table-cell>
          <table:table-cell office:value-type="float" office:value="690.322233948882" calcext:value-type="float">
            <text:p>690.322233948882</text:p>
          </table:table-cell>
          <table:table-cell office:value-type="float" office:value="101.535768140581" calcext:value-type="float">
            <text:p>101.535768140581</text:p>
          </table:table-cell>
          <table:table-cell office:value-type="float" office:value="392.368617148128" calcext:value-type="float">
            <text:p>392.368617148128</text:p>
          </table:table-cell>
          <table:table-cell office:value-type="float" office:value="106.910036139506" calcext:value-type="float">
            <text:p>106.910036139506</text:p>
          </table:table-cell>
          <table:table-cell office:value-type="float" office:value="95.6630144473952" calcext:value-type="float">
            <text:p>95.6630144473952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CROLL CHILLER</text:p>
          </table:table-cell>
          <table:table-cell office:value-type="string" calcext:value-type="string">
            <text:p>C_SC_CS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STANDARD SCROLL CHILLER</text:p>
          </table:table-cell>
          <table:table-cell office:value-type="string" calcext:value-type="string">
            <text:p>C_SC_CS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C</text:p>
          </table:table-cell>
          <table:table-cell office:value-type="string" calcext:value-type="string">
            <text:p>REFERENCE HIGH EFFICIENCY SCROLL CHILLER</text:p>
          </table:table-cell>
          <table:table-cell office:value-type="string" calcext:value-type="string">
            <text:p>C_SC_CS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C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7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CREW CHILLER</text:p>
          </table:table-cell>
          <table:table-cell office:value-type="string" calcext:value-type="string">
            <text:p>C_SC_CSW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STANDARD SCREW CHILLER</text:p>
          </table:table-cell>
          <table:table-cell office:value-type="string" calcext:value-type="string">
            <text:p>C_SC_CSW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SW</text:p>
          </table:table-cell>
          <table:table-cell office:value-type="string" calcext:value-type="string">
            <text:p>REFERENCE HIGH EFFICIENCY SCREW CHILLER</text:p>
          </table:table-cell>
          <table:table-cell office:value-type="string" calcext:value-type="string">
            <text:p>C_SC_CSW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CSW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COMMERCIAL GROUND SOURCE HEAT PUMP -COOLING</text:p>
          </table:table-cell>
          <table:table-cell office:value-type="string" calcext:value-type="string">
            <text:p>C_SC_G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STANDARD COMMERCIAL GROUND SOURCE HEAT PUMP -COOLING</text:p>
          </table:table-cell>
          <table:table-cell office:value-type="string" calcext:value-type="string">
            <text:p>C_SC_G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GHP</text:p>
          </table:table-cell>
          <table:table-cell office:value-type="string" calcext:value-type="string">
            <text:p>REFERENCE HIGH EFFICIENCY COMMERCIAL GROUND SOURCE HEAT PUMP -COOLING</text:p>
          </table:table-cell>
          <table:table-cell office:value-type="string" calcext:value-type="string">
            <text:p>C_SC_GHP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GHP.RESID</text:p>
          </table:table-cell>
          <table:table-cell office:value-type="float" office:value="3.84178893018505" calcext:value-type="float">
            <text:p>3.84178893018505</text:p>
          </table:table-cell>
          <table:table-cell office:value-type="float" office:value="15.8685826357253" calcext:value-type="float">
            <text:p>15.8685826357253</text:p>
          </table:table-cell>
          <table:table-cell office:value-type="float" office:value="8.56013974913184" calcext:value-type="float">
            <text:p>8.56013974913184</text:p>
          </table:table-cell>
          <table:table-cell office:value-type="float" office:value="7.87124061371834" calcext:value-type="float">
            <text:p>7.87124061371834</text:p>
          </table:table-cell>
          <table:table-cell office:value-type="float" office:value="205.929982513211" calcext:value-type="float">
            <text:p>205.929982513211</text:p>
          </table:table-cell>
          <table:table-cell office:value-type="float" office:value="35.4584550494662" calcext:value-type="float">
            <text:p>35.4584550494662</text:p>
          </table:table-cell>
          <table:table-cell office:value-type="float" office:value="58.1996078362836" calcext:value-type="float">
            <text:p>58.1996078362836</text:p>
          </table:table-cell>
          <table:table-cell office:value-type="float" office:value="17.1089177551173" calcext:value-type="float">
            <text:p>17.1089177551173</text:p>
          </table:table-cell>
          <table:table-cell office:value-type="float" office:value="29.4288111986096" calcext:value-type="float">
            <text:p>29.4288111986096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ROOFTOP AIR CONDITIONER</text:p>
          </table:table-cell>
          <table:table-cell office:value-type="string" calcext:value-type="string">
            <text:p>C_SC_RAC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STANDARD ROOFTOP AIR CONDITIONER</text:p>
          </table:table-cell>
          <table:table-cell office:value-type="string" calcext:value-type="string">
            <text:p>C_SC_RAC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</text:p>
          </table:table-cell>
          <table:table-cell office:value-type="string" calcext:value-type="string">
            <text:p>REFERENCE HIGH EFFICIENCY ROOFTOP AIR CONDITIONER</text:p>
          </table:table-cell>
          <table:table-cell office:value-type="string" calcext:value-type="string">
            <text:p>C_SC_RAC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ELC.RAC.RESID</text:p>
          </table:table-cell>
          <table:table-cell office:value-type="float" office:value="91.1651097512661" calcext:value-type="float">
            <text:p>91.1651097512661</text:p>
          </table:table-cell>
          <table:table-cell office:value-type="float" office:value="475.17427618056" calcext:value-type="float">
            <text:p>475.17427618056</text:p>
          </table:table-cell>
          <table:table-cell office:value-type="float" office:value="458.084593481532" calcext:value-type="float">
            <text:p>458.084593481532</text:p>
          </table:table-cell>
          <table:table-cell office:value-type="float" office:value="278.925517079941" calcext:value-type="float">
            <text:p>278.925517079941</text:p>
          </table:table-cell>
          <table:table-cell office:value-type="float" office:value="1524.01492199499" calcext:value-type="float">
            <text:p>1524.01492199499</text:p>
          </table:table-cell>
          <table:table-cell office:value-type="float" office:value="428.46475409893" calcext:value-type="float">
            <text:p>428.46475409893</text:p>
          </table:table-cell>
          <table:table-cell office:value-type="float" office:value="1248.22385355619" calcext:value-type="float">
            <text:p>1248.22385355619</text:p>
          </table:table-cell>
          <table:table-cell office:value-type="float" office:value="276.373510858954" calcext:value-type="float">
            <text:p>276.373510858954</text:p>
          </table:table-cell>
          <table:table-cell office:value-type="float" office:value="410.705484125148" calcext:value-type="float">
            <text:p>410.705484125148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COMMERCIAL GAS-FIRED ENGINE-DRIVEN ROOFTOP AIR CONDITIONER</text:p>
          </table:table-cell>
          <table:table-cell office:value-type="string" calcext:value-type="string">
            <text:p>C_SC_RAC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RAC.RESID</text:p>
          </table:table-cell>
          <table:table-cell office:value-type="float" office:value="1.58216208637782" calcext:value-type="float">
            <text:p>1.58216208637782</text:p>
          </table:table-cell>
          <table:table-cell office:value-type="float" office:value="5.46521719733766" calcext:value-type="float">
            <text:p>5.46521719733766</text:p>
          </table:table-cell>
          <table:table-cell office:value-type="float" office:value="8.66700151535891" calcext:value-type="float">
            <text:p>8.66700151535891</text:p>
          </table:table-cell>
          <table:table-cell office:value-type="float" office:value="0" calcext:value-type="float">
            <text:p>0</text:p>
          </table:table-cell>
          <table:table-cell office:value-type="float" office:value="1.5201203766213" calcext:value-type="float">
            <text:p>1.5201203766213</text:p>
          </table:table-cell>
          <table:table-cell office:value-type="float" office:value="0" calcext:value-type="float">
            <text:p>0</text:p>
          </table:table-cell>
          <table:table-cell office:value-type="float" office:value="0.15735030656598" calcext:value-type="float">
            <text:p>0.15735030656598</text:p>
          </table:table-cell>
          <table:table-cell office:value-type="float" office:value="2.48297744958684" calcext:value-type="float">
            <text:p>2.48297744958684</text:p>
          </table:table-cell>
          <table:table-cell office:value-type="float" office:value="1.6821003155574" calcext:value-type="float">
            <text:p>1.68210031555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RAC_NGA</text:p>
          </table:table-cell>
          <table:table-cell table:style-name="ce22" office:value-type="string" calcext:value-type="string">
            <text:p>REFERENCE STANDARD GAS-FIRED ENGINE-DRIVEN ROOFTOP AIR CONDITIONER</text:p>
          </table:table-cell>
          <table:table-cell office:value-type="string" calcext:value-type="string">
            <text:p>C_SC_RAC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RAC.RESID</text:p>
          </table:table-cell>
          <table:table-cell office:value-type="float" office:value="1.58216208637782" calcext:value-type="float">
            <text:p>1.58216208637782</text:p>
          </table:table-cell>
          <table:table-cell office:value-type="float" office:value="5.46521719733766" calcext:value-type="float">
            <text:p>5.46521719733766</text:p>
          </table:table-cell>
          <table:table-cell office:value-type="float" office:value="8.66700151535891" calcext:value-type="float">
            <text:p>8.66700151535891</text:p>
          </table:table-cell>
          <table:table-cell office:value-type="float" office:value="0" calcext:value-type="float">
            <text:p>0</text:p>
          </table:table-cell>
          <table:table-cell office:value-type="float" office:value="1.5201203766213" calcext:value-type="float">
            <text:p>1.5201203766213</text:p>
          </table:table-cell>
          <table:table-cell office:value-type="float" office:value="0" calcext:value-type="float">
            <text:p>0</text:p>
          </table:table-cell>
          <table:table-cell office:value-type="float" office:value="0.15735030656598" calcext:value-type="float">
            <text:p>0.15735030656598</text:p>
          </table:table-cell>
          <table:table-cell office:value-type="float" office:value="2.48297744958684" calcext:value-type="float">
            <text:p>2.48297744958684</text:p>
          </table:table-cell>
          <table:table-cell office:value-type="float" office:value="1.6821003155574" calcext:value-type="float">
            <text:p>1.68210031555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SC.NGA.CHE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ling</text:p>
          </table:table-cell>
          <table:table-cell office:value-type="string" calcext:value-type="string">
            <text:p>C_SC_CHED</text:p>
          </table:table-cell>
          <table:table-cell table:style-name="ce23" office:value-type="string" calcext:value-type="string">
            <text:p>REFERENCE COMMERCIAL GAS ENGINE-DRIVEN CHILLER</text:p>
          </table:table-cell>
          <table:table-cell office:value-type="string" calcext:value-type="string">
            <text:p>C_SC_CHED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SC.NGA.CHE.RESID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</text:span>COMMERCIAL OIL WATER HEATER</text:p>
          </table:table-cell>
          <table:table-cell office:value-type="string" calcext:value-type="string">
            <text:p>C_WH_DWH_DISTOIL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STANDARD </text:span>COMMERCIAL OIL WATER HEATER</text:p>
          </table:table-cell>
          <table:table-cell office:value-type="string" calcext:value-type="string">
            <text:p>C_WH_DWHST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DWH</text:p>
          </table:table-cell>
          <table:table-cell office:value-type="string" calcext:value-type="string">
            <text:p><text:span text:style-name="T3">REFERENCE HIGH EFFICIENCY </text:span>COMMERCIAL OIL WATER HEATER</text:p>
          </table:table-cell>
          <table:table-cell office:value-type="string" calcext:value-type="string">
            <text:p>C_WH_DWHHE_DISTOIL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DSL.DWH.RESID</text:p>
          </table:table-cell>
          <table:table-cell office:value-type="float" office:value="8.98101348161703" calcext:value-type="float">
            <text:p>8.98101348161703</text:p>
          </table:table-cell>
          <table:table-cell office:value-type="float" office:value="8.20635954224694" calcext:value-type="float">
            <text:p>8.20635954224694</text:p>
          </table:table-cell>
          <table:table-cell office:value-type="float" office:value="0.869411747363674" calcext:value-type="float">
            <text:p>0.869411747363674</text:p>
          </table:table-cell>
          <table:table-cell office:value-type="float" office:value="1.49179571535236" calcext:value-type="float">
            <text:p>1.49179571535236</text:p>
          </table:table-cell>
          <table:table-cell office:value-type="float" office:value="1.75859790089909" calcext:value-type="float">
            <text:p>1.75859790089909</text:p>
          </table:table-cell>
          <table:table-cell office:value-type="float" office:value="0.122309032376851" calcext:value-type="float">
            <text:p>0.122309032376851</text:p>
          </table:table-cell>
          <table:table-cell office:value-type="float" office:value="0.0323080561229842" calcext:value-type="float">
            <text:p>0.032308056122984</text:p>
          </table:table-cell>
          <table:table-cell office:value-type="float" office:value="0.187340278238386" calcext:value-type="float">
            <text:p>0.187340278238386</text:p>
          </table:table-cell>
          <table:table-cell office:value-type="float" office:value="0.654565533014365" calcext:value-type="float">
            <text:p>0.65456553301436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</text:span>COMMERCIAL HEAT PUMP STORAGE WATER HEATER</text:p>
          </table:table-cell>
          <table:table-cell office:value-type="string" calcext:value-type="string">
            <text:p>C_WH_HP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HEATPUMP.RESID</text:p>
          </table:table-cell>
          <table:table-cell office:value-type="float" office:value="0.0887675081713884" calcext:value-type="float">
            <text:p>0.088767508171388</text:p>
          </table:table-cell>
          <table:table-cell office:value-type="float" office:value="1.39780665789999" calcext:value-type="float">
            <text:p>1.39780665789999</text:p>
          </table:table-cell>
          <table:table-cell office:value-type="float" office:value="0.453635346574524" calcext:value-type="float">
            <text:p>0.453635346574524</text:p>
          </table:table-cell>
          <table:table-cell office:value-type="float" office:value="1.14100620835479" calcext:value-type="float">
            <text:p>1.14100620835479</text:p>
          </table:table-cell>
          <table:table-cell office:value-type="float" office:value="2.48478126602438" calcext:value-type="float">
            <text:p>2.48478126602438</text:p>
          </table:table-cell>
          <table:table-cell office:value-type="float" office:value="0.403464215836858" calcext:value-type="float">
            <text:p>0.403464215836858</text:p>
          </table:table-cell>
          <table:table-cell office:value-type="float" office:value="0.773018783794625" calcext:value-type="float">
            <text:p>0.773018783794625</text:p>
          </table:table-cell>
          <table:table-cell office:value-type="float" office:value="0.180354299155978" calcext:value-type="float">
            <text:p>0.180354299155978</text:p>
          </table:table-cell>
          <table:table-cell office:value-type="float" office:value="1.76558736849721" calcext:value-type="float">
            <text:p>1.7655873684972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HP</text:p>
          </table:table-cell>
          <table:table-cell table:style-name="ce24" office:value-type="string" calcext:value-type="string">
            <text:p><text:span text:style-name="T3">REFERENCE STANDARD </text:span>COMMERCIAL HEAT PUMP STORAGE WATER HEATER</text:p>
          </table:table-cell>
          <table:table-cell office:value-type="string" calcext:value-type="string">
            <text:p>C_WH_HP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HEATPUMP.RESID</text:p>
          </table:table-cell>
          <table:table-cell office:value-type="float" office:value="0.0887675081713884" calcext:value-type="float">
            <text:p>0.088767508171388</text:p>
          </table:table-cell>
          <table:table-cell office:value-type="float" office:value="1.39780665789999" calcext:value-type="float">
            <text:p>1.39780665789999</text:p>
          </table:table-cell>
          <table:table-cell office:value-type="float" office:value="0.453635346574524" calcext:value-type="float">
            <text:p>0.453635346574524</text:p>
          </table:table-cell>
          <table:table-cell office:value-type="float" office:value="1.14100620835479" calcext:value-type="float">
            <text:p>1.14100620835479</text:p>
          </table:table-cell>
          <table:table-cell office:value-type="float" office:value="2.48478126602438" calcext:value-type="float">
            <text:p>2.48478126602438</text:p>
          </table:table-cell>
          <table:table-cell office:value-type="float" office:value="0.403464215836858" calcext:value-type="float">
            <text:p>0.403464215836858</text:p>
          </table:table-cell>
          <table:table-cell office:value-type="float" office:value="0.773018783794625" calcext:value-type="float">
            <text:p>0.773018783794625</text:p>
          </table:table-cell>
          <table:table-cell office:value-type="float" office:value="0.180354299155978" calcext:value-type="float">
            <text:p>0.180354299155978</text:p>
          </table:table-cell>
          <table:table-cell office:value-type="float" office:value="1.76558736849721" calcext:value-type="float">
            <text:p>1.7655873684972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COMMERCIAL </text:span>GAS STORAGE WATER HEATER</text:p>
          </table:table-cell>
          <table:table-cell office:value-type="string" calcext:value-type="string">
            <text:p>C_WH_NWH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STANDARD COMMERCIAL </text:span>GAS STORAGE WATER HEATER</text:p>
          </table:table-cell>
          <table:table-cell office:value-type="string" calcext:value-type="string">
            <text:p>C_WH_NWHST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WH</text:p>
          </table:table-cell>
          <table:table-cell office:value-type="string" calcext:value-type="string">
            <text:p><text:span text:style-name="T3">REFERENCE HIGH EFFICIENCY COMMERCIAL </text:span>GAS STORAGE WATER HEATER</text:p>
          </table:table-cell>
          <table:table-cell office:value-type="string" calcext:value-type="string">
            <text:p>C_WH_NWH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NGA.NWH.RESID</text:p>
          </table:table-cell>
          <table:table-cell office:value-type="float" office:value="43.472448789098" calcext:value-type="float">
            <text:p>43.472448789098</text:p>
          </table:table-cell>
          <table:table-cell office:value-type="float" office:value="161.918915570955" calcext:value-type="float">
            <text:p>161.918915570955</text:p>
          </table:table-cell>
          <table:table-cell office:value-type="float" office:value="205.085688765414" calcext:value-type="float">
            <text:p>205.085688765414</text:p>
          </table:table-cell>
          <table:table-cell office:value-type="float" office:value="77.6433131442361" calcext:value-type="float">
            <text:p>77.6433131442361</text:p>
          </table:table-cell>
          <table:table-cell office:value-type="float" office:value="173.149284141548" calcext:value-type="float">
            <text:p>173.149284141548</text:p>
          </table:table-cell>
          <table:table-cell office:value-type="float" office:value="52.521477565202" calcext:value-type="float">
            <text:p>52.521477565202</text:p>
          </table:table-cell>
          <table:table-cell office:value-type="float" office:value="131.961541994479" calcext:value-type="float">
            <text:p>131.961541994479</text:p>
          </table:table-cell>
          <table:table-cell office:value-type="float" office:value="74.6891619042808" calcext:value-type="float">
            <text:p>74.6891619042808</text:p>
          </table:table-cell>
          <table:table-cell office:value-type="float" office:value="165.970851808159" calcext:value-type="float">
            <text:p>165.970851808159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COMMERCIAL SOLAR WATER HEATER WITH ELECTRIC BACKUP</text:p>
          </table:table-cell>
          <table:table-cell office:value-type="string" calcext:value-type="string">
            <text:p>C_WH_SOL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SOLAR.RESID</text:p>
          </table:table-cell>
          <table:table-cell office:value-type="float" office:value="0.123602682097445" calcext:value-type="float">
            <text:p>0.123602682097445</text:p>
          </table:table-cell>
          <table:table-cell office:value-type="float" office:value="0" calcext:value-type="float">
            <text:p>0</text:p>
          </table:table-cell>
          <table:table-cell office:value-type="float" office:value="0.262113918451282" calcext:value-type="float">
            <text:p>0.26211391845128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SOL</text:p>
          </table:table-cell>
          <table:table-cell office:value-type="string" calcext:value-type="string">
            <text:p>REFERENCE STANDARD COMMERCIAL SOLAR WATER HEATER WITH ELECTRIC BACKUP</text:p>
          </table:table-cell>
          <table:table-cell office:value-type="string" calcext:value-type="string">
            <text:p>C_WH_SOL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SOLAR.RESID</text:p>
          </table:table-cell>
          <table:table-cell office:value-type="float" office:value="0.123602682097445" calcext:value-type="float">
            <text:p>0.123602682097445</text:p>
          </table:table-cell>
          <table:table-cell office:value-type="float" office:value="0" calcext:value-type="float">
            <text:p>0</text:p>
          </table:table-cell>
          <table:table-cell office:value-type="float" office:value="0.262113918451282" calcext:value-type="float">
            <text:p>0.26211391845128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COMMERCIAL ELECTRIC RESISTANCE STORAGE WATER HEATER</text:p>
          </table:table-cell>
          <table:table-cell office:value-type="string" calcext:value-type="string">
            <text:p>C_WH_EWH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WH.ELC.EWH.RESID</text:p>
          </table:table-cell>
          <table:table-cell office:value-type="float" office:value="3.5563431826876" calcext:value-type="float">
            <text:p>3.5563431826876</text:p>
          </table:table-cell>
          <table:table-cell office:value-type="float" office:value="5.0341965027878" calcext:value-type="float">
            <text:p>5.0341965027878</text:p>
          </table:table-cell>
          <table:table-cell office:value-type="float" office:value="8.6128030040822" calcext:value-type="float">
            <text:p>8.6128030040822</text:p>
          </table:table-cell>
          <table:table-cell office:value-type="float" office:value="5.32355839744534" calcext:value-type="float">
            <text:p>5.32355839744534</text:p>
          </table:table-cell>
          <table:table-cell office:value-type="float" office:value="57.9477268190078" calcext:value-type="float">
            <text:p>57.9477268190078</text:p>
          </table:table-cell>
          <table:table-cell office:value-type="float" office:value="10.5133441789316" calcext:value-type="float">
            <text:p>10.5133441789316</text:p>
          </table:table-cell>
          <table:table-cell office:value-type="float" office:value="15.4027260844701" calcext:value-type="float">
            <text:p>15.4027260844701</text:p>
          </table:table-cell>
          <table:table-cell office:value-type="float" office:value="5.07254640732709" calcext:value-type="float">
            <text:p>5.07254640732709</text:p>
          </table:table-cell>
          <table:table-cell office:value-type="float" office:value="12.3215923602889" calcext:value-type="float">
            <text:p>12.3215923602889</text:p>
          </table:table-cell>
          <table:table-cell/>
        </table:table-row>
        <table:table-row table:style-name="ro6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WH</text:p>
          </table:table-cell>
          <table:table-cell office:value-type="string" calcext:value-type="string">
            <text:p>REFERENCE STANDARD COMMERCIAL ELECTRIC RESISTANCE STORAGE WATER HEATER</text:p>
          </table:table-cell>
          <table:table-cell office:value-type="string" calcext:value-type="string">
            <text:p>C_WH_EWH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WH.ELC.EWH.RESID</text:p>
          </table:table-cell>
          <table:table-cell office:value-type="float" office:value="3.5563431826876" calcext:value-type="float">
            <text:p>3.5563431826876</text:p>
          </table:table-cell>
          <table:table-cell office:value-type="float" office:value="5.0341965027878" calcext:value-type="float">
            <text:p>5.0341965027878</text:p>
          </table:table-cell>
          <table:table-cell office:value-type="float" office:value="8.6128030040822" calcext:value-type="float">
            <text:p>8.6128030040822</text:p>
          </table:table-cell>
          <table:table-cell office:value-type="float" office:value="5.32355839744534" calcext:value-type="float">
            <text:p>5.32355839744534</text:p>
          </table:table-cell>
          <table:table-cell office:value-type="float" office:value="57.9477268190078" calcext:value-type="float">
            <text:p>57.9477268190078</text:p>
          </table:table-cell>
          <table:table-cell office:value-type="float" office:value="10.5133441789316" calcext:value-type="float">
            <text:p>10.5133441789316</text:p>
          </table:table-cell>
          <table:table-cell office:value-type="float" office:value="15.4027260844701" calcext:value-type="float">
            <text:p>15.4027260844701</text:p>
          </table:table-cell>
          <table:table-cell office:value-type="float" office:value="5.07254640732709" calcext:value-type="float">
            <text:p>5.07254640732709</text:p>
          </table:table-cell>
          <table:table-cell office:value-type="float" office:value="12.3215923602889" calcext:value-type="float">
            <text:p>12.321592360288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COMMERCIAL GAS-FIRED BOOSTER WATER HEATER</text:p>
          </table:table-cell>
          <table:table-cell table:style-name="Default" office:value-type="string" calcext:value-type="string">
            <text:p>C_WH_BST_NGA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STANDARD COMMERCIAL GAS-FIRED BOOSTER WATER HEATER</text:p>
          </table:table-cell>
          <table:table-cell table:style-name="Default" office:value-type="string" calcext:value-type="string">
            <text:p>C_WH_BSTST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</text:p>
          </table:table-cell>
          <table:table-cell table:style-name="ce25" office:value-type="string" calcext:value-type="string">
            <text:p>REFERENCE HIGH EFFICIENCY COMMERCIAL GAS-FIRED BOOSTER WATER HEATER</text:p>
          </table:table-cell>
          <table:table-cell table:style-name="Default" office:value-type="string" calcext:value-type="string">
            <text:p>C_WH_BSTHE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COMMERCIAL GAS-FIRED INSTANTANEOUS WATER HEATER</text:p>
          </table:table-cell>
          <table:table-cell table:style-name="Default" office:value-type="string" calcext:value-type="string">
            <text:p>C_WH_INST_NGA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STANDARD COMMERCIAL GAS-FIRED INSTANTANEOUS WATER HEATER</text:p>
          </table:table-cell>
          <table:table-cell table:style-name="Default" office:value-type="string" calcext:value-type="string">
            <text:p>C_WH_INSTST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NGAINST</text:p>
          </table:table-cell>
          <table:table-cell table:style-name="ce25" office:value-type="string" calcext:value-type="string">
            <text:p>REFERENCE HIGH EFFICIENCY COMMERCIAL GAS-FIRED INSTANTANEOUS WATER HEATER</text:p>
          </table:table-cell>
          <table:table-cell table:style-name="Default" office:value-type="string" calcext:value-type="string">
            <text:p>C_WH_INSTHE_NGA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COMMERCIAL ELECTRIC BOOSTER WATER HEATERS</text:p>
          </table:table-cell>
          <table:table-cell table:style-name="Default" office:value-type="string" calcext:value-type="string">
            <text:p>C_WH_BST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Water Heater</text:p>
          </table:table-cell>
          <table:table-cell office:value-type="string" calcext:value-type="string">
            <text:p>C_WH_ELCBOOST</text:p>
          </table:table-cell>
          <table:table-cell table:style-name="ce26" office:value-type="string" calcext:value-type="string">
            <text:p>REFERENCE STANDARD COMMERCIAL ELECTRIC BOOSTER WATER HEATERS</text:p>
          </table:table-cell>
          <table:table-cell table:style-name="Default" office:value-type="string" calcext:value-type="string">
            <text:p>C_WH_BSTST_ELC_R</text:p>
          </table:table-cell>
          <table:table-cell office:value-type="float" office:value="2017" calcext:value-type="float">
            <text:p>2017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COMMERCIAL BEVERAGE MERCHANDISERS</text:p>
          </table:table-cell>
          <table:table-cell office:value-type="string" calcext:value-type="string">
            <text:p>C_RF_B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STANDARD COMMERCIAL BEVERAGE MERCHANDISERS</text:p>
          </table:table-cell>
          <table:table-cell office:value-type="string" calcext:value-type="string">
            <text:p>C_RF_B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BVM</text:p>
          </table:table-cell>
          <table:table-cell office:value-type="string" calcext:value-type="string">
            <text:p>REFERENCE HIGH EFFICIENCY COMMERCIAL BEVERAGE MERCHANDISERS</text:p>
          </table:table-cell>
          <table:table-cell office:value-type="string" calcext:value-type="string">
            <text:p>C_RF_B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BVM.RESID</text:p>
          </table:table-cell>
          <table:table-cell office:value-type="float" office:value="10.196421295077" calcext:value-type="float">
            <text:p>10.196421295077</text:p>
          </table:table-cell>
          <table:table-cell office:value-type="float" office:value="26.6216187787785" calcext:value-type="float">
            <text:p>26.6216187787785</text:p>
          </table:table-cell>
          <table:table-cell office:value-type="float" office:value="30.2005579130339" calcext:value-type="float">
            <text:p>30.2005579130339</text:p>
          </table:table-cell>
          <table:table-cell office:value-type="float" office:value="14.642838391675" calcext:value-type="float">
            <text:p>14.642838391675</text:p>
          </table:table-cell>
          <table:table-cell office:value-type="float" office:value="42.6178175980428" calcext:value-type="float">
            <text:p>42.6178175980428</text:p>
          </table:table-cell>
          <table:table-cell office:value-type="float" office:value="11.6232566320451" calcext:value-type="float">
            <text:p>11.6232566320451</text:p>
          </table:table-cell>
          <table:table-cell office:value-type="float" office:value="27.0055844342417" calcext:value-type="float">
            <text:p>27.0055844342417</text:p>
          </table:table-cell>
          <table:table-cell office:value-type="float" office:value="11.8057588263084" calcext:value-type="float">
            <text:p>11.8057588263084</text:p>
          </table:table-cell>
          <table:table-cell office:value-type="float" office:value="31.7103487928488" calcext:value-type="float">
            <text:p>31.7103487928488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UPERMARKET DISPLAY CASES</text:p>
          </table:table-cell>
          <table:table-cell office:value-type="string" calcext:value-type="string">
            <text:p>C_RF_CEN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STANDARD SUPERMARKET DISPLAY CASES</text:p>
          </table:table-cell>
          <table:table-cell office:value-type="string" calcext:value-type="string">
            <text:p>C_RF_CEN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EN</text:p>
          </table:table-cell>
          <table:table-cell office:value-type="string" calcext:value-type="string">
            <text:p>REFERENCE HIGH EFFICIENCY SUPERMARKET DISPLAY CASES</text:p>
          </table:table-cell>
          <table:table-cell office:value-type="string" calcext:value-type="string">
            <text:p>C_RF_CEN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CEN.RESID</text:p>
          </table:table-cell>
          <table:table-cell office:value-type="float" office:value="5.93257327280696" calcext:value-type="float">
            <text:p>5.93257327280696</text:p>
          </table:table-cell>
          <table:table-cell office:value-type="float" office:value="15.4892289633119" calcext:value-type="float">
            <text:p>15.4892289633119</text:p>
          </table:table-cell>
          <table:table-cell office:value-type="float" office:value="17.5715594240136" calcext:value-type="float">
            <text:p>17.5715594240136</text:p>
          </table:table-cell>
          <table:table-cell office:value-type="float" office:value="8.51962754053962" calcext:value-type="float">
            <text:p>8.51962754053962</text:p>
          </table:table-cell>
          <table:table-cell office:value-type="float" office:value="24.7962808038917" calcext:value-type="float">
            <text:p>24.7962808038917</text:p>
          </table:table-cell>
          <table:table-cell office:value-type="float" office:value="6.76274740349729" calcext:value-type="float">
            <text:p>6.76274740349729</text:p>
          </table:table-cell>
          <table:table-cell office:value-type="float" office:value="15.7126313041289" calcext:value-type="float">
            <text:p>15.7126313041289</text:p>
          </table:table-cell>
          <table:table-cell office:value-type="float" office:value="6.86893246672513" calcext:value-type="float">
            <text:p>6.86893246672513</text:p>
          </table:table-cell>
          <table:table-cell office:value-type="float" office:value="18.4499994925347" calcext:value-type="float">
            <text:p>18.4499994925347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COMMERCIAL ICE-MACHINES</text:p>
          </table:table-cell>
          <table:table-cell office:value-type="string" calcext:value-type="string">
            <text:p>C_RF_IC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STANDARD COMMERCIAL ICE-MACHINES</text:p>
          </table:table-cell>
          <table:table-cell office:value-type="string" calcext:value-type="string">
            <text:p>C_RF_IC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ICM</text:p>
          </table:table-cell>
          <table:table-cell office:value-type="string" calcext:value-type="string">
            <text:p>REFERENCE HIGH EFFICIENCY COMMERCIAL ICE-MACHINES</text:p>
          </table:table-cell>
          <table:table-cell office:value-type="string" calcext:value-type="string">
            <text:p>C_RF_IC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ICM.RESID</text:p>
          </table:table-cell>
          <table:table-cell office:value-type="float" office:value="4.67347147656652" calcext:value-type="float">
            <text:p>4.67347147656652</text:p>
          </table:table-cell>
          <table:table-cell office:value-type="float" office:value="12.2018669513703" calcext:value-type="float">
            <text:p>12.2018669513703</text:p>
          </table:table-cell>
          <table:table-cell office:value-type="float" office:value="13.8422532669481" calcext:value-type="float">
            <text:p>13.8422532669481</text:p>
          </table:table-cell>
          <table:table-cell office:value-type="float" office:value="6.71146136267502" calcext:value-type="float">
            <text:p>6.71146136267502</text:p>
          </table:table-cell>
          <table:table-cell office:value-type="float" office:value="19.5336333380155" calcext:value-type="float">
            <text:p>19.5336333380155</text:p>
          </table:table-cell>
          <table:table-cell office:value-type="float" office:value="5.32745330569089" calcext:value-type="float">
            <text:p>5.32745330569089</text:p>
          </table:table-cell>
          <table:table-cell office:value-type="float" office:value="12.3778554170151" calcext:value-type="float">
            <text:p>12.3778554170151</text:p>
          </table:table-cell>
          <table:table-cell office:value-type="float" office:value="5.41110214429982" calcext:value-type="float">
            <text:p>5.41110214429982</text:p>
          </table:table-cell>
          <table:table-cell office:value-type="float" office:value="14.5342572954401" calcext:value-type="float">
            <text:p>14.5342572954401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COMMERCIAL REACH-IN FREEZERS</text:p>
          </table:table-cell>
          <table:table-cell office:value-type="string" calcext:value-type="string">
            <text:p>C_RF_R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STANDARD COMMERCIAL REACH-IN FREEZERS</text:p>
          </table:table-cell>
          <table:table-cell office:value-type="string" calcext:value-type="string">
            <text:p>C_RF_R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F</text:p>
          </table:table-cell>
          <table:table-cell office:value-type="string" calcext:value-type="string">
            <text:p>REFERENCE HIGH EFFICIENCY COMMERCIAL REACH-IN FREEZERS</text:p>
          </table:table-cell>
          <table:table-cell office:value-type="string" calcext:value-type="string">
            <text:p>C_RF_R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F.RESID</text:p>
          </table:table-cell>
          <table:table-cell office:value-type="float" office:value="26.7147212191207" calcext:value-type="float">
            <text:p>26.7147212191207</text:p>
          </table:table-cell>
          <table:table-cell office:value-type="float" office:value="69.7488955679136" calcext:value-type="float">
            <text:p>69.7488955679136</text:p>
          </table:table-cell>
          <table:table-cell office:value-type="float" office:value="79.1257502961498" calcext:value-type="float">
            <text:p>79.1257502961498</text:p>
          </table:table-cell>
          <table:table-cell office:value-type="float" office:value="38.3643764973798" calcext:value-type="float">
            <text:p>38.3643764973798</text:p>
          </table:table-cell>
          <table:table-cell office:value-type="float" office:value="111.659089316832" calcext:value-type="float">
            <text:p>111.659089316832</text:p>
          </table:table-cell>
          <table:table-cell office:value-type="float" office:value="30.4530434352785" calcext:value-type="float">
            <text:p>30.4530434352785</text:p>
          </table:table-cell>
          <table:table-cell office:value-type="float" office:value="70.7548892539892" calcext:value-type="float">
            <text:p>70.7548892539892</text:p>
          </table:table-cell>
          <table:table-cell office:value-type="float" office:value="30.9312009280429" calcext:value-type="float">
            <text:p>30.9312009280429</text:p>
          </table:table-cell>
          <table:table-cell office:value-type="float" office:value="83.0814168272005" calcext:value-type="float">
            <text:p>83.08141682720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COMMERCIAL REACH-IN REFRIGERATORS</text:p>
          </table:table-cell>
          <table:table-cell office:value-type="string" calcext:value-type="string">
            <text:p>C_RF_R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STANDARD COMMERCIAL REACH-IN REFRIGERATORS</text:p>
          </table:table-cell>
          <table:table-cell office:value-type="string" calcext:value-type="string">
            <text:p>C_RF_R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IR</text:p>
          </table:table-cell>
          <table:table-cell office:value-type="string" calcext:value-type="string">
            <text:p>REFERENCE HIGH EFFICIENCY COMMERCIAL REACH-IN REFRIGERATORS</text:p>
          </table:table-cell>
          <table:table-cell office:value-type="string" calcext:value-type="string">
            <text:p>C_RF_R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IR.RESID</text:p>
          </table:table-cell>
          <table:table-cell office:value-type="float" office:value="7.71189384310524" calcext:value-type="float">
            <text:p>7.71189384310524</text:p>
          </table:table-cell>
          <table:table-cell office:value-type="float" office:value="20.1348190715384" calcext:value-type="float">
            <text:p>20.1348190715384</text:p>
          </table:table-cell>
          <table:table-cell office:value-type="float" office:value="22.8416902252085" calcext:value-type="float">
            <text:p>22.8416902252085</text:p>
          </table:table-cell>
          <table:table-cell office:value-type="float" office:value="11.0748675413073" calcext:value-type="float">
            <text:p>11.0748675413073</text:p>
          </table:table-cell>
          <table:table-cell office:value-type="float" office:value="32.2332782875117" calcext:value-type="float">
            <text:p>32.2332782875117</text:p>
          </table:table-cell>
          <table:table-cell office:value-type="float" office:value="8.79105704476711" calcext:value-type="float">
            <text:p>8.79105704476711</text:p>
          </table:table-cell>
          <table:table-cell office:value-type="float" office:value="20.4252251158394" calcext:value-type="float">
            <text:p>20.4252251158394</text:p>
          </table:table-cell>
          <table:table-cell office:value-type="float" office:value="8.92908954730526" calcext:value-type="float">
            <text:p>8.92908954730526</text:p>
          </table:table-cell>
          <table:table-cell office:value-type="float" office:value="23.9835954734786" calcext:value-type="float">
            <text:p>23.983595473478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COMMERCIAL REFRIGERATED VENDING MACHINES</text:p>
          </table:table-cell>
          <table:table-cell office:value-type="string" calcext:value-type="string">
            <text:p>C_RF_RVM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STANDARD COMMERCIAL REFRIGERATED VENDING MACHINES</text:p>
          </table:table-cell>
          <table:table-cell office:value-type="string" calcext:value-type="string">
            <text:p>C_RF_RVM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RVM</text:p>
          </table:table-cell>
          <table:table-cell office:value-type="string" calcext:value-type="string">
            <text:p>REFERENCE HIGH EFFICIENCY COMMERCIAL REFRIGERATED VENDING MACHINES</text:p>
          </table:table-cell>
          <table:table-cell office:value-type="string" calcext:value-type="string">
            <text:p>C_RF_RVM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RVM.RESID</text:p>
          </table:table-cell>
          <table:table-cell office:value-type="float" office:value="3.96412092635717" calcext:value-type="float">
            <text:p>3.96412092635717</text:p>
          </table:table-cell>
          <table:table-cell office:value-type="float" office:value="10.3498387365978" calcext:value-type="float">
            <text:p>10.3498387365978</text:p>
          </table:table-cell>
          <table:table-cell office:value-type="float" office:value="11.7412433388292" calcext:value-type="float">
            <text:p>11.7412433388292</text:p>
          </table:table-cell>
          <table:table-cell office:value-type="float" office:value="5.69277988912938" calcext:value-type="float">
            <text:p>5.69277988912938</text:p>
          </table:table-cell>
          <table:table-cell office:value-type="float" office:value="16.568772286571" calcext:value-type="float">
            <text:p>16.568772286571</text:p>
          </table:table-cell>
          <table:table-cell office:value-type="float" office:value="4.51883984724676" calcext:value-type="float">
            <text:p>4.51883984724676</text:p>
          </table:table-cell>
          <table:table-cell office:value-type="float" office:value="10.4991152568372" calcext:value-type="float">
            <text:p>10.4991152568372</text:p>
          </table:table-cell>
          <table:table-cell office:value-type="float" office:value="4.58979226736055" calcext:value-type="float">
            <text:p>4.58979226736055</text:p>
          </table:table-cell>
          <table:table-cell office:value-type="float" office:value="12.3282133597705" calcext:value-type="float">
            <text:p>12.3282133597705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COMMERCIAL WALK-IN FREEZERS</text:p>
          </table:table-cell>
          <table:table-cell office:value-type="string" calcext:value-type="string">
            <text:p>C_RF_WIF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STANDARD COMMERCIAL WALK-IN FREEZERS</text:p>
          </table:table-cell>
          <table:table-cell office:value-type="string" calcext:value-type="string">
            <text:p>C_RF_WIF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F</text:p>
          </table:table-cell>
          <table:table-cell office:value-type="string" calcext:value-type="string">
            <text:p>REFERENCE HIGH EFFICIENCY COMMERCIAL WALK-IN FREEZERS</text:p>
          </table:table-cell>
          <table:table-cell office:value-type="string" calcext:value-type="string">
            <text:p>C_RF_WIF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F.RESID</text:p>
          </table:table-cell>
          <table:table-cell office:value-type="float" office:value="7.03841726808636" calcext:value-type="float">
            <text:p>7.03841726808636</text:p>
          </table:table-cell>
          <table:table-cell office:value-type="float" office:value="18.376453453079" calcext:value-type="float">
            <text:p>18.376453453079</text:p>
          </table:table-cell>
          <table:table-cell office:value-type="float" office:value="20.8469346420168" calcext:value-type="float">
            <text:p>20.8469346420168</text:p>
          </table:table-cell>
          <table:table-cell office:value-type="float" office:value="10.1077038312965" calcext:value-type="float">
            <text:p>10.1077038312965</text:p>
          </table:table-cell>
          <table:table-cell office:value-type="float" office:value="29.4183591114507" calcext:value-type="float">
            <text:p>29.4183591114507</text:p>
          </table:table-cell>
          <table:table-cell office:value-type="float" office:value="8.02333758314633" calcext:value-type="float">
            <text:p>8.02333758314633</text:p>
          </table:table-cell>
          <table:table-cell office:value-type="float" office:value="18.6414984548061" calcext:value-type="float">
            <text:p>18.6414984548061</text:p>
          </table:table-cell>
          <table:table-cell office:value-type="float" office:value="8.14931576297959" calcext:value-type="float">
            <text:p>8.14931576297959</text:p>
          </table:table-cell>
          <table:table-cell office:value-type="float" office:value="21.8891177660919" calcext:value-type="float">
            <text:p>21.8891177660919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COMMERCIAL WALK-IN REFRIGERATORS</text:p>
          </table:table-cell>
          <table:table-cell office:value-type="string" calcext:value-type="string">
            <text:p>C_RF_WIR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STANDARD COMMERCIAL WALK-IN REFRIGERATORS</text:p>
          </table:table-cell>
          <table:table-cell office:value-type="string" calcext:value-type="string">
            <text:p>C_RF_WIR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WIR</text:p>
          </table:table-cell>
          <table:table-cell office:value-type="string" calcext:value-type="string">
            <text:p>REFERENCE HIGH EFFICIENCY COMMERCIAL WALK-IN REFRIGERATORS</text:p>
          </table:table-cell>
          <table:table-cell office:value-type="string" calcext:value-type="string">
            <text:p>C_RF_WIR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RF.ELC.WIR.RESID</text:p>
          </table:table-cell>
          <table:table-cell office:value-type="float" office:value="18.896337601399" calcext:value-type="float">
            <text:p>18.896337601399</text:p>
          </table:table-cell>
          <table:table-cell office:value-type="float" office:value="49.3360446162049" calcext:value-type="float">
            <text:p>49.3360446162049</text:p>
          </table:table-cell>
          <table:table-cell office:value-type="float" office:value="55.9686503293877" calcext:value-type="float">
            <text:p>55.9686503293877</text:p>
          </table:table-cell>
          <table:table-cell office:value-type="float" office:value="27.1365815205586" calcext:value-type="float">
            <text:p>27.1365815205586</text:p>
          </table:table-cell>
          <table:table-cell office:value-type="float" office:value="78.9807174362518" calcext:value-type="float">
            <text:p>78.9807174362518</text:p>
          </table:table-cell>
          <table:table-cell office:value-type="float" office:value="21.5405949784427" calcext:value-type="float">
            <text:p>21.5405949784427</text:p>
          </table:table-cell>
          <table:table-cell office:value-type="float" office:value="50.0476221827848" calcext:value-type="float">
            <text:p>50.0476221827848</text:p>
          </table:table-cell>
          <table:table-cell office:value-type="float" office:value="21.8788139452739" calcext:value-type="float">
            <text:p>21.8788139452739</text:p>
          </table:table-cell>
          <table:table-cell office:value-type="float" office:value="58.7666436004456" calcext:value-type="float">
            <text:p>58.7666436004456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COMMERCIAL COMPRESSOR RACK SYSTEMS</text:p>
          </table:table-cell>
          <table:table-cell table:style-name="Default" office:value-type="string" calcext:value-type="string">
            <text:p>C_RF_CMP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STANDARD COMMERCIAL COMPRESSOR RACK SYSTEMS</text:p>
          </table:table-cell>
          <table:table-cell table:style-name="Default" office:value-type="string" calcext:value-type="string">
            <text:p>C_RF_CMPST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MP</text:p>
          </table:table-cell>
          <table:table-cell table:style-name="ce26" office:value-type="string" calcext:value-type="string">
            <text:p>REFERENCE HIGH EFFICIENCY COMMERCIAL COMPRESSOR RACK SYSTEMS</text:p>
          </table:table-cell>
          <table:table-cell table:style-name="Default" office:value-type="string" calcext:value-type="string">
            <text:p>C_RF_CMPHE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5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COMMERCIAL CONDENSERS</text:p>
          </table:table-cell>
          <table:table-cell table:style-name="Default" office:value-type="string" calcext:value-type="string">
            <text:p>C_RF_CND_ELC_R</text:p>
          </table:table-cell>
          <table:table-cell office:value-type="float" office:value="2012" calcext:value-type="float">
            <text:p>2012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STANDARD COMMERCIAL CONDENSERS</text:p>
          </table:table-cell>
          <table:table-cell table:style-name="Default" office:value-type="string" calcext:value-type="string">
            <text:p>C_RF_CNDST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Refrigeration</text:p>
          </table:table-cell>
          <table:table-cell office:value-type="string" calcext:value-type="string">
            <text:p>C_RF_CND</text:p>
          </table:table-cell>
          <table:table-cell table:style-name="ce27" office:value-type="string" calcext:value-type="string">
            <text:p>REFERENCE HIGH EFFICIENCY COMMERCIAL CONDENSERS</text:p>
          </table:table-cell>
          <table:table-cell table:style-name="Default" office:value-type="string" calcext:value-type="string">
            <text:p>C_RF_CNDHE_ELC_R</text:p>
          </table:table-cell>
          <table:table-cell office:value-type="float" office:value="2015" calcext:value-type="float">
            <text:p>2015</text:p>
          </table:table-cell>
          <table:table-cell table:number-columns-repeated="11"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CONSTANT AIR COMMERCIAL VENTILATION SYSTEM</text:p>
          </table:table-cell>
          <table:table-cell office:value-type="string" calcext:value-type="string">
            <text:p>C_VT_C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STANDARD CONSTANT AIR COMMERCIAL VENTILATION SYSTEM</text:p>
          </table:table-cell>
          <table:table-cell office:value-type="string" calcext:value-type="string">
            <text:p>C_VT_C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CAV</text:p>
          </table:table-cell>
          <table:table-cell office:value-type="string" calcext:value-type="string">
            <text:p>REFERENCE HIGH EFFICIENCY CONSTANT AIR COMMERCIAL VENTILATION SYSTEM</text:p>
          </table:table-cell>
          <table:table-cell office:value-type="string" calcext:value-type="string">
            <text:p>C_VT_C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CAV.RESID</text:p>
          </table:table-cell>
          <table:table-cell office:value-type="float" office:value="11.1455471856309" calcext:value-type="float">
            <text:p>11.1455471856309</text:p>
          </table:table-cell>
          <table:table-cell office:value-type="float" office:value="29.0996713131117" calcext:value-type="float">
            <text:p>29.0996713131117</text:p>
          </table:table-cell>
          <table:table-cell office:value-type="float" office:value="33.0117531937028" calcext:value-type="float">
            <text:p>33.0117531937028</text:p>
          </table:table-cell>
          <table:table-cell office:value-type="float" office:value="16.0058555352924" calcext:value-type="float">
            <text:p>16.0058555352924</text:p>
          </table:table-cell>
          <table:table-cell office:value-type="float" office:value="46.5848637714621" calcext:value-type="float">
            <text:p>46.5848637714621</text:p>
          </table:table-cell>
          <table:table-cell office:value-type="float" office:value="12.7051983724626" calcext:value-type="float">
            <text:p>12.7051983724626</text:p>
          </table:table-cell>
          <table:table-cell office:value-type="float" office:value="29.519378110897" calcext:value-type="float">
            <text:p>29.519378110897</text:p>
          </table:table-cell>
          <table:table-cell office:value-type="float" office:value="12.9046886405457" calcext:value-type="float">
            <text:p>12.9046886405457</text:p>
          </table:table-cell>
          <table:table-cell office:value-type="float" office:value="34.6620817751177" calcext:value-type="float">
            <text:p>34.6620817751177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VARIABLE AIR COMMERCIAL VENTILATION SYSTEM</text:p>
          </table:table-cell>
          <table:table-cell office:value-type="string" calcext:value-type="string">
            <text:p>C_VT_VAV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STANDARD VARIABLE AIR COMMERCIAL VENTILATION SYSTEM</text:p>
          </table:table-cell>
          <table:table-cell office:value-type="string" calcext:value-type="string">
            <text:p>C_VT_VAVST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Ventilation</text:p>
          </table:table-cell>
          <table:table-cell office:value-type="string" calcext:value-type="string">
            <text:p>C_VT_VAV</text:p>
          </table:table-cell>
          <table:table-cell office:value-type="string" calcext:value-type="string">
            <text:p>REFERENCE HIGH EFFICIENCY VARIABLE AIR COMMERCIAL VENTILATION SYSTEM</text:p>
          </table:table-cell>
          <table:table-cell office:value-type="string" calcext:value-type="string">
            <text:p>C_VT_VAVHE_ELC_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VT.ELC.VAV.RESID</text:p>
          </table:table-cell>
          <table:table-cell office:value-type="float" office:value="5.91546756110074" calcext:value-type="float">
            <text:p>5.91546756110074</text:p>
          </table:table-cell>
          <table:table-cell office:value-type="float" office:value="15.4445680256354" calcext:value-type="float">
            <text:p>15.4445680256354</text:p>
          </table:table-cell>
          <table:table-cell office:value-type="float" office:value="17.5208943894806" calcext:value-type="float">
            <text:p>17.5208943894806</text:p>
          </table:table-cell>
          <table:table-cell office:value-type="float" office:value="8.49506243432831" calcext:value-type="float">
            <text:p>8.49506243432831</text:p>
          </table:table-cell>
          <table:table-cell office:value-type="float" office:value="24.7247843366231" calcext:value-type="float">
            <text:p>24.7247843366231</text:p>
          </table:table-cell>
          <table:table-cell office:value-type="float" office:value="6.74324800549466" calcext:value-type="float">
            <text:p>6.74324800549466</text:p>
          </table:table-cell>
          <table:table-cell office:value-type="float" office:value="15.6673262183128" calcext:value-type="float">
            <text:p>15.6673262183128</text:p>
          </table:table-cell>
          <table:table-cell office:value-type="float" office:value="6.84912689954505" calcext:value-type="float">
            <text:p>6.84912689954505</text:p>
          </table:table-cell>
          <table:table-cell office:value-type="float" office:value="18.3968016038974" calcext:value-type="float">
            <text:p>18.3968016038974</text:p>
          </table:table-cell>
          <table:table-cell/>
        </table:table-row>
        <table:table-row table:style-name="ro2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STANDARD RANGE, GAS, 4 BURNER, OVEN, 11" GRIDDLE</text:p>
          </table:table-cell>
          <table:table-cell office:value-type="string" calcext:value-type="string">
            <text:p>C_CK_RANG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NGA</text:p>
          </table:table-cell>
          <table:table-cell office:value-type="string" calcext:value-type="string">
            <text:p>REFERENCE HIGH EFFICIENCY RANGE, GAS, 4 BURNER, OVEN, 11" GRIDDLE</text:p>
          </table:table-cell>
          <table:table-cell office:value-type="string" calcext:value-type="string">
            <text:p>C_CK_RANGEHE_NGA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NGA.RANGE.RESID</text:p>
          </table:table-cell>
          <table:table-cell office:value-type="float" office:value="20.1793749431992" calcext:value-type="float">
            <text:p>20.1793749431992</text:p>
          </table:table-cell>
          <table:table-cell office:value-type="float" office:value="61.8875452196501" calcext:value-type="float">
            <text:p>61.8875452196501</text:p>
          </table:table-cell>
          <table:table-cell office:value-type="float" office:value="64.0540412444999" calcext:value-type="float">
            <text:p>64.0540412444999</text:p>
          </table:table-cell>
          <table:table-cell office:value-type="float" office:value="25.0757556117063" calcext:value-type="float">
            <text:p>25.0757556117063</text:p>
          </table:table-cell>
          <table:table-cell office:value-type="float" office:value="80.1227890862816" calcext:value-type="float">
            <text:p>80.1227890862816</text:p>
          </table:table-cell>
          <table:table-cell office:value-type="float" office:value="23.9780221232653" calcext:value-type="float">
            <text:p>23.9780221232653</text:p>
          </table:table-cell>
          <table:table-cell office:value-type="float" office:value="55.2033303903841" calcext:value-type="float">
            <text:p>55.2033303903841</text:p>
          </table:table-cell>
          <table:table-cell office:value-type="float" office:value="25.64038617837" calcext:value-type="float">
            <text:p>25.64038617837</text:p>
          </table:table-cell>
          <table:table-cell office:value-type="float" office:value="72.0590904966995" calcext:value-type="float">
            <text:p>72.0590904966995</text:p>
          </table:table-cell>
          <table:table-cell/>
        </table:table-row>
        <table:table-row table:style-name="ro3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RANGE, ELECTRIC, 4 BURNER, OVEN, 11" GRIDDLE</text:p>
          </table:table-cell>
          <table:table-cell office:value-type="string" calcext:value-type="string">
            <text:p>C_CK_RANGE_ELC_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STANDARD RANGE, ELECTRIC, 4 BURNER, OVEN, 11" GRIDDLE</text:p>
          </table:table-cell>
          <table:table-cell office:value-type="string" calcext:value-type="string">
            <text:p>C_CK_RANGEST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4" table:visibility="filter">
          <table:table-cell office:value-type="string" calcext:value-type="string">
            <text:p>Commercial</text:p>
          </table:table-cell>
          <table:table-cell office:value-type="string" calcext:value-type="string">
            <text:p>Commercial Cooking</text:p>
          </table:table-cell>
          <table:table-cell office:value-type="string" calcext:value-type="string">
            <text:p>C_CK_RANGE_ELC</text:p>
          </table:table-cell>
          <table:table-cell office:value-type="string" calcext:value-type="string">
            <text:p>REFERENCE HIGH EFFICIENCY RANGE, ELECTRIC, 4 BURNER, OVEN, 11" GRIDDLE</text:p>
          </table:table-cell>
          <table:table-cell office:value-type="string" calcext:value-type="string">
            <text:p>C_CK_RANGEHE_ELC_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CK.ELC.RANGE.RESID</text:p>
          </table:table-cell>
          <table:table-cell office:value-type="float" office:value="21.0035171472524" calcext:value-type="float">
            <text:p>21.0035171472524</text:p>
          </table:table-cell>
          <table:table-cell office:value-type="float" office:value="46.3175923327766" calcext:value-type="float">
            <text:p>46.3175923327766</text:p>
          </table:table-cell>
          <table:table-cell office:value-type="float" office:value="58.2420904191675" calcext:value-type="float">
            <text:p>58.2420904191675</text:p>
          </table:table-cell>
          <table:table-cell office:value-type="float" office:value="33.7768791879977" calcext:value-type="float">
            <text:p>33.7768791879977</text:p>
          </table:table-cell>
          <table:table-cell office:value-type="float" office:value="91.6960421886477" calcext:value-type="float">
            <text:p>91.6960421886477</text:p>
          </table:table-cell>
          <table:table-cell office:value-type="float" office:value="23.0400053989741" calcext:value-type="float">
            <text:p>23.0400053989741</text:p>
          </table:table-cell>
          <table:table-cell office:value-type="float" office:value="54.0012119878001" calcext:value-type="float">
            <text:p>54.0012119878001</text:p>
          </table:table-cell>
          <table:table-cell office:value-type="float" office:value="22.2111433261078" calcext:value-type="float">
            <text:p>22.2111433261078</text:p>
          </table:table-cell>
          <table:table-cell office:value-type="float" office:value="56.7066546211061" calcext:value-type="float">
            <text:p>56.7066546211061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*[main.$E2]" office:value-type="string" office:string-value="" calcext:value-type="error">
            <text:p>#VALUE!</text:p>
          </table:table-cell>
          <table:table-cell table:formula="of:=37.9894529667964*[main.$E2]" office:value-type="string" office:string-value="" calcext:value-type="error">
            <text:p>#VALUE!</text:p>
          </table:table-cell>
          <table:table-cell table:formula="of:=43.0966532855164*[main.$E2]" office:value-type="string" office:string-value="" calcext:value-type="error">
            <text:p>#VALUE!</text:p>
          </table:table-cell>
          <table:table-cell table:formula="of:=20.8955520324848*[main.$E2]" office:value-type="string" office:string-value="" calcext:value-type="error">
            <text:p>#VALUE!</text:p>
          </table:table-cell>
          <table:table-cell table:formula="of:=60.8162708151681*[main.$E2]" office:value-type="string" office:string-value="" calcext:value-type="error">
            <text:p>#VALUE!</text:p>
          </table:table-cell>
          <table:table-cell table:formula="of:=16.5865631543065*[main.$E2]" office:value-type="string" office:string-value="" calcext:value-type="error">
            <text:p>#VALUE!</text:p>
          </table:table-cell>
          <table:table-cell table:formula="of:=38.5373777692023*[main.$E2]" office:value-type="string" office:string-value="" calcext:value-type="error">
            <text:p>#VALUE!</text:p>
          </table:table-cell>
          <table:table-cell table:formula="of:=16.8469965480425*[main.$E2]" office:value-type="string" office:string-value="" calcext:value-type="error">
            <text:p>#VALUE!</text:p>
          </table:table-cell>
          <table:table-cell table:formula="of:=45.2511477246055*[main.$E2]" office:value-type="string" office:string-value="" calcext:value-type="error">
            <text:p>#VALUE!</text:p>
          </table:table-cell>
          <table:table-cell office:value-type="string" calcext:value-type="string">
            <text:p>PJ of capacity converted to lum-y using efficiencies</text:p>
          </table:table-cell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COMMERCIAL GENERAL SERVICE 100W CFL BARE SPIRAL</text:p>
          </table:table-cell>
          <table:table-cell table:style-name="Default" office:value-type="string" calcext:value-type="string">
            <text:p>C_LT_CFL_GS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*[$efficiencies.E3]" office:value-type="float" office:value="19193893241.7225" calcext:value-type="float">
            <text:p>19193893241.7225</text:p>
          </table:table-cell>
          <table:table-cell table:formula="of:=37.9894529667964*[$efficiencies.E3]" office:value-type="float" office:value="50112926288.0116" calcext:value-type="float">
            <text:p>50112926288.0116</text:p>
          </table:table-cell>
          <table:table-cell table:formula="of:=43.0966532855164*[$efficiencies.E3]" office:value-type="float" office:value="56849973892.6144" calcext:value-type="float">
            <text:p>56849973892.6144</text:p>
          </table:table-cell>
          <table:table-cell table:formula="of:=20.8955520324848*[$efficiencies.E3]" office:value-type="float" office:value="27563894106.7786" calcext:value-type="float">
            <text:p>27563894106.7786</text:p>
          </table:table-cell>
          <table:table-cell table:formula="of:=60.8162708151681*[$efficiencies.E3]" office:value-type="float" office:value="80224405945.9348" calcext:value-type="float">
            <text:p>80224405945.9348</text:p>
          </table:table-cell>
          <table:table-cell table:formula="of:=16.5865631543065*[$efficiencies.E3]" office:value-type="float" office:value="21879789041.7032" calcext:value-type="float">
            <text:p>21879789041.7032</text:p>
          </table:table-cell>
          <table:table-cell table:formula="of:=38.5373777692023*[$efficiencies.E3]" office:value-type="float" office:value="50835708878.7043" calcext:value-type="float">
            <text:p>50835708878.7043</text:p>
          </table:table-cell>
          <table:table-cell table:formula="of:=16.8469965480425*[$efficiencies.E3]" office:value-type="float" office:value="22223333853.3286" calcext:value-type="float">
            <text:p>22223333853.3286</text:p>
          </table:table-cell>
          <table:table-cell table:formula="of:=45.2511477246055*[$efficiencies.E3]" office:value-type="float" office:value="59692026425.152" calcext:value-type="float">
            <text:p>59692026425.15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STANDARD COMMERCIAL GENERAL SERVICE 100W CFL BARE SPIRAL</text:p>
          </table:table-cell>
          <table:table-cell table:style-name="Default" office:value-type="string" calcext:value-type="string">
            <text:p>C_LT_CFLST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*[$efficiencies.E4]" office:value-type="float" office:value="19701424072.6334" calcext:value-type="float">
            <text:p>19701424072.6334</text:p>
          </table:table-cell>
          <table:table-cell table:formula="of:=37.9894529667964*[$efficiencies.E4]" office:value-type="float" office:value="51438027704.2811" calcext:value-type="float">
            <text:p>51438027704.2811</text:p>
          </table:table-cell>
          <table:table-cell table:formula="of:=43.0966532855164*[$efficiencies.E4]" office:value-type="float" office:value="58353218394.5825" calcext:value-type="float">
            <text:p>58353218394.5825</text:p>
          </table:table-cell>
          <table:table-cell table:formula="of:=20.8955520324848*[$efficiencies.E4]" office:value-type="float" office:value="28292747075.9482" calcext:value-type="float">
            <text:p>28292747075.9482</text:p>
          </table:table-cell>
          <table:table-cell table:formula="of:=60.8162708151681*[$efficiencies.E4]" office:value-type="float" office:value="82345724372.3897" calcext:value-type="float">
            <text:p>82345724372.3897</text:p>
          </table:table-cell>
          <table:table-cell table:formula="of:=16.5865631543065*[$efficiencies.E4]" office:value-type="float" office:value="22458341155.7867" calcext:value-type="float">
            <text:p>22458341155.7867</text:p>
          </table:table-cell>
          <table:table-cell table:formula="of:=38.5373777692023*[$efficiencies.E4]" office:value-type="float" office:value="52179922334.6316" calcext:value-type="float">
            <text:p>52179922334.6316</text:p>
          </table:table-cell>
          <table:table-cell table:formula="of:=16.8469965480425*[$efficiencies.E4]" office:value-type="float" office:value="22810970085.0271" calcext:value-type="float">
            <text:p>22810970085.0271</text:p>
          </table:table-cell>
          <table:table-cell table:formula="of:=45.2511477246055*[$efficiencies.E4]" office:value-type="float" office:value="61270421354.6632" calcext:value-type="float">
            <text:p>61270421354.663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CFL_GSL</text:p>
          </table:table-cell>
          <table:table-cell table:style-name="ce28" office:value-type="string" calcext:value-type="string">
            <text:p>REFERENCE HIGH EFFICIENCY COMMERCIAL GENERAL SERVICE 100W CFL BARE SPIRAL</text:p>
          </table:table-cell>
          <table:table-cell table:style-name="Default" office:value-type="string" calcext:value-type="string">
            <text:p>C_LT_CFLHE_GS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CFL.RESID</text:p>
          </table:table-cell>
          <table:table-cell table:formula="of:=14.5504475305519*[$efficiencies.E5]" office:value-type="float" office:value="20070537404.205" calcext:value-type="float">
            <text:p>20070537404.205</text:p>
          </table:table-cell>
          <table:table-cell table:formula="of:=37.9894529667964*[$efficiencies.E5]" office:value-type="float" office:value="52401737825.2043" calcext:value-type="float">
            <text:p>52401737825.2043</text:p>
          </table:table-cell>
          <table:table-cell table:formula="of:=43.0966532855164*[$efficiencies.E5]" office:value-type="float" office:value="59446487123.2865" calcext:value-type="float">
            <text:p>59446487123.2865</text:p>
          </table:table-cell>
          <table:table-cell table:formula="of:=20.8955520324848*[$efficiencies.E5]" office:value-type="float" office:value="28822821962.617" calcext:value-type="float">
            <text:p>28822821962.617</text:p>
          </table:table-cell>
          <table:table-cell table:formula="of:=60.8162708151681*[$efficiencies.E5]" office:value-type="float" office:value="83888501409.8114" calcext:value-type="float">
            <text:p>83888501409.8114</text:p>
          </table:table-cell>
          <table:table-cell table:formula="of:=16.5865631543065*[$efficiencies.E5]" office:value-type="float" office:value="22879106329.6656" calcext:value-type="float">
            <text:p>22879106329.6656</text:p>
          </table:table-cell>
          <table:table-cell table:formula="of:=38.5373777692023*[$efficiencies.E5]" office:value-type="float" office:value="53157532120.7604" calcext:value-type="float">
            <text:p>53157532120.7604</text:p>
          </table:table-cell>
          <table:table-cell table:formula="of:=16.8469965480425*[$efficiencies.E5]" office:value-type="float" office:value="23238341889.8988" calcext:value-type="float">
            <text:p>23238341889.8988</text:p>
          </table:table-cell>
          <table:table-cell table:formula="of:=45.2511477246055*[$efficiencies.E5]" office:value-type="float" office:value="62418344939.7622" calcext:value-type="float">
            <text:p>62418344939.7622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COMMERCIAL GENERAL SERVICE 100W LED REPLACEMENT LAMP</text:p>
          </table:table-cell>
          <table:table-cell table:style-name="Default" office:value-type="string" calcext:value-type="string">
            <text:p>C_LT_LED_GSL_R</text:p>
          </table:table-cell>
          <table:table-cell office:value-type="float" office:value="2009" calcext:value-type="float">
            <text:p>2009</text:p>
          </table:table-cell>
          <table:table-cell table:style-name="ce34" office:value-type="string" calcext:value-type="string">
            <text:p>CLT.ELC.LED.RESID</text:p>
          </table:table-cell>
          <table:table-cell table:formula="of:=0*[$efficiencies.E6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STANDARD COMMERCIAL GENERAL SERVICE 100W LED REPLACEMENT LAMP</text:p>
          </table:table-cell>
          <table:table-cell table:style-name="Default" office:value-type="string" calcext:value-type="string">
            <text:p>C_LT_LEDST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*[$efficiencies.E7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GSL</text:p>
          </table:table-cell>
          <table:table-cell table:style-name="ce28" office:value-type="string" calcext:value-type="string">
            <text:p>REFERENCE HIGH EFFICIENCY COMMERCIAL GENERAL SERVICE 100W LED REPLACEMENT LAMP</text:p>
          </table:table-cell>
          <table:table-cell table:style-name="Default" office:value-type="string" calcext:value-type="string">
            <text:p>C_LT_LEDHE_GS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*[$efficiencies.E8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*[$efficiencies.E9]" office:value-type="float" office:value="4657452063.22111" calcext:value-type="float">
            <text:p>4657452063.22111</text:p>
          </table:table-cell>
          <table:table-cell table:formula="of:=4.26087878929905*[$efficiencies.E9]" office:value-type="float" office:value="12160042206.9037" calcext:value-type="float">
            <text:p>12160042206.9037</text:p>
          </table:table-cell>
          <table:table-cell table:formula="of:=4.83369992283195*[$efficiencies.E9]" office:value-type="float" office:value="13794805715.8446" calcext:value-type="float">
            <text:p>13794805715.8446</text:p>
          </table:table-cell>
          <table:table-cell table:formula="of:=2.3436350748121*[$efficiencies.E9]" office:value-type="float" office:value="6688456263.73316" calcext:value-type="float">
            <text:p>6688456263.73316</text:p>
          </table:table-cell>
          <table:table-cell table:formula="of:=6.82112370997029*[$efficiencies.E9]" office:value-type="float" office:value="19466677254.4814" calcext:value-type="float">
            <text:p>19466677254.4814</text:p>
          </table:table-cell>
          <table:table-cell table:formula="of:=1.86034095287772*[$efficiencies.E9]" office:value-type="float" office:value="5309192217.11678" calcext:value-type="float">
            <text:p>5309192217.11678</text:p>
          </table:table-cell>
          <table:table-cell table:formula="of:=4.32233377183702*[$efficiencies.E9]" office:value-type="float" office:value="12335427431.0417" calcext:value-type="float">
            <text:p>12335427431.0417</text:p>
          </table:table-cell>
          <table:table-cell table:formula="of:=1.88955103717046*[$efficiencies.E9]" office:value-type="float" office:value="5392554329.82437" calcext:value-type="float">
            <text:p>5392554329.82437</text:p>
          </table:table-cell>
          <table:table-cell table:formula="of:=5.07534698379914*[$efficiencies.E9]" office:value-type="float" office:value="14484437739.1528" calcext:value-type="float">
            <text:p>14484437739.1528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COMMERCIAL HALOGEN REFLECTOR LAMP (PAR38)</text:p>
          </table:table-cell>
          <table:table-cell table:style-name="Default" office:value-type="string" calcext:value-type="string">
            <text:p>C_LT_HAL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*[$efficiencies.E10]" office:value-type="float" office:value="4657452063.22111" calcext:value-type="float">
            <text:p>4657452063.22111</text:p>
          </table:table-cell>
          <table:table-cell table:formula="of:=4.26087878929905*[$efficiencies.E10]" office:value-type="float" office:value="12160042206.9037" calcext:value-type="float">
            <text:p>12160042206.9037</text:p>
          </table:table-cell>
          <table:table-cell table:formula="of:=4.83369992283195*[$efficiencies.E10]" office:value-type="float" office:value="13794805715.8446" calcext:value-type="float">
            <text:p>13794805715.8446</text:p>
          </table:table-cell>
          <table:table-cell table:formula="of:=2.3436350748121*[$efficiencies.E10]" office:value-type="float" office:value="6688456263.73316" calcext:value-type="float">
            <text:p>6688456263.73316</text:p>
          </table:table-cell>
          <table:table-cell table:formula="of:=6.82112370997029*[$efficiencies.E10]" office:value-type="float" office:value="19466677254.4814" calcext:value-type="float">
            <text:p>19466677254.4814</text:p>
          </table:table-cell>
          <table:table-cell table:formula="of:=1.86034095287772*[$efficiencies.E10]" office:value-type="float" office:value="5309192217.11678" calcext:value-type="float">
            <text:p>5309192217.11678</text:p>
          </table:table-cell>
          <table:table-cell table:formula="of:=4.32233377183702*[$efficiencies.E10]" office:value-type="float" office:value="12335427431.0417" calcext:value-type="float">
            <text:p>12335427431.0417</text:p>
          </table:table-cell>
          <table:table-cell table:formula="of:=1.88955103717046*[$efficiencies.E10]" office:value-type="float" office:value="5392554329.82437" calcext:value-type="float">
            <text:p>5392554329.82437</text:p>
          </table:table-cell>
          <table:table-cell table:formula="of:=5.07534698379914*[$efficiencies.E10]" office:value-type="float" office:value="14484437739.1528" calcext:value-type="float">
            <text:p>14484437739.1528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AL_RFL</text:p>
          </table:table-cell>
          <table:table-cell table:style-name="ce28" office:value-type="string" calcext:value-type="string">
            <text:p>REFERENCE STANDARD COMMERCIAL HALOGEN REFLECTOR LAMP (PAR38)</text:p>
          </table:table-cell>
          <table:table-cell table:style-name="Default" office:value-type="string" calcext:value-type="string">
            <text:p>C_LT_HAL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1.63197120295268*[$efficiencies.E11]" office:value-type="float" office:value="3725961650.57689" calcext:value-type="float">
            <text:p>3725961650.57689</text:p>
          </table:table-cell>
          <table:table-cell table:formula="of:=4.26087878929905*[$efficiencies.E11]" office:value-type="float" office:value="9728033765.52294" calcext:value-type="float">
            <text:p>9728033765.52294</text:p>
          </table:table-cell>
          <table:table-cell table:formula="of:=4.83369992283195*[$efficiencies.E11]" office:value-type="float" office:value="11035844572.6757" calcext:value-type="float">
            <text:p>11035844572.6757</text:p>
          </table:table-cell>
          <table:table-cell table:formula="of:=2.3436350748121*[$efficiencies.E11]" office:value-type="float" office:value="5350765010.98653" calcext:value-type="float">
            <text:p>5350765010.98653</text:p>
          </table:table-cell>
          <table:table-cell table:formula="of:=6.82112370997029*[$efficiencies.E11]" office:value-type="float" office:value="15573341803.5851" calcext:value-type="float">
            <text:p>15573341803.5851</text:p>
          </table:table-cell>
          <table:table-cell table:formula="of:=1.86034095287772*[$efficiencies.E11]" office:value-type="float" office:value="4247353773.69342" calcext:value-type="float">
            <text:p>4247353773.69342</text:p>
          </table:table-cell>
          <table:table-cell table:formula="of:=4.32233377183702*[$efficiencies.E11]" office:value-type="float" office:value="9868341944.83338" calcext:value-type="float">
            <text:p>9868341944.83338</text:p>
          </table:table-cell>
          <table:table-cell table:formula="of:=1.88955103717046*[$efficiencies.E11]" office:value-type="float" office:value="4314043463.8595" calcext:value-type="float">
            <text:p>4314043463.8595</text:p>
          </table:table-cell>
          <table:table-cell table:formula="of:=5.07534698379914*[$efficiencies.E11]" office:value-type="float" office:value="11587550191.3222" calcext:value-type="float">
            <text:p>11587550191.322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*[main.$E12]" office:value-type="string" office:string-value="" calcext:value-type="error">
            <text:p>#VALUE!</text:p>
          </table:table-cell>
          <table:table-cell table:formula="of:=5.60367073556515*[main.$E12]" office:value-type="string" office:string-value="" calcext:value-type="error">
            <text:p>#VALUE!</text:p>
          </table:table-cell>
          <table:table-cell table:formula="of:=6.35701322227307*[main.$E12]" office:value-type="string" office:string-value="" calcext:value-type="error">
            <text:p>#VALUE!</text:p>
          </table:table-cell>
          <table:table-cell table:formula="of:=3.08221846548447*[main.$E12]" office:value-type="string" office:string-value="" calcext:value-type="error">
            <text:p>#VALUE!</text:p>
          </table:table-cell>
          <table:table-cell table:formula="of:=8.97076241953322*[main.$E12]" office:value-type="string" office:string-value="" calcext:value-type="error">
            <text:p>#VALUE!</text:p>
          </table:table-cell>
          <table:table-cell table:formula="of:=2.44661692371897*[main.$E12]" office:value-type="string" office:string-value="" calcext:value-type="error">
            <text:p>#VALUE!</text:p>
          </table:table-cell>
          <table:table-cell table:formula="of:=5.68449290963581*[main.$E12]" office:value-type="string" office:string-value="" calcext:value-type="error">
            <text:p>#VALUE!</text:p>
          </table:table-cell>
          <table:table-cell table:formula="of:=2.48503240151798*[main.$E12]" office:value-type="string" office:string-value="" calcext:value-type="error">
            <text:p>#VALUE!</text:p>
          </table:table-cell>
          <table:table-cell table:formula="of:=6.67481399315582*[main.$E12]" office:value-type="string" office:string-value="" calcext:value-type="error">
            <text:p>#VALUE!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COMMERCIAL HALOGEN INFRARED REFLECTOR LAMP (PAR38)</text:p>
          </table:table-cell>
          <table:table-cell table:style-name="Default" office:value-type="string" calcext:value-type="string">
            <text:p>C_LT_HIR_R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*[$efficiencies.E13]" office:value-type="float" office:value="4764061433.14869" calcext:value-type="float">
            <text:p>4764061433.14869</text:p>
          </table:table-cell>
          <table:table-cell table:formula="of:=5.60367073556515*[$efficiencies.E13]" office:value-type="float" office:value="12438386335.9196" calcext:value-type="float">
            <text:p>12438386335.9196</text:p>
          </table:table-cell>
          <table:table-cell table:formula="of:=6.35701322227307*[$efficiencies.E13]" office:value-type="float" office:value="14110569684.1424" calcext:value-type="float">
            <text:p>14110569684.1424</text:p>
          </table:table-cell>
          <table:table-cell table:formula="of:=3.08221846548447*[$efficiencies.E13]" office:value-type="float" office:value="6841555447.23214" calcext:value-type="float">
            <text:p>6841555447.23214</text:p>
          </table:table-cell>
          <table:table-cell table:formula="of:=8.97076241953322*[$efficiencies.E13]" office:value-type="float" office:value="19912270718.142" calcext:value-type="float">
            <text:p>19912270718.142</text:p>
          </table:table-cell>
          <table:table-cell table:formula="of:=2.44661692371897*[$efficiencies.E13]" office:value-type="float" office:value="5430719960.05606" calcext:value-type="float">
            <text:p>5430719960.05606</text:p>
          </table:table-cell>
          <table:table-cell table:formula="of:=5.68449290963581*[$efficiencies.E13]" office:value-type="float" office:value="12617786138.8415" calcext:value-type="float">
            <text:p>12617786138.8415</text:p>
          </table:table-cell>
          <table:table-cell table:formula="of:=2.48503240151798*[$efficiencies.E13]" office:value-type="float" office:value="5515990236.75351" calcext:value-type="float">
            <text:p>5515990236.75351</text:p>
          </table:table-cell>
          <table:table-cell table:formula="of:=6.67481399315582*[$efficiencies.E13]" office:value-type="float" office:value="14815987427.7304" calcext:value-type="float">
            <text:p>14815987427.7304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HIR_RFL</text:p>
          </table:table-cell>
          <table:table-cell table:style-name="ce28" office:value-type="string" calcext:value-type="string">
            <text:p>REFERENCE STANDARD COMMERCIAL HALOGEN INFRARED REFLECTOR LAMP (PAR38)</text:p>
          </table:table-cell>
          <table:table-cell table:style-name="Default" office:value-type="string" calcext:value-type="string">
            <text:p>C_LT_HIRST_R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HAL.EDI.RESID</text:p>
          </table:table-cell>
          <table:table-cell table:formula="of:=2.14627773365396*[$efficiencies.E14]" office:value-type="float" office:value="4764061433.14869" calcext:value-type="float">
            <text:p>4764061433.14869</text:p>
          </table:table-cell>
          <table:table-cell table:formula="of:=5.60367073556515" office:value-type="float" office:value="5.60367073556515" calcext:value-type="float">
            <text:p>5.60367073556515</text:p>
          </table:table-cell>
          <table:table-cell table:formula="of:=6.35701322227307" office:value-type="float" office:value="6.35701322227307" calcext:value-type="float">
            <text:p>6.35701322227307</text:p>
          </table:table-cell>
          <table:table-cell table:formula="of:=3.08221846548447" office:value-type="float" office:value="3.08221846548447" calcext:value-type="float">
            <text:p>3.08221846548447</text:p>
          </table:table-cell>
          <table:table-cell table:formula="of:=8.97076241953322" office:value-type="float" office:value="8.97076241953322" calcext:value-type="float">
            <text:p>8.97076241953322</text:p>
          </table:table-cell>
          <table:table-cell table:formula="of:=2.44661692371897" office:value-type="float" office:value="2.44661692371897" calcext:value-type="float">
            <text:p>2.44661692371897</text:p>
          </table:table-cell>
          <table:table-cell table:formula="of:=5.68449290963581" office:value-type="float" office:value="5.68449290963581" calcext:value-type="float">
            <text:p>5.68449290963581</text:p>
          </table:table-cell>
          <table:table-cell table:formula="of:=2.48503240151798" office:value-type="float" office:value="2.48503240151798" calcext:value-type="float">
            <text:p>2.48503240151798</text:p>
          </table:table-cell>
          <table:table-cell table:formula="of:=6.67481399315582" office:value-type="float" office:value="6.67481399315582" calcext:value-type="float">
            <text:p>6.67481399315582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COMMERCIAL LED REFLECTOR LIGHTING (PAR38)</text:p>
          </table:table-cell>
          <table:table-cell table:style-name="Default" office:value-type="string" calcext:value-type="string">
            <text:p>C_LT_LED_RFL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0*[$efficiencies.E15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STANDARD COMMERCIAL LED REFLECTOR LIGHTING (PAR38)</text:p>
          </table:table-cell>
          <table:table-cell table:style-name="Default" office:value-type="string" calcext:value-type="string">
            <text:p>C_LT_LEDST_R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16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RFL</text:p>
          </table:table-cell>
          <table:table-cell table:style-name="ce28" office:value-type="string" calcext:value-type="string">
            <text:p>REFERENCE HIGH EFFICIENCY COMMERCIAL LED REFLECTOR LIGHTING (PAR38)</text:p>
          </table:table-cell>
          <table:table-cell table:style-name="Default" office:value-type="string" calcext:value-type="string">
            <text:p>C_LT_LEDHE_R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17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*[$efficiencies.E18]" office:value-type="float" office:value="33868868472.2773" calcext:value-type="float">
            <text:p>33868868472.2773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COMMERCIAL 4-FT T8 F32 COMMODITY IN 2-LAMP SYSTEM</text:p>
          </table:table-cell>
          <table:table-cell table:style-name="Default" office:value-type="string" calcext:value-type="string">
            <text:p>C_LT_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*[$efficiencies.E19]" office:value-type="float" office:value="58254453772.3168" calcext:value-type="float">
            <text:p>58254453772.3168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STANDARD COMMERCIAL 4-FT T8 F32 COMMODITY IN 2-LAMP SYSTEM</text:p>
          </table:table-cell>
          <table:table-cell table:style-name="Default" office:value-type="string" calcext:value-type="string">
            <text:p>C_LT_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*[$efficiencies.E20]" office:value-type="float" office:value="54190189555.6437" calcext:value-type="float">
            <text:p>54190189555.643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8_LFL</text:p>
          </table:table-cell>
          <table:table-cell table:style-name="ce28" office:value-type="string" calcext:value-type="string">
            <text:p>REFERENCE HIGH EFFICIENCY COMMERCIAL 4-FT T8 F32 COMMODITY IN 2-LAMP SYSTEM</text:p>
          </table:table-cell>
          <table:table-cell table:style-name="Default" office:value-type="string" calcext:value-type="string">
            <text:p>C_LT_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1.3617727228347*[$efficiencies.E21]" office:value-type="float" office:value="56899699033.4257" calcext:value-type="float">
            <text:p>56899699033.4257</text:p>
          </table:table-cell>
          <table:table-cell table:formula="of:=55.772996565058" office:value-type="float" office:value="55.772996565058" calcext:value-type="float">
            <text:p>55.772996565058</text:p>
          </table:table-cell>
          <table:table-cell table:formula="of:=63.2709688596843" office:value-type="float" office:value="63.2709688596843" calcext:value-type="float">
            <text:p>63.2709688596843</text:p>
          </table:table-cell>
          <table:table-cell table:formula="of:=30.6771343286085" office:value-type="float" office:value="30.6771343286085" calcext:value-type="float">
            <text:p>30.6771343286085</text:p>
          </table:table-cell>
          <table:table-cell table:formula="of:=89.2854568408398" office:value-type="float" office:value="89.2854568408398" calcext:value-type="float">
            <text:p>89.2854568408398</text:p>
          </table:table-cell>
          <table:table-cell table:formula="of:=24.3510305515532" office:value-type="float" office:value="24.3510305515532" calcext:value-type="float">
            <text:p>24.3510305515532</text:p>
          </table:table-cell>
          <table:table-cell table:formula="of:=56.5774147847464" office:value-type="float" office:value="56.5774147847464" calcext:value-type="float">
            <text:p>56.5774147847464</text:p>
          </table:table-cell>
          <table:table-cell table:formula="of:=24.7333774831336" office:value-type="float" office:value="24.7333774831336" calcext:value-type="float">
            <text:p>24.7333774831336</text:p>
          </table:table-cell>
          <table:table-cell table:formula="of:=66.4340207482114" office:value-type="float" office:value="66.4340207482114" calcext:value-type="float">
            <text:p>66.43402074821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*[$efficiencies.E22]" office:value-type="float" office:value="12126743211.9447" calcext:value-type="float">
            <text:p>12126743211.9447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COMMERCIAL 4-FT T5 F28 IN 2-LAMP SYSTEM</text:p>
          </table:table-cell>
          <table:table-cell table:style-name="Default" office:value-type="string" calcext:value-type="string">
            <text:p>C_LT_T5_LFL_R</text:p>
          </table:table-cell>
          <table:table-cell office:value-type="float" office:value="2012" calcext:value-type="float">
            <text:p>2012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*[$efficiencies.E23]" office:value-type="float" office:value="15201128814.9729" calcext:value-type="float">
            <text:p>15201128814.9729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STANDARD COMMERCIAL 4-FT T5 F28 IN 2-LAMP SYSTEM</text:p>
          </table:table-cell>
          <table:table-cell table:style-name="Default" office:value-type="string" calcext:value-type="string">
            <text:p>C_LT_T5ST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*[$efficiencies.E24]" office:value-type="float" office:value="15201128814.9729" calcext:value-type="float">
            <text:p>15201128814.9729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_LFL</text:p>
          </table:table-cell>
          <table:table-cell table:style-name="ce28" office:value-type="string" calcext:value-type="string">
            <text:p>REFERENCE HIGH EFFICIENCY COMMERCIAL 4-FT T5 F28 IN 2-LAMP SYSTEM</text:p>
          </table:table-cell>
          <table:table-cell table:style-name="Default" office:value-type="string" calcext:value-type="string">
            <text:p>C_LT_T5HE_LFL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5.38632357650545*[$efficiencies.E25]" office:value-type="float" office:value="16396723216.1505" calcext:value-type="float">
            <text:p>16396723216.1505</text:p>
          </table:table-cell>
          <table:table-cell table:formula="of:=14.0630372876126" office:value-type="float" office:value="14.0630372876126" calcext:value-type="float">
            <text:p>14.0630372876126</text:p>
          </table:table-cell>
          <table:table-cell table:formula="of:=15.9536343588639" office:value-type="float" office:value="15.9536343588639" calcext:value-type="float">
            <text:p>15.9536343588639</text:p>
          </table:table-cell>
          <table:table-cell table:formula="of:=7.73517132860314" office:value-type="float" office:value="7.73517132860314" calcext:value-type="float">
            <text:p>7.73517132860314</text:p>
          </table:table-cell>
          <table:table-cell table:formula="of:=22.5131297603777" office:value-type="float" office:value="22.5131297603777" calcext:value-type="float">
            <text:p>22.5131297603777</text:p>
          </table:table-cell>
          <table:table-cell table:formula="of:=6.14005830292488" office:value-type="float" office:value="6.14005830292488" calcext:value-type="float">
            <text:p>6.14005830292488</text:p>
          </table:table-cell>
          <table:table-cell table:formula="of:=14.2658695561839" office:value-type="float" office:value="14.2658695561839" calcext:value-type="float">
            <text:p>14.2658695561839</text:p>
          </table:table-cell>
          <table:table-cell table:formula="of:=6.23646623304828" office:value-type="float" office:value="6.23646623304828" calcext:value-type="float">
            <text:p>6.23646623304828</text:p>
          </table:table-cell>
          <table:table-cell table:formula="of:=16.751190871703" office:value-type="float" office:value="16.751190871703" calcext:value-type="float">
            <text:p>16.75119087170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COMMERCIAL 4-FT LINEAR LED REPLACEMENT LAMP IN 2-LAMP SYSTEM</text:p>
          </table:table-cell>
          <table:table-cell table:style-name="Default" office:value-type="string" calcext:value-type="string">
            <text:p>C_LT_LED_LFL_R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0*[$efficiencies.E26]"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STANDARD COMMERCIAL 4-FT LINEAR LED REPLACEMENT LAMP IN 2-LAMP SYSTEM</text:p>
          </table:table-cell>
          <table:table-cell table:style-name="Default" office:value-type="string" calcext:value-type="string">
            <text:p>C_LT_LEDST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27]"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ED_LFL</text:p>
          </table:table-cell>
          <table:table-cell table:style-name="ce28" office:value-type="string" calcext:value-type="string">
            <text:p>REFERENCE HIGH EFFICIENCY COMMERCIAL 4-FT LINEAR LED REPLACEMENT LAMP IN 2-LAMP SYSTEM</text:p>
          </table:table-cell>
          <table:table-cell table:style-name="Default" office:value-type="string" calcext:value-type="string">
            <text:p>C_LT_LEDHE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28]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*[$efficiencies.E29]" office:value-type="float" office:value="237262349.651994" calcext:value-type="float">
            <text:p>237262349.651994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COMMERCIAL 4-FT LINEAR LED LUMINAIRE <text:s/>TO REPLACE 2-LAMP SYSTEMS</text:p>
          </table:table-cell>
          <table:table-cell table:style-name="Default" office:value-type="string" calcext:value-type="string">
            <text:p>C_LT_LUM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*[$efficiencies.E30]" office:value-type="float" office:value="1486844057.81916" calcext:value-type="float">
            <text:p>1486844057.81916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STANDARD COMMERCIAL 4-FT LINEAR LED LUMINAIRE <text:s/>TO REPLACE 2-LAMP SYSTEMS</text:p>
          </table:table-cell>
          <table:table-cell table:style-name="Default" office:value-type="string" calcext:value-type="string">
            <text:p>C_LT_LUM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*[$efficiencies.E31]" office:value-type="float" office:value="1581748997.67996" calcext:value-type="float">
            <text:p>1581748997.67996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FL</text:p>
          </table:table-cell>
          <table:table-cell table:style-name="ce28" office:value-type="string" calcext:value-type="string">
            <text:p>REFERENCE HIGH EFFICIENCY COMMERCIAL 4-FT LINEAR LED LUMINAIRE <text:s/>TO REPLACE 2-LAMP SYSTEMS</text:p>
          </table:table-cell>
          <table:table-cell table:style-name="Default" office:value-type="string" calcext:value-type="string">
            <text:p>C_LT_LUM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LED.RESID</text:p>
          </table:table-cell>
          <table:table-cell table:formula="of:=0.498820363908352*[$efficiencies.E32]" office:value-type="float" office:value="1929733777.16955" calcext:value-type="float">
            <text:p>1929733777.16955</text:p>
          </table:table-cell>
          <table:table-cell table:formula="of:=1.3023594438444" office:value-type="float" office:value="1.3023594438444" calcext:value-type="float">
            <text:p>1.3023594438444</text:p>
          </table:table-cell>
          <table:table-cell table:formula="of:=1.47744515967462" office:value-type="float" office:value="1.47744515967462" calcext:value-type="float">
            <text:p>1.47744515967462</text:p>
          </table:table-cell>
          <table:table-cell table:formula="of:=0.716344074436493" office:value-type="float" office:value="0.716344074436493" calcext:value-type="float">
            <text:p>0.716344074436493</text:p>
          </table:table-cell>
          <table:table-cell table:formula="of:=2.08491142804186" office:value-type="float" office:value="2.08491142804186" calcext:value-type="float">
            <text:p>2.08491142804186</text:p>
          </table:table-cell>
          <table:table-cell table:formula="of:=0.568622748630068" office:value-type="float" office:value="0.568622748630068" calcext:value-type="float">
            <text:p>0.568622748630068</text:p>
          </table:table-cell>
          <table:table-cell table:formula="of:=1.32114347428446" office:value-type="float" office:value="1.32114347428446" calcext:value-type="float">
            <text:p>1.32114347428446</text:p>
          </table:table-cell>
          <table:table-cell table:formula="of:=0.577550960629358" office:value-type="float" office:value="0.577550960629358" calcext:value-type="float">
            <text:p>0.577550960629358</text:p>
          </table:table-cell>
          <table:table-cell table:formula="of:=1.55130582257783" office:value-type="float" office:value="1.55130582257783" calcext:value-type="float">
            <text:p>1.55130582257783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*[$efficiencies.E33]" office:value-type="float" office:value="12583718711.5749" calcext:value-type="float">
            <text:p>12583718711.5749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COMMERCIAL 8-FT T8 F59 TYPICAL EFFICIENCY IN A 2-LAMP SYSTEM</text:p>
          </table:table-cell>
          <table:table-cell table:style-name="Default" office:value-type="string" calcext:value-type="string">
            <text:p>C_LT_8FTT8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*[$efficiencies.E34]" office:value-type="float" office:value="15169414337.2409" calcext:value-type="float">
            <text:p>15169414337.2409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STANDARD COMMERCIAL 8-FT T8 F59 TYPICAL EFFICIENCY IN A 2-LAMP SYSTEM</text:p>
          </table:table-cell>
          <table:table-cell table:style-name="Default" office:value-type="string" calcext:value-type="string">
            <text:p>C_LT_8FTT8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*[$efficiencies.E35]" office:value-type="float" office:value="15514173753.9964" calcext:value-type="float">
            <text:p>15514173753.9964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6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_LFL</text:p>
          </table:table-cell>
          <table:table-cell table:style-name="ce28" office:value-type="string" calcext:value-type="string">
            <text:p>REFERENCE HIGH EFFICIENCY COMMERCIAL 8-FT T8 F59 TYPICAL EFFICIENCY IN A 2-LAMP SYSTEM</text:p>
          </table:table-cell>
          <table:table-cell table:style-name="Default" office:value-type="string" calcext:value-type="string">
            <text:p>C_LT_8FTT8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5.43616648340035*[$efficiencies.E36]" office:value-type="float" office:value="15858933170.7519" calcext:value-type="float">
            <text:p>15858933170.7519</text:p>
          </table:table-cell>
          <table:table-cell table:formula="of:=14.1931710696311" office:value-type="float" office:value="14.1931710696311" calcext:value-type="float">
            <text:p>14.1931710696311</text:p>
          </table:table-cell>
          <table:table-cell table:formula="of:=16.1012629780306" office:value-type="float" office:value="16.1012629780306" calcext:value-type="float">
            <text:p>16.1012629780306</text:p>
          </table:table-cell>
          <table:table-cell table:formula="of:=7.80674954310728" office:value-type="float" office:value="7.80674954310728" calcext:value-type="float">
            <text:p>7.80674954310728</text:p>
          </table:table-cell>
          <table:table-cell table:formula="of:=22.721457354259" office:value-type="float" office:value="22.721457354259" calcext:value-type="float">
            <text:p>22.721457354259</text:p>
          </table:table-cell>
          <table:table-cell table:formula="of:=6.19687597270931" office:value-type="float" office:value="6.19687597270931" calcext:value-type="float">
            <text:p>6.19687597270931</text:p>
          </table:table-cell>
          <table:table-cell table:formula="of:=14.3978802677507" office:value-type="float" office:value="14.3978802677507" calcext:value-type="float">
            <text:p>14.3978802677507</text:p>
          </table:table-cell>
          <table:table-cell table:formula="of:=6.29417602366741" office:value-type="float" office:value="6.29417602366741" calcext:value-type="float">
            <text:p>6.29417602366741</text:p>
          </table:table-cell>
          <table:table-cell table:formula="of:=16.9061997632295" office:value-type="float" office:value="16.9061997632295" calcext:value-type="float">
            <text:p>16.906199763229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COMMERCIAL 8-FT T8 F96 HIGH-OUTPUT IN A 2-LAMP SYSTEM</text:p>
          </table:table-cell>
          <table:table-cell table:style-name="Default" office:value-type="string" calcext:value-type="string">
            <text:p>C_LT_8FTT8HO_LFL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*[$efficiencies.E37]" office:value-type="float" office:value="7592679252.02922" calcext:value-type="float">
            <text:p>7592679252.02922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STANDARD COMMERCIAL 8-FT T8 F96 HIGH-OUTPUT IN A 2-LAMP SYSTEM</text:p>
          </table:table-cell>
          <table:table-cell table:style-name="Default" office:value-type="string" calcext:value-type="string">
            <text:p>C_LT_8FTT8HOST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*[$efficiencies.E38]" office:value-type="float" office:value="7686416032.91849" calcext:value-type="float">
            <text:p>7686416032.91849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T8HO_LFL</text:p>
          </table:table-cell>
          <table:table-cell table:style-name="ce28" office:value-type="string" calcext:value-type="string">
            <text:p>REFERENCE HIGH EFFICIENCY COMMERCIAL 8-FT T8 F96 HIGH-OUTPUT IN A 2-LAMP SYSTEM</text:p>
          </table:table-cell>
          <table:table-cell table:style-name="Default" office:value-type="string" calcext:value-type="string">
            <text:p>C_LT_8FTT8HOHE_LFL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T8.RESID</text:p>
          </table:table-cell>
          <table:table-cell table:formula="of:=2.95608312212338*[$efficiencies.E39]" office:value-type="float" office:value="7780152813.80773" calcext:value-type="float">
            <text:p>7780152813.80773</text:p>
          </table:table-cell>
          <table:table-cell table:formula="of:=7.71797434395394" office:value-type="float" office:value="7.71797434395394" calcext:value-type="float">
            <text:p>7.71797434395394</text:p>
          </table:table-cell>
          <table:table-cell table:formula="of:=8.7555581455361" office:value-type="float" office:value="8.7555581455361" calcext:value-type="float">
            <text:p>8.7555581455361</text:p>
          </table:table-cell>
          <table:table-cell table:formula="of:=4.24516074581084" office:value-type="float" office:value="4.24516074581084" calcext:value-type="float">
            <text:p>4.24516074581084</text:p>
          </table:table-cell>
          <table:table-cell table:formula="of:=12.3554929379127" office:value-type="float" office:value="12.3554929379127" calcext:value-type="float">
            <text:p>12.3554929379127</text:p>
          </table:table-cell>
          <table:table-cell table:formula="of:=3.36974235957533" office:value-type="float" office:value="3.36974235957533" calcext:value-type="float">
            <text:p>3.36974235957533</text:p>
          </table:table-cell>
          <table:table-cell table:formula="of:=7.82929128160711" office:value-type="float" office:value="7.82929128160711" calcext:value-type="float">
            <text:p>7.82929128160711</text:p>
          </table:table-cell>
          <table:table-cell table:formula="of:=3.42265226204012" office:value-type="float" office:value="3.42265226204012" calcext:value-type="float">
            <text:p>3.42265226204012</text:p>
          </table:table-cell>
          <table:table-cell table:formula="of:=9.19326733865382" office:value-type="float" office:value="9.19326733865382" calcext:value-type="float">
            <text:p>9.19326733865382</text:p>
          </table:table-cell>
          <table:table-cell/>
        </table:table-row>
        <table:table-row table:style-name="ro4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ED_LFL</text:p>
          </table:table-cell>
          <table:table-cell table:style-name="ce28" office:value-type="string" calcext:value-type="string">
            <text:p>REFERENCE STANDARD 8-FT LINEAR LED REPLACEMENT LAMP FOR A 2-LAMP SYSTEM</text:p>
          </table:table-cell>
          <table:table-cell table:style-name="Default" office:value-type="string" calcext:value-type="string">
            <text:p>C_LT_8FTLED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40]" office:value-type="float" office:value="0" calcext:value-type="float">
            <text:p>0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8FTLUM_LFL</text:p>
          </table:table-cell>
          <table:table-cell table:style-name="ce28" office:value-type="string" calcext:value-type="string">
            <text:p>REFERENCE STANDARD COMMERCIAL 8-FT LINEAR LED LUMINAIRE REPLACEMENT FOR A 2-LAMP SYSTEM</text:p>
          </table:table-cell>
          <table:table-cell table:style-name="Default" office:value-type="string" calcext:value-type="string">
            <text:p>C_LT_8FTLUM_LFL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42]" office:value-type="float" office:value="1940373625.79759" calcext:value-type="float">
            <text:p>1940373625.79759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COMMERCIAL MERCURY VAPOR LOW-BAY</text:p>
          </table:table-cell>
          <table:table-cell table:style-name="Default" office:value-type="string" calcext:value-type="string">
            <text:p>C_LT_MERC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43]" office:value-type="float" office:value="2794138021.14854" calcext:value-type="float">
            <text:p>2794138021.14854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LB</text:p>
          </table:table-cell>
          <table:table-cell table:style-name="ce28" office:value-type="string" calcext:value-type="string">
            <text:p>REFERENCE STANDARD COMMERCIAL MERCURY VAPOR LOW-BAY</text:p>
          </table:table-cell>
          <table:table-cell table:style-name="Default" office:value-type="string" calcext:value-type="string">
            <text:p>C_LT_MERC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44]" office:value-type="float" office:value="2794138021.14854" calcext:value-type="float">
            <text:p>2794138021.14854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45]" office:value-type="float" office:value="4967042467.22995" calcext:value-type="float">
            <text:p>4967042467.22995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COMMERCIAL METAL HALIDE LOW-BAY</text:p>
          </table:table-cell>
          <table:table-cell table:style-name="Default" office:value-type="string" calcext:value-type="string">
            <text:p>C_LT_MTHAL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46]" office:value-type="float" office:value="5743142852.73461" calcext:value-type="float">
            <text:p>5743142852.73461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LB</text:p>
          </table:table-cell>
          <table:table-cell table:style-name="ce28" office:value-type="string" calcext:value-type="string">
            <text:p>REFERENCE STANDARD COMMERCIAL METAL HALIDE LOW-BAY</text:p>
          </table:table-cell>
          <table:table-cell table:style-name="Default" office:value-type="string" calcext:value-type="string">
            <text:p>C_LT_MTHAL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47]" office:value-type="float" office:value="5743142852.73461" calcext:value-type="float">
            <text:p>5743142852.73461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48]" office:value-type="float" office:value="1245382100.11587" calcext:value-type="float">
            <text:p>1245382100.11587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COMMERCIAL SODIUM VAPOR LOW-BAY</text:p>
          </table:table-cell>
          <table:table-cell table:style-name="Default" office:value-type="string" calcext:value-type="string">
            <text:p>C_LT_NAVAP_L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49]" office:value-type="float" office:value="1303759386.05881" calcext:value-type="float">
            <text:p>1303759386.05881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LB</text:p>
          </table:table-cell>
          <table:table-cell table:style-name="ce28" office:value-type="string" calcext:value-type="string">
            <text:p>REFERENCE STANDARD COMMERCIAL SODIUM VAPOR LOW-BAY</text:p>
          </table:table-cell>
          <table:table-cell table:style-name="Default" office:value-type="string" calcext:value-type="string">
            <text:p>C_LT_NAVAPST_L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50]" office:value-type="float" office:value="1303759386.05881" calcext:value-type="float">
            <text:p>1303759386.05881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0*[$efficiencies.E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COMMERCIAL LOW-BAY </text:span>LED LUMINAIRE</text:p>
          </table:table-cell>
          <table:table-cell table:style-name="Default" office:value-type="string" calcext:value-type="string">
            <text:p>C_LT_LUM_LB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0*[$efficiencies.E52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STANDARD COMMERCIAL LOW-BAY </text:span>LED LUMINAIRE</text:p>
          </table:table-cell>
          <table:table-cell table:style-name="Default" office:value-type="string" calcext:value-type="string">
            <text:p>C_LT_LUMST_L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53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LB</text:p>
          </table:table-cell>
          <table:table-cell table:style-name="ce28" office:value-type="string" calcext:value-type="string">
            <text:p><text:span text:style-name="T3">REFERENCE HIGH EFFICIENCY COMMERCIAL LOW-BAY </text:span>LED LUMINAIRE</text:p>
          </table:table-cell>
          <table:table-cell table:style-name="Default" office:value-type="string" calcext:value-type="string">
            <text:p>C_LT_LUMHE_L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55]" office:value-type="float" office:value="2250833405.9252" calcext:value-type="float">
            <text:p>2250833405.925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COMMERCIAL MERCURY VAPOR HIGH-BAY</text:p>
          </table:table-cell>
          <table:table-cell table:style-name="Default" office:value-type="string" calcext:value-type="string">
            <text:p>C_LT_MERC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56]" office:value-type="float" office:value="2716523076.11662" calcext:value-type="float">
            <text:p>2716523076.1166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ERC_HB</text:p>
          </table:table-cell>
          <table:table-cell table:style-name="ce28" office:value-type="string" calcext:value-type="string">
            <text:p>REFERENCE STANDARD COMMERCIAL MERCURY VAPOR HIGH-BAY</text:p>
          </table:table-cell>
          <table:table-cell table:style-name="Default" office:value-type="string" calcext:value-type="string">
            <text:p>C_LT_MERC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2.44766490652611*[$efficiencies.E57]" office:value-type="float" office:value="2716523076.11662" calcext:value-type="float">
            <text:p>2716523076.11662</text:p>
          </table:table-cell>
          <table:table-cell table:formula="of:=6.39055607394265" office:value-type="float" office:value="6.39055607394265" calcext:value-type="float">
            <text:p>6.39055607394265</text:p>
          </table:table-cell>
          <table:table-cell table:formula="of:=7.24968531821381" office:value-type="float" office:value="7.24968531821381" calcext:value-type="float">
            <text:p>7.24968531821381</text:p>
          </table:table-cell>
          <table:table-cell table:formula="of:=3.51503342457424" office:value-type="float" office:value="3.51503342457424" calcext:value-type="float">
            <text:p>3.51503342457424</text:p>
          </table:table-cell>
          <table:table-cell table:formula="of:=10.2304655239996" office:value-type="float" office:value="10.2304655239996" calcext:value-type="float">
            <text:p>10.2304655239996</text:p>
          </table:table-cell>
          <table:table-cell table:formula="of:=2.79017868470574" office:value-type="float" office:value="2.79017868470574" calcext:value-type="float">
            <text:p>2.79017868470574</text:p>
          </table:table-cell>
          <table:table-cell table:formula="of:=6.48272755577836" office:value-type="float" office:value="6.48272755577836" calcext:value-type="float">
            <text:p>6.48272755577836</text:p>
          </table:table-cell>
          <table:table-cell table:formula="of:=2.83398858656592" office:value-type="float" office:value="2.83398858656592" calcext:value-type="float">
            <text:p>2.83398858656592</text:p>
          </table:table-cell>
          <table:table-cell table:formula="of:=7.61211268814803" office:value-type="float" office:value="7.61211268814803" calcext:value-type="float">
            <text:p>7.61211268814803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58]" office:value-type="float" office:value="6519243238.23928" calcext:value-type="float">
            <text:p>6519243238.23928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COMMERCIAL METAL HALIDE HIGH-BAY</text:p>
          </table:table-cell>
          <table:table-cell table:style-name="Default" office:value-type="string" calcext:value-type="string">
            <text:p>C_LT_MTHAL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59]" office:value-type="float" office:value="11175845551.2674" calcext:value-type="float">
            <text:p>11175845551.2674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MTHAL_HB</text:p>
          </table:table-cell>
          <table:table-cell table:style-name="ce28" office:value-type="string" calcext:value-type="string">
            <text:p>REFERENCE STANDARD COMMERCIAL METAL HALIDE HIGH-BAY</text:p>
          </table:table-cell>
          <table:table-cell table:style-name="Default" office:value-type="string" calcext:value-type="string">
            <text:p>C_LT_MTHAL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4.8950203514551*[$efficiencies.E60]" office:value-type="float" office:value="11331065628.3683" calcext:value-type="float">
            <text:p>11331065628.3683</text:p>
          </table:table-cell>
          <table:table-cell table:formula="of:=12.7803041812049" office:value-type="float" office:value="12.7803041812049" calcext:value-type="float">
            <text:p>12.7803041812049</text:p>
          </table:table-cell>
          <table:table-cell table:formula="of:=14.4984540488705" office:value-type="float" office:value="14.4984540488705" calcext:value-type="float">
            <text:p>14.4984540488705</text:p>
          </table:table-cell>
          <table:table-cell table:formula="of:=7.02962243870052" office:value-type="float" office:value="7.02962243870052" calcext:value-type="float">
            <text:p>7.02962243870052</text:p>
          </table:table-cell>
          <table:table-cell table:formula="of:=20.4596375963539" office:value-type="float" office:value="20.4596375963539" calcext:value-type="float">
            <text:p>20.4596375963539</text:p>
          </table:table-cell>
          <table:table-cell table:formula="of:=5.58000460333237" office:value-type="float" office:value="5.58000460333237" calcext:value-type="float">
            <text:p>5.58000460333237</text:p>
          </table:table-cell>
          <table:table-cell table:formula="of:=12.9646354915108" office:value-type="float" office:value="12.9646354915108" calcext:value-type="float">
            <text:p>12.9646354915108</text:p>
          </table:table-cell>
          <table:table-cell table:formula="of:=5.66761886810736" office:value-type="float" office:value="5.66761886810736" calcext:value-type="float">
            <text:p>5.66761886810736</text:p>
          </table:table-cell>
          <table:table-cell table:formula="of:=15.2232629665545" office:value-type="float" office:value="15.2232629665545" calcext:value-type="float">
            <text:p>15.2232629665545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03" calcext:value-type="float">
            <text:p>2003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61]" office:value-type="float" office:value="1109168432.9157" calcext:value-type="float">
            <text:p>1109168432.9157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COMMERCIAL SODIUM VAPOR HIGH-BAY</text:p>
          </table:table-cell>
          <table:table-cell table:style-name="Default" office:value-type="string" calcext:value-type="string">
            <text:p>C_LT_NAVAP_HB_R</text:p>
          </table:table-cell>
          <table:table-cell office:value-type="float" office:value="2012" calcext:value-type="float">
            <text:p>2012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62]" office:value-type="float" office:value="1595645815.77347" calcext:value-type="float">
            <text:p>1595645815.77347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NAVAP_HB</text:p>
          </table:table-cell>
          <table:table-cell table:style-name="ce28" office:value-type="string" calcext:value-type="string">
            <text:p>REFERENCE STANDARD COMMERCIAL SODIUM VAPOR HIGH-BAY</text:p>
          </table:table-cell>
          <table:table-cell table:style-name="Default" office:value-type="string" calcext:value-type="string">
            <text:p>C_LT_NAVAPST_HB_R</text:p>
          </table:table-cell>
          <table:table-cell office:value-type="float" office:value="2015" calcext:value-type="float">
            <text:p>2015</text:p>
          </table:table-cell>
          <table:table-cell table:style-name="ce34" office:value-type="string" calcext:value-type="string">
            <text:p>CLT.ELC.HID.RESID</text:p>
          </table:table-cell>
          <table:table-cell table:formula="of:=0.613662029832097*[$efficiencies.E63]" office:value-type="float" office:value="1595645815.77347" calcext:value-type="float">
            <text:p>1595645815.77347</text:p>
          </table:table-cell>
          <table:table-cell table:formula="of:=1.60219709880849" office:value-type="float" office:value="1.60219709880849" calcext:value-type="float">
            <text:p>1.60219709880849</text:p>
          </table:table-cell>
          <table:table-cell table:formula="of:=1.81759218598805" office:value-type="float" office:value="1.81759218598805" calcext:value-type="float">
            <text:p>1.81759218598805</text:p>
          </table:table-cell>
          <table:table-cell table:formula="of:=0.881265462645908" office:value-type="float" office:value="0.881265462645908" calcext:value-type="float">
            <text:p>0.881265462645908</text:p>
          </table:table-cell>
          <table:table-cell table:formula="of:=2.56491328647396" office:value-type="float" office:value="2.56491328647396" calcext:value-type="float">
            <text:p>2.56491328647396</text:p>
          </table:table-cell>
          <table:table-cell table:formula="of:=0.699534773197723" office:value-type="float" office:value="0.699534773197723" calcext:value-type="float">
            <text:p>0.699534773197723</text:p>
          </table:table-cell>
          <table:table-cell table:formula="of:=1.62530571081053" office:value-type="float" office:value="1.62530571081053" calcext:value-type="float">
            <text:p>1.62530571081053</text:p>
          </table:table-cell>
          <table:table-cell table:formula="of:=0.71051849618635" office:value-type="float" office:value="0.71051849618635" calcext:value-type="float">
            <text:p>0.71051849618635</text:p>
          </table:table-cell>
          <table:table-cell table:formula="of:=1.90845753071214" office:value-type="float" office:value="1.90845753071214" calcext:value-type="float">
            <text:p>1.90845753071214</text:p>
          </table:table-cell>
          <table:table-cell/>
        </table:table-row>
        <table:table-row table:style-name="ro5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3" calcext:value-type="float">
            <text:p>2003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7*[$efficiencies.E64]" office:value-type="float" office:value="295385184.788115" calcext:value-type="float">
            <text:p>295385184.788115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5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COMMERCIAL T5 F54 HO HIGH-BAY</text:p>
          </table:table-cell>
          <table:table-cell table:style-name="Default" office:value-type="string" calcext:value-type="string">
            <text:p>C_LT_T5HO_HB_R</text:p>
          </table:table-cell>
          <table:table-cell office:value-type="float" office:value="2009" calcext:value-type="float">
            <text:p>2009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7*[$efficiencies.E65]" office:value-type="float" office:value="319015999.571165" calcext:value-type="float">
            <text:p>319015999.571165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STANDARD COMMERCIAL T5 F54 HO HIGH-BAY</text:p>
          </table:table-cell>
          <table:table-cell table:style-name="Default" office:value-type="string" calcext:value-type="string">
            <text:p>C_LT_T5HOST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7*[$efficiencies.E66]" office:value-type="float" office:value="279631308.266084" calcext:value-type="float">
            <text:p>279631308.266084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T5HO_HB</text:p>
          </table:table-cell>
          <table:table-cell table:style-name="ce28" office:value-type="string" calcext:value-type="string">
            <text:p>REFERENCE HIGH EFFICIENCY COMMERCIAL T5 F54 HO HIGH-BAY</text:p>
          </table:table-cell>
          <table:table-cell table:style-name="Default" office:value-type="string" calcext:value-type="string">
            <text:p>C_LT_T5HOHE_HB_R</text:p>
          </table:table-cell>
          <table:table-cell office:value-type="float" office:value="2015" calcext:value-type="float">
            <text:p>2015</text:p>
          </table:table-cell>
          <table:table-cell table:style-name="ce33" office:value-type="string" calcext:value-type="string">
            <text:p>CLT.ELC.T5.RESID</text:p>
          </table:table-cell>
          <table:table-cell table:formula="of:=0.124203562499707*[$efficiencies.E67]" office:value-type="float" office:value="311139061.310149" calcext:value-type="float">
            <text:p>311139061.310149</text:p>
          </table:table-cell>
          <table:table-cell table:formula="of:=0.324280430961576" office:value-type="float" office:value="0.324280430961576" calcext:value-type="float">
            <text:p>0.324280430961576</text:p>
          </table:table-cell>
          <table:table-cell table:formula="of:=0.367875823656733" office:value-type="float" office:value="0.367875823656733" calcext:value-type="float">
            <text:p>0.367875823656733</text:p>
          </table:table-cell>
          <table:table-cell table:formula="of:=0.178365785477264" office:value-type="float" office:value="0.178365785477264" calcext:value-type="float">
            <text:p>0.178365785477264</text:p>
          </table:table-cell>
          <table:table-cell table:formula="of:=0.519131626524228" office:value-type="float" office:value="0.519131626524228" calcext:value-type="float">
            <text:p>0.519131626524228</text:p>
          </table:table-cell>
          <table:table-cell table:formula="of:=0.141583977335788" office:value-type="float" office:value="0.141583977335788" calcext:value-type="float">
            <text:p>0.141583977335788</text:p>
          </table:table-cell>
          <table:table-cell table:formula="of:=0.328957552561984" office:value-type="float" office:value="0.328957552561984" calcext:value-type="float">
            <text:p>0.328957552561984</text:p>
          </table:table-cell>
          <table:table-cell table:formula="of:=0.143807053652032" office:value-type="float" office:value="0.143807053652032" calcext:value-type="float">
            <text:p>0.143807053652032</text:p>
          </table:table-cell>
          <table:table-cell table:formula="of:=0.386266727727469" office:value-type="float" office:value="0.386266727727469" calcext:value-type="float">
            <text:p>0.386266727727469</text:p>
          </table:table-cell>
          <table:table-cell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0*[$efficiencies.E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COMMERCIAL LED HIGH-BAY LUMINAIRE</text:p>
          </table:table-cell>
          <table:table-cell table:style-name="Default" office:value-type="string" calcext:value-type="string">
            <text:p>C_LT_LUM_HB_R</text:p>
          </table:table-cell>
          <table:table-cell office:value-type="float" office:value="2009" calcext:value-type="float">
            <text:p>2009</text:p>
          </table:table-cell>
          <table:table-cell/>
          <table:table-cell table:formula="of:=0*[$efficiencies.E69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STANDARD COMMERCIAL LED HIGH-BAY LUMINAIRE</text:p>
          </table:table-cell>
          <table:table-cell table:style-name="Default" office:value-type="string" calcext:value-type="string">
            <text:p>C_LT_LUMST_H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70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mmercial</text:p>
          </table:table-cell>
          <table:table-cell office:value-type="string" calcext:value-type="string">
            <text:p>Commercial Lighting</text:p>
          </table:table-cell>
          <table:table-cell office:value-type="string" calcext:value-type="string">
            <text:p>C_LT_LUM_HB</text:p>
          </table:table-cell>
          <table:table-cell table:style-name="ce28" office:value-type="string" calcext:value-type="string">
            <text:p>REFERENCE HIGH EFFICIENCY COMMERCIAL LED HIGH-BAY LUMINAIRE</text:p>
          </table:table-cell>
          <table:table-cell table:style-name="Default" office:value-type="string" calcext:value-type="string">
            <text:p>C_LT_LUMHE_HB_R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0*[$efficiencies.E71]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main.A1:main.Q185" table:display-filter-buttons="true" table:orientation="column">
          <table:filter>
            <table:filter-and>
              <table:filter-condition table:field-number="3" table:value="HEAT PUMP" table:operator="contains"/>
            </table:filter-and>
          </table:filter>
        </table:database-range>
        <table:database-range table:name="__Anonymous_Sheet_DB__1" table:target-range-address="rawData.A1:rawData.Q188" table:display-filter-buttons="true" table:orientation="column">
          <table:filter>
            <table:filter-and>
              <table:filter-condition table:field-number="1" table:value="Commercial Lighting" table:operator="="/>
            </table:filter-and>
          </table:filter>
        </table:database-range>
        <table:database-range table:name="__Anonymous_Sheet_DB__3" table:target-range-address="store_manual_maybeDelete.A1:store_manual_maybeDelete.Q188" table:display-filter-buttons="true" table:orientation="column">
          <table:filter>
            <table:filter-and>
              <table:filter-condition table:field-number="1" table:value="Commercial Lighting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2" loext:min-decimal-places="2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5">
      <number:number number:decimal-places="3" loext:min-decimal-places="3" number:min-integer-digits="1"/>
      <number:text> </number:text>
    </number:number-style>
    <number:text-style style:name="N136">
      <number:text-content/>
      <loext:fill-character>.</loext:fill-character>
    </number:text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date-style style:name="N140">
      <number:text>T</number:text>
      <number:year number:calendar="jewish"/>
      <number:text>xt</number:text>
    </number:date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month number:style="long" number:textual="true"/>
      <number:text>-</number:text>
      <number:year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0:03:08.780290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2:46:16.114652610</meta:creation-date>
    <dc:date>2021-08-18T10:05:05.040664980</dc:date>
    <meta:editing-duration>PT1H33M40S</meta:editing-duration>
    <meta:editing-cycles>10</meta:editing-cycles>
    <meta:generator>LibreOffice/6.4.7.2$Linux_X86_64 LibreOffice_project/40$Build-2</meta:generator>
    <meta:document-statistic meta:table-count="4" meta:cell-count="8766" meta:object-count="0"/>
  </office:meta>
</office:document-meta>
</file>